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9" style:family="table">
      <style:table-properties style:width="5.4972in" fo:margin-left="0.5042in" fo:margin-right="0.4986in" fo:margin-top="0in" fo:margin-bottom="0in" table:align="margins" style:writing-mode="lr-tb"/>
    </style:style>
    <style:style style:name="Table9.A" style:family="table-column">
      <style:table-column-properties style:column-width="5.4972in" style:rel-column-width="7916*"/>
    </style:style>
    <style:style style:name="Table9.1" style:family="table-row">
      <style:table-row-properties style:min-row-height="5.3306in"/>
    </style:style>
    <style:style style:name="Table9.A1" style:family="table-cell">
      <style:table-cell-properties fo:padding="0.0382in" fo:border="none"/>
    </style:style>
    <style:style style:name="Table7" style:family="table">
      <style:table-properties style:width="6.0889in" fo:margin-left="0.2139in" fo:margin-right="0.1972in" table:align="margins" style:may-break-between-rows="false" style:writing-mode="lr-tb"/>
    </style:style>
    <style:style style:name="Table7.A" style:family="table-column">
      <style:table-column-properties style:column-width="6.0889in" style:rel-column-width="65535*"/>
    </style:style>
    <style:style style:name="Table7.1" style:family="table-row">
      <style:table-row-properties style:keep-together="false" fo:keep-together="always"/>
    </style:style>
    <style:style style:name="Table7.A1" style:family="table-cell">
      <style:table-cell-properties fo:padding="0.0382in" fo:border="0.0007in solid #000000"/>
    </style:style>
    <style:style style:name="Table6" style:family="table">
      <style:table-properties style:width="6.1743in" fo:margin-left="0.0132in" table:align="left" style:may-break-between-rows="false"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4479in" table:align="left" style:may-break-between-rows="false"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3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may-break-between-rows="false"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5in" table:align="margins" style:may-break-between-rows="false" style:writing-mode="lr-tb"/>
    </style:style>
    <style:style style:name="Table8.A" style:family="table-column">
      <style:table-column-properties style:column-width="6.5in" style:rel-column-width="65535*"/>
    </style:style>
    <style:style style:name="Table8.A1" style:family="table-cell">
      <style:table-cell-properties fo:padding="0.0382in" fo:border="0.0007in solid #000000"/>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Header">
      <style:paragraph-properties fo:margin-top="0in" fo:margin-bottom="0in" fo:line-height="100%" fo:text-align="end" style:justify-single-word="false"/>
    </style:style>
    <style:style style:name="P2" style:family="paragraph" style:parent-style-name="Footer" style:master-page-name="">
      <style:paragraph-properties fo:margin-top="0in" fo:margin-bottom="0in" fo:text-align="center" style:justify-single-word="false" style:page-number="auto"/>
    </style:style>
    <style:style style:name="P3"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4" style:family="paragraph" style:parent-style-name="Standard">
      <style:paragraph-properties fo:margin-top="0in" fo:margin-bottom="0in" fo:line-height="100%"/>
      <style:text-properties fo:font-size="10pt" fo:background-color="transparent" style:font-size-asian="10pt" style:font-size-complex="10pt"/>
    </style:style>
    <style:style style:name="P5" style:family="paragraph" style:parent-style-name="Standard">
      <style:paragraph-properties fo:margin-top="0in" fo:margin-bottom="0in" fo:line-height="100%" fo:text-align="center" style:justify-single-word="false"/>
      <style:text-properties fo:font-size="10pt" fo:background-color="transparent" style:font-size-asian="10pt" style:font-size-complex="10pt"/>
    </style:style>
    <style:style style:name="P6" style:family="paragraph" style:parent-style-name="Standard">
      <style:paragraph-properties fo:margin-top="0in" fo:margin-bottom="0in" fo:line-height="200%"/>
      <style:text-properties fo:font-size="10pt" fo:background-color="transparent" style:font-size-asian="10pt" style:font-size-complex="10pt"/>
    </style:style>
    <style:style style:name="P7" style:family="paragraph" style:parent-style-name="Standard">
      <style:paragraph-properties fo:margin-top="0in" fo:margin-bottom="0in" fo:line-height="100%"/>
      <style:text-properties fo:font-size="10pt" fo:font-weight="bold" fo:background-color="transparent" style:font-size-asian="10pt" style:font-weight-asian="bold" style:font-size-complex="10pt" style:font-weight-complex="bold"/>
    </style:style>
    <style:style style:name="P8"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11"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13"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14"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15"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6"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7"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8"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19" style:family="paragraph" style:parent-style-name="Standard">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2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2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2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2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2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2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8"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30"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31"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2"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33"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34"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35" style:family="paragraph" style:parent-style-name="Text_20_body">
      <style:paragraph-properties fo:margin-top="0in" fo:margin-bottom="0in" fo:line-height="100%" fo:text-align="center" style:justify-single-word="false"/>
      <style:text-properties style:font-name="Arial1"/>
    </style:style>
    <style:style style:name="P36" style:family="paragraph" style:parent-style-name="Text_20_body">
      <style:paragraph-properties fo:margin-top="0in" fo:margin-bottom="0in" fo:line-height="100%" fo:text-align="center" style:justify-single-word="false"/>
      <style:text-properties style:font-name="Arial1" fo:font-size="18pt" style:font-size-asian="18pt" style:font-size-complex="18pt"/>
    </style:style>
    <style:style style:name="P37"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38" style:family="paragraph" style:parent-style-name="Footnote">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font-size="10pt" style:font-size-asian="10pt" style:font-name-complex="Times New Roman" style:font-size-complex="10pt"/>
    </style:style>
    <style:style style:name="P41"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2"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43"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44" style:family="paragraph" style:parent-style-name="Footnote">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P45" style:family="paragraph" style:parent-style-name="Footnote">
      <style:text-properties fo:font-size="10pt" fo:font-style="normal" style:text-underline-style="none" fo:font-weight="normal" fo:background-color="transparent" style:font-name-asian="Verdana" style:font-size-asian="10pt" style:font-style-asian="normal" style:font-weight-asian="normal" style:font-name-complex="Times New Roman" style:font-size-complex="10pt" style:font-style-complex="normal" style:font-weight-complex="normal"/>
    </style:style>
    <style:style style:name="P46" style:family="paragraph" style:parent-style-name="Footnote">
      <style:text-properties fo:font-size="10pt" fo:font-style="normal" style:text-underline-style="none" fo:font-weight="normal" fo:background-color="transparent" style:font-name-asian="Times-Roman" style:font-size-asian="10pt" style:font-style-asian="normal" style:font-weight-asian="normal" style:font-name-complex="Times New Roman" style:font-size-complex="10pt"/>
    </style:style>
    <style:style style:name="P47" style:family="paragraph" style:parent-style-name="Footnote">
      <style:text-properties fo:font-style="normal" style:text-underline-style="none" fo:font-weight="normal" style:font-name-asian="Cochin" style:font-style-asian="normal" style:font-weight-asian="normal"/>
    </style:style>
    <style:style style:name="P48"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49" style:family="paragraph" style:parent-style-name="Footnote">
      <style:text-properties fo:font-style="normal" style:text-underline-style="none" fo:font-weight="normal" fo:background-color="transparent" style:font-name-asian="Cochin" style:font-style-asian="normal" style:font-weight-asian="normal" style:font-name-complex="Times New Roman"/>
    </style:style>
    <style:style style:name="P50" style:family="paragraph" style:parent-style-name="Footnote">
      <style:text-properties fo:background-color="transparent"/>
    </style:style>
    <style:style style:name="P51" style:family="paragraph" style:parent-style-name="Footnote">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53"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54"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6" style:family="paragraph" style:parent-style-name="Block">
      <style:paragraph-properties style:line-height-at-least="0.139in"/>
    </style:style>
    <style:style style:name="P57"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58"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9"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60"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64"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5"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6"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67"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68" style:family="paragraph" style:parent-style-name="Standard">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6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7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1" style:family="paragraph" style:parent-style-name="Standard">
      <style:paragraph-properties fo:text-align="center" style:justify-single-word="false"/>
    </style:style>
    <style:style style:name="P72" style:family="paragraph" style:parent-style-name="Standard">
      <style:text-properties fo:background-color="transparent"/>
    </style:style>
    <style:style style:name="P7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7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5"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78"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79"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80"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81"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82" style:family="paragraph" style:parent-style-name="Text_20_body">
      <style:text-properties fo:color="#000000" fo:font-size="12pt" style:font-size-asian="12pt" style:font-name-complex="Times New Roman" style:font-size-complex="12pt"/>
    </style:style>
    <style:style style:name="P83" style:family="paragraph" style:parent-style-name="Text_20_body">
      <style:text-properties fo:background-color="#ccff00"/>
    </style:style>
    <style:style style:name="P84" style:family="paragraph" style:parent-style-name="Text_20_body">
      <style:text-properties fo:background-color="transparent"/>
    </style:style>
    <style:style style:name="P85"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6"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7" style:family="paragraph" style:parent-style-name="Heading_20_1">
      <style:text-properties fo:background-color="#ccff00"/>
    </style:style>
    <style:style style:name="P88" style:family="paragraph" style:parent-style-name="Heading_20_1">
      <style:text-properties fo:font-size="14pt" style:font-size-asian="14pt" style:font-size-complex="14pt"/>
    </style:style>
    <style:style style:name="P89" style:family="paragraph" style:parent-style-name="Heading_20_1">
      <style:text-properties fo:font-size="14pt" fo:font-style="normal" style:text-underline-style="none" style:font-size-asian="14pt" style:font-style-asian="normal" style:font-name-complex="Times New Roman" style:font-size-complex="14pt"/>
    </style:style>
    <style:style style:name="P90" style:family="paragraph" style:parent-style-name="Heading_20_1">
      <style:text-properties fo:color="#000000"/>
    </style:style>
    <style:style style:name="P91" style:family="paragraph" style:parent-style-name="Heading_20_1" style:master-page-name="First_20_Page">
      <style:paragraph-properties fo:margin-top="0in" fo:margin-bottom="0in" fo:line-height="100%" fo:text-align="center" style:justify-single-word="false" style:page-number="auto"/>
      <style:text-properties style:font-name="Arial1" fo:font-size="18pt" style:font-size-asian="18pt" style:font-size-complex="18pt"/>
    </style:style>
    <style:style style:name="P92" style:family="paragraph" style:parent-style-name="Heading_20_1">
      <style:paragraph-properties fo:margin-top="0in" fo:margin-bottom="0in" fo:line-height="100%" fo:text-align="center" style:justify-single-word="false"/>
      <style:text-properties style:font-name="Arial1" fo:font-size="18pt" style:font-size-asian="18pt" style:font-size-complex="18pt"/>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background-color="#ccff00"/>
    </style:style>
    <style:style style:name="P95" style:family="paragraph" style:parent-style-name="Heading_20_1">
      <style:paragraph-properties fo:break-before="page"/>
      <style:text-properties fo:background-color="transparent"/>
    </style:style>
    <style:style style:name="P96" style:family="paragraph" style:parent-style-name="Heading_20_1">
      <style:paragraph-properties fo:break-before="page"/>
      <style:text-properties fo:color="#000000"/>
    </style:style>
    <style:style style:name="P97" style:family="paragraph" style:parent-style-name="Heading_20_1">
      <style:paragraph-properties fo:break-before="page"/>
      <style:text-properties fo:font-size="14pt" fo:font-style="normal" style:text-underline-style="none" style:font-size-asian="14pt" style:font-style-asian="normal" style:font-name-complex="Times New Roman" style:font-size-complex="14pt"/>
    </style:style>
    <style:style style:name="P98" style:family="paragraph" style:parent-style-name="Heading_20_1" style:master-page-name="Standard">
      <style:paragraph-properties style:page-number="1"/>
      <style:text-properties fo:font-size="14pt" style:font-size-asian="14pt" style:font-size-complex="14pt"/>
    </style:style>
    <style:style style:name="P99" style:family="paragraph" style:parent-style-name="Text_20_body" style:master-page-name="Preliminary">
      <style:paragraph-properties fo:margin-top="0in" fo:margin-bottom="0in" fo:line-height="100%" fo:text-align="center" style:justify-single-word="false" style:page-number="2"/>
      <style:text-properties style:font-name="Arial1" fo:font-size="18pt" style:font-size-asian="18pt" style:font-size-complex="18pt"/>
    </style:style>
    <style:style style:name="P100" style:family="paragraph" style:parent-style-name="Text_20_body">
      <style:paragraph-properties fo:margin-top="0in" fo:margin-bottom="0in" fo:line-height="100%" fo:text-align="start" style:justify-single-word="false"/>
      <style:text-properties style:font-name="Arial1" fo:font-size="18pt" fo:background-color="transparent" style:font-size-asian="18pt" style:font-size-complex="18pt"/>
    </style:style>
    <style:style style:name="P101" style:family="paragraph" style:parent-style-name="Text_20_body">
      <style:paragraph-properties fo:margin-top="0in" fo:margin-bottom="0in" fo:line-height="100%" fo:text-align="center" style:justify-single-word="false"/>
      <style:text-properties style:font-name="Arial1"/>
    </style:style>
    <style:style style:name="P102" style:family="paragraph" style:parent-style-name="Text_20_body">
      <style:paragraph-properties fo:margin-top="0in" fo:margin-bottom="0in" fo:line-height="100%" fo:text-align="start" style:justify-single-word="false"/>
      <style:text-properties style:font-name="Arial1" fo:font-size="12pt" fo:background-color="transparent" style:font-size-asian="12pt" style:font-size-complex="12pt"/>
    </style:style>
    <style:style style:name="P103" style:family="paragraph" style:parent-style-name="Text_20_body">
      <style:paragraph-properties fo:margin-top="0in" fo:margin-bottom="0in" fo:line-height="100%" fo:text-align="center" style:justify-single-word="false"/>
      <style:text-properties style:font-name="Arial1" fo:font-size="10pt" style:font-size-asian="10pt" style:font-size-complex="10pt"/>
    </style:style>
    <style:style style:name="P104" style:family="paragraph" style:parent-style-name="Standard" style:list-style-name="L1">
      <style:paragraph-properties fo:margin-top="0in" fo:margin-bottom="0in" fo:line-height="100%"/>
      <style:text-properties fo:background-color="transparent"/>
    </style:style>
    <style:style style:name="P105" style:family="paragraph" style:parent-style-name="Standard" style:list-style-name="L2">
      <style:paragraph-properties fo:margin-top="0in" fo:margin-bottom="0in" fo:line-height="100%"/>
      <style:text-properties fo:background-color="transparent"/>
    </style:style>
    <style:style style:name="P106" style:family="paragraph" style:parent-style-name="Standard" style:list-style-name="WW8Num2">
      <style:paragraph-properties fo:margin-top="0in" fo:margin-bottom="0in" fo:line-height="100%"/>
      <style:text-properties fo:background-color="transparent"/>
    </style:style>
    <style:style style:name="P107" style:family="paragraph" style:parent-style-name="Standard" style:list-style-name="L3">
      <style:paragraph-properties fo:margin-top="0in" fo:margin-bottom="0in" fo:line-height="100%"/>
      <style:text-properties fo:background-color="transparent"/>
    </style:style>
    <style:style style:name="P108" style:family="paragraph" style:parent-style-name="Standard" style:list-style-name="L4">
      <style:paragraph-properties fo:margin-top="0in" fo:margin-bottom="0in" fo:line-height="100%"/>
      <style:text-properties fo:background-color="transparent"/>
    </style:style>
    <style:style style:name="P109" style:family="paragraph" style:parent-style-name="Standard" style:list-style-name="WW8Num2">
      <style:paragraph-properties fo:margin-top="0in" fo:margin-bottom="0in" fo:line-height="100%"/>
      <style:text-properties fo:font-style="italic" fo:background-color="transparent"/>
    </style:style>
    <style:style style:name="P110" style:family="paragraph" style:parent-style-name="Standard" style:list-style-name="L4">
      <style:paragraph-properties fo:margin-top="0in" fo:margin-bottom="0in" fo:line-height="100%"/>
    </style:style>
    <style:style style:name="P111" style:family="paragraph" style:parent-style-name="Standard" style:list-style-name="WW8Num2">
      <style:paragraph-properties fo:margin-top="0in" fo:margin-bottom="0in" fo:line-height="100%"/>
    </style:style>
    <style:style style:name="P112" style:family="paragraph" style:parent-style-name="Standard" style:list-style-name="L5">
      <style:paragraph-properties fo:margin-top="0in" fo:margin-bottom="0in" fo:line-height="100%"/>
    </style:style>
    <style:style style:name="P113"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4"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5"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116"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117" style:family="paragraph" style:parent-style-name="Standard">
      <style:paragraph-properties fo:margin-top="0in" fo:margin-bottom="0in" fo:line-height="200%"/>
      <style:text-properties fo:font-size="10pt" fo:background-color="transparent" style:font-size-asian="10pt" style:font-size-complex="10pt"/>
    </style:style>
    <style:style style:name="P118"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19" style:family="paragraph" style:parent-style-name="Heading_20_2">
      <style:text-properties fo:color="#000000" fo:font-style="normal" style:text-underline-style="none" fo:background-color="transparent" style:font-style-asian="normal" style:font-name-complex="Times New Roman"/>
    </style:style>
    <style:style style:name="P120" style:family="paragraph" style:parent-style-name="Heading_20_2">
      <style:text-properties fo:background-color="transparent"/>
    </style:style>
    <style:style style:name="P121" style:family="paragraph" style:parent-style-name="Heading_20_2">
      <style:text-properties fo:font-weight="normal" style:font-weight-asian="normal" style:font-weight-complex="normal"/>
    </style:style>
    <style:style style:name="P122" style:family="paragraph" style:parent-style-name="Heading_20_2">
      <style:text-properties fo:font-size="16pt" style:font-size-asian="16pt" style:font-size-complex="16pt"/>
    </style:style>
    <style:style style:name="P123" style:family="paragraph" style:parent-style-name="Contents_20_1">
      <style:paragraph-properties>
        <style:tab-stops>
          <style:tab-stop style:position="6.5in" style:type="right" style:leader-style="dotted" style:leader-text="."/>
        </style:tab-stops>
      </style:paragraph-properties>
    </style:style>
    <style:style style:name="P124" style:family="paragraph" style:parent-style-name="Contents_20_1">
      <style:paragraph-properties fo:margin-top="0in" fo:margin-bottom="0in">
        <style:tab-stops>
          <style:tab-stop style:position="6.5in" style:type="right" style:leader-style="dotted" style:leader-text="."/>
        </style:tab-stops>
      </style:paragraph-properties>
    </style:style>
    <style:style style:name="P125" style:family="paragraph" style:parent-style-name="Contents_20_2">
      <style:paragraph-properties fo:margin-top="0in" fo:margin-bottom="0in">
        <style:tab-stops>
          <style:tab-stop style:position="6.5in" style:type="right" style:leader-style="dotted" style:leader-text="."/>
        </style:tab-stops>
      </style:paragraph-properties>
    </style:style>
    <style:style style:name="P126" style:family="paragraph" style:parent-style-name="Contents_20_3">
      <style:paragraph-properties fo:margin-top="0in" fo:margin-bottom="0in">
        <style:tab-stops>
          <style:tab-stop style:position="6.5in" style:type="right" style:leader-style="dotted" style:leader-text="."/>
        </style:tab-stops>
      </style:paragraph-properties>
    </style:style>
    <style:style style:name="T1" style:family="text">
      <style:text-properties fo:font-size="14pt" fo:font-style="normal" style:text-underline-style="none" style:font-size-asian="14pt" style:font-style-asian="normal" style:font-name-complex="Times New Roman" style:font-size-complex="14pt"/>
    </style:style>
    <style:style style:name="T2" style:family="text">
      <style:text-properties fo:font-size="14pt" fo:font-style="normal" style:text-underline-style="none" style:font-size-asian="14pt" style:font-style-asian="normal" style:font-name-complex="Times New Roman" style:font-size-complex="14pt" style:font-style-complex="normal"/>
    </style:style>
    <style:style style:name="T3" style:family="text">
      <style:text-properties fo:font-size="14pt" fo:font-style="italic" style:text-underline-style="none" style:font-size-asian="14pt" style:font-style-asian="italic" style:font-name-complex="Times New Roman" style:font-size-complex="14pt" style:font-style-complex="italic"/>
    </style:style>
    <style:style style:name="T4" style:family="text">
      <style:text-properties fo:font-size="14pt" fo:font-style="italic" fo:background-color="transparent" style:font-size-asian="14pt" style:font-style-asian="italic" style:font-size-complex="14pt" style:font-style-complex="italic"/>
    </style:style>
    <style:style style:name="T5" style:family="text">
      <style:text-properties fo:font-size="14pt" fo:background-color="transparen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name-asian="Cochin" style:font-style-asian="normal" style:font-weight-asian="normal"/>
    </style:style>
    <style:style style:name="T8" style:family="text">
      <style:text-properties fo:font-style="normal" style:text-underline-style="none" fo:font-weight="normal" style:font-name-asian="Cochin" style:font-style-asian="normal" style:font-weight-asian="normal" style:font-style-complex="normal"/>
    </style:style>
    <style:style style:name="T9" style:family="text">
      <style:text-properties fo:font-style="normal" style:text-underline-style="none" fo:font-weight="normal" style:font-name-asian="Cochin" style:font-style-asian="normal" style:font-weight-asian="normal" style:font-name-complex="Times New Roman"/>
    </style:style>
    <style:style style:name="T10" style:family="text">
      <style:text-properties fo:font-style="normal" style:text-underline-style="none" fo:font-weight="normal" style:font-name-asian="Cochin" style:font-style-asian="normal" style:font-weight-asian="normal" style:font-name-complex="Times New Roman" style:font-style-complex="normal"/>
    </style:style>
    <style:style style:name="T11" style:family="text">
      <style:text-properties fo:font-style="normal" style:text-underline-style="none" fo:font-weight="normal" fo:background-color="transparent" style:font-name-asian="Cochin" style:font-style-asian="normal" style:font-weight-asian="normal"/>
    </style:style>
    <style:style style:name="T12" style:family="text">
      <style:text-properties fo:font-style="normal" style:text-underline-style="none" fo:font-weight="normal" fo:background-color="transparent" style:font-name-asian="Cochin" style:font-style-asian="normal" style:font-weight-asian="normal" style:font-style-complex="normal"/>
    </style:style>
    <style:style style:name="T13" style:family="text">
      <style:text-properties fo:font-style="normal" style:text-underline-style="none" fo:font-weight="normal" fo:background-color="transparent" style:font-name-asian="Cochin" style:font-style-asian="normal" style:font-weight-asian="normal" style:font-name-complex="Times New Roman"/>
    </style:style>
    <style:style style:name="T14" style:family="text">
      <style:text-properties fo:font-style="normal" fo:background-color="transparent" style:font-style-asian="normal" style:font-style-complex="normal"/>
    </style:style>
    <style:style style:name="T15" style:family="text">
      <style:text-properties fo:color="#000000" fo:font-size="12pt" style:font-size-asian="12pt" style:font-name-complex="Times New Roman" style:font-size-complex="12pt"/>
    </style:style>
    <style:style style:name="T16" style:family="text">
      <style:text-properties fo:color="#000000" fo:font-size="12pt" fo:font-style="normal" style:font-size-asian="12pt" style:font-style-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9"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21"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3"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style>
    <style:style style:name="T24"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5"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6" style:family="text">
      <style:text-properties fo:color="#000000" fo:font-size="12pt" fo:font-style="normal" fo:background-color="transparent" style:font-size-asian="12pt" style:font-style-asian="normal" style:font-name-complex="Times New Roman" style:font-size-complex="12pt"/>
    </style:style>
    <style:style style:name="T27" style:family="text">
      <style:text-properties fo:color="#000000" fo:font-size="12pt" fo:font-style="italic" style:font-size-asian="12pt" style:font-style-asian="italic" style:font-name-complex="Times New Roman" style:font-size-complex="12pt"/>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9"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30"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31"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32"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33" style:family="text">
      <style:text-properties fo:color="#000000" fo:font-size="12pt" fo:font-style="italic" style:text-underline-style="none" fo:font-weight="normal" style:font-size-asian="12pt" style:font-style-asian="normal" style:font-weight-asian="normal" style:font-name-complex="Times New Roman" style:font-size-complex="12pt"/>
    </style:style>
    <style:style style:name="T34"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5"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6"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7"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8" style:family="text">
      <style:text-properties fo:color="#000000" fo:font-size="12pt" fo:font-style="italic" fo:background-color="transparent" style:font-size-asian="12pt" style:font-style-asian="italic" style:font-name-complex="Times New Roman" style:font-size-complex="12pt"/>
    </style:style>
    <style:style style:name="T39" style:family="text">
      <style:text-properties fo:color="#000000" fo:font-size="12pt" fo:font-style="italic" fo:background-color="transparent" style:font-size-asian="12pt" style:font-style-asian="italic" style:font-name-complex="Times New Roman" style:font-size-complex="12pt" style:font-style-complex="italic"/>
    </style:style>
    <style:style style:name="T40"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41"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42"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43"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44"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45"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6"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7"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8"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9" style:family="text">
      <style:text-properties fo:color="#000000" fo:font-size="12pt" fo:letter-spacing="normal" fo:font-style="italic" style:text-underline-style="none" fo:font-weight="normal" style:letter-kerning="true" style:font-size-asian="12pt" style:font-style-asian="normal" style:font-weight-asian="normal" style:font-name-complex="Times New Roman" style:font-size-complex="12pt"/>
    </style:style>
    <style:style style:name="T50"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51"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52" style:family="text">
      <style:text-properties fo:color="#000000" fo:font-size="12pt" style:text-underline-style="none" fo:background-color="transparent" style:font-size-asian="12pt" style:font-name-complex="Times-Roman" style:font-size-complex="12pt"/>
    </style:style>
    <style:style style:name="T53" style:family="text">
      <style:text-properties fo:color="#000000" fo:font-size="12pt" fo:background-color="transparent" style:font-size-asian="12pt" style:font-name-complex="Times New Roman" style:font-size-complex="12pt"/>
    </style:style>
    <style:style style:name="T54" style:family="text">
      <style:text-properties fo:color="#000000" style:text-position="super 58%"/>
    </style:style>
    <style:style style:name="T55" style:family="text">
      <style:text-properties fo:color="#000000" style:text-position="super 58%" fo:font-size="12pt" fo:font-style="normal" style:font-size-asian="12pt" style:font-style-asian="normal" style:font-name-complex="Times New Roman" style:font-size-complex="12pt"/>
    </style:style>
    <style:style style:name="T56"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7"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8"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9"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60"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61" style:family="text">
      <style:text-properties fo:color="#000000" style:text-position="super 58%" fo:font-size="12pt" fo:font-style="normal" fo:background-color="transparent" style:font-size-asian="12pt" style:font-style-asian="normal" style:font-name-complex="Times New Roman" style:font-size-complex="12pt"/>
    </style:style>
    <style:style style:name="T62"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63"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64"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65"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66" style:family="text">
      <style:text-properties fo:color="#000000" style:text-position="super 58%"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67" style:family="text">
      <style:text-properties fo:color="#000000" style:text-position="super 58%" fo:font-size="12pt" style:text-underline-style="none" fo:background-color="transparent" style:font-size-asian="12pt" style:font-name-complex="Times-Roman" style:font-size-complex="12pt"/>
    </style:style>
    <style:style style:name="T68"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9" style:family="text">
      <style:text-properties fo:color="#000000" style:text-position="super 58%" fo:letter-spacing="normal" fo:font-style="normal" style:text-underline-style="none" fo:font-weight="normal" style:letter-kerning="true" style:font-style-asian="normal" style:font-weight-asian="normal"/>
    </style:style>
    <style:style style:name="T70"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71"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72" style:family="text">
      <style:text-properties fo:color="#000000" style:text-position="super 58%" fo:font-style="normal" style:text-underline-style="none" fo:font-weight="normal" style:font-style-asian="normal" style:font-weight-asian="normal"/>
    </style:style>
    <style:style style:name="T73" style:family="text">
      <style:text-properties fo:color="#000000" style:text-position="super 58%" fo:font-style="normal" style:text-underline-style="none" fo:font-weight="normal" style:font-style-asian="normal" style:font-weight-asian="normal" style:font-name-complex="Cochin"/>
    </style:style>
    <style:style style:name="T74" style:family="text">
      <style:text-properties fo:color="#000000" style:text-position="super 58%" fo:font-style="normal" style:text-underline-style="none" fo:font-weight="normal" fo:background-color="transparent" style:font-style-asian="normal" style:font-weight-asian="normal"/>
    </style:style>
    <style:style style:name="T75"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76"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77"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8"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79"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font-style-complex="normal"/>
    </style:style>
    <style:style style:name="T8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8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8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8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8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8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86"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87" style:family="text">
      <style:text-properties fo:color="#000000" fo:font-size="10pt" fo:letter-spacing="normal" fo:font-style="italic" style:text-underline-style="none" fo:font-weight="normal" style:letter-kerning="true" fo:background-color="transparent" style:font-name-asian="Cochin" style:font-size-asian="10pt" style:font-style-asian="italic" style:font-weight-asian="normal" style:font-name-complex="Times New Roman" style:font-size-complex="10pt"/>
    </style:style>
    <style:style style:name="T88"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89"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90"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91" style:family="text">
      <style:text-properties fo:color="#000000" fo:font-size="10pt" fo:font-style="normal" style:text-underline-style="none" fo:font-weight="normal" fo:background-color="transparent" style:font-size-asian="10pt" style:font-style-asian="normal" style:font-weight-asian="normal" style:font-name-complex="Times New Roman" style:font-size-complex="10pt"/>
    </style:style>
    <style:style style:name="T92"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93" style:family="text">
      <style:text-properties fo:color="#000000" fo:letter-spacing="normal" fo:font-style="normal" style:text-underline-style="none" fo:font-weight="normal" style:letter-kerning="true" style:font-style-asian="normal" style:font-weight-asian="normal"/>
    </style:style>
    <style:style style:name="T94" style:family="text">
      <style:text-properties fo:color="#000000" fo:letter-spacing="normal" fo:font-style="normal" style:text-underline-style="none" fo:font-weight="normal" style:letter-kerning="true" style:font-style-asian="normal" style:font-weight-asian="normal" style:font-name-complex="Cochin"/>
    </style:style>
    <style:style style:name="T95" style:family="text">
      <style:text-properties fo:color="#000000" fo:letter-spacing="normal" fo:font-style="normal" style:text-underline-style="none" fo:font-weight="normal" style:letter-kerning="true" style:font-style-asian="normal" style:font-weight-asian="normal" style:font-name-complex="LucidaGrande"/>
    </style:style>
    <style:style style:name="T96" style:family="text">
      <style:text-properties fo:color="#000000" fo:letter-spacing="normal" fo:font-style="normal" style:text-underline-style="none" fo:font-weight="normal" style:letter-kerning="true" style:font-style-asian="normal" style:font-weight-asian="normal" style:font-style-complex="normal"/>
    </style:style>
    <style:style style:name="T97"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98" style:family="text">
      <style:text-properties fo:color="#000000" fo:letter-spacing="normal" fo:font-style="normal" style:text-underline-style="none" fo:font-weight="normal" style:letter-kerning="true" fo:background-color="transparent" style:font-style-asian="normal" style:font-weight-asian="normal"/>
    </style:style>
    <style:style style:name="T99"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100" style:family="text">
      <style:text-properties fo:color="#000000" fo:letter-spacing="normal" fo:font-style="normal" style:text-underline-style="none" fo:font-weight="normal" style:letter-kerning="true" fo:background-color="transparent" style:font-style-asian="normal" style:font-weight-asian="normal" style:font-style-complex="normal"/>
    </style:style>
    <style:style style:name="T101"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102" style:family="text">
      <style:text-properties fo:color="#000000" fo:letter-spacing="normal" fo:font-style="normal" style:text-underline-style="none" fo:font-weight="bold" style:letter-kerning="true" style:font-style-asian="normal" style:font-weight-asian="bold" style:font-weight-complex="bold"/>
    </style:style>
    <style:style style:name="T103" style:family="text">
      <style:text-properties fo:color="#000000" fo:letter-spacing="normal" fo:font-style="italic" style:text-underline-style="none" fo:font-weight="normal" style:letter-kerning="true" style:font-style-asian="italic" style:font-weight-asian="normal"/>
    </style:style>
    <style:style style:name="T104" style:family="text">
      <style:text-properties fo:color="#000000" fo:letter-spacing="normal" fo:font-style="italic" style:text-underline-style="none" fo:font-weight="normal" style:letter-kerning="true" style:font-style-asian="italic" style:font-weight-asian="normal" style:font-style-complex="italic"/>
    </style:style>
    <style:style style:name="T105" style:family="text">
      <style:text-properties fo:color="#000000" fo:letter-spacing="normal" fo:font-style="italic" style:text-underline-style="none" fo:font-weight="normal" style:letter-kerning="true" style:font-style-asian="italic" style:font-weight-asian="normal" style:font-name-complex="Cochin"/>
    </style:style>
    <style:style style:name="T106"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107" style:family="text">
      <style:text-properties fo:color="#000000" fo:letter-spacing="normal" fo:font-style="italic" style:text-underline-style="none" fo:font-weight="normal" style:letter-kerning="true" fo:background-color="transparent" style:font-style-asian="italic" style:font-weight-asian="normal"/>
    </style:style>
    <style:style style:name="T108"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109"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110"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111"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112"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113"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14"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15"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16"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17"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18"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19" style:family="text">
      <style:text-properties fo:color="#000000" style:text-position="0% 100%" fo:font-size="12pt" fo:letter-spacing="normal" fo:font-style="italic" style:text-underline-style="none" fo:font-weight="normal" style:letter-kerning="true" fo:background-color="transparent" style:font-size-asian="12pt" style:font-style-asian="normal" style:font-weight-asian="normal" style:font-name-complex="Times New Roman" style:font-size-complex="12pt"/>
    </style:style>
    <style:style style:name="T120"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21"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22"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23"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24"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25"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26"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27"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28"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29"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30"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31"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32"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33"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34" style:family="text">
      <style:text-properties fo:color="#000000" fo:font-style="normal" style:text-underline-style="none" fo:font-weight="normal" style:font-style-asian="normal" style:font-weight-asian="normal"/>
    </style:style>
    <style:style style:name="T135" style:family="text">
      <style:text-properties fo:color="#000000" fo:font-style="normal" style:text-underline-style="none" fo:font-weight="normal" style:font-style-asian="normal" style:font-weight-asian="normal" style:font-name-complex="Cochin"/>
    </style:style>
    <style:style style:name="T136" style:family="text">
      <style:text-properties fo:color="#000000" fo:font-style="normal" style:text-underline-style="none" fo:font-weight="normal" style:font-style-asian="normal" style:font-weight-asian="normal" style:font-name-complex="LucidaGrande"/>
    </style:style>
    <style:style style:name="T137" style:family="text">
      <style:text-properties fo:color="#000000" fo:font-style="normal" style:text-underline-style="none" fo:font-weight="normal" style:font-style-asian="normal" style:font-weight-asian="normal" style:font-name-complex="Times New Roman"/>
    </style:style>
    <style:style style:name="T138" style:family="text">
      <style:text-properties fo:color="#000000" fo:font-style="normal" style:text-underline-style="none" fo:font-weight="normal" style:font-style-asian="normal" style:font-weight-asian="normal" style:font-name-complex="Times New Roman" style:font-weight-complex="bold"/>
    </style:style>
    <style:style style:name="T139" style:family="text">
      <style:text-properties fo:color="#000000" fo:font-style="normal" style:text-underline-style="none" fo:font-weight="normal" style:font-style-asian="normal" style:font-weight-asian="normal" style:font-name-complex="Times New Roman" style:font-weight-complex="normal"/>
    </style:style>
    <style:style style:name="T140" style:family="text">
      <style:text-properties fo:color="#000000" fo:font-style="normal" style:text-underline-style="none" fo:font-weight="normal" fo:background-color="transparent" style:font-style-asian="normal" style:font-weight-asian="normal"/>
    </style:style>
    <style:style style:name="T141" style:family="text">
      <style:text-properties fo:color="#000000" fo:font-style="normal" style:text-underline-style="none" fo:font-weight="normal" fo:background-color="transparent" style:font-style-asian="normal" style:font-weight-asian="normal" style:font-name-complex="Cochin"/>
    </style:style>
    <style:style style:name="T142" style:family="text">
      <style:text-properties fo:color="#000000" fo:font-style="normal" style:text-underline-style="none" fo:font-weight="normal" fo:background-color="transparent" style:font-style-asian="normal" style:font-weight-asian="normal" style:font-name-complex="LucidaGrande"/>
    </style:style>
    <style:style style:name="T143" style:family="text">
      <style:text-properties fo:color="#000000" fo:font-style="normal" style:text-underline-style="none" fo:font-weight="normal" fo:background-color="transparent" style:font-style-asian="normal" style:font-weight-asian="normal" style:font-name-complex="Times New Roman"/>
    </style:style>
    <style:style style:name="T144" style:family="text">
      <style:text-properties fo:color="#000000" fo:font-style="normal" style:text-underline-style="none" fo:font-weight="normal" fo:background-color="transparent" style:font-style-asian="normal" style:font-weight-asian="normal" style:font-style-complex="normal"/>
    </style:style>
    <style:style style:name="T145" style:family="text">
      <style:text-properties fo:color="#000000" fo:font-style="normal" style:text-underline-style="none" fo:font-weight="bold" style:font-style-asian="normal" style:font-weight-asian="bold" style:font-name-complex="Times New Roman" style:font-weight-complex="bold"/>
    </style:style>
    <style:style style:name="T146" style:family="text">
      <style:text-properties fo:color="#000000" fo:font-style="italic" style:text-underline-style="none" fo:font-weight="normal" style:font-style-asian="italic" style:font-weight-asian="normal"/>
    </style:style>
    <style:style style:name="T147" style:family="text">
      <style:text-properties fo:color="#000000" fo:font-style="italic" style:text-underline-style="none" fo:font-weight="normal" style:font-style-asian="italic" style:font-weight-asian="normal" style:font-name-complex="Cochin"/>
    </style:style>
    <style:style style:name="T148" style:family="text">
      <style:text-properties fo:color="#000000" fo:font-style="italic" style:text-underline-style="none" fo:font-weight="normal" style:font-style-asian="italic" style:font-weight-asian="normal" style:font-name-complex="Cochin" style:font-style-complex="italic"/>
    </style:style>
    <style:style style:name="T149" style:family="text">
      <style:text-properties fo:color="#000000" fo:font-style="italic" style:text-underline-style="none" fo:font-weight="normal" style:font-style-asian="italic" style:font-weight-asian="normal" style:font-name-complex="LucidaGrande" style:font-style-complex="italic"/>
    </style:style>
    <style:style style:name="T150" style:family="text">
      <style:text-properties fo:color="#000000" fo:font-style="italic" style:text-underline-style="none" fo:font-weight="normal" style:font-style-asian="italic" style:font-weight-asian="normal" style:font-style-complex="italic"/>
    </style:style>
    <style:style style:name="T151" style:family="text">
      <style:text-properties fo:color="#000000" fo:font-style="italic" style:text-underline-style="none" fo:font-weight="normal" style:font-style-asian="italic" style:font-weight-asian="normal" style:font-name-complex="Times New Roman"/>
    </style:style>
    <style:style style:name="T152" style:family="text">
      <style:text-properties fo:color="#000000" fo:font-style="italic" style:text-underline-style="none" fo:font-weight="normal" style:font-style-asian="italic" style:font-weight-asian="normal" style:font-name-complex="Times New Roman" style:font-style-complex="italic"/>
    </style:style>
    <style:style style:name="T153" style:family="text">
      <style:text-properties fo:color="#000000" fo:font-style="italic" style:text-underline-style="none" fo:font-weight="normal" style:font-style-asian="italic" style:font-weight-asian="normal" style:font-name-complex="Times New Roman" style:font-style-complex="italic" style:font-weight-complex="bold"/>
    </style:style>
    <style:style style:name="T154" style:family="text">
      <style:text-properties fo:color="#000000" fo:font-style="italic" style:text-underline-style="none" fo:font-weight="normal" fo:background-color="transparent" style:font-style-asian="italic" style:font-weight-asian="normal"/>
    </style:style>
    <style:style style:name="T155" style:family="text">
      <style:text-properties fo:color="#000000" fo:font-style="italic" style:text-underline-style="none" fo:font-weight="normal" fo:background-color="transparent" style:font-style-asian="italic" style:font-weight-asian="normal" style:font-name-complex="Cochin"/>
    </style:style>
    <style:style style:name="T156"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57"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58"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59"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60" style:family="text">
      <style:text-properties fo:font-size="12pt" style:font-size-asian="12pt" style:font-name-complex="Times New Roman" style:font-size-complex="12pt"/>
    </style:style>
    <style:style style:name="T161" style:family="text">
      <style:text-properties fo:font-size="12pt" fo:background-color="transparent" style:font-size-asian="12pt" style:font-name-complex="Times New Roman" style:font-size-complex="12pt"/>
    </style:style>
    <style:style style:name="T162" style:family="text">
      <style:text-properties fo:font-size="12pt" fo:font-style="italic" style:font-size-asian="12pt" style:font-style-asian="italic" style:font-name-complex="Times New Roman" style:font-size-complex="12pt"/>
    </style:style>
    <style:style style:name="T163" style:family="text">
      <style:text-properties fo:font-size="12pt" fo:font-style="italic" style:font-size-asian="12pt" style:font-style-asian="italic" style:font-name-complex="Times New Roman" style:font-size-complex="12pt" style:font-style-complex="italic"/>
    </style:style>
    <style:style style:name="T164" style:family="text">
      <style:text-properties fo:font-size="12pt" fo:font-style="italic" fo:background-color="transparent" style:font-size-asian="12pt" style:font-style-asian="italic" style:font-name-complex="Times New Roman" style:font-size-complex="12pt"/>
    </style:style>
    <style:style style:name="T165" style:family="text">
      <style:text-properties fo:font-size="12pt" fo:font-style="italic" fo:background-color="transparent" style:font-size-asian="12pt" style:font-style-asian="italic" style:font-name-complex="Times New Roman" style:font-size-complex="12pt" style:font-style-complex="italic"/>
    </style:style>
    <style:style style:name="T166" style:family="text">
      <style:text-properties fo:font-size="12pt" fo:font-style="normal" style:font-size-asian="12pt" style:font-style-asian="normal" style:font-name-complex="Times New Roman" style:font-size-complex="12pt" style:font-style-complex="normal"/>
    </style:style>
    <style:style style:name="T167" style:family="text">
      <style:text-properties fo:font-style="italic"/>
    </style:style>
    <style:style style:name="T168" style:family="text">
      <style:text-properties fo:font-style="italic" style:font-style-asian="italic" style:font-style-complex="italic"/>
    </style:style>
    <style:style style:name="T169" style:family="text">
      <style:text-properties fo:font-style="italic" style:text-underline-style="none" fo:font-weight="normal" style:font-name-asian="Cochin" style:font-style-asian="italic" style:font-weight-asian="normal"/>
    </style:style>
    <style:style style:name="T170" style:family="text">
      <style:text-properties fo:font-style="italic" style:text-underline-style="none" fo:font-weight="normal" style:font-name-asian="Cochin" style:font-style-asian="italic" style:font-weight-asian="normal" style:font-style-complex="italic"/>
    </style:style>
    <style:style style:name="T171" style:family="text">
      <style:text-properties fo:font-style="italic" style:text-underline-style="none" fo:font-weight="normal" style:font-name-asian="Cochin" style:font-style-asian="italic" style:font-weight-asian="normal" style:font-name-complex="Times New Roman"/>
    </style:style>
    <style:style style:name="T172" style:family="text">
      <style:text-properties fo:font-style="italic" style:text-underline-style="none" fo:font-weight="normal" style:font-name-asian="Cochin" style:font-style-asian="italic" style:font-weight-asian="normal" style:font-name-complex="Times New Roman" style:font-style-complex="italic"/>
    </style:style>
    <style:style style:name="T173" style:family="text">
      <style:text-properties fo:font-style="italic" style:text-underline-style="none" fo:font-weight="normal" fo:background-color="transparent" style:font-name-asian="Cochin" style:font-style-asian="italic" style:font-weight-asian="normal"/>
    </style:style>
    <style:style style:name="T174" style:family="text">
      <style:text-properties fo:font-style="italic" style:text-underline-style="none" fo:font-weight="normal" fo:background-color="transparent" style:font-name-asian="Cochin" style:font-style-asian="italic" style:font-weight-asian="normal" style:font-style-complex="italic"/>
    </style:style>
    <style:style style:name="T175" style:family="text">
      <style:text-properties fo:font-style="italic" fo:background-color="transparent" style:font-style-asian="italic" style:font-style-complex="italic"/>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background-color="transparent"/>
    </style:style>
    <style:style style:name="T178" style:family="text">
      <style:text-properties style:font-name="TimesNewRomanPSMT" fo:font-size="12pt" style:font-size-asian="12pt" style:font-name-complex="TimesNewRomanPSMT"/>
    </style:style>
    <style:style style:name="T179" style:family="text">
      <style:text-properties style:font-name="TimesNewRomanPSMT" fo:font-size="12pt" fo:font-style="italic" style:font-size-asian="12pt" style:font-style-asian="italic" style:font-name-complex="TimesNewRomanPSMT" style:font-style-complex="italic"/>
    </style:style>
    <style:style style:name="T180"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81"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82"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3"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85"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86"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87"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88"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89"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90"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91"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92"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93"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94"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95"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96" style:family="text">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T197"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98"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9"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0"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1"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202"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203"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204"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205"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206"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207"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208"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209"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210"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21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12"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213"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214"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215" style:family="text">
      <style:text-properties style:use-window-font-color="true" style:text-position="0% 100%" fo:font-size="14pt" fo:letter-spacing="normal" fo:font-style="normal" style:text-underline-style="none" fo:font-weight="normal" style:letter-kerning="true" style:font-name-asian="Cochin" style:font-size-asian="14pt" style:font-style-asian="normal" style:font-weight-asian="normal" style:font-name-complex="Times New Roman" style:font-size-complex="14pt" style:font-style-complex="normal" style:font-weight-complex="normal"/>
    </style:style>
    <style:style style:name="T216" style:family="text">
      <style:text-properties style:use-window-font-color="true" style:text-position="0% 100%" fo:font-size="14pt" fo:letter-spacing="normal" fo:font-style="italic" style:text-underline-style="none" fo:font-weight="normal" style:letter-kerning="true" style:font-name-asian="Cochin" style:font-size-asian="14pt" style:font-style-asian="italic" style:font-weight-asian="normal" style:font-name-complex="Times New Roman" style:font-size-complex="14pt" style:font-style-complex="italic" style:font-weight-complex="normal"/>
    </style:style>
    <style:style style:name="T217" style:family="text">
      <style:text-properties style:use-window-font-color="true" style:font-name="TimesNewRomanPSMT"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218" style:family="text">
      <style:text-properties style:font-name-asian="Cochin"/>
    </style:style>
    <style:style style:name="T219" style:family="text">
      <style:text-properties style:font-name-asian="Cochin" style:font-name-complex="Times New Roman"/>
    </style:style>
    <style:style style:name="T220" style:family="text">
      <style:text-properties fo:font-size="10pt" style:font-size-asian="10pt" style:font-size-complex="10pt"/>
    </style:style>
    <style:style style:name="T221" style:family="text">
      <style:text-properties fo:font-size="10pt" style:font-size-asian="10pt" style:font-name-complex="Times New Roman" style:font-size-complex="10pt"/>
    </style:style>
    <style:style style:name="T222" style:family="text">
      <style:text-properties fo:font-size="10pt" style:font-name-asian="Cochin" style:font-size-asian="10pt" style:font-name-complex="Times New Roman" style:font-size-complex="10pt"/>
    </style:style>
    <style:style style:name="T22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22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22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226"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227"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228"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229" style:family="text">
      <style:text-properties fo:font-size="10pt" fo:font-style="normal" style:text-underline-style="none" fo:font-weight="normal" fo:background-color="transparent" style:font-name-asian="Times-Roman" style:font-size-asian="10pt" style:font-style-asian="normal" style:font-weight-asian="normal" style:font-name-complex="Times New Roman" style:font-size-complex="10pt"/>
    </style:style>
    <style:style style:name="T230"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31"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32"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33"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34"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35" style:family="text">
      <style:text-properties fo:font-size="10pt" fo:font-style="normal" style:text-underline-style="none" fo:font-weight="normal" fo:background-color="#ff6600" style:font-name-asian="Cochin" style:font-size-asian="10pt" style:font-style-asian="normal" style:font-weight-asian="normal" style:font-name-complex="Times New Roman" style:font-size-complex="10pt"/>
    </style:style>
    <style:style style:name="T23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3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38"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39"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40"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41" style:family="text">
      <style:text-properties fo:font-size="10pt" fo:font-style="italic" style:text-underline-style="none" fo:font-weight="normal" fo:background-color="transparent" style:font-name-asian="Cochin" style:font-size-asian="10pt" style:font-style-asian="normal" style:font-weight-asian="normal" style:font-name-complex="Times New Roman" style:font-size-complex="10pt"/>
    </style:style>
    <style:style style:name="T242"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43"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44"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45"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46"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47"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48"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49"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50"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51" style:family="text">
      <style:text-properties fo:font-size="10pt" fo:font-style="italic" style:font-size-asian="10pt" style:font-name-complex="Times New Roman" style:font-size-complex="10pt"/>
    </style:style>
    <style:style style:name="T252" style:family="text">
      <style:text-properties fo:font-size="10pt" fo:font-style="italic" style:font-size-asian="10pt" style:font-style-asian="italic" style:font-name-complex="Times New Roman" style:font-size-complex="10pt" style:font-style-complex="italic"/>
    </style:style>
    <style:style style:name="T253"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54" style:family="text">
      <style:text-properties fo:font-size="10pt" style:font-name-asian="Times-Roman" style:font-size-asian="10pt" style:font-name-complex="Times New Roman" style:font-size-complex="10pt"/>
    </style:style>
    <style:style style:name="T255"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6"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7"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58"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59"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60"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61" style:family="text">
      <style:text-properties fo:language="en" fo:country="US"/>
    </style:style>
    <style:style style:name="T262" style:family="text">
      <style:text-properties fo:language="en" fo:country="US" style:text-underline-style="none" fo:font-weight="bold" style:font-weight-asian="bold" style:font-weight-complex="bold"/>
    </style:style>
    <style:style style:name="T263" style:family="text">
      <style:text-properties fo:language="en" fo:country="US" fo:font-weight="bold" style:font-weight-asian="bold" style:font-weight-complex="bold"/>
    </style:style>
    <style:style style:name="T264" style:family="text">
      <style:text-properties fo:language="en" fo:country="US" fo:font-weight="normal" style:font-weight-asian="normal" style:font-weight-complex="normal"/>
    </style:style>
    <style:style style:name="T265" style:family="text">
      <style:text-properties style:text-position="super 58%"/>
    </style:style>
    <style:style style:name="T266"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67" style:family="text">
      <style:text-properties fo:font-variant="normal" fo:text-transform="none" fo:color="#1a1a1a" style:font-name="serif" fo:font-size="12.9499998092651pt" style:font-size-asian="12pt" style:font-name-complex="Times New Roman" style:font-size-complex="12pt"/>
    </style:style>
    <style:style style:name="T268" style:family="text">
      <style:text-properties fo:font-variant="normal" fo:text-transform="none" fo:color="#1a1a1a" style:font-name="serif" fo:font-size="12pt" style:font-size-asian="12pt" style:font-name-complex="Times New Roman" style:font-size-complex="12pt"/>
    </style:style>
    <style:style style:name="T269"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70"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71"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72" style:family="text">
      <style:text-properties style:font-name-complex="Times New Roman" style:font-style-complex="normal"/>
    </style:style>
    <style:style style:name="T273" style:family="text">
      <style:text-properties fo:background-color="#ccff00"/>
    </style:style>
    <style:style style:name="T274" style:family="text">
      <style:text-properties fo:background-color="#ff6600"/>
    </style:style>
    <style:style style:name="T275" style:family="text">
      <style:text-properties fo:font-weight="bold" style:font-weight-asian="bold" style:font-weight-complex="bold"/>
    </style:style>
    <style:style style:name="T276" style:family="text">
      <style:text-properties fo:background-color="#66ffff"/>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
      <text:h text:style-name="P92" text:outline-level="1"/>
      <text:h text:style-name="P92" text:outline-level="1"/>
      <text:h text:style-name="P92" text:outline-level="1"/>
      <text:h text:style-name="P92" text:outline-level="1"/>
      <text:h text:style-name="P92" text:outline-level="1">Avicenna on Emotions:</text:h>
      <text:h text:style-name="P92" text:outline-level="1">their nature and significance for knowledge and morality</text:h>
      <text:p text:style-name="P36"/>
      <text:p text:style-name="P36"/>
      <text:p text:style-name="P36"/>
      <text:p text:style-name="P36"/>
      <text:p text:style-name="P35">by</text:p>
      <text:p text:style-name="P35"/>
      <text:p text:style-name="P35"/>
      <text:p text:style-name="P35"/>
      <text:p text:style-name="P35"/>
      <text:p text:style-name="P35"/>
      <text:p text:style-name="P35">Michael Nathan-John Fatigati</text:p>
      <text:p text:style-name="P35"/>
      <text:p text:style-name="P35"/>
      <text:p text:style-name="P35"/>
      <text:p text:style-name="P35"/>
      <text:p text:style-name="P35"/>
      <text:p text:style-name="P35"/>
      <text:p text:style-name="P35">A thesis submitted in conformity with the requirements</text:p>
      <text:p text:style-name="P35">for the degree of Doctor of Philosophy</text:p>
      <text:p text:style-name="P35"/>
      <text:p text:style-name="P35">Centre for Medieval Studies</text:p>
      <text:p text:style-name="P35">University of Toronto</text:p>
      <text:p text:style-name="P35"/>
      <text:p text:style-name="P35"/>
      <text:p text:style-name="P35"/>
      <text:p text:style-name="P35"/>
      <text:p text:style-name="P35"/>
      <text:p text:style-name="P35"/>
      <text:p text:style-name="P35">© Copyright by Michael Nathan-John Fatigati 2021</text:p>
      <text:p text:style-name="P99">Avicenna on Emotions:</text:p>
      <text:h text:style-name="P92" text:outline-level="1">their nature and significance for knowledge and morality</text:h>
      <text:p text:style-name="P35"/>
      <text:p text:style-name="P35">Michael Nathan-John Fatigati</text:p>
      <text:p text:style-name="P35"/>
      <text:p text:style-name="P35">Doctor of Philosophy</text:p>
      <text:p text:style-name="P35"/>
      <text:p text:style-name="P35">Centre for Medieval Studies</text:p>
      <text:p text:style-name="P35">University of Toronto</text:p>
      <text:p text:style-name="P35"/>
      <text:p text:style-name="P35">2021</text:p>
      <text:p text:style-name="P103"/>
      <text:p text:style-name="P100">Abstract:</text:p>
      <text:p text:style-name="P102"/>
      <table:table table:name="Table9" table:style-name="Table9">
        <table:table-column table:style-name="Table9.A"/>
        <table:table-row table:style-name="Table9.1">
          <table:table-cell table:style-name="Table9.A1" office:value-type="string">
            <text:p text:style-name="P6"><text:span text:style-name="T137"><text:s text:c="4"/>This dissertation examines the view of emotions found in the writings of the philosopher and medical doctor Avicenna (Ibn Sīna, d. 1098 CE). Avicenna is known to have influenced the course of cognitive psychology in the Muslim East and the Latin West, yet little has been written on his </text:span><text:span text:style-name="T152">affective</text:span><text:span text:style-name="T137"> psychology. Over the course of five chapters</text:span><text:span text:style-name="T145">,</text:span><text:span text:style-name="T137"> I examine his accounts of animal and human emotions, their physiology, and their relation to voluntary action and moral dispositions. Avicenna is notable for the degree to which he highlights uniquely human emotions, while simultaneously giving attention to the complexity of emotions able to be felt by <text:s/>animals. He also stands out for the way that he integrates his knowledge of physiology into his analysis of philosophical questions.</text:span></text:p>
            <text:p text:style-name="P6"><text:span text:style-name="T137"><text:s text:c="4"/>Emotions, according to Avicenna, are acts of the animal motive faculty, caused by cognitions of varying complexity. For example, uniquely human emotions are caused by cognitions of which only humans are capable, but they are fundamentally actualizations of the same motive faculty shared by animals and humans alike. Emotions are also to be understood as inclinations (Ar: </text:span><text:span text:style-name="T152">inbiʿāthāt/nizāʿāt</text:span><text:span text:style-name="T137">), meaning that they </text:span><text:span text:style-name="T152">incline</text:span><text:span text:style-name="T137"> us towards various objects and courses of action, but do not on their own initiate any type of movement.</text:span></text:p>
            <text:p text:style-name="P6"><text:span text:style-name="T139"><text:s text:c="4"/>This dissertation includes a</text:span><text:span text:style-name="T138"> full translation of Avicenna’s section on emotion in his </text:span><text:span text:style-name="T153">Healing: Rhetoric.</text:span></text:p>
          </table:table-cell>
        </table:table-row>
      </table:table>
      <text:h text:style-name="P87" text:outline-level="1"/>
      <text:h text:style-name="P94" text:outline-level="1">Acknowledgements</text:h>
      <text:p text:style-name="P83"/>
      <text:p text:style-name="P83">Insert acknowledgements here.</text:p>
      <text:h text:style-name="P95" text:outline-level="1">Table of Contents</text:h>
      <text:p text:style-name="P8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4"><text:span text:style-name="T275">Introduction: Avicenna on Emotion</text:span><text:tab/>1</text:p>
          <text:p text:style-name="P125">1 How to approach studying emotions in Avicenna<text:tab/>1</text:p>
          <text:p text:style-name="P125">2 A basic sketch of Avicenna's views on emotions<text:tab/>2</text:p>
          <text:p text:style-name="P125">3 Avicenna's sources for views on emotions<text:tab/>7</text:p>
          <text:p text:style-name="P125">4 The variety of discussions of emotions in Avicenna's corpus<text:tab/>9</text:p>
          <text:p text:style-name="P125">5 Prior work on emotions in Avicenna<text:tab/>13</text:p>
          <text:p text:style-name="P125">6 Roadmap of following chapters<text:tab/>14</text:p>
          <text:p text:style-name="P124"><text:span text:style-name="T275">Chapter 1: Varieties of Emotions in the Animal Motive Soul</text:span><text:tab/>17</text:p>
          <text:p text:style-name="P125">1.1 Aristotelian Background for the Concept of "Moved-Mover"<text:tab/>18</text:p>
          <text:p text:style-name="P125">1.2 Basic Emotions in Avicenna: Concupiscible and Irascible Appetite<text:tab/>21</text:p>
          <text:p text:style-name="P126">1.2.1 Innate Attractions and Aversions in All Psychological Faculties<text:tab/>24</text:p>
          <text:p text:style-name="P126">1.2.2 The Final Objects of Concupiscible and Irascible Appetite<text:tab/>25</text:p>
          <text:p text:style-name="P126">1.2.3 Concupiscible and Irascible Appetite as Varieties of Shawq<text:tab/>30</text:p>
          <text:p text:style-name="P125">1.3 Emotions Oriented Towards Internal Pleasures of the Imagination<text:tab/>31</text:p>
          <text:p text:style-name="P126">1.3.1 Clarifying the Nature of External, Internal and Rational Pleasure<text:tab/>35</text:p>
          <text:p text:style-name="P126">1.3.2 Varieties of Pleasures and Varieties of Emotions<text:tab/>40</text:p>
          <text:p text:style-name="P126">1.3.3 Ruling Out an Alternative Interpretation<text:tab/>41</text:p>
          <text:p text:style-name="P125">1.4 Deepening the Category of Emotion: More on the Irascible Faculty<text:tab/>42</text:p>
          <text:p text:style-name="P125">1.5 Widening the Category of Emotion: Uniquely Human Emotions and Pleasurable Completion-States as Types of Emotions<text:tab/>45</text:p>
          <text:p text:style-name="P126">1.5.1 Human Emotions<text:tab/>46</text:p>
          <text:p text:style-name="P126">1.5.2 Pleasurable Completion-States<text:tab/>47</text:p>
          <text:p text:style-name="P125">1.6 The Variety of Emotions Involving the Animal Motive Soul According to Avicenna<text:tab/>49</text:p>
          <text:p text:style-name="P124"><text:span text:style-name="T275">Chapter 2: Avicenna on Uniquely Human Emotions</text:span><text:tab/>52</text:p>
          <text:p text:style-name="P125">2.1 Overview of the Evidence that Human Emotions Involve the Animal Motive Soul<text:tab/>53</text:p>
          <text:p text:style-name="P125">2.2 The Practical Intellect as a Motive Principle<text:tab/>55</text:p>
          <text:p text:style-name="P125">2.3 Avicenna’s Discussions of Specific Uniquely Human Emotions<text:tab/>60</text:p>
          <text:p text:style-name="P126">2.3.1 Wonder and Grief<text:tab/>61</text:p>
          <text:p text:style-name="P126"><text:soft-page-break/>2.3.2 Shame as a Response to Social Order<text:tab/>66</text:p>
          <text:p text:style-name="P126">2.3.3 Fear and Hope: Emotions Related to a Uniquely Human Awareness of Time<text:tab/>68</text:p>
          <text:p text:style-name="P125">2.4 Pleasures of the Rational Soul<text:tab/>71</text:p>
          <text:p text:style-name="P125">2.5 Ennobling of the Lower Faculties by Higher Faculties<text:tab/>74</text:p>
          <text:p text:style-name="P125">2.6 Conclusion<text:tab/>79</text:p>
          <text:p text:style-name="P124"><text:span text:style-name="T275">Chapter 3: Emotions and Resolution to act</text:span><text:tab/>81</text:p>
          <text:p text:style-name="P125">3.1 Introduction: emotion is not sufficient for action<text:tab/>81</text:p>
          <text:p text:style-name="P125">3.2 Inclination is distinct from resolution<text:tab/>82</text:p>
          <text:p text:style-name="P125">3.3 Different cognitions for different motive faculties<text:tab/>88</text:p>
          <text:p text:style-name="P125">3.4 Emotions for means, resolution for ends<text:tab/>96</text:p>
          <text:p text:style-name="P125">3.5 Evaluations lead to inclination<text:tab/>97</text:p>
          <text:p text:style-name="P126">3.5.1 Evaluations are about particulars<text:tab/>99</text:p>
          <text:p text:style-name="P126">3.5.2 Evaluations can be imaginative or reason-based<text:tab/>105</text:p>
          <text:p text:style-name="P125">3.6 Practical judgments lead to resolution<text:tab/>111</text:p>
          <text:p text:style-name="P125">3.7 Conclusion: reviewing the distinctions<text:tab/>119</text:p>
          <text:p text:style-name="P124"><text:span text:style-name="T275">Chapter 4: Physiology in Avicenna's Affective Psychology</text:span><text:tab/>121</text:p>
          <text:p text:style-name="P125">4.1 Avicenna’s writings on the physiology of emotions<text:tab/>122</text:p>
          <text:p text:style-name="P125">4.2 The nature of the vital spirit<text:tab/>125</text:p>
          <text:p text:style-name="P125">4.3 The physiology underlying occurrent emotions<text:tab/>131</text:p>
          <text:p text:style-name="P125">4.4 Physiology of emotional dispositions<text:tab/>133</text:p>
          <text:p text:style-name="P126">4.4.1 Observations in need of an explanation<text:tab/>133</text:p>
          <text:p text:style-name="P126">4.4.2 Physiological dispositions in the context of Avicenna's predecessors<text:tab/>136</text:p>
          <text:p text:style-name="P126">4.4.3 Dispositions for emotions in Avicenna’s medical texts<text:tab/>138</text:p>
          <text:p text:style-name="P126">4.4.4 Physiological emotional dispositions in relation to moral formation<text:tab/>141</text:p>
          <text:p text:style-name="P125">4.5 Physiology of emotional effects<text:tab/>143</text:p>
          <text:p text:style-name="P126">4.5.1 Temperamental effects considered to be primarily of the body<text:tab/>143</text:p>
          <text:p text:style-name="P126">4.5.2 The distinction between emotions and their temperamental effects<text:tab/>147</text:p>
          <text:p text:style-name="P126">4.5.3 Further examples of emotional effects<text:tab/>149</text:p>
          <text:p text:style-name="P126">4.5.4 Emotions and the necessity of some sort of physical effect<text:tab/>151</text:p>
          <text:p text:style-name="P126">4.5.5 Further effects: action-readiness and cognitive influence<text:tab/>155</text:p>
          <text:p text:style-name="P125"><text:soft-page-break/>4.6 Conclusion<text:tab/>157</text:p>
          <text:p text:style-name="P124"><text:span text:style-name="T275">Chapter 5: Emotions in Avicenna's Rhetoric: Analysis</text:span><text:tab/>159</text:p>
          <text:p text:style-name="P125">5.1 Avicenna's <text:span text:style-name="T168">Rhetoric</text:span> in its broader context context<text:tab/>159</text:p>
          <text:p text:style-name="P125">5.2 The structure of Avicenna' discussion of emotions in the <text:span text:style-name="T168">Healing: Rhetoric</text:span><text:tab/>160</text:p>
          <text:p text:style-name="P125">5.3 Insights about the nature of emotion from the <text:span text:style-name="T168">Healing: Rhetoric</text:span><text:tab/>163</text:p>
          <text:p text:style-name="P125">5.4 Character traits in the <text:span text:style-name="T168">Healing: Rhetoric</text:span><text:tab/>167</text:p>
          <text:p text:style-name="P124"><text:span text:style-name="T275">Appendix 1: Translation of the sections on emotions in Avicenna's </text:span><text:span text:style-name="T176">Healing: Rhetoric</text:span><text:tab/>171</text:p>
          <text:p text:style-name="P125">3.1 On persuasive/manipulative rhetorical speeches<text:tab/>171</text:p>
          <text:p text:style-name="P125">3.2 [135.10] On the types of friendship, and hope and fear, and courage and cowardice<text:tab/>178</text:p>
          <text:p text:style-name="P125">3.3 [142] <text:s/>On the types of shame [<text:span text:style-name="T168">al-istiḥyāʾ</text:span>], and its opposite, and kindness [al-minna]<text:tab/>184</text:p>
          <text:p text:style-name="P125">3.4 On having concern [<text:span text:style-name="T168">al-ihtimām</text:span>] and pity [<text:span text:style-name="T168">al-shafqa</text:span>] for others, and on envy, revenge, [147.10] jealousy, zeal and scorn<text:tab/>189</text:p>
          <text:p text:style-name="P125">3.5 [156] On the roots of the differences of people with respect to character traits<text:tab/>198</text:p>
          <text:p text:style-name="P124"><text:span text:style-name="T275">Appendix 2: Emotions in Avicenna's </text:span><text:span text:style-name="T176">Categories</text:span><text:tab/>208</text:p>
          <text:p text:style-name="P124"><text:span text:style-name="T275">Appendix 3: List of emotions mentioned in Avicenna's writings</text:span><text:tab/>213</text:p>
          <text:p text:style-name="P124">Bibliography<text:tab/>214</text:p>
        </text:index-body>
      </text:table-of-content>
      <text:h text:style-name="P88" text:outline-level="1"/>
      <text:h text:style-name="P98" text:outline-level="1">Introduction</text:h>
      <text:h text:style-name="P89" text:outline-level="1">Avicenna on Emotion<text:span text:style-name="Footnote_20_Symbol"><text:span text:style-name="T54"><text:note text:id="ftn1" text:note-class="footnote"><text:note-citation>1</text:note-citation><text:note-body><text:p text:style-name="P42">All translations of the Arabic in this dissertation are my own, unless noted.</text:p></text:note-body></text:note></text:span></text:span></text:h>
      <text:p text:style-name="P72"><text:span text:style-name="T17">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9">Healing: Rhetoric</text:span><text:span text:style-name="T17">, addresses that lacuna by offering the first detailed explication of Avicenna's theory of emotions. Avicenna (Ibn Sīna, d. 1098 CE) is known to have influenced the course of psychology in the Muslim East and the Latin West.</text:span><text:span text:style-name="T17"><text:note text:id="ftn515" text:note-class="footnote"><text:note-citation>2</text:note-citation><text:note-body><text:p text:style-name="Footnote">See, e.g., Black (2000) and Hasse (2000).</text:p></text:note-body></text:note></text:span><text:span text:style-name="T17">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19" text:outline-level="2">1<text:tab/>How to approach studying emotions in Avicenna</text:h>
      <text:p text:style-name="P72">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about what emotions actually are. So it is no use looking for something in the history of philosophy that fills exactly the same role as our modern category for emotions, since we are far from agreement on what that role is.</text:p>
      <text:p text:style-name="P72">Yet it is clear that Avicenna and his contemporaries are attempting to explain similar phenomena as modern day emotion theorists if we take our cues from particular emotions. That is, there are certain states (e.g., fear, joy, envy) that many of us seem to agree <text:span text:style-name="T168">are</text:span> emotions, though for different reasons, and if we look at how Avicenna engages with terms such as these, a clear starting point can emerge.</text:p>
      <text:p text:style-name="P72"><text:soft-page-break/>Once the texts where emotions are dealt with have been identified, the best way of understanding them is to follow the inner logic of Avicenna’s own system. That is, every reader will surely have particular questions they would like answered about what emotions are, or issues one thinks should be discussed. But this dissertation will primarily be an exposition of Avicenna's approach to emotions, taking its cues from what is central to his mode of explanation. For example, by far the largest portion of his work dedicated to emotions is a section in his <text:span text:style-name="T168">Healing: Rhetoric</text:span> that delves into definitions of specific emotions, and one might be tempted to start there. However, given that emotions are psychological phenomena, Avicenna holds that they are most fundamentally explained by the major divisions of psychological faculties found in <text:span text:style-name="T168">Healing: Psychology</text:span>, so this dissertation will start with the issues he raises in that text. <text:span text:style-name="T168">Healing: Rhetoric</text:span> and other texts do add to the picture, but it is secondary from Avicenna's point of view, and should be fit into the schema laid out by the texts on psychology, not the other way around.</text:p>
      <text:p text:style-name="P72">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simply to present a comprehensive and coherent account of what is available in Avicenna's corpus on this topic. I will attempt to describe what might have motivated Avicenna's concerns based on issues raised in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P120" text:outline-level="2">2<text:tab/>A basic sketch of Avicenna's views on emotions</text:h>
      <text:p text:style-name="P72">Before anything else, it will help to have a plain account of what emotions are according to Avicenna, along with explanations for how he uses some key terms. Support for this interpretation will come in the chapters that follow.</text:p>
      <text:p text:style-name="P72">The first distinction necessary for understanding what emotions are for Avicenna is his distinction between motive and cognitive psychological faculties. To call something a <text:soft-page-break/><text:span text:style-name="T168">psychological faculty</text:span> is just to say that it is an ability that living things have, which inanimate objects do not. In other words, a psychological faculty is an ability to perform some act characteristic of life. For example, all living things (plants, animals and humans) have the faculty of growth, in virtue of which they grow. <text:span text:style-name="T168">Cognitive</text:span> psychological faculties are faculties that animals and humans have which help them take in and process information about themselves or the world. <text:span text:style-name="T168">Motive</text:span> psychological faculties are faculties that do not deal with information directly, but which are instead responsive to information, in the sense that they help cause voluntary motion.<text:note text:id="ftn2" text:note-class="footnote"><text:note-citation>3</text:note-citation><text:note-body><text:p text:style-name="Footnote">“Voluntary” is specified here because involuntary motion is just motion that is not in response to cognition. There is motion involved in activities like blood circulating and the stomach digesting, and these activities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72">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68">inclinations</text:span> (Ar: <text:span text:style-name="T47">inbiʿāthāt</text:span><text:span text:style-name="T41">/</text:span><text:span text:style-name="T47">nizāʿāt</text:span><text:span text:style-name="T47"><text:note text:id="ftn3" text:note-class="footnote"><text:note-citation>4</text:note-citation><text:note-body><text:p text:style-name="P39">One might have expected the Arabic term <text:span text:style-name="T151">infi</text:span><text:span text:style-name="T137">ʿ</text:span><text:span text:style-name="T151">āl</text:span> to capture the idea of emotion. While Avicenna does sometimes use <text:span text:style-name="T151">infi</text:span><text:span text:style-name="T137">ʿ</text:span><text:span text:style-name="T151">āl</text:span> loosely to refer to emotions, in Classical Arabic philosophy <text:span text:style-name="T151">infi</text:span><text:span text:style-name="T137">ʿ</text:span><text:span text:style-name="T151">āl</text:span> more frequently just captures the idea of “passion/affection,” i.e., an accidental form brought about when one is acted on, or <text:span text:style-name="T168">passive</text:span><text:span text:style-name="T6">,</text:span> in some way. See discussion in “Appendix 2: Emotions in Avicenna's <text:span text:style-name="T168">Categories</text:span>” to see how emotions and passions are distinct species of the category quality.</text:p></text:note-body></text:note></text:span><text:span text:style-name="T41">)</text:span><text:span text:style-name="T47"> </text:span>towards particular objects and activities. For example, when we judge that some bit of food would be pleasant to eat, we might then have an emotion that inclines us to acquire and eat it. Or if we judge some person to be rude we might then have an emotion that inclines us to shout at them. Emotions do not get us all the way to those particular movements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note text:id="ftn0" text:note-class="footnote"><text:note-citation>5</text:note-citation><text:note-body><text:p text:style-name="Footnote">One could object to Avicenna's view on the grounds that not all emotions seem to incline us towards a particular object or activity. For example, sadness might sometimes just be deeply felt, characterized in fact by a <text:span text:style-name="T168">lack</text:span> of activity. But, of course, Avicenna could just supply his own interpretation of the phenomena, and characterize the activity in question as, e.g., withdrawal from society. It follows from Avicenna's view that we could always give some such account of what an emotion inclines us towards, though it might not be obvious at first glance.</text:p></text:note-body></text:note> To put this in the language of faculties, we would say that animals and humans have an appetitive/inclining faculty, in virtue of which they feel emotions.</text:p>
      <text:p text:style-name="P72"><text:soft-page-break/>That emotions have an inclining role is clarified by the fact that Avicenna accounts for actual motion with other sub-faculties of the motive faculty, called the resolving/decisive faculty and the locomotive faculty. As this suggests, Avicenna uses the term motive faculty (<text:span text:style-name="T47">al-quwwa al-muḥarrika</text:span><text:span text:style-name="T41">) as a generic term, making the inclining faculty, the resolving faculty, and the </text:span><text:span text:style-name="T41">locomotive faculty three branches (i.e., sub-faculties) of the motive faculty (or three motive facult</text:span><text:span text:style-name="T48">ies</text:span><text:span text:style-name="T41">, as he will sometimes say).</text:span></text:p>
      <text:p text:style-name="P72"><text:span text:style-name="T41">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8">ijmā</text:span><text:span text:style-name="T17">ʿ).</text:span> Emotions are motive responses to value judgments; resolutions are responses to practical judgments. Practical judgments go one step further than value judgments: an example of a value judgment is the cognition that some bit of food <text:span text:style-name="T168">would be</text:span> pleasant, while a practical judgment would be the judgment that <text:span text:style-name="T168">I should seek it out. </text:span><text:span text:style-name="T6">Again, we can have </text:span>the cognition that some person <text:span text:style-name="T168">is offensive</text:span><text:span text:style-name="T6"> (a value judgment)</text:span>, and also the judgment that <text:span text:style-name="T168">I should shout at them </text:span><text:span text:style-name="T6">(a practical judgment)</text:span>. The locomotive faculty (<text:span text:style-name="T168">al-</text:span><text:span text:style-name="T47">fā</text:span><text:span text:style-name="T40">ʿ</text:span><text:span text:style-name="T47">il</text:span><text:span text:style-name="T41">) is the power in the muscles and ligaments to actually carry out said actions.</text:span></text:p>
      <text:p text:style-name="P72">One final bit of terminology that should be clarified upfront is the notion of being a motive <text:span text:style-name="T168">principle </text:span><text:span text:style-name="T6">(</text:span><text:span text:style-name="T48">mabda</text:span><text:span text:style-name="T42">ʾ</text:span><text:span text:style-name="T48"> mu</text:span><text:span text:style-name="T48">ḥarrik</text:span><text:span text:style-name="T6">)</text:span>. Sometimes Avicenna will refer to some cognitive faculties, and the motive faculties, all together in a group as motive principles. Motive principle is thus a broader term than motive faculty. It is not extremely well defined, but Avicenna seems to use it to capture both the motive faculties themselves, and some cognitive faculties, insofar as they are capable of triggering motive faculties. It is thus a useful way of picking out all the aspects of our psychology most closely related to facilitating voluntary movement. Cognitive faculties also have plenty of functions <text:span text:style-name="T168">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68">this</text:span> is a tree). So, again, the term <text:soft-page-break/>motive principle captures motive faculties, simply speaking, and cognitive faculties, <text:span text:style-name="T168">insofar as</text:span> they are relevant to voluntary motion.</text:p>
      <text:p text:style-name="P72">Two charts will help visualize the distinctions made so far. First, we can distinguish the various categories of motive principles as follows, together with some examples that will be discussed in the ensuing chapters:</text:p>
      <text:p text:style-name="P72"/>
      <table:table table:name="Table7" table:style-name="Table7">
        <table:table-column table:style-name="Table7.A"/>
        <table:table-row table:style-name="Table7.1">
          <table:table-cell table:style-name="Table7.A1" office:value-type="string">
            <text:list xml:id="list4404833383043538391" text:style-name="L1">
              <text:list-item>
                <text:p text:style-name="P104">Motive principles</text:p>
                <text:p text:style-name="P104"/>
                <text:list>
                  <text:list-item>
                    <text:p text:style-name="P104"><text:span text:style-name="T262">Cognitive</text:span><text:span text:style-name="T264"> faculties</text:span><text:span text:style-name="T261"> (responsible for evaluative and practical judgments)</text:span></text:p>
                    <text:list>
                      <text:list-item>
                        <text:p text:style-name="P104">imagination</text:p>
                      </text:list-item>
                      <text:list-item>
                        <text:p text:style-name="P104">estimation</text:p>
                      </text:list-item>
                      <text:list-item>
                        <text:p text:style-name="P104">practical intellect</text:p>
                        <text:p text:style-name="P104"/>
                      </text:list-item>
                    </text:list>
                  </text:list-item>
                  <text:list-item>
                    <text:p text:style-name="P104"><text:span text:style-name="T263">Non-cognitive, motive</text:span><text:span text:style-name="T261"> faculties</text:span></text:p>
                    <text:list>
                      <text:list-item>
                        <text:p text:style-name="P104"><text:span text:style-name="T261">The inclining motive faculty (acts of this faculty and its sub-faculties constitute </text:span><text:span text:style-name="T263">emotions</text:span><text:span text:style-name="T261">)</text:span></text:p>
                        <text:list>
                          <text:list-item>
                            <text:p text:style-name="P104">Concupiscible and irascible appetites (the most basic sort of emotions)</text:p>
                          </text:list-item>
                          <text:list-item>
                            <text:p text:style-name="P104">Capacity for more complex animal emotions</text:p>
                          </text:list-item>
                          <text:list-item>
                            <text:p text:style-name="P104">Capacity for uniquely human emotions</text:p>
                          </text:list-item>
                        </text:list>
                      </text:list-item>
                      <text:list-item>
                        <text:p text:style-name="P104">The resolving/decisive motive faculty</text:p>
                      </text:list-item>
                      <text:list-item>
                        <text:p text:style-name="P104">The locomotive faculty</text:p>
                      </text:list-item>
                    </text:list>
                  </text:list-item>
                </text:list>
              </text:list-item>
            </text:list>
          </table:table-cell>
        </table:table-row>
      </table:table>
      <text:p text:style-name="P72"/>
      <text:p text:style-name="P72">An aspect of this chart in need of explanation is the reference to various sub-faculties of the inclining motive faculty (concupiscible appetites, humans emotions, etc.).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external senses. For example, the urge to eat a pot of honey is basic concupiscible emotion, involving seeking the satisfaction of the sense of taste, while tenderness towards one's offspring is an emotion whose fulfillment is not achieved merely by the act of some external sense. Similarly, some emotions are focused on objects of which only humans are capable of grasping, like the joy of learning a new abstract idea. Another way of putting this is <text:soft-page-break/>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72">A second chart will be helpful to visualize how the various motive principles outlined above work together to cause voluntary motion:</text:p>
      <text:p text:style-name="P7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
          </table:table-cell>
          <table:table-cell table:style-name="Table6.A1" table:number-columns-spanned="2" office:value-type="string">
            <text:p text:style-name="P5">Stage 1<text:note text:id="ftn4" text:note-class="footnote"><text:note-citation>6</text:note-citation><text:note-body><text:p text:style-name="Footnote">The items in bold in this chart are terms supplied by me, based on t<text:span text:style-name="T177">he analysis that will follow in chapter 3. The logic of this chart will be unpacked in more detail in that same chapter.</text:span></text:p></text:note-body></text:note></text:p>
          </table:table-cell>
          <table:covered-table-cell/>
          <table:table-cell table:style-name="Table6.D1" table:number-columns-spanned="2" office:value-type="string">
            <text:p text:style-name="P5">Stage 2</text:p>
          </table:table-cell>
          <table:covered-table-cell/>
        </table:table-row>
        <table:table-row table:style-name="Table6.1">
          <table:table-cell table:style-name="Table6.A2" office:value-type="string">
            <text:p text:style-name="P4">Process leading to action</text:p>
          </table:table-cell>
          <table:table-cell table:style-name="Table6.A2" office:value-type="string">
            <text:p text:style-name="P4"><text:span text:style-name="T131">Cognition 1 (</text:span><text:span text:style-name="T132">evaluation</text:span><text:span text:style-name="T131">) —&gt;</text:span></text:p>
          </table:table-cell>
          <table:table-cell table:style-name="Table6.A2" office:value-type="string">
            <text:p text:style-name="P4">Motive Act 1 —&gt;</text:p>
          </table:table-cell>
          <table:table-cell table:style-name="Table6.A2" office:value-type="string">
            <text:p text:style-name="P4"><text:span text:style-name="T131">Cognition 2 (</text:span><text:span text:style-name="T132">practical judgment</text:span><text:span text:style-name="T131">) —&gt;</text:span></text:p>
          </table:table-cell>
          <table:table-cell table:style-name="Table6.E2" office:value-type="string">
            <text:p text:style-name="P4">Motive Act 2</text:p>
          </table:table-cell>
        </table:table-row>
        <table:table-row table:style-name="Table6.1">
          <table:table-cell table:style-name="Table6.A2" office:value-type="string">
            <text:p text:style-name="P7">Animal</text:p>
          </table:table-cell>
          <table:table-cell table:style-name="Table6.A2" office:value-type="string">
            <text:p text:style-name="P4">Imaginative act</text:p>
          </table:table-cell>
          <table:table-cell table:style-name="Table6.A2" office:value-type="string">
            <text:p text:style-name="P4">Inclining will (emotion)</text:p>
          </table:table-cell>
          <table:table-cell table:style-name="Table6.A2" office:value-type="string">
            <text:p text:style-name="P4">Estimative belief</text:p>
          </table:table-cell>
          <table:table-cell table:style-name="Table6.E2" office:value-type="string">
            <text:p text:style-name="P4">Resolved will</text:p>
          </table:table-cell>
        </table:table-row>
        <table:table-row table:style-name="Table6.1">
          <table:table-cell table:style-name="Table6.A2" office:value-type="string">
            <text:p text:style-name="P7">Rational</text:p>
          </table:table-cell>
          <table:table-cell table:style-name="Table6.A2" office:value-type="string">
            <text:p text:style-name="P4">Conceptual act</text:p>
          </table:table-cell>
          <table:table-cell table:style-name="Table6.A2" office:value-type="string">
            <text:p text:style-name="P4">Inclining will (emotion)</text:p>
          </table:table-cell>
          <table:table-cell table:style-name="Table6.A2" office:value-type="string">
            <text:p text:style-name="P4">Intellectual belief</text:p>
          </table:table-cell>
          <table:table-cell table:style-name="Table6.E2" office:value-type="string">
            <text:p text:style-name="P4">Resolved will</text:p>
          </table:table-cell>
        </table:table-row>
      </table:table>
      <text:p text:style-name="P72"/>
      <text:p text:style-name="P72">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5" text:note-class="footnote"><text:note-citation>7</text:note-citation><text:note-body><text:p text:style-name="Footnote">It is of course possible that one could try to act, but be prevented by external impediments (like being chained in prison) or internal impediments (like the<text:span text:style-name="T177"> force of habit pulling in the other direction).These factors will be discussed in chapters four and five.</text:span></text:p></text:note-body></text:note> a subject with that sequence of cognitive and non-cognitive states will activate their locomotive faculty to in fact go eat some honey. One thing that this chart helps emphasize is that emotions are caused by their respective cognitions, and that the cognitions <text:span text:style-name="T168">precede</text:span> those emotions. Again, emotions themselves are non-cognitive.</text:p>
      <text:p text:style-name="P72">The chart is divided into the categories “animal” and “rational” because it is possible for the cognitions involved in this sequence to be the product of rational, discursive reasoning (as in humans), or not. In other words, an emotion can be caused by a discursive thought, or by a <text:soft-page-break/>thought much more like an animal instinct. Animals, lacking the ability to reason, always act or feel emotions based on cognitions that amount to a type of instinct (whether that instinct is passed down through birth into a particular species, or developed through experience). Humans do not always act or feel emotions based on discursive thought, but they can. Humans can also act or feel emotions based on instinct, they are just not making use of their full range of cognitive resources when they do so.</text:p>
      <text:h text:style-name="P120" text:outline-level="2">3<text:tab/>Avicenna's sources for views on emotions</text:h>
      <text:p text:style-name="P72">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72">Avicenna's chief source for affective psychology would have been the Arabic versions of Aristotle's <text:span text:style-name="T168">De Anima</text:span> and the <text:span text:style-name="T168">Parva Naturalia</text:span>. These would have been available in Arabic by the beginning of the 10<text:span text:style-name="T265">th</text:span> century, well before Avicenna. The <text:span text:style-name="T168">De Anima</text:span> is fairly faithful to the original text,<text:note text:id="ftn6" text:note-class="footnote"><text:note-citation>8</text:note-citation><text:note-body><text:p text:style-name="Footnote">Text available in in editions by Badawi (1954) and al-Ahwani (1962). See discussion of translation history at D'Ancona (2013), <text:span text:style-name="T274">footnote</text:span> 68.</text:p></text:note-body></text:note> while the <text:span text:style-name="T168">Parva Naturalia</text:span> was passed down to the Classical Arabic philosophers in more of a paraphrase.<text:note text:id="ftn7" text:note-class="footnote"><text:note-citation>9</text:note-citation><text:note-body><text:p text:style-name="Footnote">The complicated<text:span text:style-name="T177"> relationship between the original </text:span><text:span text:style-name="T175">Parva Naturalia</text:span><text:span text:style-name="T177"> and the Arabic version is discussed in chapter 4, 4.5.1.</text:span></text:p></text:note-body></text:note> These texts will be discussed in more detail as they become relevant in the chapters that follow. The <text:span text:style-name="T168">De Motu</text:span> would of course also have been relevant to Avicenna's discussion, but it does not appear to have been available to him.<text:note text:id="ftn8" text:note-class="footnote"><text:note-citation>10</text:note-citation><text:note-body><text:p text:style-name="Footnote">Discussed in <text:span text:style-name="T177">chapter</text:span><text:span text:style-name="T274"> 3, footnote 8.</text:span></text:p></text:note-body></text:note></text:p>
      <text:p text:style-name="P72">Like the late antique commentary culture before him, Avicenna's work is often organized as a development of the Aristotelian corpus. Avicenna eschewed commentary, and instead sought to present new syntheses on scientific topics.<text:note text:id="ftn9" text:note-class="footnote"><text:note-citation>11</text:note-citation><text:note-body><text:p text:style-name="Footnote">Avicenna's lack of interest in commentary is recorded by his disciple al-Jūzjānī in Jūzjānī 's introduction to Avicenna's <text:span text:style-name="T168">Healing</text:span>. See Gutas (2014), 32.</text:p></text:note-body></text:note> He nonetheless used the late antique commentators, especially Alexander of Aphrodisias and Themistius, to understand Aristotle, and took his cues about what topics to discuss from what was discussed by previous Aristotelians. Thus, Aristotelian background, and the commentary tradition on Aristotle, is frequently used as <text:soft-page-break/>background in this dissertation for the sake of understanding Avicenna. Knowing what Aristotle or one of the commentators said on some issue is useful for orienting us towards what Avicenna is likely to say.</text:p>
      <text:p text:style-name="P72">Avicenna's dependence on the Aristotelian tradition of psychology can be seen in the way that he adopts a basically Aristotelian conception of the soul, in contrast to a Platonic/Galenic conception. The Platonic/Galenic schema was available to Avicenna in Arabic translations of Galen's own works, which included paraphrases of Platonic texts like the <text:span text:style-name="T168">Republic</text:span> and <text:span text:style-name="T168">Timaeus, </text:span><text:span text:style-name="T6">both of which include an overview of Plato's parts of the soul.</text:span><text:span text:style-name="T6"><text:note text:id="ftn10" text:note-class="footnote"><text:note-citation>12</text:note-citation><text:note-body><text:p text:style-name="Footnote">Relevant works by Galen translated into Arabic include his <text:span text:style-name="T168">On Character Traits</text:span> [<text:span text:style-name="T168">De Moribus</text:span>], <text:span text:style-name="T168">On Affections and Errors of the Soul</text:span> [<text:span text:style-name="T168">Aff. Dig./Pecc. Dig.</text:span>], <text:span text:style-name="T168">Capacities of the Soul Depend on the Mixture of the Body</text:span><text:span text:style-name="T129">,</text:span> <text:span text:style-name="T168">On Plato and Hippocrates,</text:span><text:span text:style-name="T6"> and compendiums/paraphrases of Plato's </text:span><text:span text:style-name="T168">Timaeus</text:span><text:span text:style-name="T6"> and </text:span><text:span text:style-name="T168">Republic</text:span><text:span text:style-name="T6">. See Gutas (2010), 8-7-808.</text:span></text:p></text:note-body></text:note></text:span><text:span text:style-name="T6"> What Avicenna objected to in what he understood to be Plato and Galen's view was the way that they seemed to divide the soul into appetitive, spirited, and rational “parts.” This was unhelpful in terms of organization, and too often ended up sounding like there were three “substances” in a single human (localized in the liver, heart and brain, respectively).</text:span><text:span text:style-name="T6"><text:note text:id="ftn11" text:note-class="footnote"><text:note-citation>13</text:note-citation><text:note-body><text:p text:style-name="Footnote"><text:span text:style-name="T223">Avicenna, </text:span><text:span text:style-name="T236">Healing: Psychology</text:span><text:span text:style-name="T223"> (1959) 5.7, p. 252.</text:span></text:p></text:note-body></text:note></text:span><text:span text:style-name="T6"> Contra such a view, Avicenna followed Aristotle in holding</text:span>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with the precise character of these faculties differing from species to species. </text:p>
      <text:p text:style-name="P72">Avicenna also had access to Stoic psychology, again via Galen, which is of course a tradition rich with debate over the nature of emotions.<text:note text:id="ftn12" text:note-class="footnote"><text:note-citation>14</text:note-citation><text:note-body><text:p text:style-name="Footnote">Galen outlin<text:span text:style-name="T177">es the debates between Stoics over the nature of emotions in </text:span><text:span text:style-name="T175">On Plato and Hippocrates. </text:span><text:span text:style-name="T14">See discussion in chapter four, section 4.4.2.</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P72"><text:soft-page-break/>Amongst Avicenna's predecessors in the Classical Arabic tradition, emotions mostly arise in the context of works that address how we should correct our thoughts in order to dispel unwanted emotions. The main texts of this sort include:</text:p>
      <text:list xml:id="list855280452627106829" text:style-name="L2">
        <text:list-item>
          <text:p text:style-name="P105"><text:span text:style-name="T168">Art of Dispelling Sorrows, </text:span>Al-Kindī (d. 873)</text:p>
        </text:list-item>
        <text:list-item>
          <text:p text:style-name="P105"><text:span text:style-name="T187">Sustenance of the Soul, </text:span><text:span text:style-name="T184">Al-Balkhī (d. 934) </text:span></text:p>
        </text:list-item>
        <text:list-item>
          <text:p text:style-name="P105"><text:span text:style-name="T168">Directing Attention to the Way of Happiness</text:span><text:span text:style-name="T6">, Al-Fārābī (d. 950)</text:span></text:p>
        </text:list-item>
        <text:list-item>
          <text:p text:style-name="P105"><text:span text:style-name="T184">Two distinct texts, both titled </text:span><text:span text:style-name="T187">Reformation of Morals</text:span><text:span text:style-name="T184">, by Yaḥyā ibn ʿadī (d. 974) and Miskawayh (d. 1030)</text:span><text:span text:style-name="T184"><text:note text:id="ftn13" text:note-class="footnote"><text:note-citation>15</text:note-citation><text:note-body><text:p text:style-name="Footnote">After these thinkers, and a<text:span text:style-name="T177">fter Avicenna, major strides in the field of emotion come by way of al-Ghazālī, whose work integrates emotions into an ethic more explicitly influenced by Islam. On this, see Fakhry (1994), chapter 9, and, more recently, Kukkonen (2016).</text:span></text:p></text:note-body></text:note></text:span></text:p>
        </text:list-item>
      </text:list>
      <text:p text:style-name="P72"><text:span text:style-name="T184">These works generally express the idea that the rational faculties can be used to </text:span><text:span text:style-name="T187">order</text:span><text:span text:style-name="T184"> the 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84"><text:note text:id="ftn14" text:note-class="footnote"><text:note-citation>16</text:note-citation><text:note-body><text:p text:style-name="P51">Yaḥyā ibn ʿadī (2002) 4.2. </text:p></text:note-body></text:note></text:span><text:span text:style-name="T184"> Al-Kindī meets negative emotions more head on with countervailing beliefs: don't be sad about misfortunes, because since misfortunes are a necessary part of life, wishing you would never experience misfortunes is tantamount to wishing that you wouldn't exist.</text:span><text:span text:style-name="T184"><text:note text:id="ftn15" text:note-class="footnote"><text:note-citation>17</text:note-citation><text:note-body><text:p text:style-name="Footnote">Al-Kindī (2012) 6.8.</text:p></text:note-body></text:note></text:span><text:span text:style-name="T184"> It is possible that this whole genre is to some degree a product of the influence of the Stoic tradition, but there is no direct evidence of Stoic texts on cognitive therapy having been translated into Arabic.</text:span><text:span text:style-name="T184"><text:note text:id="ftn16" text:note-class="footnote"><text:note-citation>18</text:note-citation><text:note-body><text:p text:style-name="Footnote">Gutas (1994), 4959-4962.</text:p></text:note-body></text:note></text:span><text:span text:style-name="T184"> </text:span></text:p>
      <text:p text:style-name="P72">In any case, Avicenna himself produced no work focused on cognitive therapy, so although it is a rich line of thought in the Classical Arabic tradition, it does not constitute a major source for the present discussion. The texts in the tradition of cognitive therapy typically begin with a basic overview of the nature of the soul (along Platonic or Aristotelian lines, depending on the author), and then focus on issues more specific or practical than those Avicenna takes up. Avicenna was focused primarily on the nature of the emotions as an aspect of philosophical psychology and physiology, as we will see.</text:p>
      <text:h text:style-name="P120" text:outline-level="2">4<text:tab/>The variety of discussions of emotions in Avicenna's corpus</text:h>
      <text:p text:style-name="P72">Avicenna's works in which we find discussions of emotions fall into roughly four categories:</text:p>
      <text:list xml:id="list1477621339198611365" text:style-name="WW8Num2">
        <text:list-item>
          <text:p text:style-name="P106"><text:soft-page-break/>Philosophical psychology</text:p>
        </text:list-item>
        <text:list-item>
          <text:p text:style-name="P106">Medical/biological texts</text:p>
        </text:list-item>
        <text:list-item>
          <text:p text:style-name="P109">Healing: Categories</text:p>
        </text:list-item>
        <text:list-item>
          <text:p text:style-name="P106">Works related to rhetoric and poetics</text:p>
        </text:list-item>
      </text:list>
      <text:p text:style-name="Standard"><text:span text:style-name="T22">Avicenna's texts on philosophical psychology contain the most relevant material, particularly in Avicenna's various summative works on the nature of the soul. These texts are primarily relevant </text:span><text:span text:style-name="T22">for their discussions of the motive faculty, of which emotions are acts, and the cognitive faculties, which lead to emotions. Avicenna's first philosophical treatise, </text:span><text:span text:style-name="T35">Compendium on the Soul </text:span><text:span text:style-name="T23">(c. 999 CE)</text:span><text:span text:style-name="Footnote_20_Symbol"><text:span text:style-name="T23"><text:note text:id="ftn17" text:note-class="footnote"><text:note-citation>19</text:note-citation><text:note-body><text:p text:style-name="Footnote">For dating, see Gutas (2014), 165.</text:p></text:note-body></text:note></text:span></text:span><text:span text:style-name="T22">, contains discussions of all these faculties, but in far less detail than his later </text:span><text:span text:style-name="T22">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22"><text:note text:id="ftn18" text:note-class="footnote"><text:note-citation>20</text:note-citation><text:note-body><text:p text:style-name="Footnote">Avicenna, <text:span text:style-name="T168">Compendium</text:span> (1875), 352.</text:p></text:note-body></text:note></text:span></text:span><text:span text:style-name="T22"> He says in the </text:span><text:span text:style-name="T35">Compendium </text:span><text:span text:style-name="T23">that</text:span><text:span text:style-name="T22"> in non-rational animals, the motive faculty is the “end [</text:span><text:span text:style-name="T35">al-ghāya</text:span><text:span text:style-name="T22">]” with respect to the cognitive faculties, since the cognitive faculties exist in order to provide information that leads to motion, whereas in rational animals the motive faculty exists to carry out the judgments of the rational faculties.</text:span><text:span text:style-name="Footnote_20_Symbol"><text:span text:style-name="T22"><text:note text:id="ftn19" text:note-class="footnote"><text:note-citation>21</text:note-citation><text:note-body><text:p text:style-name="Footnote">Avicenna, <text:span text:style-name="T168">Compendium</text:span> (1875), 353.</text:p></text:note-body></text:note></text:span></text:span></text:p>
      <text:p text:style-name="Standard"><text:span text:style-name="T22">Far more detail is provided in Avicenna's magnum opus on psychology, </text:span><text:span text:style-name="T35">Healing: Psychology </text:span><text:span text:style-name="T23">(c. 1020-1027).</text:span><text:span text:style-name="T22"> As a whole, the multi-volume </text:span><text:span text:style-name="T35">Healing</text:span><text:span text:style-name="T22"> (in which </text:span><text:span text:style-name="T35">Psychology</text:span><text:span text:style-name="T22"> is contained) is organized into four parts, beginning with logic, then physics, mathematics, and finally metaphysics. </text:span><text:span text:style-name="T35">Psychology</text:span><text:span text:style-name="T22"> is the sixth work in the physics division. It is preceded in the physics division of the </text:span><text:span text:style-name="T35">Healing</text:span><text:span text:style-name="T22"> by various works on the elements, matter, change, and it is followed by books focused on plants and animals.</text:span><text:span text:style-name="Footnote_20_Symbol"><text:span text:style-name="T22"><text:note text:id="ftn20" text:note-class="footnote"><text:note-citation>22</text:note-citation><text:note-body><text:p text:style-name="Footnote">Gutas (2014), 105.</text:p></text:note-body></text:note></text:span></text:span><text:span text:style-name="T22"> </text:span><text:span text:style-name="T35">Psychology</text:span><text:span text:style-name="T22"> itself is organized into five books:</text:span></text:p>
      <text:list xml:id="list1494333341416266312" text:style-name="L3">
        <text:list-header>
          <text:p text:style-name="P107">Book 1: The nature of the soul in general</text:p>
          <text:p text:style-name="P107">Book 2: The vegetative faculties and the external senses, excluding vision</text:p>
          <text:p text:style-name="P107">Book 3: Vision</text:p>
          <text:p text:style-name="P107">Book 4: The internal senses (imagination, estimation, etc.) and the motive faculty</text:p>
          <text:p text:style-name="P107">Book 5: The rational faculties</text:p>
        </text:list-header>
      </text:list>
      <text:p text:style-name="P72"><text:span text:style-name="T17">The motive faculty is discussed in 4.4, the </text:span><text:span text:style-name="T17">final section of the fourth book. Avicenna's concerns in 4.4, as with the rest of </text:span><text:span text:style-name="T29">Psychology</text:span><text:span text:style-name="T17">, are broadly modeled on those in Aristotle's </text:span><text:span text:style-name="T29">De Anima</text:span><text:span text:style-name="T18">, with some additions, as will be noted throughout the </text:span><text:span text:style-name="T18">chapter</text:span><text:span text:style-name="T18">s in this dissertation. For example, </text:span><text:span text:style-name="T17">4.4 in </text:span><text:soft-page-break/><text:span text:style-name="T17">turn can be broken down into roughly the following sections (</text:span><text:span text:style-name="T17">this is an approximation, as Avicenna's text does not contain further divisions):</text:span></text:p>
      <text:list xml:id="list5243140525835240461" text:style-name="L4">
        <text:list-header>
          <text:p text:style-name="P108">4.4a: discussion of the various branches of the motive faculty found in animals, including, but not limited to, concupiscible and irascible appetite.</text:p>
          <text:p text:style-name="P108"/>
          <text:p text:style-name="P110"><text:span text:style-name="T22">4.4b: discussion of other psychological states, such as sleeping and waking, health and sickness, modeled on some concerns from </text:span><text:span text:style-name="T35">Parva Naturalia</text:span><text:span text:style-name="T22">.</text:span><text:span text:style-name="Footnote_20_Symbol"><text:span text:style-name="T22"><text:note text:id="ftn21" text:note-class="footnote"><text:note-citation>23</text:note-citation><text:note-body><text:p text:style-name="Footnote">This is discussed mo<text:span text:style-name="T177">re in section 4.5.1.</text:span></text:p></text:note-body></text:note></text:span></text:span></text:p>
          <text:p text:style-name="P110"><text:span text:style-name="Footnote_20_Symbol"><text:span text:style-name="T22"/></text:span></text:p>
          <text:p text:style-name="P108">4.4c: discussion of the unique abilities found in the “prophetic” state of the motive faculties, such as the ability to affect motion at a distance.</text:p>
        </text:list-header>
      </text:list>
      <text:p text:style-name="P72"><text:span text:style-name="T17">It is thus the first part of </text:span><text:span text:style-name="T17">chapter</text:span><text:span text:style-name="T17"> 4 (labelled 4.4a), in which the most important, guiding texts for this dissertation are found. For most of the topics to be discussed in what follows, there is corresponding discussion in Avicenna's slightly later </text:span><text:span text:style-name="T29">Salvation: Psychology</text:span><text:span text:style-name="T17">. But the latter is rarely referenced in this dissertation, because for these topics </text:span><text:span text:style-name="T29">Salvation: Psychology</text:span><text:span text:style-name="T17"> is essentially an abridgment of </text:span><text:span text:style-name="T29">Healing: Psychology.</text:span></text:p>
      <text:p text:style-name="P72"><text:span text:style-name="T17">Three other philosophical psychology texts will be important for this topic. These are distinct from the preceding in that they are not as tightly tied to the organization of the Aristotelian sciences. First, we have the appendix to the physics section of Avicenna's late </text:span><text:span text:style-name="T29">Remarks and Admonitions</text:span><text:span text:style-name="T17"> (c. 1030-1034). </text:span><text:span text:style-name="T29">Remarks</text:span><text:span text:style-name="T17"> as a whole is organized according to the Aristotelian sciences, but the appendix to the physics section contains discussions of a variety of topics related to the motive faculty that are not discussed elsewhere. Second, we have the </text:span><text:span text:style-name="T29">Marginal Glosses</text:span><text:span text:style-name="T17"> (c. 1029), a </text:span><text:span text:style-name="T19">record of Avicenna's thought process as he read the Arabic translation of Aristotle's </text:span><text:span text:style-name="T30">De Anima. </text:span><text:span text:style-name="T19">It is thought to have been originally written by Avicenna in the margins of his copy of Aristotle, hence the title. Finally, there is his early </text:span><text:span text:style-name="T30">Treatise on Love</text:span><text:span text:style-name="T19"> (from a similar period as the</text:span><text:span text:style-name="T30"> Compendium</text:span><text:span text:style-name="T19">). In the </text:span><text:span text:style-name="T30">Treatise</text:span><text:span text:style-name="T19">, Avicenna broadly discusses various beings' inborn love (i.e., their teleology, or “what they tend towards”); from the inborn “love” that rocks have for downward motion, on up to God's “love” for God's own sheer, perfect essence.</text:span><text:span text:style-name="T19"><text:note text:id="ftn514" text:note-class="footnote"><text:note-citation>24</text:note-citation><text:note-body><text:p text:style-name="Footnote">On the Necessary Existent's love for its own essence, see also Avicenna (2005) 8.7.</text:p></text:note-body></text:note></text:span><text:span text:style-name="T19"> Of particular interest for our purposes in the </text:span><text:span text:style-name="T30">Treatise</text:span><text:span text:style-name="T19"> is his characterizations of the aims of the motive faculties, and how they relate to the goals of other faculties. These three texts will all be used throughout the dissertation to provide insight into emotions as part of Avicenna's philosophical </text:span><text:soft-page-break/><text:span text:style-name="T19">psychology, but it is the </text:span><text:span text:style-name="T30">Healing: Psychology </text:span><text:span text:style-name="T19">4.4 which makes most clear Avicenna's priorities and mature way of thinking about emotions.</text:span></text:p>
      <text:p text:style-name="P72"><text:span text:style-name="T19">As for Avicenna's writings that relate to the physiology of the emotions, these include primarily </text:span><text:span text:style-name="T30">Healing: Psychology</text:span><text:span text:style-name="T19"> 5.8, the </text:span><text:span text:style-name="T30">Canon of Medicine</text:span><text:span text:style-name="T19">, and </text:span><text:span text:style-name="T30">Cardiac Drugs</text:span><text:span text:style-name="T19">. That Avicenna thought there was an overlap in the concerns of philosophical psychology and medicine/biology can be seen in the fact that the final </text:span><text:span text:style-name="T19">chapter</text:span><text:span text:style-name="T19"> of </text:span><text:span text:style-name="T30">Healing: Psychology</text:span><text:span text:style-name="T19">, 5.8, provides an overview of </text:span><text:span text:style-name="T19">physiology that Avicenna deems relevant to the study of the soul.</text:span><text:span text:style-name="T19"><text:note text:id="ftn22" text:note-class="footnote"><text:note-citation>25</text:note-citation><text:note-body><text:p text:style-name="Footnote"><text:span text:style-name="T168">Psychology</text:span> 5.8 is obviously found in a work overly concerned with philosophical psychology, but in and of itself it is primarily concerned with physiology.</text:p></text:note-body></text:note></text:span><text:span text:style-name="T19"> Yet most of what is in fact relevant for our purposes is found in the latter two texts just mentioned.</text:span></text:p>
      <text:p text:style-name="P72"><text:span text:style-name="T19">The </text:span><text:span text:style-name="T30">Canon</text:span><text:span text:style-name="T19"> is Avicenna's magnum opus on the medical practice, and contains specific </text:span><text:span text:style-name="T19">etiology for certain emotional disorders (like melancholy), along with advice for how to treat them. </text:span><text:span text:style-name="T30">Cardiac Drugs</text:span><text:span text:style-name="T19"> is a work focused on the medical conditions related to the heart. As will be seen, Avicenna believes that the seat of emotions is the vital spirit that is in the heart, and much of the </text:span><text:span text:style-name="T30">Cardiac Drugs</text:span><text:span text:style-name="T19"> is taken up with discussing what accounts for certain emotional dispositions, and how emotions affect the body.</text:span></text:p>
      <text:p text:style-name="P72">These texts on physiology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feel shock, and another not to, when they both evaluate some situation as horrific. In some cases, the answer might simply boil down to their physical temperaments.</text:p>
      <text:p text:style-name="P72"><text:span text:style-name="T19">The final texts that need to be mentioned in the context of emotions are three texts from the first, logical part of the </text:span><text:span text:style-name="T30">Healing</text:span><text:span text:style-name="T19">, namely, the </text:span><text:span text:style-name="T30">Categories</text:span><text:span text:style-name="T19">, </text:span><text:span text:style-name="T30">Poetics</text:span><text:span text:style-name="T19">, and </text:span><text:span text:style-name="T30">Rhetoric</text:span><text:span text:style-name="T19">. All of these texts have something to say about the nature of emotions, or specific emotions, and I will analyze a translation of the section on emotions from </text:span><text:span text:style-name="T30">Healing: Rhetoric</text:span><text:span text:style-name="T19"> in chapter five. Like Aristotle's </text:span><text:span text:style-name="T30">Rhetoric</text:span><text:span text:style-name="T19">, Avicenna's section on emotions in this text primarily consists of a discussion of </text:span><text:soft-page-break/><text:span text:style-name="T19">specific emotions, with an eye towards how a rhetorician can stir them up, and what sort of effect that would have on their aud</text:span>ience.</text:p>
      <text:h text:style-name="P120" text:outline-level="2">5<text:tab/>Prior work on emotions in Avicenna</text:h>
      <text:p text:style-name="P72">The need for a study such as this dissertation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23" text:note-class="footnote"><text:note-citation>26</text:note-citation><text:note-body><text:p text:style-name="Footnote">See Black (1993), (2013) and (2014).</text:p></text:note-body></text:note> The influence of those cognitive faculties on the Latin West has also been traced in detail.<text:note text:id="ftn24" text:note-class="footnote"><text:note-citation>27</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P72"><text:span text:style-name="T17">As for what has been written thus far, there is an overview Avicenna's views on emotions in Simo Knuuttila's </text:span><text:span text:style-name="T29">Emotions in Ancient and Medieval Philosophy</text:span><text:span text:style-name="T17">.</text:span><text:span text:style-name="T17"><text:note text:id="ftn25" text:note-class="footnote"><text:note-citation>28</text:note-citation><text:note-body><text:p text:style-name="Footnote">Knuuttila (2004) <text:span text:style-name="T168">Emotions in Ancient and Medieval Philosophy, </text:span><text:span text:style-name="T6">pp. 218-225.</text:span></text:p></text:note-body></text:note></text:span><text:span text:style-name="T17">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6" text:note-class="footnote"><text:note-citation>29</text:note-citation><text:note-body><text:p text:style-name="Footnote">Their work discussed at the beginn<text:span text:style-name="T177">ing of chapter 3.</text:span></text:p></text:note-body></text:note> But, again, these concepts need to be unpacked in more detail, and fitted in the context of Avicenna's broader work on affective psychology.</text:p>
      <text:p text:style-name="P72">There is no doubt that Avicenna spent more of his time analyzing the nature of cognition, and this aspect of his work seems to have had more of an impact than what he wrote on affective psychology. So the focus thus far has been warranted. But what he says about emotions is nonetheless unique, detailed, and worth studying on its own. Probing the <text:span text:style-name="T168">influence</text:span> of his affective psychology will of course have to wait until his affective psychology is understood on its own terms.</text:p>
      <text:h text:style-name="P120" text:outline-level="2"><text:soft-page-break/>6<text:tab/>Roadmap of following chapters</text:h>
      <text:p text:style-name="P72">What follows is a summary of the parts of this dissertation, which reiterates some of the overview material from section 2, above:</text:p>
      <text:p text:style-name="P72"><text:span text:style-name="T160">In </text:span><text:span text:style-name="T160">chapter</text:span><text:span text:style-name="T160"> one of this dissertation I argue that Avicenna’s main account of</text:span><text:span text:style-name="T160"> animal emotions (in his </text:span><text:span text:style-name="T163">Healing: Psychology</text:span><text:span text:style-name="T160"> 4.4) shows that they are construed as inclinations (</text:span><text:span text:style-name="T163">nizāʿāt/inbiʿāthāt</text:span><text:span text:style-name="T160">) in response to positive or negative value judgments. The notion of “inclination” is intenti</text:span><text:span text:style-name="T160">onally broader than terms used by Avicenna’s predecessors (Gr. </text:span><text:span text:style-name="T163">orexis</text:span><text:span text:style-name="T160">, Ar. </text:span><text:span text:style-name="T163">shawq</text:span><text:span text:style-name="T160">), because Avicenna wants to articulate a range of affective states of which animals are capable beyond Aristotelian </text:span><text:span text:style-name="T160">concupiscible and irascible appetite. Concupiscible and irascible appetite relate to pleasures and pains appreciable by the external senses, but animals also incline towards things like freedom, companionship, and aesthetic experience. Further, animals experience varieties of pleasure, </text:span><text:span text:style-name="T160">which Avicenna regards as a type of inclination, insofar as it inclines us to keep going in some activity.</text:span></text:p>
      <text:p text:style-name="P72"><text:span text:style-name="T160">In chapter two I argue that Avicenna’s account of uniquely human emotions (in </text:span><text:span text:style-name="T163">Psychology</text:span><text:span text:style-name="T160"> 5.1 and his </text:span><text:span text:style-name="T163">Treatise on Love</text:span><text:span text:style-name="T160">)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that they are significantly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72"><text:span text:style-name="T160">Of course, to incline on account of some value judgment is not the same thing as to act, so the question naturally arises</text:span><text:span text:style-name="T163"> </text:span><text:span text:style-name="T166">of</text:span><text:span text:style-name="T160"> how emotions relate to voluntary action. In </text:span><text:span text:style-name="T160">chapter</text:span><text:span text:style-name="T160"> three, I argue that Avicenna makes a distinction between the inclination to act (which is what an emotion is) and the resolution to act (which leads directly to voluntary motion). Both inclination and resolution are acts of the animal motive faculty, but they have differing cognitive causes. Inclinations (i.e., </text:span><text:soft-page-break/><text:span text:style-name="T160">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72"><text:span text:style-name="T160">In </text:span><text:span text:style-name="T160">chapter</text:span><text:span text:style-name="T160"> four I flesh out the aspects of physiology that are relevant to Avicenna's philosophy of emotion. That is, in Avicenna's </text:span><text:span text:style-name="T163">Healing: Psychology</text:span><text:span text:style-name="T160">, two issues arise which Avicenna thinks are actually best illuminated by considering physiology. On the one hand, we might sometimes wonder why </text:span><text:span text:style-name="T178">the same evaluative judgment sometimes causes an emotion, sometimes not, and, when it does, why the emotion varies in strength. For example, two people evaluate a situation as </text:span><text:span text:style-name="T178">dangerous, yet one person cowers, and the other is brave. If we stipulate that the judgment in these cases is the same, the best explanation for their different responses has to do with their temperamental dispositions. A second issue related to physiology concerns the nature of emotion </text:span><text:span text:style-name="T178">more generally, i.e., what sort of physical changes we think are </text:span><text:span text:style-name="T179">constitutive</text:span><text:span text:style-name="T178"> of an emotion, and which are merely the emotion's </text:span><text:span text:style-name="T179">effects</text:span><text:span text:style-name="T178">. For Avicenna, the changes underlying an occurrent emotion are actually quite narrow in scope (basically limited to changes in the heart, and the vital spirit in the heart), whereas other changes we often associate with emotions (like going pale from fear) would be considered effects. In </text:span><text:span text:style-name="T178">chapter</text:span><text:span text:style-name="T178"> four I touch on the issue of how a medical doctor might diagnose and treat emotional disorders, but I do not delve deeply into that issue, as I am primarily concerned with emotions from the point of view of philosophical psychology.</text:span></text:p>
      <text:p text:style-name="P72"><text:span text:style-name="T178">Such are the key philosophical issues Avicenna deals with in relation to emotions. Chapter five and appendix one focus on the section on emotions from Avicenna's </text:span><text:span text:style-name="T179">Healing: Rhetoric</text:span><text:span text:style-name="T178">. Chapter five is the analysis, while appendix one is the translation. As mentioned earlier, this is not the sort of text where we would expect to find Avicenna's primary account of the nature of emotions, and this explains its position later in the dissertation. Nonetheless, it allows for some interesting supplemental discussions, touching on the way that emotions affect</text:span><text:span text:style-name="T217"> cognition, their </text:span><text:span text:style-name="T180">positive or negative hedonic quality, the objects of specific emotions, and the relation between emotions and psychological character traits.</text:span></text:p>
      <text:p text:style-name="P72"><text:span text:style-name="T180">Similarly, Avicenna's </text:span><text:span text:style-name="T185">Healing: Categories </text:span><text:span text:style-name="T180">is not as fundamental to this discussion as his psychological texts, but it does provide some insight into, unsurprisingly, how we should </text:span><text:soft-page-break/><text:span text:style-name="T180">categorize emotions. Thus, appendix two looks at emotions from the point of view of the </text:span><text:span text:style-name="T185">Categories</text:span><text:span text:style-name="T180">, i.e., as types of “qualities.” Specifically, they are transitory, passing “conditions”, in contrast to more stable qualities like “states.”</text:span></text:p>
      <text:p text:style-name="P72"><text:span text:style-name="T180">Appendix three consists of a chart listing the various specific emotions discussed by Avicenna, keyed to their locations in his works. This dissertation does not spend much time analyzing specific emotions, nor does Avicenna (outside of the </text:span><text:span text:style-name="T185">Healing: Rhetoric</text:span><text:span text:style-name="T180">). But appendix three serves as a useful guide for seeing at a glance where emotions are in fact discussed in his corpus.</text:span></text:p>
      <text:p text:style-name="P68"/>
      <text:h text:style-name="P96" text:outline-level="1">Chapter 1:</text:h>
      <text:h text:style-name="P90" text:outline-level="1">Varieties of Emotions in the Animal Motive Soul</text:h>
      <text:p text:style-name="Text_20_body"><text:span text:style-name="Footnote_20_Symbol"><text:span text:style-name="T54"/></text:span></text:p>
      <text:p text:style-name="Standard"><text:span text:style-name="T17">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6"><text:note text:id="ftn27" text:note-class="footnote"><text:note-citation>30</text:note-citation><text:note-body><text:p text:style-name="Footnote"><text:span text:style-name="T223">See Martha Nussbaum, developing a theory she takes to be in the Stoic tradition, in Nussbaum (2001)</text:span><text:span text:style-name="T236"> </text:span><text:span text:style-name="T223">131.</text:span></text:p></text:note-body></text:note></text:span></text:span><text:span text:style-name="T17">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2">ls, human and non-human. That is, all these states are </text:span><text:span text:style-name="T34">inclinations</text:span><text:span text:style-name="T22"> (translating </text:span><text:span text:style-name="T34">inbiʿāth</text:span><text:span text:style-name="T22"> or </text:span><text:span text:style-name="T34">nizāʿ</text:span><text:span text:style-name="T22">), with cognitive causes of varying complexity. They are emotions insofar as they incline their subject to various acts and objects, and insofar as they are inclinations, they are basically alike.</text:span></text:p>
      <text:p text:style-name="Standard"><text:span text:style-name="T22">In what follows I will argue that Avicenna’s understanding of emotion captures a wider range of affective states than had previously been recognized in his tradition, by showing how Avicenna deemphasizes traditional Aristotelian terminology (Gr. </text:span><text:span text:style-name="T34">orexis</text:span><text:span text:style-name="T22">, Ar. </text:span><text:span text:style-name="T34">shawq</text:span><text:span text:style-name="T22">), and instead makes use of this idea of “inclination (again, </text:span><text:span text:style-name="T34">inbiʿāth</text:span><text:span text:style-name="T22"> or </text:span><text:span text:style-name="T34">nizāʿ</text:span><text:span text:style-name="T22">)” as that which is fundamental to being an emotion. My argument will largely be borne out through a d</text:span><text:span text:style-name="T17">etailed contextualization and analysis of some difficult texts that have not thus far been treated in detail: Avicenna’s most comprehensive account of the motive faculty, in his </text:span><text:span text:style-name="T28">Healing: Psychology</text:span><text:span text:style-name="T17"> 1.5 and 4.4.</text:span><text:span text:style-name="Footnote_20_Symbol"><text:span text:style-name="T56"><text:note text:id="ftn28" text:note-class="footnote"><text:note-citation>31</text:note-citation><text:note-body><text:p text:style-name="Footnote"><text:span text:style-name="T226">The first scholar to draw attention to Avicenna’s usage of </text:span><text:span text:style-name="T239">inbiʿāth</text:span><text:span text:style-name="T226"> and </text:span><text:span text:style-name="T239">nizāʿ</text:span><text:span text:style-name="T226"> was Helmut Gätje, in </text:span><text:span text:style-name="T78">“Zur Psychologie der Willenshandlungen in der islamischen Philosophie,” pp.</text:span><text:span text:style-name="T80"> 357-359. What I present here will not disagree with Gätje, but it will show that Avicenna’s picture is complex in ways Gätje’s brief treatment does not address. The only other place this topic has been discussed is in Simo Knuuttila, </text:span><text:span text:style-name="T88">Emotions in Ancient and Medieval Philosophy</text:span><text:span text:style-name="T80">, pp. 218-225. Again, there is little I disagree with in his treatment of Avicenna, but much remains to be filled in.</text:span></text:p></text:note-body></text:note></text:span></text:span><text:span text:style-name="T17"> <text:s/></text:span></text:p>
      <text:p text:style-name="Standard"><text:bookmark-start text:name="Intro"/><text:soft-page-break/><text:span text:style-name="T17">We</text:span><text:bookmark-end text:name="Intro"/><text:span text:style-name="T17"> will see Avicenna begin by discussing basic concupiscible and irascible emotions</text:span><text:span text:style-name="Footnote_20_Symbol"><text:span text:style-name="T17"><text:note text:id="ftn29" text:note-class="footnote"><text:note-citation>32</text:note-citation><text:note-body><text:p text:style-name="Footnote"><text:span text:style-name="T220">T</text:span><text:span text:style-name="T90">he structur</text:span><text:span text:style-name="T91">e of this chapter is shape</text:span><text:span text:style-name="T90">d by the order in which Avicenna presents concepts in </text:span><text:span text:style-name="T92">Psychology</text:span><text:span text:style-name="T90">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90"><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92">indirectly</text:span><text:span text:style-name="T90"> involves avoiding pain. Directly, attacking and defending oneself might actually temporarily </text:span><text:span text:style-name="T92">increase</text:span><text:span text:style-name="T90">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92">dominance</text:span><text:span text:style-name="T90">, and an aversion to its opposite.</text:span></text:p><text:p text:style-name="P37"><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7">, and then slowly broaden the category of emotion to include emotions that are </text:span><text:span text:style-name="T28">like</text:span><text:span text:style-name="T17">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pan text:style-name="T17">concept than desire or appetite, all these states end up able to be grouped together in a meaningful way.</text:span></text:p>
      <text:h text:style-name="Heading_20_2" text:outline-level="2">1.1<text:tab/>Aristot<text:span text:style-name="T177">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for Avicenna these latter terms apply to more specific types of inclination,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ing <text:soft-page-break/>its hand in the honeypot). Inclinations on their own do not cause movement, but they orient us towards objects in ways that we might eventually choose to act on. To summarize: the bear judges the honey would be delicious, then inclines towards it (i.e., has an emotion), then acts on that inclination.</text:p>
      <text:p text:style-name="Standard"><text:span text:style-name="T22">This basic picture is shared by Avicenna and Aristotle. But we can be a bit more specific, showing how this maps onto the terminology Aristotle uses in the </text:span><text:span text:style-name="T35">De Anima</text:span><text:span text:style-name="T22">. That is, Avicenna’s notion of “inclination” fills roughly the same role in his psychology as that of “moved-mover” for Aristotle, being an elaboration of the terrain covered by Aristotle in </text:span><text:span text:style-name="T34">De Anima</text:span><text:span text:style-name="T22"> 3.9-11.</text:span><text:span text:style-name="Footnote_20_Symbol"><text:span text:style-name="T59"><text:note text:id="ftn30" text:note-class="footnote"><text:note-citation>33</text:note-citation><text:note-body><text:p text:style-name="Footnote"><text:span text:style-name="T223">Aristotle’s </text:span><text:span text:style-name="T236">De Motu Animalium</text:span><text:span text:style-name="T223"> is of course another key text for the motive faculty, but—despite Averroes’ later awareness of </text:span><text:span text:style-name="T236">De Motu</text:span><text:span text:style-name="T223"> in broad strokes—the text itself does not seem to have ever been translated into Arabic. See </text:span><text:span text:style-name="T80">Gutas (2014)</text:span><text:span text:style-name="T88"> </text:span><text:span text:style-name="T80">361, n. 5.</text:span></text:p></text:note-body></text:note></text:span></text:span><text:span text:style-name="Footnote_20_Symbol"><text:span text:style-name="T59"> <text:s/></text:span></text:span><text:span text:style-name="T22">After this section, we will not make extensive use of this “moved-mover” terminology, instead relying on the basic picture sketched above. But it is worth briefly discussing the technical terms found in the original source for the basic picture.</text:span></text:p>
      <text:p text:style-name="Standard"><text:span text:style-name="T22">At the start of </text:span><text:span text:style-name="T35">De Anima </text:span><text:span text:style-name="T22">3.9 Aristotle divides animal and human psychological faculties into two kinds: those enabling cognition, and those enabling voluntary motion.</text:span><text:span text:style-name="Footnote_20_Symbol"><text:span text:style-name="T59"><text:note text:id="ftn31" text:note-class="footnote"><text:note-citation>34</text:note-citation><text:note-body><text:p text:style-name="Footnote"><text:span text:style-name="T80">Aristotle, </text:span><text:span text:style-name="T88">On the Soul</text:span><text:span text:style-name="T80"> (1986) 3.9, 432b.</text:span></text:p></text:note-body></text:note></text:span></text:span><text:span text:style-name="T43">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77">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68"><text:note text:id="ftn32" text:note-class="footnote"><text:note-citation>35</text:note-citation><text:note-body><text:p text:style-name="Footnote"><text:span text:style-name="T80">Aristotle, </text:span><text:span text:style-name="T88">On the Soul</text:span><text:span text:style-name="T80"> (1986) 3.10, 433b.</text:span></text:p></text:note-body></text:note></text:span></text:span></text:p>
      <text:p text:style-name="Standard"><text:span text:style-name="T43">The last two factors involved in voluntary motion are the most straightforward: in the case of animal motion, the </text:span><text:span text:style-name="T50">subject</text:span><text:span text:style-name="T43"> of movement is the whole animal, and the </text:span><text:span text:style-name="T50">means</text:span><text:span text:style-name="T43"> of movement are the various organs and muscles that operate by pushing and pulling. Shortly after this text, Aristotle </text:span><text:span text:style-name="T43">argues that there must be a central axis for all this pushing and pulling, which later commentators understood to be the heart.</text:span><text:span text:style-name="Footnote_20_Symbol"><text:span text:style-name="T63"><text:note text:id="ftn33" text:note-class="footnote"><text:note-citation>36</text:note-citation><text:note-body><text:p text:style-name="Footnote"><text:span text:style-name="T223">Themistius, </text:span><text:span text:style-name="T237">On Aristotle On the Soul</text:span><text:span text:style-name="T223"> (1996) 223.</text:span></text:p></text:note-body></text:note></text:span></text:span></text:p>
      <text:p text:style-name="Standard"><text:soft-page-break/><text:span text:style-name="T43">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63"><text:note text:id="ftn34" text:note-class="footnote"><text:note-citation>37</text:note-citation><text:note-body><text:p text:style-name="Footnote"><text:span text:style-name="T223">Themistius, </text:span><text:span text:style-name="T237">On Aristotle On the Soul</text:span><text:span text:style-name="T223"> (1996) 220.</text:span></text:p></text:note-body></text:note></text:span></text:span><text:span text:style-name="T43"> Similarly, Alexander of Aphrodisias understands the starting point of movement to mean some external object understood as something to be pursued or avoided.</text:span><text:span text:style-name="Footnote_20_Symbol"><text:span text:style-name="T63"><text:note text:id="ftn35" text:note-class="footnote"><text:note-citation>38</text:note-citation><text:note-body><text:p text:style-name="P50"><text:span text:style-name="T80">Alexander of Aphrodisias, </text:span><text:span text:style-name="T88">De Anima</text:span><text:span text:style-name="T80"> (1980) 98, </text:span><text:span text:style-name="T80">section</text:span><text:span text:style-name="T80"> 2.89.</text:span></text:p></text:note-body></text:note></text:span></text:span><text:span text:style-name="T43"> This would make a “practical good” any specific object, understood in such a way as to be relevant to appetite. For example, not </text:span><text:span text:style-name="T50">the</text:span><text:span text:style-name="T43"> good, but </text:span><text:span text:style-name="T50">a</text:span><text:span text:style-name="T43"> good, like food; and not just food, but food </text:span><text:span text:style-name="T50">grasped as</text:span><text:span text:style-name="T43">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63"><text:note text:id="ftn36" text:note-class="footnote"><text:note-citation>39</text:note-citation><text:note-body><text:p text:style-name="P50"><text:span text:style-name="T223">See (Pseudo) John Philoponus, </text:span><text:span text:style-name="T236">On Aristotle On the Soul</text:span><text:span text:style-name="T223"> (2013) 39, </text:span><text:span text:style-name="T223">section</text:span><text:span text:style-name="T223"> 587.5ff.</text:span></text:p></text:note-body></text:note></text:span></text:span><text:span text:style-name="T43"> So the practical good is an unmoved-mover because an object, when evaluated in a certain light, can be the goal for motion.</text:span><text:span text:style-name="Footnote_20_Symbol"><text:span text:style-name="T63"><text:note text:id="ftn37" text:note-class="footnote"><text:note-citation>40</text:note-citation><text:note-body><text:p text:style-name="Footnote"><text:span text:style-name="T226">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39">as presented by some cognitive, evaluative act,</text:span><text:span text:style-name="T226">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43">The proximate cause of motion, on the other hand, is a </text:span><text:span text:style-name="T50">moved</text:span><text:span text:style-name="T43">-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43">movement.”</text:span><text:span text:style-name="Footnote_20_Symbol"><text:span text:style-name="T63"><text:note text:id="ftn38" text:note-class="footnote"><text:note-citation>41</text:note-citation><text:note-body><text:p text:style-name="Footnote"><text:span text:style-name="T80">Aristotle, </text:span><text:span text:style-name="T88">On the Soul</text:span><text:span text:style-name="T80"> (1986) 3.10, 433b.</text:span></text:p></text:note-body></text:note></text:span></text:span><text:span text:style-name="T43"> The first half of this simply tells us that appetite is one of the causes of motion, the second half tells us that appetite causes motion by itself being a kind of motion, or change. Just like how the sense in which practical good remains </text:span><text:span text:style-name="T50">un</text:span><text:span text:style-name="T43">changed helps us understand the sort of mover it is, so here the sense in which appetite </text:span><text:span text:style-name="T50">is</text:span><text:span text:style-name="T43"> a change helps us understand why it is a mover. Again, (Pseudo) John Philoponus attempts to explain the core of what it is to be a moved-mover when he says that </text:span><text:soft-page-break/><text:span text:style-name="T43">appetite is a change “insofar as it reaches out.”</text:span><text:span text:style-name="Footnote_20_Symbol"><text:span text:style-name="T63"><text:note text:id="ftn39" text:note-class="footnote"><text:note-citation>42</text:note-citation><text:note-body><text:p text:style-name="P50"><text:span text:style-name="T223">(Pseudo) John Philoponus, </text:span><text:span text:style-name="T236">On Aristotle On the Soul</text:span><text:span text:style-name="T223"> (2013) 41, </text:span><text:span text:style-name="T223">section</text:span><text:span text:style-name="T223"> 591.10ff.</text:span></text:p></text:note-body></text:note></text:span></text:span><text:span text:style-name="T43"> This is an appeal to the </text:span><text:span text:style-name="T43">origins of the word appetite (or </text:span><text:span text:style-name="T50">orexis</text:span><text:span text:style-name="T43">). As Martha Nussbaum relates, prior to Aristotle, the verb </text:span><text:span text:style-name="T50">orego</text:span><text:span text:style-name="T43"> was fairly </text:span><text:span text:style-name="T43">common outside of philosophical literature, and was used to refer to a literal reaching out (with one’s hand, for example) towards some physical object (like a cup).</text:span><text:span text:style-name="Footnote_20_Symbol"><text:span text:style-name="T63"><text:note text:id="ftn40" text:note-class="footnote"><text:note-citation>43</text:note-citation><text:note-body><text:p text:style-name="P42">Nussbaum (2001) pp. 130–31.</text:p></text:note-body></text:note></text:span></text:span><text:span text:style-name="T43"> Aristotle is obviously not using </text:span><text:span text:style-name="T50">orexis</text:span><text:span text:style-name="T43"> in this context to refer to the literal, external reaching, since he is focused on the internal causes of motion, rather than motion itself. Nussbaum considers it a major contribution of Aristotle’s to use </text:span><text:span text:style-name="T50">orexis</text:span><text:span text:style-name="T43"> to refer to an inner reaching out, which is the cause for action in the more literal, prior sense of the verb. If we are talking about an appetite to avoid, rather than to pursue, then the distance of Aristotle’s usage from the literal sense of </text:span><text:span text:style-name="T50">orego</text:span><text:span text:style-name="T43"> is even more clear.</text:span></text:p>
      <text:p text:style-name="Standard">So the four factors involved in movement can be summarized as follows:</text:p>
      <text:p text:style-name="P57"/>
      <text:p text:style-name="P57">1) unmoved-mover: a practical good, i.e., an object cognized/represented in the subject</text:p>
      <text:p text:style-name="P57">2) moved-mover: an act of the motive faculty/appetite, in response to (1)</text:p>
      <text:p text:style-name="P57">3) means of motion: muscles and the ligaments</text:p>
      <text:p text:style-name="P58"><text:span text:style-name="T43">4) that which is moved: the subject as a whole</text:span><text:span text:style-name="Footnote_20_Symbol"><text:span text:style-name="T63"><text:note text:id="ftn41" text:note-class="footnote"><text:note-citation>44</text:note-citation><text:note-body><text:p text:style-name="Footnote"><text:span text:style-name="T226">Avicenna most explicitly replicates this fourfold schema in </text:span><text:span text:style-name="T239">Healing: Metaphysics</text:span><text:span text:style-name="T226">, section 6.5.3.</text:span><text:span text:style-name="T223"> Some of the precise terminology differs between Aristotle and Avicenna. For example, Aristotle calls </text:span><text:span text:style-name="T236">orexis</text:span><text:span text:style-name="T223"> the proximate principle of motion, while Avicenna calls the means of motion the proximate principle, and differences in labeling ripple out from there. But the ordering and general point is the same.</text:span></text:p></text:note-body></text:note></text:span></text:span></text:p>
      <text:p text:style-name="Standard"><text:span text:style-name="T43">In the </text:span><text:span text:style-name="T50">De Anima</text:span><text:span text:style-name="T43">, Aristotle further subdivides appetite into concupiscible appetite (</text:span><text:span text:style-name="T50">epithumia</text:span><text:span text:style-name="T43">), irascible appetite (</text:span><text:span text:style-name="T50">thumos</text:span><text:span text:style-name="T43">), which are moved-movers in response to objects of sensation, and will or choice (</text:span><text:span text:style-name="T50">bouleisis</text:span><text:span text:style-name="T43">), which is in response to an object of thought</text:span><text:span text:style-name="Footnote_20_Symbol"><text:span text:style-name="T63"><text:note text:id="ftn42" text:note-class="footnote"><text:note-citation>45</text:note-citation><text:note-body><text:p text:style-name="Footnote"><text:span text:style-name="T80">Aristotle, </text:span><text:span text:style-name="T88">On the Soul</text:span><text:span text:style-name="T80"> (1986) 3.9, 432b.</text:span></text:p></text:note-body></text:note></text:span></text:span><text:span text:style-name="T43">. </text:span><text:bookmark-start text:name="I_Aristotelian_Background"/><text:span text:style-name="T43">But</text:span><text:bookmark-end text:name="I_Aristotelian_Background"/><text:span text:style-name="T43">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40">The portions of Avicenna’s </text:span><text:span text:style-name="T47">Healing: Psychology</text:span><text:span text:style-name="T40"> (</text:span><text:span text:style-name="T47">Al-Shifā</text:span><text:span text:style-name="T40">ʾ</text:span><text:span text:style-name="T47">: Kitāb al-Nafs</text:span><text:span text:style-name="T40">) where he treats emotions, and questions similar to those of </text:span><text:span text:style-name="T47">De Anima</text:span><text:span text:style-name="T40"> 3.9-11, are his discussions of the animal motive faculty (</text:span><text:span text:style-name="T47">al-quwwa al-muḥarrika</text:span><text:span text:style-name="T40">), and the practical intellect considered as a motive principle (</text:span><text:span text:style-name="T47">mabda</text:span><text:span text:style-name="T40">ʾ</text:span><text:span text:style-name="T47"> mu</text:span><text:span text:style-name="T50">ḥarrik</text:span><text:span text:style-name="T43">). These terms will be discussed at length in chapter three, but for </text:span><text:soft-page-break/><text:span text:style-name="T43">now we can say that a motive </text:span><text:span text:style-name="T51">principle</text:span><text:span text:style-name="T43"> is a broader term than motive </text:span><text:span text:style-name="T51">faculty</text:span><text:span text:style-name="T43">.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oft-page-break/><text:span text:style-name="T40">Avicenna introduces the motive faculty in </text:span><text:span text:style-name="T47">Healing: Psychology</text:span><text:span text:style-name="T40"> 1.5, in his initial enumeration of all psychological faculties, where motive faculties are distinguished at first from the apprehending (</text:span><text:span text:style-name="T47">mudrika</text:span><text:span text:style-name="T40">) faculties.</text:span><text:span text:style-name="Footnote_20_Symbol"><text:span text:style-name="T62"><text:note text:id="ftn43" text:note-class="footnote"><text:note-citation>46</text:note-citation><text:note-body><text:p text:style-name="P42">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40"> The motive faculty, next, is divided into two types: the motive faculty as inclining (</text:span><text:span text:style-name="T47">bā</text:span><text:span text:style-name="T40">ʿ</text:span><text:span text:style-name="T47">itha</text:span><text:span text:style-name="T40">)</text:span><text:span text:style-name="Footnote_20_Symbol"><text:span text:style-name="T62"><text:note text:id="ftn44" text:note-class="footnote"><text:note-citation>47</text:note-citation><text:note-body><text:p text:style-name="Footnote"><text:span text:style-name="T223">Avicenna elsewhere further subdivides the inclining side into inclination to act </text:span><text:span text:style-name="T236">and</text:span><text:span text:style-name="T223"> resolution to act (</text:span><text:span text:style-name="T236">ijmā</text:span><text:span text:style-name="T223">ʿ). For example, Avicenna, </text:span><text:span text:style-name="T236">Remarks: Physics</text:span><text:span text:style-name="T223"> (1960) Section 3, Supplement 25, page 435.</text:span></text:p></text:note-body></text:note></text:span></text:span><text:span text:style-name="T40"> with respect to movement, and the motive faculty in the sense of actually moving (</text:span><text:span text:style-name="T47">fā</text:span><text:span text:style-name="T40">ʿ</text:span><text:span text:style-name="T47">ila</text:span><text:span text:style-name="T40">).</text:span><text:span text:style-name="Footnote_20_Symbol"><text:span text:style-name="T62"><text:note text:id="ftn45" text:note-class="footnote"><text:note-citation>48</text:note-citation><text:note-body><text:p text:style-name="Footnote"><text:span text:style-name="T223">A more literal translation of </text:span><text:span text:style-name="T236">fā</text:span><text:span text:style-name="T223">ʿ</text:span><text:span text:style-name="T236">ila</text:span><text:span text:style-name="T223"> would be “acting” or “doing,” but “moving” is appropriate because the act in question is specifically physical motion (from place to place, or in place).</text:span></text:p></text:note-body></text:note></text:span></text:span><text:span text:style-name="T40"> The inclining (</text:span><text:span text:style-name="T47">bā</text:span><text:span text:style-name="T40">ʿ</text:span><text:span text:style-name="T47">itha</text:span><text:span text:style-name="T40">) side is roughly synonymous with Aristotle’s ide</text:span><text:span text:style-name="T43">a of moved-mov</text:span><text:span text:style-name="T40">er, while the actually moving side is constituted by the muscles and ligaments, which Aristotle called the means of motion. So the inclining side instigates movement, and the “actually moving” side carries it out.</text:span><text:span text:style-name="Footnote_20_Symbol"><text:span text:style-name="T62"><text:note text:id="ftn46" text:note-class="footnote"><text:note-citation>49</text:note-citation><text:note-body><text:p text:style-name="Footnote"><text:span text:style-name="T223">In </text:span><text:span text:style-name="T226">his </text:span><text:span text:style-name="T239">Psychology</text:span><text:span text:style-name="T226">, Avicenna is most interested in discussing motive faculty in the sense of being a motivating moved-mo</text:span><text:span text:style-name="T223">ver, i.e., in terms of emotions. Like Aristotle, who spent more time talking about the means of movement elsewhere, for example in his </text:span><text:span text:style-name="T236">De Motu</text:span><text:span text:style-name="T223">,</text:span><text:span text:style-name="T255"> </text:span><text:span text:style-name="T256">Avicenna discusses means of motion in his medical and biological works.</text:span></text:p></text:note-body></text:note></text:span></text:span><text:span text:style-name="T40"> As we will see, actualizations of the inclining (</text:span><text:span text:style-name="T47">bā</text:span><text:span text:style-name="T40">ʿ</text:span><text:span text:style-name="T47">itha</text:span><text:span text:style-name="T40">) side of the motive faculty constitute emotions, and so emotions on Avicenna’s schema can be thought of as fundamentally inclining with respect to movement. This does not mean that emotions are always </text:span><text:span text:style-name="T47">successful</text:span><text:span text:style-name="T40"> in triggering movement, just that they incline towards it.</text:span><text:span text:style-name="Footnote_20_Symbol"><text:span text:style-name="T62"><text:note text:id="ftn47" text:note-class="footnote"><text:note-citation>50</text:note-citation><text:note-body><text:p text:style-name="P42">See <text:span text:style-name="T274">footnote 19</text:span> above about the distinction between inclination and resolution.</text:p></text:note-body></text:note></text:span></text:span><text:span text:style-name="T40"> The terms inclination and emotion can thus be used interchangeably when discussing Avicenna’s views.</text:span></text:p>
      <text:p text:style-name="Standard"><text:span text:style-name="T40">Avicenna’s first foray into explaining varieties of emotions in </text:span><text:span text:style-name="T47">Psychology</text:span><text:span text:style-name="T40"> begins by distinguishing the concupiscible and irascible faculties. Given that he is working in the </text:span><text:soft-page-break/><text:span text:style-name="T40">Aristotelian and Neoplatonic tradition, this is not surprising.</text:span><text:span text:style-name="Footnote_20_anchor"><text:span text:style-name="T40"><text:note text:id="ftn48" text:note-class="footnote"><text:note-citation>51</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40"> But we need to understand </text:span><text:span text:style-name="T47">how</text:span><text:span text:style-name="T40"> Avicenna goes about introducing the motive faculty here in 1.5, as it will help us see how he identifies and contrasts other varieties of inclinations beyond concupiscible and irascible appetites later in 4.4:</text:span></text:p>
      <text:p text:style-name="Block"><text:span text:style-name="T93">The motive faculty has two divisions: the motive faculty insofar as it instigates movement, and the motive faculty in</text:span><text:span text:style-name="T98">sofar as it carries out [movement]. The motive faculty insofar as it instigates is the appetitive [</text:span><text:span text:style-name="T107">al-nuzūʿiyya al-s</text:span><text:span text:style-name="T103">haw</text:span><text:span text:style-name="T107">qiyya</text:span><text:span text:style-name="Footnote_20_anchor"><text:span text:style-name="T86"><text:note text:id="ftn49" text:note-class="footnote"><text:note-citation>52</text:note-citation><text:note-body><text:p text:style-name="Footnote">This is the same faculty as what I called the inclining (<text:span text:style-name="T168">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98">] f</text:span><text:span text:style-name="T93">aculty, and this is the faculty that, when a form to be sought or to be avoided </text:span><text:span text:style-name="T93">[</text:span><text:span text:style-name="T82">ṣūra maṭlūba aw mahrūba ʿanhā</text:span><text:span text:style-name="T75">] is inscribed in the imagination―a faculty we’ll discuss soon―it [the appetitive power] impels the other [loco]motive power―that we’re about to discuss―towards movement.</text:span></text:p>
      <text:p text:style-name="Block"><text:span text:style-name="T76">And the appetitive faculty [</text:span><text:span text:style-name="T84">al-quwwa al-nazū</text:span><text:span text:style-name="T76">ʿ</text:span><text:span text:style-name="T84">iyya al-shawqiy</text:span><text:span text:style-name="T86">ya</text:span><text:span text:style-name="Footnote_20_anchor"><text:span text:style-name="T86"><text:note text:id="ftn50" text:note-class="footnote"><text:note-citation>53</text:note-citation><text:note-body><text:p text:style-name="Footnote">See prior note.</text:p></text:note-body></text:note></text:span></text:span><text:span text:style-name="T77">] has two branches: a branch that is called the concupiscible [</text:span><text:span text:style-name="T86">al-shahwāniyya</text:span><text:span text:style-name="T77">] faculty, which is a faculty that instigates motion by which it gets closer to the things imagined to be necessary or beneficial [</text:span><text:span text:style-name="T86">al-mutakhayyila ḍarūriyyatan aw nāfi</text:span><text:span text:style-name="T77">ʿ</text:span><text:span text:style-name="T86">atan</text:span><text:span text:style-name="T77">], seeking pleasure [</text:span><text:span text:style-name="T86">al-ladhdha</text:span><text:span text:style-name="T77">]. And the other faculty, called the irascible [</text:span><text:span text:style-name="T86">al-ghaḍabiyya</text:span><text:span text:style-name="T77">] faculty, is the faculty which instigates motion that defends against something imagined to be harmful or corruptive, seeking dominance [</text:span><text:span text:style-name="T86">al-ghalaba</text:span><text:span text:style-name="T77">].</text:span><text:span text:style-name="Footnote_20_Symbol"><text:span text:style-name="T68"><text:note text:id="ftn51" text:note-class="footnote"><text:note-citation>54</text:note-citation><text:note-body><text:p text:style-name="Footnote"><text:span text:style-name="T223">Avicenna, </text:span><text:span text:style-name="T236">Healing: Psychology</text:span><text:span text:style-name="T223"> (1959) 1.5, p. 41.</text:span></text:p></text:note-body></text:note></text:span></text:span></text:p>
      <text:p text:style-name="Standard"><text:bookmark-start text:name="II_Basic_MovedMovers"/><text:span text:style-name="T40">Two</text:span><text:bookmark-end text:name="II_Basic_MovedMovers"/><text:span text:style-name="T40">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8">not</text:span><text:span text:style-name="T40"> the case that the concupiscible faculty is, say, the faculty for attraction, and the irascible faculty is the faculty for, say, aversion. Rather, both of these faculties are responsible for </text:span><text:span text:style-name="T48">attraction</text:span><text:span text:style-name="T40"> to a defined type of object. By understanding the sense in which the concupiscible and irascible faculties have final objects, and what those objects are, we'll be able to better see the </text:span><text:span text:style-name="T47">further</text:span><text:span text:style-name="T40"> distinctions Avicenna makes between types of emotions in </text:span><text:span text:style-name="T47">Psychology</text:span><text:span text:style-name="T40"> 4.4, since he appeals to distinct final objects for distinct types of emotions. (1) and (2) will be explained in mo</text:span><text:span text:style-name="T43">re detail in sections 1.2.1 an</text:span><text:span text:style-name="T40">d 1.2.2 that follow presently.</text:span></text:p>
      <text:h text:style-name="Heading_20_3" text:outline-level="3"><text:soft-page-break/>1.2.1 Innate Attractions and Aversions in All Psychological Faculties</text:h>
      <text:p text:style-name="Standard"><text:span text:style-name="T40">A crucial point needed to understand Avicenna’s description of concupiscible and irascible emotions in </text:span><text:span text:style-name="T48">Psychology</text:span><text:span text:style-name="T40">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7">in</text:span><text:span text:style-name="T40">voluntary attractions and aversions. In one of Avicenna’s early works, </text:span><text:span text:style-name="T47">Treatise on Love</text:span><text:span text:style-name="T40">, he makes the following point about how all psychological faculties incline towards their final objects, and away from the opposites of those objects:</text:span></text:p>
      <text:p text:style-name="Block"><text:span text:style-name="T93">There is no doubt that each of the animal faculties is characterized by a type of behavior, impelled by an innate love [ʿ</text:span><text:span text:style-name="T103">ishq gharīzī</text:span><text:span text:style-name="T93">]. If animal faculties did not possess a natural aversion [</text:span><text:span text:style-name="T103">nufūr ṭabī</text:span><text:span text:style-name="T93">ʿ</text:span><text:span text:style-name="T103">ī</text:span><text:span text:style-name="T93">] whose principle is an innate hatred [</text:span><text:span text:style-name="T103">baghḍa gharīziyya</text:span><text:span text:style-name="T93">], and a natural desire [</text:span><text:span text:style-name="T103">tawaqān ṭabī</text:span><text:span text:style-name="T93">ʿ</text:span><text:span text:style-name="T103">ī</text:span><text:span text:style-name="T93">] whose source is innate love [ʿ</text:span><text:span text:style-name="T103">ishq gharīzī</text:span><text:span text:style-name="T93">], then their existence in the animal body would be superfluous. And it is apparent that that is the case for each of the divisions [of psychological faculties].</text:span><text:span text:style-name="Footnote_20_Symbol"><text:span text:style-name="T69"><text:note text:id="ftn52" text:note-class="footnote"><text:note-citation>55</text:note-citation><text:note-body><text:p text:style-name="Footnote"><text:span text:style-name="T223">Avicenna, </text:span><text:span text:style-name="T236">Treatise on Love</text:span><text:span text:style-name="T223"> (1983) 251.</text:span></text:p></text:note-body></text:note></text:span></text:span></text:p>
      <text:p text:style-name="Standard"><text:bookmark-start text:name="IIa_Attracted_to_objects_in_co"/><text:span text:style-name="T40">As</text:span><text:bookmark-end text:name="IIa_Attracted_to_objects_in_co"/><text:span text:style-name="T40"> Avicenna’s examples in </text:span><text:span text:style-name="T47">Treatise on Love</text:span><text:span text:style-name="T40">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7">natural</text:span><text:span text:style-name="T40"> attraction and </text:span><text:span text:style-name="T40">aversion and, like the stone’s natural attraction towards the earth, it results in natural, </text:span><text:span text:style-name="T47">in</text:span><text:span text:style-name="T40">voluntary movements. The eye flinches at something that is too bright; the imagination quakes at a ghastly </text:span><text:span text:style-name="T40">thought. The only objects that can naturally attract or cause aversion to some faculty are those specifically in the domain that faculty is designed for.</text:span></text:p>
      <text:p text:style-name="Standard"><text:span text:style-name="T40">But animals are capable of voluntary motion, and this is due to faculties that have attraction and aversion in response to </text:span><text:span text:style-name="T47">cognized</text:span><text:span text:style-name="T40"> objects. This is what Avicenna is trying to capture in </text:span><text:span text:style-name="T48">Psychology</text:span><text:span text:style-name="T40">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7">any</text:span><text:span text:style-name="T40"> faculty, provided they are cognized as </text:span><text:soft-page-break/><text:span text:style-name="T40">“to be sought or to be avoided.” Rather than just being in response to objects that are naturally attractive or repugnant to some faculty, there is an added layer of processing: one person might cognize a bit of food as attractive, another might see it as repugnant. There follows from that evaluative cognition an attraction or repulsion in the motive faculty. It's the motive faculty's aversion or attraction to things </text:span><text:span text:style-name="T47">cognized</text:span><text:span text:style-name="T40"> in a particular way that makes it a capacity for voluntary motion.</text:span></text:p>
      <text:p text:style-name="Standard"><text:span text:style-name="T40">So when Avicenna says in the text from </text:span><text:span text:style-name="T48">Psychology</text:span><text:span text:style-name="T40">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7">all</text:span><text:span text:style-name="T40">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40">Knowing that both concupiscible and irascible faculties have objects to which they are attracted as </text:span><text:span text:style-name="T47">final</text:span><text:span text:style-name="T40"> objects, we need to read the text from </text:span><text:span text:style-name="T47">Psychology</text:span><text:span text:style-name="T40"> 1.5 with a view to characterizing what those objects are. But this requires some careful parsing, since Avicenna mentions several things about each faculty. Here is the relevant text again:</text:span></text:p>
      <text:p text:style-name="Block"><text:span text:style-name="T93">And the appetitive faculty [</text:span><text:span text:style-name="T104">al-quwwa al-nazūʿiyya al-</text:span><text:span text:style-name="T108">shawqiyya</text:span><text:span text:style-name="T98">] has two branches: a branch that is called the concupiscible [</text:span><text:span text:style-name="T108">al-shahwāniyya</text:span><text:span text:style-name="T98">] faculty, and it is a faculty that incites motion by which it gets closer to the things imagined to be necessary or beneficial [</text:span><text:span text:style-name="T108">al-mutakhayyila ḍarūriyyatan aw nāfiʿatan</text:span><text:span text:style-name="T98">], seeking pleasure [</text:span><text:span text:style-name="T108">al-ladhdha</text:span><text:span text:style-name="T98">]. And the other faculty, called the irascible [</text:span><text:span text:style-name="T108">al-ghaḍabiyya</text:span><text:span text:style-name="T98">] faculty, is the faculty which incites motion that defends against something imagined to be harmful or corruptive, seeking dominance [</text:span><text:span text:style-name="T108">al-ghalaba</text:span><text:span text:style-name="T98">].</text:span><text:span text:style-name="Footnote_20_Symbol"><text:span text:style-name="T71"><text:note text:id="ftn53" text:note-class="footnote"><text:note-citation>56</text:note-citation><text:note-body><text:p text:style-name="Footnote"><text:span text:style-name="T223">Avicenna, </text:span><text:span text:style-name="T236">Healing: Psychology</text:span><text:span text:style-name="T223"> (1959) 1.5, 41.</text:span></text:p></text:note-body></text:note></text:span></text:span></text:p>
      <text:p text:style-name="Standard"><text:span text:style-name="T40">The concupiscible appetite </text:span><text:span text:style-name="T47">seeks</text:span><text:span text:style-name="T40"> pleasure, in response to something “</text:span><text:span text:style-name="T47">imagined</text:span><text:span text:style-name="T40"> to be necessary or beneficial,” and it aims to </text:span><text:span text:style-name="T47">acquire</text:span><text:span text:style-name="T40"> that imagined thing. Likewise, the irascible appetite </text:span><text:span text:style-name="T47">seeks</text:span><text:span text:style-name="T40"> </text:span><text:soft-page-break/><text:span text:style-name="T40">dominance in response to something “</text:span><text:span text:style-name="T47">imagined</text:span><text:span text:style-name="T40"> to be harmful or corruptive,” and it aims to </text:span><text:span text:style-name="T47">defend</text:span><text:span text:style-name="T40"> against that imagined thing. There seems to be some goal, some cognition, and some associated action.</text:span></text:p>
      <text:p text:style-name="Standard"><text:span text:style-name="T40">We can orient ourselves to determine which of these three items constitutes the faculties’ proper, final objects with a clue from, again, the </text:span><text:span text:style-name="T47">Treatise on Love</text:span><text:span text:style-name="T40">. After mentioning the attractions and aversions of the perceptive faculties, Avicenna says that the irascible faculty is attracted to revenge and dominance (</text:span><text:span text:style-name="T47">al-intiqām wa-al-taghallub</text:span><text:span text:style-name="T40">), and is averse to lowliness and submission (</text:span><text:span text:style-name="T47">al-dhull wa-al-istikāna</text:span><text:span text:style-name="T40">).</text:span><text:span text:style-name="Footnote_20_Symbol"><text:span text:style-name="T62"><text:note text:id="ftn54" text:note-class="footnote"><text:note-citation>57</text:note-citation><text:note-body><text:p text:style-name="Footnote"><text:span text:style-name="T223">Avicenna, </text:span><text:span text:style-name="T236">Treatise on Love</text:span><text:span text:style-name="T223"> (1983) 251.</text:span></text:p></text:note-body></text:note></text:span></text:span><text:span text:style-name="T40"> In the </text:span><text:span text:style-name="T48">Psychology</text:span><text:span text:style-name="T40"> 1.5 text, dominance is that which the irascible appetite “seeks,” so the parallel for the concupiscible appetite would be its “seeking pleasure.” Avicenna does not say so in the </text:span><text:span text:style-name="T47">Treatise on Love</text:span><text:span text:style-name="T40">, but we can assume that the opposite of pleasure would be pain, so the concupiscible appetite is attracted to pleasure, and averse to pain.</text:span></text:p>
      <text:p text:style-name="Standard"><text:span text:style-name="T40">The associated cognitions and actions, then, flesh out what it means to be attracted to pleasure and dominance, respectively. Attraction to the possibility of pleasure can occur when 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text:span><text:span text:style-name="T48">Psychology</text:span><text:span text:style-name="T40"> 1.5 text simply capture the cognition which occasions attraction from the concupiscible or irascible faculty, which we could call the faculty’s </text:span><text:span text:style-name="T47">intentional</text:span><text:span text:style-name="T40"> (as opposed to final) object, and the associated </text:span><text:span text:style-name="T47">generic behavior</text:span><text:span text:style-name="T40"> that would constitute acting on that emotion. For example, a puppy might see some food left on the table as delicious (an intentional object), and so try to eat it, on account of its final object, pleasure.</text:span></text:p>
      <text:p text:style-name="Standard"><text:span text:style-name="T40">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text:span><text:span text:style-name="T40">so as to make it relevant to that final object (e.g., some object conceived of as pleasant or </text:span><text:soft-page-break/><text:span text:style-name="T40">harmful).</text:span><text:span text:style-name="Footnote_20_Symbol"><text:span text:style-name="T62"><text:note text:id="ftn55" text:note-class="footnote"><text:note-citation>58</text:note-citation><text:note-body><text:p text:style-name="Footnote"><text:span text:style-name="T7">Th</text:span><text:span text:style-name="T223">e fact that there is is something like an intentional object (i.e., an object cognized in such a way as to be relevant to the motive faculty), is supported by the following text, occurring later in </text:span><text:span text:style-name="T236">Psychology</text:span><text:span text:style-name="T223">:</text:span></text:p><text:p text:style-name="Footnote"/><text:p text:style-name="Footnote"><text:span text:style-name="T223"><text:tab/>“For the irascible faculty is not affected by pleasures, and the concupiscible power is not affected by harmful things [</text:span><text:span text:style-name="T236">al-mu</text:span><text:span text:style-name="T223">ʾ</text:span><text:span text:style-name="T236">dhiyyāt</text:span><text:span text:style-name="T223">],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40"> Motive acts are not cognitive, of course, so to say they have intentional objects means they are preceded by intentional cognitions.</text:span></text:p>
      <text:p text:style-name="Standard"><text:span text:style-name="T40">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7">Psychology</text:span><text:span text:style-name="T40"> 4.4, and apart from some minor variations in terminology, he gives the same general picture.</text:span><text:span text:style-name="Footnote_20_Symbol"><text:span text:style-name="T62"><text:note text:id="ftn56" text:note-class="footnote"><text:note-citation>59</text:note-citation><text:note-body><text:p text:style-name="Footnote"><text:span text:style-name="T223">Avicenna, </text:span><text:span text:style-name="T236">Healing: Psychology</text:span><text:span text:style-name="T223"> (1959) 195, 4.4.</text:span></text:p></text:note-body></text:note></text:span></text:span><text:span text:style-name="T40">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A1" office:value-type="string">
            <text:p text:style-name="P8"><text:span text:style-name="T84">Healing: Psychology</text:span><text:span text:style-name="T76"> 1.5</text:span></text:p>
          </table:table-cell>
          <table:table-cell table:style-name="Table1.C1" office:value-type="string">
            <text:p text:style-name="P8"><text:span text:style-name="T84">Healing: Psychology</text:span><text:span text:style-name="T76"> 4.4</text:span></text:p>
          </table:table-cell>
        </table:table-row>
        <table:table-row table:style-name="Table1.1">
          <table:table-cell table:style-name="Table1.A1" office:value-type="string">
            <text:p text:style-name="P11">Generic Name for Appetites</text:p>
          </table:table-cell>
          <table:table-cell table:style-name="Table1.A1" office:value-type="string">
            <text:p text:style-name="P13">al-shawqiyya</text:p>
          </table:table-cell>
          <table:table-cell table:style-name="Table1.C1" office:value-type="string">
            <text:p text:style-name="P13">al-shawqiyya</text:p>
          </table:table-cell>
        </table:table-row>
        <table:table-row table:style-name="Table1.1">
          <table:table-cell table:style-name="Table1.A1" office:value-type="string">
            <text:p text:style-name="P11">Concupiscible Name</text:p>
          </table:table-cell>
          <table:table-cell table:style-name="Table1.A1" office:value-type="string">
            <text:p text:style-name="P13">al-shahwāniyya</text:p>
          </table:table-cell>
          <table:table-cell table:style-name="Table1.C1" office:value-type="string">
            <text:p text:style-name="P13">al-shahwāniyya</text:p>
          </table:table-cell>
        </table:table-row>
        <table:table-row table:style-name="Table1.1">
          <table:table-cell table:style-name="Table1.A1" office:value-type="string">
            <text:p text:style-name="P11">Concupiscible Final Object</text:p>
          </table:table-cell>
          <table:table-cell table:style-name="Table1.A1" office:value-type="string">
            <text:p text:style-name="P11">Pleasure</text:p>
            <text:p text:style-name="P13">al-ladhdha</text:p>
          </table:table-cell>
          <table:table-cell table:style-name="Table1.C1" office:value-type="string">
            <text:p text:style-name="P11">That which is pleasant</text:p>
            <text:p text:style-name="P13">al-ladhīdh</text:p>
          </table:table-cell>
        </table:table-row>
        <table:table-row table:style-name="Table1.1">
          <table:table-cell table:style-name="Table1.A1" office:value-type="string">
            <text:p text:style-name="P11">Concupiscible Intentional Object</text:p>
          </table:table-cell>
          <table:table-cell table:style-name="Table1.A1" office:value-type="string">
            <text:p text:style-name="P12">Imagined to be necessary or beneficial</text:p>
            <text:p text:style-name="P8"><text:span text:style-name="T77">[</text:span><text:span text:style-name="T86">al-mutakhayyila ḍarūriyyatan aw nāfi</text:span><text:span text:style-name="T77">ʿ</text:span><text:span text:style-name="T86">atan</text:span><text:span text:style-name="T77">]</text:span></text:p>
          </table:table-cell>
          <table:table-cell table:style-name="Table1.C1" office:value-type="string">
            <text:p text:style-name="P12">Imagined to be beneficial</text:p>
            <text:p text:style-name="P8"><text:span text:style-name="T77">[</text:span><text:span text:style-name="T86">al-mutakhayyil nafi</text:span><text:span text:style-name="T77">ʿ</text:span><text:span text:style-name="T86">an</text:span><text:span text:style-name="T77">]</text:span></text:p>
          </table:table-cell>
        </table:table-row>
        <table:table-row table:style-name="Table1.1">
          <table:table-cell table:style-name="Table1.A1" office:value-type="string">
            <text:p text:style-name="P11">Concupiscible Associated Behavior</text:p>
          </table:table-cell>
          <table:table-cell table:style-name="Table1.A1" office:value-type="string">
            <text:p text:style-name="P12">Getting closer/approaching</text:p>
            <text:p text:style-name="P8"><text:span text:style-name="T77">[</text:span><text:span text:style-name="T86">yaqrub</text:span><text:span text:style-name="T77">]</text:span></text:p>
          </table:table-cell>
          <table:table-cell table:style-name="Table1.C1" office:value-type="string">
            <text:p text:style-name="P12">Acquiring</text:p>
            <text:p text:style-name="P8"><text:span text:style-name="T77">[</text:span><text:span text:style-name="T86">tajlab</text:span><text:span text:style-name="T77">]</text:span></text:p>
          </table:table-cell>
        </table:table-row>
        <table:table-row table:style-name="Table1.1">
          <table:table-cell table:style-name="Table1.A1" office:value-type="string">
            <text:p text:style-name="P11">Irascible Name</text:p>
          </table:table-cell>
          <table:table-cell table:style-name="Table1.A1" office:value-type="string">
            <text:p text:style-name="P14">al-ghaḍabiyya</text:p>
          </table:table-cell>
          <table:table-cell table:style-name="Table1.C1" office:value-type="string">
            <text:p text:style-name="P14">al-ghaḍabiyya</text:p>
          </table:table-cell>
        </table:table-row>
        <table:table-row table:style-name="Table1.1">
          <table:table-cell table:style-name="Table1.A1" office:value-type="string">
            <text:p text:style-name="P11">Irascible Final Object</text:p>
          </table:table-cell>
          <table:table-cell table:style-name="Table1.A1" office:value-type="string">
            <text:p text:style-name="P12">Dominance</text:p>
            <text:p text:style-name="P8"><text:span text:style-name="T77">[</text:span><text:span text:style-name="T86">al-ghalaba</text:span><text:span text:style-name="T77">]</text:span></text:p>
          </table:table-cell>
          <table:table-cell table:style-name="Table1.C1" office:value-type="string">
            <text:p text:style-name="P12">Dominance</text:p>
            <text:p text:style-name="P8"><text:span text:style-name="T77">[</text:span><text:span text:style-name="T86">al-ghalaba</text:span><text:span text:style-name="T77">]</text:span></text:p>
          </table:table-cell>
        </table:table-row>
        <table:table-row table:style-name="Table1.1">
          <table:table-cell table:style-name="Table1.A1" office:value-type="string">
            <text:p text:style-name="P11">Irascible Intentional Object</text:p>
          </table:table-cell>
          <table:table-cell table:style-name="Table1.A1" office:value-type="string">
            <text:p text:style-name="P12">Imagined to be harmful or corruptive</text:p>
            <text:p text:style-name="P8"><text:span text:style-name="T77">[</text:span><text:span text:style-name="T86">al-mutakhayyil ḍarran aw mufsidan</text:span><text:span text:style-name="T77">]</text:span></text:p>
          </table:table-cell>
          <table:table-cell table:style-name="Table1.C1" office:value-type="string">
            <text:p text:style-name="P12">Imagined as an obstacle</text:p>
            <text:p text:style-name="P8"><text:span text:style-name="T77">[</text:span><text:span text:style-name="T86">al-mutakhayyil munāfiyan</text:span><text:span text:style-name="T77">]</text:span></text:p>
          </table:table-cell>
        </table:table-row>
        <table:table-row table:style-name="Table1.1">
          <table:table-cell table:style-name="Table1.A1" office:value-type="string">
            <text:p text:style-name="P11">Irascible Associated Behavior</text:p>
          </table:table-cell>
          <table:table-cell table:style-name="Table1.A1" office:value-type="string">
            <text:p text:style-name="P11">Defense</text:p>
            <text:p text:style-name="P8"><text:span text:style-name="T76">[</text:span><text:span text:style-name="T84">yadfa</text:span><text:span text:style-name="T76">ʿ]</text:span></text:p>
          </table:table-cell>
          <table:table-cell table:style-name="Table1.C1" office:value-type="string">
            <text:p text:style-name="P11">Defense</text:p>
            <text:p text:style-name="P8"><text:span text:style-name="T76">[</text:span><text:span text:style-name="T84">tadfa</text:span><text:span text:style-name="T76">ʿ]</text:span></text:p>
          </table:table-cell>
        </table:table-row>
      </table:table>
      <text:p text:style-name="P54"/>
      <text:p text:style-name="Standard"><text:soft-page-break/><text:span text:style-name="T40">The above table captures details of the concupiscible and irascible faculties related to their natural </text:span><text:span text:style-name="T47">attractions:</text:span><text:span text:style-name="T41"> the concupiscible faculty is attracted to pleasure, and is triggered when something is perceived as pleasurable or beneficial; the irascible faculty is attracted to dominance, and is triggered when something is perceived as harmful. </text:span><text:span text:style-name="T40">Avicenna is not explicit about the details concerning these faculties’ </text:span><text:span text:style-name="T47">aversions</text:span><text:span text:style-name="T40">—but we can work to fill in the blanks. We know from the </text:span><text:span text:style-name="T47">Treatise on Love</text:span><text:span text:style-name="T40"> that the irascible appetite is averse to lowliness (the opposite of dominance),</text:span><text:span text:style-name="Footnote_20_Symbol"><text:span text:style-name="T62"><text:note text:id="ftn57" text:note-class="footnote"><text:note-citation>60</text:note-citation><text:note-body><text:p text:style-name="P42">See text cited above, <text:span text:style-name="T274">footnote</text:span><text:span text:style-name="T273"> 27.</text:span></text:p></text:note-body></text:note></text:span></text:span><text:span text:style-name="T40"> and we have inferred that the concupiscible appetite is averse to pain (the opposite of pleasure).</text:span></text:p>
      <text:p text:style-name="Standard"><text:span text:style-name="T40">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62"><text:note text:id="ftn58" text:note-class="footnote"><text:note-citation>61</text:note-citation><text:note-body><text:p text:style-name="Footnote"><text:span text:style-name="T7">Aristotle discusses zoophytes in </text:span><text:span text:style-name="T169">De Anima</text:span><text:span text:style-name="T7"> 2.3. Themistius, commenting on that passage, makes it clear that they only have concupiscible appetite (</text:span><text:span text:style-name="T169">epithumia</text:span><text:span text:style-name="T7">), yet are still able to voluntary shrink away from pain. See </text:span><text:span text:style-name="T169">Commentary on Aristotle’s </text:span><text:span text:style-name="T7">De Anima (1996), p. 62.12-14</text:span></text:p><text:p text:style-name="Footnote"/><text:p text:style-name="Footnote"><text:span text:style-name="T7"><text:tab/>Avicenna’s own discussion of zoophytes proceeds along similar lines, but does not draw quite</text:span><text:span text:style-name="T11"> as explicit a conclusion about their lacking irascible appetite as does Themistius. In </text:span><text:span text:style-name="T173">Healing: Psychology</text:span><text:span text:style-name="T11"> 2.3, the chapter on </text:span><text:span text:style-name="T7">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40"> Though </text:span><text:span text:style-name="T40">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avoid, escape, or turn away.</text:span></text:p>
      <text:p text:style-name="Standard"><text:span text:style-name="T40">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8">aversive</text:span><text:span text:style-name="T40"> tendency (since individual faculties have both attractions </text:span><text:span text:style-name="T48">and</text:span><text:span text:style-name="T40">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oft-page-break/><text:span text:style-name="T48">notice something</text:span><text:span text:style-name="T40"> harmful, this is an occasion to exhibit irascible behavior towards the harmful object, so as to dominate it. On the other hand, harm is what the concupiscible faculty </text:span><text:span text:style-name="T48">tends away from</text:span><text:span text:style-name="T40">, so when we notice something harmful, this is an occasion to tend away from that </text:span><text:span text:style-name="T40">intentional object with concupiscible, evasive behavior. So pain is relevant to the concupiscible </text:span><text:span text:style-name="T40">faculty as the final object of its aversion, while pain is relevant to the irascible faculty as the intentional object of its attraction to dominance.</text:span></text:p>
      <text:p text:style-name="Standard"><text:span text:style-name="T40">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7">would</text:span><text:span text:style-name="T40"> </text:span><text:span text:style-name="T40">trigger a response based on someone’s aversion for lowliness? Presumably something like, “imagining x as in a position of dominance over oneself,” or “imagining x as impossible to overcome.” But this is far too specific to be the converse for what Avicenna actually says about </text:span><text:span text:style-name="T40">what the irascible faculty is attracted to (again, all he says is that it is for some object cognized </text:span><text:span text:style-name="T40">“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40">conceived of as an “insurmountable obstacle.”</text:span><text:span text:style-name="Footnote_20_Symbol"><text:span text:style-name="T62"><text:note text:id="ftn59" text:note-class="footnote"><text:note-citation>62</text:note-citation><text:note-body><text:p text:style-name="P47">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40">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40"><text:note text:id="ftn60" text:note-class="footnote"><text:note-citation>63</text:note-citation><text:note-body><text:p text:style-name="Footnote"><text:span text:style-name="T7">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69">De Anima</text:span><text:span text:style-name="T7"> (1996) 139, 112.33ff. In Farabi’s </text:span><text:span text:style-name="T169">Political Regime</text:span><text:span text:style-name="T7"> (1971) 33.8, the irascible faculty is narrowly associated with things like fleeing, loathing, or avoidance. In the </text:span><text:span text:style-name="T169">Virtuous City</text:span><text:span text:style-name="T7"> (1985) 10.6, p. 170, the appetitive faculty (containing the concupiscible and irascible) is boiled down succinctly to that which moves us “towards [</text:span><text:span text:style-name="T169">ilā</text:span><text:span text:style-name="T7">]” or “away from [ʿ</text:span><text:span text:style-name="T169">an</text:span><text:span text:style-name="T7">]”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text:soft-page-break/>1.2.3 Concupiscible and Irascible Appetite as Varieties of <text:span text:style-name="T168">Shawq</text:span></text:h>
      <text:p text:style-name="Standard"><text:span text:style-name="T40">A last thing we should notice from Avicenna’s introduction of the motive faculty in the text discussed above (section 1.2) is his identification of concupiscible and irascible emotions as varieties of </text:span><text:span text:style-name="T47">shawq</text:span><text:span text:style-name="T40"> (or more precisely, </text:span><text:span text:style-name="T47">al-quwwa al-shawqiyya</text:span><text:span text:style-name="T40"> in </text:span><text:span text:style-name="T47">Psychology</text:span><text:span text:style-name="T40"> 1.5), which is the Arabic translation of the Greek </text:span><text:span text:style-name="T47">orexis</text:span><text:span text:style-name="T40">/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7">bouleisis</text:span><text:span text:style-name="T40">), Avicenna reserves </text:span><text:span text:style-name="T47">shawq</text:span><text:span text:style-name="T40"> for the concupiscible and irascible faculties in </text:span><text:span text:style-name="T47">Psychology</text:span><text:span text:style-name="T40"> 1.5 and 4.4. To look ahead a bit, Avicenna seems inclined to restrict the usage of </text:span><text:span text:style-name="T47">shawq</text:span><text:span text:style-name="T40">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Standard"><text:span text:style-name="T40">As mentioned when discussing the Aristotelian background, the term </text:span><text:span text:style-name="T47">orexis</text:span><text:span text:style-name="T40">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7">shawq</text:span><text:span text:style-name="T40">.</text:span><text:span text:style-name="Footnote_20_Symbol"><text:span text:style-name="T62"><text:note text:id="ftn61" text:note-class="footnote"><text:note-citation>64</text:note-citation><text:note-body><text:p text:style-name="Footnote"><text:span text:style-name="T7">I am not arguing that the restriction of </text:span><text:span text:style-name="T169">orexis</text:span><text:span text:style-name="T7">/</text:span><text:span text:style-name="T169">shawq</text:span><text:span text:style-name="T7"> to goods or harms of the external senses accurately reflects what is going on in Aristotle―just that this is how Avicenna seems to use and understand the terminology.</text:span></text:p></text:note-body></text:note></text:span></text:span><text:span text:style-name="T40"> For example, in the </text:span><text:span text:style-name="T47">Healing: Metaphysics</text:span><text:span text:style-name="T40"> he describes God as having a will, but not </text:span><text:span text:style-name="T47">shawq</text:span><text:span text:style-name="T40">, because he is not in need of anything.</text:span><text:span text:style-name="Footnote_20_Symbol"><text:span text:style-name="T62"><text:note text:id="ftn62" text:note-class="footnote"><text:note-citation>65</text:note-citation><text:note-body><text:p text:style-name="Footnote"><text:span text:style-name="T7">Avicenna, </text:span><text:span text:style-name="T169">Metaphysics of the Healing </text:span><text:span text:style-name="T7">(2005) 8.7, p. 292.</text:span></text:p></text:note-body></text:note></text:span></text:span><text:span text:style-name="T40"> The focus on pleasures and pains of the external senses in particular is suggested by Avicenna’s examples later in </text:span><text:span text:style-name="T47">Psychology</text:span><text:span text:style-name="T40">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62"><text:note text:id="ftn63" text:note-class="footnote"><text:note-citation>66</text:note-citation><text:note-body><text:p text:style-name="Footnote"><text:span text:style-name="T7">Avicenna, </text:span><text:span text:style-name="T169">Healing: Psychology </text:span><text:span text:style-name="T8">(1959)</text:span><text:span text:style-name="T169"> </text:span><text:span text:style-name="T7">4.4, p. 196.</text:span></text:p></text:note-body></text:note></text:span></text:span></text:p>
      <text:p text:style-name="Standard"><text:soft-page-break/><text:span text:style-name="T40">These distinctions between significantly different types of final objects have a basis in Aristotle’s </text:span><text:span text:style-name="T47">Ethics</text:span><text:span text:style-name="T40">, where Aristotle distinguishes between bodily pleasures and pleasures of the soul.</text:span><text:span text:style-name="Footnote_20_Symbol"><text:span text:style-name="T62"><text:note text:id="ftn64" text:note-class="footnote"><text:note-citation>67</text:note-citation><text:note-body><text:p text:style-name="Footnote"><text:span text:style-name="T7">Aristotle, </text:span><text:span text:style-name="T169">Nicomachean Ethics</text:span><text:span text:style-name="T7">, 1117b24-1118a1. For the interpretation of Aristotle as considering </text:span><text:span text:style-name="T169">epithumia</text:span><text:span text:style-name="T7"> to be primarily concerned with pleasures of the external senses, see John Philoponus, </text:span><text:span text:style-name="T169">On Aristotle On the Soul</text:span><text:span text:style-name="T7">, 2.1-6 (2005) 253.20ff.</text:span></text:p></text:note-body></text:note></text:span></text:span><text:span text:style-name="T40"> </text:span><text:bookmark-start text:name="IIIc_Varieties_of_shawq"/><text:span text:style-name="T40">Avicenna</text:span><text:bookmark-end text:name="IIIc_Varieties_of_shawq"/><text:span text:style-name="T40">,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43">section 1.4, </text:span><text:span text:style-name="T40">below, to see what else Avicenna says about the irascible faculty. Likewise, intellectual goods will mostly be </text:span><text:span text:style-name="T43">bracketed until chapter 2 of this </text:span><text:span text:style-name="T40">dissertation, where we focus on uniquely human emotions. That said, Avicenna’s distinction between animal emotions in response to external and internal pleasures will be clarified and verified and as we examine </text:span><text:span text:style-name="T47">Psychology</text:span><text:span text:style-name="T40"> 4.4, presently.</text:span></text:p>
      <text:h text:style-name="Heading_20_2" text:outline-level="2">1.3<text:tab/>Emotions Oriented Towards Internal Pleasures of the Imagination</text:h>
      <text:p text:style-name="Standard"><text:span text:style-name="T40">In </text:span><text:span text:style-name="T47">Psychology</text:span><text:span text:style-name="T40"> 4.4 Avicenna takes up the motive faculty again, but in more detail: after reviewing the distinction between the two types of </text:span><text:span text:style-name="T47">shawq</text:span><text:span text:style-name="T40"> (concupiscible and irascible appetite), Avicenna immediately proceeds to describe animal emotions that </text:span><text:span text:style-name="T47">seem </text:span><text:span text:style-name="T40">related to </text:span><text:span text:style-name="T47">shawq</text:span><text:span text:style-name="T40">, but which are better described as something “belonging to the imagination.” All of these states—those that fall under </text:span><text:span text:style-name="T48">shawq</text:span><text:span text:style-name="T40">, and those more related to the imagination—are emotions (</text:span><text:span text:style-name="T48">nizāʿāt</text:span><text:span text:style-name="T40">/ </text:span><text:span text:style-name="T48">inbiʿāthāt</text:span><text:span text:style-name="T40">).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text:span><text:soft-page-break/><text:span text:style-name="T40">is contrasted explicitly with acts of the concupiscible appetite, which are attractions to objects of the external senses.</text:span></text:p>
      <text:p text:style-name="Standard"><text:span text:style-name="T40">Before beginning the analysis of the relevant text from </text:span><text:span text:style-name="T48">Psychology</text:span><text:span text:style-name="T40">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xt:span><text:span text:style-name="T43">ternal and internal goods/pleasures. So my interpretation of the text from </text:span><text:span text:style-name="T51">Psychology</text:span><text:span text:style-name="T43"> 4.4 in this initial section 1.3 is informed by what will be shown in subsections 1.3.1-1.3.3.</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93">[a] And we may find [</text:span><text:span text:style-name="T103">wa-qad najid</text:span><text:span text:style-name="T93">] in animals impulses [</text:span><text:span text:style-name="T103">inbiʿāthāt</text:span><text:span text:style-name="T93">] not [just] for [</text:span><text:span text:style-name="T103">ilā</text:span><text:span text:style-name="T93">] the objects of concupiscible appetite [</text:span><text:span text:style-name="T103">shahawātihā</text:span><text:span text:style-name="T93">],</text:span><text:span text:style-name="Footnote_20_Symbol"><text:span text:style-name="T69"><text:note text:id="ftn65" text:note-class="footnote"><text:note-citation>68</text:note-citation><text:note-body><text:p text:style-name="Footnote"><text:span text:style-name="T7">Two notes on translating </text:span><text:span text:style-name="T169">shahwātihā</text:span><text:span text:style-name="T7"> as “objects of the concupiscible appetite:</text:span></text:p><text:p text:style-name="Footnote"/><text:p text:style-name="Footnote"><text:span text:style-name="T7"><text:tab/>1) I take </text:span><text:span text:style-name="T169">hā</text:span><text:span text:style-name="T7"> to refer to the concupiscible appetite, which is discussed in the sentence just prior to what is quoted here.</text:span></text:p><text:p text:style-name="P47"/><text:p text:style-name="Footnote"><text:span text:style-name="T7"><text:tab/>2) Taking </text:span><text:span text:style-name="T169">shahwa</text:span><text:span text:style-name="T7"> to refer to an object requires more explanation. Sometimes this term is used to refer to lower forms of appetite (e.g., Avicenna’s </text:span><text:span text:style-name="T169">Healing: Psychology</text:span><text:span text:style-name="T7"> (1959) 2.3, p. 68). But if it meant that here, this first line would be saying something like, “there are inclinations for appetites,” which sounds something like a second-order desire, and is obviously not what Avicenna means. Lane’s </text:span><text:span text:style-name="T169">Lexicon</text:span><text:span text:style-name="T7">, however, says that says that this term can sometimes be applied to “objects of desire,” citing Quran 13:4 as an example, where it speaks of “love of desires (ḥ</text:span><text:span text:style-name="T169">ubb al-shahwāt</text:span><text:span text:style-name="T7">),” where examples of desires include women, gold, and horses. So “desires” can also loosely refer to objects, in the sense of “objects of desire.”</text:span></text:p></text:note-body></text:note></text:span></text:span><text:span text:style-name="T93"> but also [we find] an inclin</text:span><text:span text:style-name="T98">ation [</text:span><text:span text:style-name="T107">nizāʿ</text:span><text:span text:style-name="T98">] of </text:span><text:span text:style-name="T93">the one who begat for </text:span><text:span text:style-name="T93">[their] offspring, and of the one who befriends for the friend, and similarly their desiring escape from bonds and chains. This, even though it is not an object [</text:span><text:span text:style-name="T103">shahwa</text:span><text:span text:style-name="T93">] belonging [</text:span><text:span text:style-name="T103">lil</text:span><text:span text:style-name="T93">] to the concupiscible faculty, it is a certain longing [</text:span><text:span text:style-name="T103">ishtiyāq mā</text:span><text:span text:style-name="T93">] for [</text:span><text:span text:style-name="T103">ilā</text:span><text:span text:style-name="T93">] an object [</text:span><text:span text:style-name="T103">shahwa</text:span><text:span text:style-name="T93">] owing to [</text:span><text:span text:style-name="T103">li</text:span><text:span text:style-name="T93">] to the imagination [</text:span><text:span text:style-name="T103">al-quwwa al-khayāliyya</text:span><text:span text:style-name="T93">].</text:span></text:p>
      <text:p text:style-name="Block"><text:span text:style-name="T93">[b] For [</text:span><text:span text:style-name="T103">fa-inna</text:span><text:span text:style-name="T93">], there is particular to the apprehending faculty―</text:span><text:span text:style-name="T103">in what it apprehends, and in what it is transformed with regard to among the things that are renewed through sight, or [other] forms, for example</text:span><text:span text:style-name="T93">―a pleasure that is particular to it. So when [</text:span><text:span text:style-name="T103">fa-idhā</text:span><text:span text:style-name="T93">] it [the apprehending power] suffers the loss of </text:span><text:span text:style-name="T93">that pleasure, it [the animal] longs [</text:span><text:span text:style-name="T103">ishtāqat</text:span><text:span text:style-name="T93">] for it naturally, then the decisive faculty resolves that the organs </text:span><text:span text:style-name="T93">should move towards it, similar to how it resolves [to act] for the sake of concupiscible and irascible appetite, and for the sake of the intelligibles pertaining to the good also.</text:span></text:p>
      <text:p text:style-name="Block"><text:span text:style-name="T93">[c] And so to concupiscible desire there belongs the increasing of appetite towards pleasure, and to the inclining power the resolution to act, and to the irascible power there belongs the increasing of appetite </text:span><text:soft-page-break/><text:span text:style-name="T93">towards dominance, and to the inclining power the resolution to act, and likewise to the imagination [</text:span><text:span text:style-name="T103">lil-takhayyul</text:span><text:span text:style-name="T93">] there is also something [</text:span><text:span text:style-name="T103">mā</text:span><text:span text:style-name="T93">] particular to it, and to the inclining power the resolution to act.</text:span><text:span text:style-name="Footnote_20_Symbol"><text:span text:style-name="T69"><text:note text:id="ftn66" text:note-class="footnote"><text:note-citation>69</text:note-citation><text:note-body><text:p text:style-name="Footnote"><text:span text:style-name="T7">Avicenna, </text:span><text:span text:style-name="T169">Healing: Psychology</text:span><text:span text:style-name="T7"> (1959) 4.4, p. 195.</text:span></text:p></text:note-body></text:note></text:span></text:span></text:p>
      <text:p text:style-name="Standard"><text:span text:style-name="T40">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7">shawq</text:span><text:span text:style-name="T40">, whereas this is a new kind of inclin</text:span><text:span text:style-name="T43">ation (</text:span><text:span text:style-name="T50">nizāʿ</text:span><text:span text:style-name="T43">), distinc</text:span><text:span text:style-name="T40">t from concupiscible desire, under the heading of “impulses (</text:span><text:span text:style-name="T47">inbiʿāthāt</text:span><text:span text:style-name="T40">).” He is careful to not call this </text:span><text:span text:style-name="T47">shawq</text:span><text:span text:style-name="T40">, though it is related (it is an </text:span><text:span text:style-name="T47">ishtiyāq</text:span><text:span text:style-name="T40"> </text:span><text:span text:style-name="T47">mā</text:span><text:span text:style-name="T40">,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40">Avicenna tells us, in [a], that what distinguishes this new type of emotion from what has already been discussed is that it is more attributable to the imagination. By this, he cannot mean that the </text:span><text:span text:style-name="T40">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62"><text:note text:id="ftn67" text:note-class="footnote"><text:note-citation>70</text:note-citation><text:note-body><text:p text:style-name="Footnote"><text:span text:style-name="T7">Avicenna, </text:span><text:span text:style-name="T169">Healing: Psychology</text:span><text:span text:style-name="T7"> (1959) 4.4, p. 194.</text:span></text:p></text:note-body></text:note></text:span></text:span><text:span text:style-name="T40"> What he must mean, then, is that the imagination is involved in a distinct or more central way with these emotions than with concupiscible appetite. This does not mean that imagination is involved in these emotions, and has </text:span><text:span text:style-name="T47">nothing whatsoever</text:span><text:span text:style-name="T40"> </text:span><text:span text:style-name="T40">to do with concupiscible appetite, since the intentional objects of the concupiscible faculty are </text:span><text:span text:style-name="T40">those “imagined” to be pleasant, and we are eventually aware of perceptibles of the external </text:span><text:span text:style-name="T40">senses in various internal senses. He is focusing on a difference in the </text:span><text:span text:style-name="T47">extent</text:span><text:span text:style-name="T40"> to which imagination is involved, not </text:span><text:span text:style-name="T47">whether</text:span><text:span text:style-name="T40"> there is imagination involved.</text:span></text:p>
      <text:p text:style-name="Standard"><text:soft-page-break/><text:span text:style-name="T40">His examples of this new type of emotions in [a] are meant to explicate this new category of emotions. He mentions that animals have emotions towards things like distant friends and </text:span><text:span text:style-name="T40">relations, and towards something as abstract as freedom when they are in captivity. One might </text:span><text:span text:style-name="T40">think that what these examples have in common is that they are not oriented towards any type of </text:span><text:span text:style-name="T40">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7">imagination’s</text:span><text:span text:style-name="T40"> pleasures, as opposed to mere sensory pleasures. This can be seen in the details of the text as follows.</text:span></text:p>
      <text:p text:style-name="Standard"><text:span text:style-name="T40">The transition word at the beginning of [b], for/</text:span><text:span text:style-name="T47">fa-inna</text:span><text:span text:style-name="T40">,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40">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text:span><text:span text:style-name="T40">imagination, which is a kind of apprehending faculty. Given that perception is a kind of reception, it makes sense to talk of the apprehending faculty as “transformed” by the objects whose forms it </text:span><text:span text:style-name="T47">receives</text:span><text:span text:style-name="T40">, and its objects as “renewed,” in that they have their forms conveyed through increasing </text:span><text:span text:style-name="T47">levels of abstractness</text:span><text:span text:style-name="T40">, information moving from the external senses, to the </text:span><text:span text:style-name="T40">imagination.</text:span><text:span text:style-name="Footnote_20_Symbol"><text:span text:style-name="T62"><text:note text:id="ftn68" text:note-class="footnote"><text:note-citation>71</text:note-citation><text:note-body><text:p text:style-name="Footnote"><text:span text:style-name="T7">For another usage of this term in the context of perception, see elsewhere in the Avicenna, </text:span><text:span text:style-name="T169">Remarks: Metaphysics </text:span><text:span text:style-name="T8">(1960) </text:span><text:span text:style-name="T7">p. 256.</text:span></text:p></text:note-body></text:note></text:span></text:span><text:span text:style-name="T40"> [B], then, is just a condensed way of describing what it means to grasp objects in the imagination, in contrast to grasping objects at the level of the external senses.</text:span><text:span text:style-name="Footnote_20_Symbol"><text:span text:style-name="T62"><text:note text:id="ftn69" text:note-class="footnote"><text:note-citation>72</text:note-citation><text:note-body><text:p text:style-name="P47">All these inclinations at the animal level can be contrasted with that which is “for the sake of the intelligibles pertaining to good,” as mentioned at the end of text [b] discus<text:span text:style-name="T177">sed in section 1.3. This is a reference to the unique sort of goods the human rational soul is able to appreciate, discussed more at length in chapter 2 of this dissertation.</text:span></text:p></text:note-body></text:note></text:span></text:span><text:span text:style-name="T40"> </text:span><text:bookmark-start text:name="III_MOVEDMOVERS_TRIGGERED_BY_I"/><text:span text:style-name="T40">So</text:span><text:bookmark-end text:name="III_MOVEDMOVERS_TRIGGERED_BY_I"/><text:span text:style-name="T40"> this </text:span><text:soft-page-break/><text:span text:style-name="T40">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40">Avicenna’s discussion of pleasure and pain at the beginning of book eight of </text:span><text:span text:style-name="T47">Remarks and Admonitions</text:span><text:span text:style-name="T40"> provides framework that can help with understanding the types of emotions distinguished in </text:span><text:span text:style-name="T47">Psychology</text:span><text:span text:style-name="T40"> 4.4. Over the course of his discussion in </text:span><text:span text:style-name="T47">Remarks</text:span><text:span text:style-name="T40">, he distinguishes between pleasures of the external senses, internal senses, and the rational soul.</text:span></text:p>
      <text:p text:style-name="Standard"><text:span text:style-name="T40">He begins by pointing out that the majority of people make an incorrect judgment concerning internal and external pleasures: “It has occurred to the imaginations of the masses that the </text:span><text:span text:style-name="T40">strongest and highest pleasures are those of sensation [</text:span><text:span text:style-name="T47">hiyya al-ḥissiyya</text:span><text:span text:style-name="T40">], while what is </text:span><text:span text:style-name="T40">contrasted with that are weak pleasures, all of which are of the imagination, [which they think of as] not being real.”</text:span><text:span text:style-name="Footnote_20_Symbol"><text:span text:style-name="T62"><text:note text:id="ftn70" text:note-class="footnote"><text:note-citation>73</text:note-citation><text:note-body><text:p text:style-name="Footnote"><text:span text:style-name="T7">Avicenna, </text:span><text:span text:style-name="T169">Remarks: Mysticism </text:span><text:span text:style-name="T8">(1960) </text:span><text:span text:style-name="T7">8.1, p. 7.</text:span></text:p></text:note-body></text:note></text:span></text:span><text:span text:style-name="T40"> His examples of the pleasures of sensation include drink and sex, while </text:span><text:span text:style-name="T40">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40">he denies that the external is more worthwhile. Proof of this is that we will often sacrifice </text:span><text:soft-page-break/><text:span text:style-name="T40">external pleasure for the sake of an internal pleasure, as when one gives their own food to a </text:span><text:span text:style-name="T40">friend. This is prioritizing the internal pleasure of friendship over the external pleasure of food.</text:span></text:p>
      <text:p text:style-name="Standard"><text:span text:style-name="T40">The superiority of internal and rational pleasures to external pleasures is further clarified towards the sa</text:span><text:span text:style-name="T43">me section, </text:span><text:span text:style-name="T50">Remark</text:span><text:span text:style-name="T47">s</text:span><text:span text:style-name="T40"> 8.1. The overlap with </text:span><text:span text:style-name="T47">Psychology</text:span><text:span text:style-name="T40"> 4.4 is especially evident in the examples he uses to describe animals having internal pleasures:</text:span></text:p>
      <text:p text:style-name="Block"><text:span text:style-name="T93">It has been made clear that internal pleasures [</text:span><text:span text:style-name="T103">al-ladhdhāt al-bāṭina</text:span><text:span text:style-name="T93">]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9"><text:note text:id="ftn71" text:note-class="footnote"><text:note-citation>74</text:note-citation><text:note-body><text:p text:style-name="Footnote"><text:span text:style-name="T7">Avicenna, </text:span><text:span text:style-name="T169">Remarks: Mysticism</text:span><text:span text:style-name="T7"> </text:span><text:span text:style-name="T8">(1960) </text:span><text:span text:style-name="T7">8.1, p. 9.</text:span></text:p></text:note-body></text:note></text:span></text:span></text:p>
      <text:p text:style-name="Standard"><text:span text:style-name="T40">One of the examples Avicenna provided of the new type of emotion he introduced at in </text:span><text:span text:style-name="T47">Psychology</text:span><text:span text:style-name="T40"> 4.4 (beyond concupiscible and irascible appetite) was the emotion of “the one who begat for [their] offspring.” Here there is a parallel in </text:span><text:span text:style-name="T47">Remarks</text:span><text:span text:style-name="T40">, since a nursing animal gets internal pleasure from taking great risks for their offspring, regardless of whether this means they lose out on some external pleasure. At the en</text:span><text:span text:style-name="T43">d of this section in </text:span><text:span text:style-name="T50">Re</text:span><text:span text:style-name="T47">marks</text:span><text:span text:style-name="T40">, Avicenna briefly mentions that just as internal pleasures are higher than external, so intellectual pleasures [</text:span><text:span text:style-name="T47">al-</text:span><text:span text:style-name="T40">ʿ</text:span><text:span text:style-name="T47">aqliyya</text:span><text:span text:style-name="T40">] are higher than both.</text:span><text:span text:style-name="Footnote_20_Symbol"><text:span text:style-name="T62"><text:note text:id="ftn72" text:note-class="footnote"><text:note-citation>75</text:note-citation><text:note-body><text:p text:style-name="Footnote"><text:span text:style-name="T7">Avicenna, </text:span><text:span text:style-name="T169">Remarks: Mysticism</text:span><text:span text:style-name="T7"> </text:span><text:span text:style-name="T8">(1960) </text:span><text:span text:style-name="T7">8.1, p. 9.</text:span></text:p></text:note-body></text:note></text:span></text:span><text:span text:style-name="T40"> This aligns with Avicenna’s offhand comment in </text:span><text:span text:style-name="T47">Psychology</text:span><text:span text:style-name="T40"> 4.4 that the animal motive faculty also moves “for the sake of the intelligibles pertaining to the good.”</text:span><text:span text:style-name="Footnote_20_Symbol"><text:span text:style-name="T62"><text:note text:id="ftn73" text:note-class="footnote"><text:note-citation>76</text:note-citation><text:note-body><text:p text:style-name="P47">See text [b] disc<text:span text:style-name="T177">ussed in section 1.3.</text:span></text:p></text:note-body></text:note></text:span></text:span><text:span text:style-name="T40"> So the types of pleasures distinguished in </text:span><text:span text:style-name="T47">Remarks</text:span><text:span text:style-name="T40"> correspond to the final objects of the varieties of emotions discussed in </text:span><text:span text:style-name="T47">Psychology</text:span><text:span text:style-name="T40"> 4.4. In other words, Avicenna’s distinctions between types of emotions in </text:span><text:span text:style-name="T47">Psychology</text:span><text:span text:style-name="T40"> 4.4 parallels his distinctions between types of pleasures in </text:span><text:span text:style-name="T47">Remarks</text:span><text:span text:style-name="T40">.</text:span></text:p>
      <text:p text:style-name="Standard"><text:span text:style-name="T40">What makes some pleasures external, internal, or rational, is whether they are the perfection of an external sense faculty, an internal sense, or the rational soul, respectively. Shortly after </text:span><text:span text:style-name="T40">distinguishing the three types of pleasures in </text:span><text:span text:style-name="T47">Remarks</text:span><text:span text:style-name="T40">, Avicenna goes on to define pleasure as follows:</text:span></text:p>
      <text:p text:style-name="Block"><text:span text:style-name="T93">Pleasure is the perception and reaching of the attainment of that which, accordin</text:span><text:span text:style-name="T98">g to the perceiver [</text:span><text:span text:style-name="T108">ʿinda</text:span><text:span text:style-name="T107"> al-mudrik</text:span><text:span text:style-name="T98">], is a perfection and good, insofar as it is such [</text:span><text:span text:style-name="T107">min ḥaythu huwa ka-dhālika</text:span><text:span text:style-name="T98">]. And pain is the apprehension and reaching of attainment of what is, according to the perceiver [</text:span><text:span text:style-name="T108">ʿinda</text:span><text:span text:style-name="T107"> al-</text:span><text:span text:style-name="T103">mudrik</text:span><text:span text:style-name="T93">], a defect </text:span><text:soft-page-break/><text:span text:style-name="T93">and evil. [...] Every pleasure is related to [</text:span><text:span text:style-name="T103">tata</text:span><text:span text:style-name="T93">ʿ</text:span><text:span text:style-name="T103">allaq bi-</text:span><text:span text:style-name="T93">] two things, a good perfection, and the perception of that [perfection], insofar as it is like that [</text:span><text:span text:style-name="T103">min ḥaythu huwa ka-dhālika</text:span><text:span text:style-name="T93">].</text:span><text:span text:style-name="Footnote_20_Symbol"><text:span text:style-name="T69"><text:note text:id="ftn74" text:note-class="footnote"><text:note-citation>77</text:note-citation><text:note-body><text:p text:style-name="Footnote"><text:span text:style-name="T7">Avicenna, </text:span><text:span text:style-name="T169">Remarks: Mysticism </text:span><text:span text:style-name="T8">(1960) </text:span><text:span text:style-name="T7">8.3, p. 11 &amp; 15.</text:span></text:p></text:note-body></text:note></text:span></text:span></text:p>
      <text:p text:style-name="Standard"><text:span text:style-name="T40">As mentioned above,</text:span><text:span text:style-name="Footnote_20_Symbol"><text:span text:style-name="T62"><text:note text:id="ftn75" text:note-class="footnote"><text:note-citation>78</text:note-citation><text:note-body><text:p text:style-name="P47">Secti<text:span text:style-name="T177">on 1.2.1.</text:span></text:p></text:note-body></text:note></text:span></text:span><text:span text:style-name="T40"> every faculty tends towards some final object. According to Avicenna, when that object is achieved, and we are aware of it having been achieved, we experience pleasure. This is clearly building upon Aristotle’s definition of pleasure in </text:span><text:span text:style-name="T47">Nicomachean Ethics</text:span><text:span text:style-name="T40"> 7.12 as something that supervenes on the “unimpeded activity of a natural process.” The key difference between the two definitions is between whether the pleasure and pain consist simply in</text:span><text:span text:style-name="T47"> undergoing</text:span><text:span text:style-name="T40"> some activity (shared by both Avicenna and Aristotle’s definitions), or awareness of and judgment </text:span><text:span text:style-name="T47">about</text:span><text:span text:style-name="T40"> the activity (only in Avicenna’s).</text:span></text:p>
      <text:p text:style-name="Standard"><text:span text:style-name="T40">The pleasures of food are external pleasures, because they amount to doing what the faculty of taste is designed for. The pleasures of giving someone a gift, or winning a game (to use </text:span><text:span text:style-name="T40">Avicenna’s examples from above) are internal pleasures because they fulfill some capacity we have at a level of the animal soul, higher than the level of the external sense.</text:span><text:span text:style-name="Footnote_20_Symbol"><text:span text:style-name="T62"><text:note text:id="ftn76" text:note-class="footnote"><text:note-citation>79</text:note-citation><text:note-body><text:p text:style-name="P47">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text:span text:style-name="T177">or (1983) section I.3, p. 1</text:span>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40"> The faculties of </text:span><text:span text:style-name="T40">estimation and memory also have objects that can be desired, and when those forms are acquired, </text:span><text:span text:style-name="T40">or take shape (</text:span><text:span text:style-name="T47">takayyuf</text:span><text:span text:style-name="T40">) in the respective faculty, there is an internal pleasure particular to those </text:span><text:span text:style-name="T40">faculties. Avicenna says that we could make similar descriptions of unique pleasures for the rest of the internal senses.</text:span><text:span text:style-name="Footnote_20_Symbol"><text:span text:style-name="T62"><text:note text:id="ftn77" text:note-class="footnote"><text:note-citation>80</text:note-citation><text:note-body><text:p text:style-name="Footnote"><text:span text:style-name="T7">Avicenna, </text:span><text:span text:style-name="T169">Remarks: Mysticism </text:span><text:span text:style-name="T8">(1960) </text:span><text:span text:style-name="T7">8.9, 21.</text:span></text:p></text:note-body></text:note></text:span></text:span><text:span text:style-name="T40"> The pleasures of the rational soul include the attainment of truth, for the </text:span><text:span text:style-name="T40">theoretical intellect, and the good, for the practical intellect. Avicenna also says that rational goods can include "receiving gratitude, and an abundance of praise, respect, and honor."</text:span><text:span text:style-name="Footnote_20_Symbol"><text:span text:style-name="T62"><text:note text:id="ftn78" text:note-class="footnote"><text:note-citation>81</text:note-citation><text:note-body><text:p text:style-name="Footnote"><text:span text:style-name="T7">Avicenna, </text:span><text:span text:style-name="T169">Remarks: Mysticism </text:span><text:span text:style-name="T8">(1960) </text:span><text:span text:style-name="T7">8.9, 25</text:span></text:p></text:note-body></text:note></text:span></text:span><text:span text:style-name="T40"> It is </text:span><text:span text:style-name="T40">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oft-page-break/><text:span text:style-name="T40">One thing worth making clear is that the difference between external, internal and rational pleasures has to do with which faculties’ perfection constitutes the </text:span><text:span text:style-name="T47">experience</text:span><text:span text:style-name="T40"> of something as </text:span><text:span text:style-name="T40">pleasant, not which faculty is involved in knowing </text:span><text:span text:style-name="T47">that</text:span><text:span text:style-name="T40"> something would be pleasant. On the animal level, the judgmental faculty “estimation [</text:span><text:span text:style-name="T47">wahm</text:span><text:span text:style-name="T40">]” is involved in awareness </text:span><text:span text:style-name="T47">that</text:span><text:span text:style-name="T40">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62"><text:note text:id="ftn79" text:note-class="footnote"><text:note-citation>82</text:note-citation><text:note-body><text:p text:style-name="Footnote"><text:span text:style-name="T7">Avicenna, </text:span><text:span text:style-name="T169">Healing: Psychology </text:span><text:span text:style-name="T8">(1959) </text:span><text:span text:style-name="T7">4.3, 184.</text:span></text:p></text:note-body></text:note></text:span></text:span><text:span text:style-name="T40"> and estimation would similarly explain how an animal identifies its offspring as something worth caring for. Doing the latter would bring with it a type </text:span><text:span text:style-name="T40">of internal pleasure, while the former is a pleasure of the external senses. To put the point </text:span><text:span text:style-name="T40">conversely, the sense of taste doesn’t judge </text:span><text:span text:style-name="T47">that</text:span><text:span text:style-name="T40">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40">amount to aspects that are perceived by estimation.</text:span><text:span text:style-name="Footnote_20_Symbol"><text:span text:style-name="T62"><text:note text:id="ftn80" text:note-class="footnote"><text:note-citation>83</text:note-citation><text:note-body><text:p text:style-name="Footnote"><text:span text:style-name="T7">Avicenna, </text:span><text:span text:style-name="T169">Healing: Psychology </text:span><text:span text:style-name="T8">(1959) </text:span><text:span text:style-name="T7">2.2, 60 and 4.3, 182-3.</text:span></text:p></text:note-body></text:note></text:span></text:span><text:span text:style-name="T40"> Estimation can judge that food is good (an </text:span><text:span text:style-name="T40">external pleasure), and that friendship is good (an internal pleasure), which can in turn lead to emotions related to both sorts of objects. The same faculty—estimation—is involved in judging </text:span><text:span text:style-name="T47">that</text:span><text:span text:style-name="T40"> two things would be pleasant, even if they would be pleasant experiences of generically </text:span><text:span text:style-name="T40">different varieties, owing to the fact that they would be completions of different types of faculties.</text:span></text:p>
      <text:p text:style-name="Standard"><text:span text:style-name="T40">In the </text:span><text:span text:style-name="T47">Psychology</text:span><text:span text:style-name="T40"> 4.4 text from the pri</text:span><text:span text:style-name="T43">or section, Av</text:span><text:span text:style-name="T40">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text:span><text:span text:style-name="T40">reminder, in </text:span><text:span text:style-name="T47">Psychology</text:span><text:span text:style-name="T40">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text:span><text:span text:style-name="T49">Healing: Rhetoric</text:span><text:span text:style-name="T40">, where he says we can long for an object of sense perception, based on the pleasurable vestige of its image in the imagination, </text:span><text:soft-page-break/><text:span text:style-name="T40">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93">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9"><text:note text:id="ftn81" text:note-class="footnote"><text:note-citation>84</text:note-citation><text:note-body><text:p text:style-name="Footnote"><text:span text:style-name="T7">Avicenna, </text:span><text:span text:style-name="T169">Healing: Rhetoric </text:span><text:span text:style-name="T8">(1954) </text:span><text:span text:style-name="T7">2.6, p. 100.</text:span></text:p></text:note-body></text:note></text:span></text:span></text:p>
      <text:p text:style-name="Standard"><text:span text:style-name="T40">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7">Psychology</text:span><text:span text:style-name="T40"> 4.4. It is one thing to long for and then </text:span><text:span text:style-name="T41">experience</text:span><text:span text:style-name="T40"> an internal pleasure in the present, it is another thing to fondly </text:span><text:span text:style-name="T48">recall</text:span><text:span text:style-name="T40">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Standard"><text:span text:style-name="T40">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7">Healing: Book of Music</text:span><text:span text:style-name="T40"> which discusses how animals perceive, incline towards, and take pleasure in aesthetic </text:span><text:span text:style-name="T40">beauty, even though they cannot label it as such, or produce it.</text:span><text:span text:style-name="Footnote_20_Symbol"><text:span text:style-name="T62"><text:note text:id="ftn82" text:note-class="footnote"><text:note-citation>85</text:note-citation><text:note-body><text:p text:style-name="P47">Luis Xavier López Farjeat (2013) esp. p. 103ff.</text:p></text:note-body></text:note></text:span></text:span><text:span text:style-name="T40"> </text:span><text:bookmark-start text:name="IIIa_INTERNAL_AND_EXTERNAL_PLE"/><text:span text:style-name="T40">Emotions</text:span><text:bookmark-end text:name="IIIa_INTERNAL_AND_EXTERNAL_PLE"/><text:span text:style-name="T40"> related to music would be different than emotions related to external, concupiscible pleasures, because aesthetic </text:span><text:span text:style-name="T40">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43">e harmony, to be appreciated. So while it might seem strange to think of brute animals as being moved to seek out </text:span><text:soft-page-break/><text:span text:style-name="T43">aesthetic pleasure, we should remember that this is still something short of the full e</text:span><text:span text:style-name="T40">ngagement </text:span><text:span text:style-name="T40">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40">To bring this discussion of pleasures back to emotions, we can now see how the distinctions Avicenna makes in </text:span><text:span text:style-name="T47">Psychology</text:span><text:span text:style-name="T40">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40">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40">orderly body of scientific explanations for common phenomena. Beyond this, it is also clear that </text:span><text:span text:style-name="T40">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43">ight be moved to go</text:span><text:span text:style-name="T40"> appreciate it, but not consume it. On the </text:span><text:span text:style-name="T40">other hand, inclinations towards pleasures of the external senses require direct contact for their satisfaction.</text:span></text:p>
      <text:p text:style-name="Standard"><text:span text:style-name="T40">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text:span><text:span text:style-name="T40">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62"><text:note text:id="ftn83" text:note-class="footnote"><text:note-citation>86</text:note-citation><text:note-body><text:p text:style-name="P47">See <text:span text:style-name="T274">footnote</text:span> 33.</text:p></text:note-body></text:note></text:span></text:span><text:span text:style-name="T40"> Presumably </text:span><text:soft-page-break/><text:span text:style-name="T40">they also lack these higher emotions, for the same reason (their diminished cognitive </text:span><text:span text:style-name="T40">capacities). </text:span><text:span text:style-name="T40">Where there are significantly distinct final objects, and separability in terms of existence, there is a good reason to insist on a distinction of faculties.</text:span><text:span text:style-name="Footnote_20_Symbol"><text:span text:style-name="T62"><text:note text:id="ftn84" text:note-class="footnote"><text:note-citation>87</text:note-citation><text:note-body><text:p text:style-name="Footnote"><text:span text:style-name="T7">Avicenna’s principle of distinguishing faculties based on objects occurs in </text:span><text:span text:style-name="T170">Psychology</text:span><text:span text:style-name="T7"> 1.4. The separability in existence argument is normally used to distinguish types of souls, or groupings of faculties, but it is also used to distinguish individual faculties at the begi</text:span><text:span text:style-name="T11">nning of section 4 of </text:span><text:span text:style-name="T174">C</text:span><text:span text:style-name="T170">ompendium on the Soul</text:span><text:span text:style-name="T7"> (1875).</text:span></text:p></text:note-body></text:note></text:span></text:span></text:p>
      <text:p text:style-name="Standard"><text:span text:style-name="T40">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62"><text:note text:id="ftn85" text:note-class="footnote"><text:note-citation>88</text:note-citation><text:note-body><text:p text:style-name="P47">Such a distinction between different types of pleasures at the level of the animal soul is seen later in al-Ghazali’s distinction between biological, social/political, and intellectual pleasure. See Fakhry (1994) p. 203.</text:p></text:note-body></text:note></text:span></text:span><text:span text:style-name="T40"> </text:span><text:bookmark-start text:name="32"/><text:span text:style-name="T40">The</text:span><text:bookmark-end text:name="32"/><text:span text:style-name="T40"> key thing to notice is that there are distinct classes of emotions, based on major differences in final objects, but still treated as similar in </text:span><text:span text:style-name="T49">Psychology</text:span><text:span text:style-name="T40"> 4.4 insofar as they are inclinations.</text:span></text:p>
      <text:h text:style-name="Heading_20_3" text:outline-level="3">1.3.3 Ruling Out an Alternative Interpretation</text:h>
      <text:p text:style-name="Standard"><text:span text:style-name="T40">Having looked at the </text:span><text:span text:style-name="T47">Rhetoric</text:span><text:span text:style-name="T40"> text about pleasures remembered in the imagina</text:span><text:span text:style-name="T43">tion in section </text:span><text:span text:style-name="T40">1.3.1, one might object to my interpretation of the texts in </text:span><text:span text:style-name="T47">Psychology</text:span><text:span text:style-name="T40"> 4.4, arguing that in </text:span><text:span text:style-name="T47">Psychology</text:span><text:span text:style-name="T40"> 4.4 Avicenna actually saying is something more along the lines of what he says in the </text:span><text:span text:style-name="T47">Rhetoric</text:span><text:span text:style-name="T40">. That is, one might think concupiscible and irascible appetite are appetites in response to objects one is aware of as </text:span><text:span text:style-name="T47">present and nearby</text:span><text:span text:style-name="T40">, whereas it is also possible to recall </text:span><text:span text:style-name="T47">distant objects</text:span><text:span text:style-name="T40"> in the imaginative memory and be motivated towards them. On this interpretation, Avicenna’s examples in </text:span><text:span text:style-name="T47">Psychology</text:span><text:span text:style-name="T40"> 4.4 would actually just be referring to remembered objects </text:span><text:span text:style-name="T40">(e.g., a desire for a friend or child </text:span><text:span text:style-name="T47">when they are not present</text:span><text:span text:style-name="T40">, or for </text:span><text:span text:style-name="T47">what life was like</text:span><text:span text:style-name="T40">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Standard"><text:span text:style-name="T40">Despite its simplicity, the major problem with this alternative interpretation is that Avicenna never suggests that concupiscible and irascible appetite are only for things the animal is aware of </text:span><text:soft-page-break/><text:span text:style-name="T40">as present and nearby. There is, no doubt, a line of thought in the tradition, going back to </text:span><text:span text:style-name="T40">Aristotle, which distinguishes animal from human appetites on the grounds that animal appetites are only concerned with what seems pleasurable </text:span><text:span text:style-name="T47">in the present</text:span><text:span text:style-name="T40">, but this is a different distinction.</text:span><text:span text:style-name="Footnote_20_Symbol"><text:span text:style-name="T62"><text:note text:id="ftn86" text:note-class="footnote"><text:note-citation>89</text:note-citation><text:note-body><text:p text:style-name="Footnote"><text:span text:style-name="T80">Aristotle, </text:span><text:span text:style-name="T88">On the Soul</text:span><text:span text:style-name="T80"> (1986) </text:span><text:span text:style-name="T7">3.10, 433b5-10.</text:span></text:p></text:note-body></text:note></text:span></text:span><text:span text:style-name="T40"> </text:span><text:bookmark-start text:name="Alt_Int"/><text:span text:style-name="T40">Avicenna</text:span><text:bookmark-end text:name="Alt_Int"/><text:span text:style-name="T40"> deals with this latter distinction in </text:span><text:span text:style-name="T47">Psychology</text:span><text:span text:style-name="T40">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40">In the final part of his overview of emotions in </text:span><text:span text:style-name="T47">Psychology</text:span><text:span text:style-name="T40"> 4.4, Avicenna lists concrete examples of various types of emotions, which</text:span><text:span text:style-name="T43"> not only add to our understanding of previously distinguished types of emotions, but also introduce new types. We can view what this section does as </text:span><text:span text:style-name="T50">deepening</text:span><text:span text:style-name="T43"> our understanding of previously distinguished irascible emotions, and then </text:span><text:span text:style-name="T50">widening</text:span><text:span text:style-name="T43"> the category of emotion to include some pleasurable completion-states as types of emotions. This section follows directly upon the key text from </text:span><text:span text:style-name="T50">Psychology</text:span><text:span text:style-name="T43"> 4.4, quoted at length at the beginning of section 1.3 above:</text:span></text:p>
      <text:p text:style-name="Block"><text:soft-page-break/><text:span text:style-name="T93">Fear [</text:span><text:span text:style-name="T103">al-khawf</text:span><text:span text:style-name="T93">] and anxiety [</text:span><text:span text:style-name="T103">al-ghamm</text:span><text:span text:style-name="T93">] and sadness [</text:span><text:span text:style-name="T103">al-ḥuzn</text:span><text:span text:style-name="T93">]</text:span><text:span text:style-name="Footnote_20_Symbol"><text:span text:style-name="T69"><text:note text:id="ftn87" text:note-class="footnote"><text:note-citation>90</text:note-citation><text:note-body><text:p text:style-name="Footnote"><text:span text:style-name="T218">It is noteworthy that anxiety and </text:span><text:span text:style-name="T7">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69">Healing: Psychology</text:span><text:span text:style-name="T7"> (1959) 4.4, p. 195, discus</text:span><text:span text:style-name="T11">sed in section 1.3 above). A</text:span><text:span text:style-name="T7">nxiety and sadness are specific emotions, partially constituted by pain. But pain itself is a basic building block of many emotions.</text:span></text:p></text:note-body></text:note></text:span></text:span><text:span text:style-name="T93"> are actualizations [ʿ</text:span><text:span text:style-name="T103">awāriḍ</text:span><text:span text:style-name="Footnote_20_anchor"><text:span text:style-name="T103"><text:note text:id="ftn88" text:note-class="footnote"><text:note-citation>91</text:note-citation><text:note-body><text:p text:style-name="Footnote">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68">act</text:span> of woodworking is related to the carpenter.</text:p></text:note-body></text:note></text:span></text:span><text:span text:style-name="T93">] of the irascible faculty with the participation [</text:span><text:span text:style-name="T103">bil-mushāraka</text:span><text:span text:style-name="T93">] of the perceptive faculties [</text:span><text:span text:style-name="T103">al-qiwā al-dirāka</text:span><text:span text:style-name="T93">]. And the </text:span><text:span text:style-name="T93">irascible faculty, if it is opposed, following upon intellectual or imaginative conceptualization, there is fear. And if it does not fear, it becomes strong. Anxiety occurs to the irascible faculty on account of that which [at </text:span><text:span text:style-name="T93">other times] causes anger, when something is prevented from defending against something else, or when one fears something else’s occurrence. And joy [</text:span><text:span text:style-name="T103">al-faraḥ</text:span><text:span text:style-name="T93">] which belongs in the category of subduing, is the </text:span><text:span text:style-name="T93">end/final cause [</text:span><text:span text:style-name="T103">ghāya</text:span><text:span text:style-name="T93">] for this faculty also.</text:span><text:span text:style-name="Footnote_20_Symbol"><text:span text:style-name="T69"><text:note text:id="ftn89" text:note-class="footnote"><text:note-citation>92</text:note-citation><text:note-body><text:p text:style-name="Footnote"><text:span text:style-name="T7">The s</text:span><text:span text:style-name="T11">tatement that the irascible faculty seeks “joy in the category of subduing” coheres with the points we made in section 1.2.2 about </text:span><text:span text:style-name="T7">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93"> Greediness [</text:span><text:span text:style-name="T103">al-ḥirṣ</text:span><text:span text:style-name="T93">], gluttony [</text:span><text:span text:style-name="T103">al-naham</text:span><text:span text:style-name="T93">], and lust [</text:span><text:span text:style-name="T103">al-shabq</text:span><text:span text:style-name="T93">], and what is similar to them, they belong to the bestial concupiscible faculty.</text:span></text:p>
      <text:p text:style-name="Block"><text:span text:style-name="T93">Enjoyment of people [</text:span><text:span text:style-name="T103">al-istīnās</text:span><text:span text:style-name="T93">] and gladness [</text:span><text:span text:style-name="T103">al-surūr</text:span><text:span text:style-name="T93">] are among the actualizations [ʿ</text:span><text:span text:style-name="T103">awāriḍ</text:span><text:span text:style-name="T93">] of the perceptive faculties [</text:span><text:span text:style-name="T103">al-qiwā al-dirāka</text:span><text:span text:style-name="T93">]. As for the human faculties, there occurs to them other states [</text:span><text:span text:style-name="T103">aḥwāl</text:span><text:span text:style-name="T93">], particular to them, which we’ll talk about soon.</text:span><text:span text:style-name="Footnote_20_Symbol"><text:span text:style-name="T69"><text:note text:id="ftn90" text:note-class="footnote"><text:note-citation>93</text:note-citation><text:note-body><text:p text:style-name="Footnote"><text:span text:style-name="T7">Avicenna, </text:span><text:span text:style-name="T170">Healing: Psychology</text:span><text:span text:style-name="T7"> (1959) 4.4, 196.</text:span></text:p></text:note-body></text:note></text:span></text:span></text:p>
      <text:p text:style-name="Standard"><text:span text:style-name="T40">In the first paragraph of this </text:span><text:span text:style-name="T43">final section Avice</text:span><text:span text:style-name="T40">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62"><text:note text:id="ftn91" text:note-class="footnote"><text:note-citation>94</text:note-citation><text:note-body><text:p text:style-name="Footnote"><text:span text:style-name="T7">Avicenna, </text:span><text:span text:style-name="T169">Healing: Psychology </text:span><text:span text:style-name="T8">(1959) </text:span><text:span text:style-name="T7">4.4, 196.</text:span></text:p></text:note-body></text:note></text:span></text:span><text:span text:style-name="T40"> 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62"><text:note text:id="ftn92" text:note-class="footnote"><text:note-citation>95</text:note-citation><text:note-body><text:p text:style-name="P47">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40"> These different inclinations all </text:span><text:soft-page-break/><text:span text:style-name="T40">fall under the heading of the irascible faculty because Avicenna has described dominance as its final object, and these are states that occur on account of our being oriented towards dominance.</text:span></text:p>
      <text:p text:style-name="Standard"><text:span text:style-name="T40">One thing to notice is that, whereas Avicenna sp</text:span><text:span text:style-name="T43">ent the lengthy prior section d</text:span><text:span text:style-name="T40">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7">Healing: Rhetoric</text:span><text:span text:style-name="T40">, following Aristotle, he provides examples of states we would think of as irascible, like anger, but which are associated with dominance over obstacles that would cause </text:span><text:span text:style-name="T47">inward</text:span><text:span text:style-name="T40"> pain. For example, anger can be directed at a verbal slight or scorn.</text:span><text:span text:style-name="Footnote_20_Symbol"><text:span text:style-name="T62"><text:note text:id="ftn93" text:note-class="footnote"><text:note-citation>96</text:note-citation><text:note-body><text:p text:style-name="Footnote"><text:span text:style-name="T7">Avicenna, </text:span><text:span text:style-name="T169">Healing: Rhetoric </text:span><text:span text:style-name="T8">(1954) </text:span><text:span text:style-name="T7">3.1, p. 130.</text:span></text:p></text:note-body></text:note></text:span></text:span><text:span text:style-name="T40"> Further, we can imagine obstacles to the internal pleasures Avicenna mentioned in </text:span><text:span text:style-name="T47">Remarks</text:span><text:span text:style-name="T40"> 8, such as an obstacle to achieving victory in a game. This is clearly a different type of obstacle in comparison to actual physical threats.</text:span></text:p>
      <text:p text:style-name="Standard"><text:span text:style-name="T40">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7">already</text:span><text:span text:style-name="T40"> involves a higher level of cognition than concupiscible appetite. That is, while paradigmatic cases of irascible acts involve responding to physical threats, recoging something as an obstacle already requires a more abstract type of </text:span><text:span text:style-name="T40">judgment than just knowing whether something is pleasant or painful. This is why, as discussed </text:span><text:span text:style-name="T40">earlier,</text:span><text:span text:style-name="Footnote_20_Symbol"><text:span text:style-name="T62"><text:note text:id="ftn94" text:note-class="footnote"><text:note-citation>97</text:note-citation><text:note-body><text:p text:style-name="P47">See <text:span text:style-name="T274">footnote 33.</text:span></text:p></text:note-body></text:note></text:span></text:span><text:span text:style-name="T40">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40">A second thing to notice from the first paragraph above is the idea that evaluations are necessary but not sufficient causes for emotion. This is implied by the fact that fear, distress and sadness </text:span><text:soft-page-break/><text:span text:style-name="T40">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7">Psychology</text:span><text:span text:style-name="T40"> 1.5, discuss</text:span><text:span text:style-name="T43">ed in section 1.2 abo</text:span><text:span text:style-name="T40">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62"><text:note text:id="ftn95" text:note-class="footnote"><text:note-citation>98</text:note-citation><text:note-body><text:p text:style-name="P47">Nussbaum (2001) 29.</text:p></text:note-body></text:note></text:span></text:span><text:span text:style-name="T40"> </text:span><text:bookmark-start text:name="IV_Deepening_IRASC"/><text:span text:style-name="T40">Avicenna</text:span><text:bookmark-end text:name="IV_Deepening_IRASC"/><text:span text:style-name="T40"> would not agree with her view entirely, since he cle</text:span><text:span text:style-name="T43">arly thinks that the most central thing that makes anger what it is, for example, is that it is a type of moved-mo</text:span><text:span text:style-name="T40">ver (an “actualizations of” the motive faculty, in the words of the text above). Since it is possible to have the very same evaluative act with or without an emotion, the two things are distinct. But what allows us to </text:span><text:span text:style-name="T47">describe</text:span><text:span text:style-name="T40">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40">In the final part of Avicenna’s overview of emotions in </text:span><text:span text:style-name="T47">Psychology</text:span><text:span text:style-name="T40"> 4.4, he briefly mentions two varieties of emotions: pleasure-states particular to the perceptive faculties, and states dependent on the rational soul. It is important to remember that this text comes directly after Avicenna's listing of further examples of irascible emotions, as this shows that we are still in the middle of a discussion of types of emotions:</text:span></text:p>
      <text:p text:style-name="Block"><text:soft-page-break/><text:span text:style-name="T93">Enjoyment of people [</text:span><text:span text:style-name="T103">al-istīnās</text:span><text:span text:style-name="T93">] and gladness [</text:span><text:span text:style-name="T103">al-surūr</text:span><text:span text:style-name="T93">] are among the actualizations [</text:span><text:span text:style-name="T103">min</text:span><text:span text:style-name="T93"> </text:span><text:span text:style-name="T103">al-</text:span><text:span text:style-name="T93">ʿ</text:span><text:span text:style-name="T103">awāriḍ</text:span><text:span text:style-name="T93">] of the perceptive faculties [</text:span><text:span text:style-name="T103">al-qiwā al-dirāka</text:span><text:span text:style-name="T93">]. As for the human faculties, there occurs to them other states [</text:span><text:span text:style-name="T103">aḥwāl</text:span><text:span text:style-name="T93">], particular to them, which we’ll talk about soon.</text:span><text:span text:style-name="Footnote_20_anchor"><text:span text:style-name="T93"><text:note text:id="ftn96" text:note-class="footnote"><text:note-citation>99</text:note-citation><text:note-body><text:p text:style-name="Footnote"><text:span text:style-name="T7">Avicenna, </text:span><text:span text:style-name="T169">Healing: Psychology </text:span><text:span text:style-name="T8">(1959) </text:span><text:span text:style-name="T7">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40">In the second half of the above text, Avicenna refers to emotions of the rational soul, indicating </text:span><text:span text:style-name="T43">that he will discuss them later. Indeed, the very next book of </text:span><text:span text:style-name="T51">Healing: Psychology</text:span><text:span text:style-name="T43">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43"><text:note text:id="ftn97" text:note-class="footnote"><text:note-citation>100</text:note-citation><text:note-body><text:p text:style-name="P39"><text:span text:style-name="T97">In other words, human emotions are not affective states of the rational soul. They are affective states of the animal soul, caused by cognitions of the human soul. This idea is reflected by Avicenna’s argument in the </text:span><text:span text:style-name="T106">Treatise on Love</text:span><text:span text:style-name="T97">, that the rational soul “partners with” and “makes use of” the animal motive faculty for its particular emotions. </text:span><text:span text:style-name="T101">Avicenna, </text:span><text:span text:style-name="T110">Treatise on Love</text:span><text:span text:style-name="T101"> (1983) 256.</text:span></text:p></text:note-body></text:note></text:span></text:span><text:span text:style-name="Footnote_20_anchor"><text:span text:style-name="T43"> </text:span></text:span><text:span text:style-name="T43">This is significant, in that it entails that all emotion is fundamentally animal, in that all emotions are acts of the common animal motive faculty, regardless of how complex the judgments causing them are. Since this chapter is mean</text:span><text:span text:style-name="T40">t to be an analysis of Avicenna's discussion of emotions in </text:span><text:span text:style-name="T48">Psychology</text:span><text:span text:style-name="T40"> 4.4, this brief mention of human motions could not just be passed over in silence. But given how significant this idea is, these points, and human emotions more generally, will be discussed </text:span><text:span text:style-name="T43">at length in chapter two of this d</text:span><text:span text:style-name="T40">issertation.</text:span></text:p>
      <text:h text:style-name="Heading_20_3" text:outline-level="3"><text:soft-page-break/>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40">To better understand the significance of these two emotions, we should first better understand them on their own. “</text:span><text:span text:style-name="T47">Surūr</text:span><text:span text:style-name="T40">/gladness,” is used elsewhere as a generic term for pleasure, contrasted with pain.</text:span><text:span text:style-name="Footnote_20_Symbol"><text:span text:style-name="T62"><text:note text:id="ftn98" text:note-class="footnote"><text:note-citation>101</text:note-citation><text:note-body><text:p text:style-name="Footnote"><text:span text:style-name="T7">Avicenna, </text:span><text:span text:style-name="T169">Healing: Psychology </text:span><text:span text:style-name="T8">(1959) </text:span><text:span text:style-name="T7">1.3, 31-32. Although in </text:span><text:span text:style-name="T170">Healing: Rhetoric</text:span><text:span text:style-name="T7"> (1954) p. 158, Avicenna mentions </text:span><text:span text:style-name="T170">surūr</text:span><text:span text:style-name="T7"> as follows: “As for youth, [again], they have a strong love for their family and brothers and relatives, because they are spirited, and they love gaiety [</text:span><text:span text:style-name="T170">surūr</text:span><text:span text:style-name="T7">]. And gaiety only occurs when there is health and friendship together.” So it is possible that </text:span><text:span text:style-name="T170">surūr</text:span><text:span text:style-name="T7"> here in </text:span><text:span text:style-name="T170">Psychology</text:span><text:span text:style-name="T7"> it is meant to reflect the social connotations of </text:span><text:span text:style-name="T170">istinās</text:span><text:span text:style-name="T7">.</text:span></text:p></text:note-body></text:note></text:span></text:span><text:span text:style-name="T40"> Nothing too specific beyond the general idea of pleasure seems intended. The definition of “</text:span><text:span text:style-name="T47">istīnās</text:span><text:span text:style-name="T40">/enjoyment of people” is less straightforward. Given the linguistic form of the Arabic word (form 10), which often carries with it the idea of “seeking,” and the root in that form (ʾ</text:span><text:span text:style-name="T47">alif-nūn-sīn</text:span><text:span text:style-name="T40">), which refers to the idea of persons, one might think that it means something like “desire to be around people.” This would make sense of its pla</text:span><text:span text:style-name="T43">ce in the chapter on</text:span><text:span text:style-name="T40"> emotions, but no classical sources attest to such a definition.</text:span><text:span text:style-name="Footnote_20_anchor"><text:span text:style-name="T40"><text:note text:id="ftn99" text:note-class="footnote"><text:note-citation>102</text:note-citation><text:note-body><text:p text:style-name="Footnote">Although there are examples in Lane's Lexicon which suggest the action of searching for people in a sparsely populated area.</text:p></text:note-body></text:note></text:span></text:span><text:span text:style-name="T40"> Instead, one of the main classical definitions is “enjoyment of people”―not </text:span><text:span text:style-name="T47">seeking</text:span><text:span text:style-name="T40"> out people, but </text:span><text:span text:style-name="T47">enjoyment</text:span><text:span text:style-name="T40"> once their presence is attained. The 12th century Latin edition of Avicenna's </text:span><text:span text:style-name="T47">Psychology</text:span><text:span text:style-name="T40"> translates </text:span><text:span text:style-name="T47">istīnās</text:span><text:span text:style-name="T40"> as “</text:span><text:span text:style-name="T47">solatium</text:span><text:span text:style-name="T40">/relief from distress,” which might feel like a different notion altogether. But it makes sense as a translation if one considers that a primary way of finding consolation is to be around people. So </text:span><text:span text:style-name="T47">solatium</text:span><text:span text:style-name="T40"> is a bit of a loose translation, but it supports taking Avicenna to be talking about enjoyment of people as a completion-state, alongside gladness. Both of these emotions, then signify pleasurable-completion states.</text:span></text:p>
      <text:p text:style-name="Standard"><text:span text:style-name="T40">Pleasurable-completion states make sense as a new type of emotion, but they are importantly different than any other type of emotion Avicenna has mentioned. At the start of </text:span><text:span text:style-name="T47">Psychology</text:span><text:span text:style-name="T40"> 4.4 </text:span><text:soft-page-break/><text:span text:style-name="T40">Avicenna has said that perceptive faculties “have nothing” of appetite/</text:span><text:span text:style-name="T47">shawq</text:span><text:span text:style-name="T40">.</text:span><text:span text:style-name="Footnote_20_Symbol"><text:span text:style-name="T62"><text:note text:id="ftn100" text:note-class="footnote"><text:note-citation>103</text:note-citation><text:note-body><text:p text:style-name="Footnote"><text:span text:style-name="T7">Avicenna, </text:span><text:span text:style-name="T169">Healing: Psychology </text:span><text:span text:style-name="T8">(1959) </text:span><text:span text:style-name="T7">4.4, 194.</text:span></text:p></text:note-body></text:note></text:span></text:span><text:span text:style-name="T40"> Cognitions cause appetite, but the two are acts of fundamentally distinct types of faculties. Moreover, the emotions we have been discussing thus far involve seeking things, like pleasure and dominance, whereas in a pleasurable completion-state some object or perfection is acquired, not sought.</text:span><text:span text:style-name="Footnote_20_Symbol"><text:span text:style-name="T62"><text:note text:id="ftn101" text:note-class="footnote"><text:note-citation>104</text:note-citation><text:note-body><text:p text:style-name="P47">See above, <text:span text:style-name="T177">section 1.2.1.</text:span></text:p></text:note-body></text:note></text:span></text:span></text:p>
      <text:p text:style-name="Standard"><text:span text:style-name="T40">This might seem to put Avicenna in a bind, but if we recall that throughout </text:span><text:span text:style-name="T47">Psychology</text:span><text:span text:style-name="T40"> 4.4 we have seen Avicenna gradually </text:span><text:span text:style-name="T47">widening</text:span><text:span text:style-name="T40"> our understanding of what can count as an emotion, this can be seen just as an extension of that project. Perceptive emotions do not involve </text:span><text:span text:style-name="T47">shawq</text:span><text:span text:style-name="T40">/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62"><text:note text:id="ftn102" text:note-class="footnote"><text:note-citation>105</text:note-citation><text:note-body><text:p text:style-name="P47">See, for example, Matthen (2015) p. 179.</text:p></text:note-body></text:note></text:span></text:span><text:span text:style-name="T40"> Indeed, in </text:span><text:span text:style-name="T47">Remarks</text:span><text:span text:style-name="T40">, Avicenna says that experiences with the spiritual realm in this life bring with them a kind of pleasure that motivates one to pursue truth more fully.</text:span><text:span text:style-name="Footnote_20_Symbol"><text:span text:style-name="T62"><text:note text:id="ftn103" text:note-class="footnote"><text:note-citation>106</text:note-citation><text:note-body><text:p text:style-name="Footnote"><text:span text:style-name="T7">Avicenna, </text:span><text:span text:style-name="T169">Remarks: Physics </text:span><text:span text:style-name="T8">(1960) </text:span><text:span text:style-name="T7">8.15-16. In this text he uses the term </text:span><text:span text:style-name="T169">bā</text:span><text:span text:style-name="T7">ʿ</text:span><text:span text:style-name="T169">ith</text:span><text:span text:style-name="T7"> for “motivate,” a term we have seen in </text:span><text:span text:style-name="T169">Healing: Psychology</text:span><text:span text:style-name="T7"> 4.4.</text:span></text:p></text:note-body></text:note></text:span></text:span><text:span text:style-name="T40"> Likewise, bodily pleasures affect behavior in that they </text:span><text:span text:style-name="T47">distract</text:span><text:span text:style-name="T40"> us from such pure pursuits.</text:span><text:span text:style-name="Footnote_20_Symbol"><text:span text:style-name="T62"><text:note text:id="ftn104" text:note-class="footnote"><text:note-citation>107</text:note-citation><text:note-body><text:p text:style-name="Footnote"><text:span text:style-name="T7">Avicenna, </text:span><text:span text:style-name="T169">Remarks: Physics </text:span><text:span text:style-name="T8">(1960) </text:span><text:span text:style-name="T7">8.15-16.</text:span></text:p></text:note-body></text:note></text:span></text:span><text:span text:style-name="T40"> Apparently, appetite and pleasure-states can both be emotions, in a broad sense, even if pleasure states are not </text:span><text:span text:style-name="T47">appetitive</text:span><text:span text:style-name="T40">.</text:span><text:span text:style-name="Footnote_20_Symbol"><text:span text:style-name="T62"><text:note text:id="ftn105" text:note-class="footnote"><text:note-citation>108</text:note-citation><text:note-body><text:p text:style-name="Footnote"><text:span text:style-name="T7">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69">any</text:span><text:span text:style-name="T7"> faculty achieves its object.</text:span></text:p></text:note-body></text:note></text:span></text:span><text:span text:style-name="T40"> That is, the broader category for all these states is “emotion/inclination,” not appetite, so it is consistent for Avicenna to think of them all as emotions, while also affirming that appetite and perception are distinct.</text:span></text:p>
      <text:p text:style-name="Standard"><text:span text:style-name="T40">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text:span><text:soft-page-break/><text:span text:style-name="T40">gladness as acts of the perceptive faculty here is a way of reminding us that they are </text:span><text:span text:style-name="T47">distinct</text:span><text:span text:style-name="T40"> from the sort of thing he has been discussing in </text:span><text:span text:style-name="T49">Psychology</text:span><text:span text:style-name="T40"> 4.4. In other words, he could just be choosing to mention some states that we </text:span><text:span text:style-name="T47">might </text:span><text:span text:style-name="T40">think of as emotions, in order to clarify that they are not. It would be as if Avicenna were saying, "as for states like these, they might seem to be emotions, but they’re really just acts of the perceptive faculties."</text:span></text:p>
      <text:p text:style-name="Standard"><text:span text:style-name="T40">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62"><text:note text:id="ftn106" text:note-class="footnote"><text:note-citation>109</text:note-citation><text:note-body><text:p text:style-name="Footnote"><text:span text:style-name="T7">Al-Balkhī discusses pleasure and pain as emotions in the begi</text:span><text:span text:style-name="T11">nning of chapter 4 of his </text:span><text:span text:style-name="T173">Sustenance of the Soul </text:span><text:span text:style-name="T12">(2005).</text:span><text:span text:style-name="T11"> A.B. al-Rāzī likewise discusses pleasure in chapter 5 of his </text:span><text:span text:style-name="T173">Sp</text:span><text:span text:style-name="T169">iritual Physick</text:span><text:span text:style-name="T7"> (1950).</text:span></text:p></text:note-body></text:note></text:span></text:span><text:span text:style-name="T40"> and Avicenna himself groups joy (another pleasurable completion-state) and pain with other emotions in his medical texts.</text:span><text:span text:style-name="Footnote_20_Symbol"><text:span text:style-name="T62"><text:note text:id="ftn107" text:note-class="footnote"><text:note-citation>110</text:note-citation><text:note-body><text:p text:style-name="Footnote"><text:span text:style-name="T223">Avicenna concurs with prior thinkers on this point at </text:span><text:span text:style-name="T236">Cardiac Drugs </text:span><text:span text:style-name="T224">(1984) </text:span><text:span text:style-name="T223">226.</text:span></text:p></text:note-body></text:note></text:span></text:span><text:span text:style-name="T40">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7">Healing: Psychology</text:span><text:span text:style-name="T40">, centered around divisions of faculties. This is perhaps why Avicenna’s more in depth treatment of pleasure and pain occurs in </text:span><text:span text:style-name="T47">Remarks</text:span><text:span text:style-name="T40">, as has already been discussed. But insofar as they could fit into the schema offered by </text:span><text:span text:style-name="T47">Psychology</text:span><text:span text:style-name="T40">, it makes sense to think of them as emotions.</text:span><text:span text:style-name="Footnote_20_Symbol"><text:span text:style-name="T62"><text:note text:id="ftn108" text:note-class="footnote"><text:note-citation>111</text:note-citation><text:note-body><text:p text:style-name="Footnote"><text:span text:style-name="T223">Still yet another way of reading the text would be to argue that when Avicenna says that gladness and enjoyment of people are "</text:span><text:span text:style-name="T237">min al-ʿawāriḍ</text:span><text:span text:style-name="T223">" of the perceptive faculties, the "</text:span><text:span text:style-name="T237">min</text:span><text:span text:style-name="T223">"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40">Now that we have seen the varieties of emotions Avicenna attributes to the animal, sensitive soul in </text:span><text:span text:style-name="T47">Healing: Psychology</text:span><text:span text:style-name="T40">—his most comprehensive overview of such matters—we can step back and consider his overall contribution. The preceding texts from </text:span><text:span text:style-name="T47">Psychology</text:span><text:span text:style-name="T40"> 4.4 are sometimes meandering, but this befits the messy task of wrestling with the nature of emotion, and what emerges is an innovative, wide array of animal affective states, unified under the carefully honed </text:span><text:soft-page-break/><text:span text:style-name="T40">central concept of “inclination”. To review, Avicenna has discussed the following as types of emotions:</text:span></text:p>
      <text:list xml:id="list2168217262" text:continue-list="list1477621339198611365" text:style-name="WW8Num2">
        <text:list-item>
          <text:p text:style-name="P111">Acts of the concupiscible appetite, ordered towards pleasures of the external senses</text:p>
        </text:list-item>
        <text:list-item>
          <text:p text:style-name="P111">Acts similar to those of the concupiscible appetite, but ordered towards pleasures of the imagination (i.e., internal pleasures)</text:p>
        </text:list-item>
        <text:list-item>
          <text:p text:style-name="P111">Acts of the irascible appetite (higher and lower varieties)</text:p>
        </text:list-item>
        <text:list-item>
          <text:p text:style-name="P111">Pleasurable completion-states (and conversely, pain-states)</text:p>
        </text:list-item>
        <text:list-item>
          <text:p text:style-name="P111">Uniquely human emotions (i.e., affective states of the animal motive faculty, caused by cognitions of the rational soul)</text:p>
        </text:list-item>
      </text:list>
      <text:p text:style-name="Standard"><text:span text:style-name="T40">The terms</text:span><text:span text:style-name="T43"> in </text:span><text:span text:style-name="T50">Psychology</text:span><text:span text:style-name="T43"> 4.4 that are used generically to capture all of these states are </text:span><text:span text:style-name="T50">inbiʿāthāt</text:span><text:span text:style-name="T43"> and </text:span><text:span text:style-name="T50">nizāʿāt</text:span><text:span text:style-name="T43">, both of which convey the idea that these emotional states are, at their core, something like impulses, inclinations, or motivations. Avicenna uses these terms early on in the key text we looked a</text:span><text:span text:style-name="T40">t from </text:span><text:span text:style-name="T47">Psychology</text:span><text:span text:style-name="T40"> 4.4, when he says that “we find in animals impulses [</text:span><text:span text:style-name="T47">inbiʿāthāt</text:span><text:span text:style-name="T40">] not [just] for their concupisci</text:span><text:span text:style-name="T43">ble pleasures, but also an inclination [</text:span><text:span text:style-name="T50">nizāʿ</text:span><text:span text:style-name="T43">] towards” internal pleasures.</text:span><text:span text:style-name="Footnote_20_Symbol"><text:span text:style-name="T63"><text:note text:id="ftn109" text:note-class="footnote"><text:note-citation>112</text:note-citation><text:note-body><text:p text:style-name="P42">Se<text:span text:style-name="T177">e section 1.3, text [a].</text:span></text:p></text:note-body></text:note></text:span></text:span><text:span text:style-name="T43"> These two Arabic terms, </text:span><text:span text:style-name="T50">inbiʿāth</text:span><text:span text:style-name="T43"> and </text:span><text:span text:style-name="T50">nizāʿ</text:span><text:span text:style-name="T43">, and words related to their Arabic roots, are used elsewhere by Avicenna and others in the tradition to connote something related to but broader than concupiscible or irascible appetite.</text:span><text:span text:style-name="Footnote_20_Symbol"><text:span text:style-name="T63"><text:note text:id="ftn110" text:note-class="footnote"><text:note-citation>113</text:note-citation><text:note-body><text:p text:style-name="Footnote"><text:span text:style-name="T223">Helmut Gätje has suggested that </text:span><text:span text:style-name="T239">inbiʿāthāt</text:span><text:span text:style-name="T226"> and </text:span><text:span text:style-name="T239">nizāʿāt</text:span><text:span text:style-name="T226"> in Avicenna’s philosophy have roughly the same scope as the Greek </text:span><text:span text:style-name="T239">hormē</text:span><text:span text:style-name="T226"> (impulse), used by some of Aristotle’s commenta</text:span><text:span text:style-name="T223">tors and the Stoics in the context of emotions, which seems correc</text:span><text:span text:style-name="T221">t. See </text:span><text:span text:style-name="T223">Gätje (1974)</text:span><text:span text:style-name="T221"> p. 3</text:span>59.</text:p></text:note-body></text:note></text:span></text:span><text:span text:style-name="T113"> For example, when introducing the motive faculty in </text:span><text:span text:style-name="T117">Psychology</text:span><text:span text:style-name="T113"> 1.5, Avicenna says that “the motive power insofar as it motivates is the </text:span><text:span text:style-name="T117">inclining </text:span><text:span text:style-name="T113">[</text:span><text:span text:style-name="T117">al-nuzūʿiyya</text:span><text:span text:style-name="T113">], appetitive faculty.”</text:span><text:span text:style-name="Footnote_20_Symbol"><text:span text:style-name="T63"><text:note text:id="ftn111" text:note-class="footnote"><text:note-citation>114</text:note-citation><text:note-body><text:p text:style-name="Footnote"><text:span text:style-name="T223">Avicenna, </text:span><text:span text:style-name="T236">Healing: Psychology </text:span><text:span text:style-name="T224">(1959) </text:span><text:span text:style-name="T223">1.5, 41.</text:span></text:p></text:note-body></text:note></text:span></text:span><text:span text:style-name="T113"> Al-Farabi and Averroes likewise use </text:span><text:span text:style-name="T117">nizāʿ</text:span><text:span text:style-name="T113"> in a generic sense.</text:span><text:span text:style-name="Footnote_20_Symbol"><text:span text:style-name="T63"><text:note text:id="ftn112" text:note-class="footnote"><text:note-citation>115</text:note-citation><text:note-body><text:p text:style-name="Footnote"><text:span text:style-name="T223">See al-Farabi, </text:span><text:span text:style-name="T236">Virtuous City</text:span><text:span text:style-name="T223"> (1985) 10.6, p. 170; also Averroes, </text:span><text:span text:style-name="T236">Epitome of the </text:span><text:span text:style-name="T223">De Anima (1950), pp. 96-100.</text:span></text:p></text:note-body></text:note></text:span></text:span><text:span text:style-name="T113"> In 1.5, Avicenna uses a word related to </text:span><text:span text:style-name="T117">inbiʿāth</text:span><text:span text:style-name="T113"> to distinguish the motive faculty qua motivating (</text:span><text:span text:style-name="T117">bā</text:span><text:span text:style-name="T113">ʿ</text:span><text:span text:style-name="T117">itha</text:span><text:span text:style-name="T113">) from the motive power in the muscles that actually moves (</text:span><text:span text:style-name="T117">fā</text:span><text:span text:style-name="T113">ʿ</text:span><text:span text:style-name="T117">ila</text:span><text:span text:style-name="T113">). Of course, Avicenna also uses appetite/</text:span><text:span text:style-name="T117">shawq</text:span><text:span text:style-name="T113"> to convey something generic, capturing both concupiscible or irascible appetite, but we have seen that this has a more narrow scope for him, and was not as useful as </text:span><text:span text:style-name="T117">inbiʿāth</text:span><text:span text:style-name="T113"> or </text:span><text:span text:style-name="T117">nizāʿ</text:span><text:span text:style-name="T113"> for referring to all of the affective states listed above</text:span><text:span text:style-name="T117">.</text:span><text:span text:style-name="T113"> </text:span></text:p>
      <text:p text:style-name="Standard"><text:span text:style-name="Footnote_20_Symbol"><text:span text:style-name="T113">While it would be correct to call the above affective states </text:span></text:span><text:span text:style-name="Footnote_20_Symbol"><text:span text:style-name="T117">inbiʿāthāt</text:span></text:span><text:span text:style-name="Footnote_20_Symbol"><text:span text:style-name="T113"> or </text:span></text:span><text:span text:style-name="Footnote_20_Symbol"><text:span text:style-name="T117">nizāʿāt</text:span></text:span><text:span text:style-name="Footnote_20_Symbol"><text:span text:style-name="T113">, it is </text:span></text:span><text:span text:style-name="Footnote_20_Symbol"><text:span text:style-name="T117">nizāʿāt</text:span></text:span><text:span text:style-name="Footnote_20_Symbol"><text:span text:style-name="T113"> that seems to more precisely pick out the phenomena that belongs exclusively to the discussion in </text:span></text:span><text:span text:style-name="Footnote_20_Symbol"><text:span text:style-name="T117">Psychology</text:span></text:span><text:span text:style-name="Footnote_20_Symbol"><text:span text:style-name="T113"> 4.4. This is because sometimes </text:span></text:span><text:span text:style-name="Footnote_20_Symbol"><text:span text:style-name="T117">inbiʿāth</text:span></text:span><text:span text:style-name="Footnote_20_Symbol"><text:span text:style-name="T113"> has an even broader sense in Avicenna’s </text:span></text:span><text:soft-page-break/><text:span text:style-name="Footnote_20_Symbol"><text:span text:style-name="T113">writings than </text:span></text:span><text:span text:style-name="Footnote_20_Symbol"><text:span text:style-name="T117">nizāʿ</text:span></text:span><text:span text:style-name="Footnote_20_Symbol"><text:span text:style-name="T113">, used to mean “somethin</text:span></text:span><text:span text:style-name="Footnote_20_Symbol"><text:span text:style-name="T111">g instinctive,” as when he uses the term to refer to the evaluative judgments made by the faculty of estimation in animals.</text:span></text:span><text:span text:style-name="Footnote_20_Symbol"><text:span text:style-name="T62"><text:note text:id="ftn113" text:note-class="footnote"><text:note-citation>116</text:note-citation><text:note-body><text:p text:style-name="Footnote"><text:span text:style-name="T223">Avicenna, </text:span><text:span text:style-name="T236">Healing: Psychology </text:span><text:span text:style-name="T224">(1959)</text:span><text:span text:style-name="T236"> </text:span><text:span text:style-name="T223">4.3, 182.</text:span></text:p></text:note-body></text:note></text:span></text:span><text:span text:style-name="Footnote_20_Symbol"><text:span text:style-name="T111"> But in any case, both of these terms point to the fact that Avicenna thinks of emotions as states wherein animals (human and non-) are disposed to act in a certain way, without yet actually acting.</text:span></text:span><text:span text:style-name="Footnote_20_Symbol"><text:span text:style-name="T62"><text:note text:id="ftn114" text:note-class="footnote"><text:note-citation>117</text:note-citation><text:note-body><text:p text:style-name="P42">What finally pushes us towards actual motion is a motive state called resolution, discussed in <text:span text:style-name="T276">chapter</text:span> 3 of this dissertation.</text:p></text:note-body></text:note></text:span></text:span><text:span text:style-name="Footnote_20_Symbol"><text:span text:style-name="T111"> </text:span></text:span></text:p>
      <text:h text:style-name="P93" text:outline-level="1">Chapter 2</text:h>
      <text:h text:style-name="Heading_20_1" text:outline-level="1">Avicenna on Uniquely Human Emotions</text:h>
      <text:p text:style-name="Text_20_body"/>
      <text:p text:style-name="Standard"><text:span text:style-name="T15">The goal of </text:span><text:span text:style-name="T53">this chapter is to present A</text:span><text:span text:style-name="T15">vicenna’s views on the uniquely human aspects of emotional experience. Specifically, I will show that for Avicenna there is a sense in which human emotions are similar to animal emotions, and a sense in which they are unique. Human emotions are </text:span><text:span text:style-name="T27">similar</text:span><text:span text:style-name="T16">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n-human animals (such as concupiscible or irascible acts).</text:span></text:p>
      <text:p text:style-name="Standard"><text:span text:style-name="T16">Thus, human emotions are </text:span><text:span text:style-name="T27">unique</text:span><text:span text:style-name="T16">, both in terms of the more complex cognitions which </text:span><text:span text:style-name="T27">cause</text:span><text:span text:style-name="T16"> them, and in terms of the specific shades o</text:span><text:span text:style-name="T26">f inclination, or motivation, which </text:span><text:span text:style-name="T38">constitute</text:span><text:span text:style-name="T26"> them. To explain this distinction further, recall that in chapter one we saw Avicenna begin by describing concupiscible and irascible acts of the motive faculty, bu</text:span><text:span text:style-name="T16">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26">chapter one, an</text:span><text:span text:style-name="T16">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text:span text:style-name="T177">ew of the evidence is in order, so that it is clear not too much weight is being put on any one text.</text:span></text:p>
      <text:p text:style-name="Standard"><text:span text:style-name="T26">This chapter builds off of two key pointers Avicenna gives us in texts from </text:span><text:span text:style-name="T38">Psychology</text:span><text:span text:style-name="T26"> 4.4 (discussed in chapter one of this dissertation). Firstly, we saw Avicenna say that the motive faculty actualizes in response to external</text:span><text:span text:style-name="T16"> pleasures and internal pleasures, both goods accessible to non-human animals. He immediately adds to this that the motive faculty is likewise triggered “for the sake of the intelligibles pertaining to the good," which is to say, for intellectual goods only accessible to humans.</text:span><text:span text:style-name="Footnote_20_Symbol"><text:span text:style-name="T55"><text:note text:id="ftn115" text:note-class="footnote"><text:note-citation>118</text:note-citation><text:note-body><text:p text:style-name="Footnote"><text:span text:style-name="T223">Avicenna, </text:span><text:span text:style-name="T236">Healing: Psychology </text:span><text:span text:style-name="T224">(1959) </text:span><text:span text:style-name="T223">4.4, 195.</text:span></text:p></text:note-body></text:note></text:span></text:span><text:span text:style-name="T17">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8">aḥwāl</text:span><text:span text:style-name="T17">], particular to them, which we’ll talk about soon.”</text:span><text:span text:style-name="Footnote_20_Symbol"><text:span text:style-name="T56"><text:note text:id="ftn116" text:note-class="footnote"><text:note-citation>119</text:note-citation><text:note-body><text:p text:style-name="Footnote"><text:span text:style-name="T223">Avicenna, </text:span><text:span text:style-name="T236">Healing: Psychology </text:span><text:span text:style-name="T224">(1959) </text:span><text:span text:style-name="T223">4.4, 196.</text:span></text:p></text:note-body></text:note></text:span></text:span><text:span text:style-name="T17">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8">not</text:span><text:span text:style-name="T17"> a reference to uniquely human activations of the </text:span><text:soft-page-break/><text:span text:style-name="T17">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text:span><text:span text:style-name="T22">ow uniquely human emotional life involves the animal motive faculty, a picture which the texts we will look at in this chapter support</text:span><text:span text:style-name="T17">.</text:span></text:p>
      <text:p text:style-name="Standard"><text:span text:style-name="T17">Before we turn to those new texts in detail, it is worth pointing out what we will see in them that is relevant to supporting the above picture. First, Avicenna’s discussions of specific human emotions (from </text:span><text:span text:style-name="T33">Psychology</text:span><text:span text:style-name="T17">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8">Treatise on Love</text:span><text:span text:style-name="T17">, he describes how the rational faculties “adapt” the lower faculties to their aims, this being a kind of “partnership.”</text:span><text:span text:style-name="Footnote_20_Symbol"><text:span text:style-name="T56"><text:note text:id="ftn117" text:note-class="footnote"><text:note-citation>120</text:note-citation><text:note-body><text:p text:style-name="Footnote"><text:span text:style-name="T223">Avicenna, </text:span><text:span text:style-name="T236">Treatise on Love </text:span><text:span text:style-name="T224">(1983) </text:span><text:span text:style-name="T223">256, 259.</text:span></text:p></text:note-body></text:note></text:span></text:span><text:span text:style-name="T17">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6"><text:note text:id="ftn118" text:note-class="footnote"><text:note-citation>121</text:note-citation><text:note-body><text:p text:style-name="Footnote"><text:span text:style-name="T223">See text from </text:span><text:span text:style-name="T237">Healing: Psychology</text:span><text:span text:style-name="T223"> 4.4 discussed in 1.4 above.</text:span></text:p></text:note-body></text:note></text:span></text:span></text:p>
      <text:p text:style-name="Standard"><text:span text:style-name="T17">Of course, there are also places where Avicenna discusses human emotions and does not mention the animal motive faculties, so this is—again—not unambiguous. But Avicenna’s numerous assertions and suggestions that human emotions </text:span><text:span text:style-name="T28">do</text:span><text:span text:style-name="T17">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text:span><text:soft-page-break/><text:span text:style-name="T17">faculties.</text:span><text:span text:style-name="Footnote_20_Symbol"><text:span text:style-name="T56"><text:note text:id="ftn119" text:note-class="footnote"><text:note-citation>122</text:note-citation><text:note-body><text:p text:style-name="Footnote"><text:span text:style-name="T9">As Avicenna says in</text:span><text:span text:style-name="T171"> Healing: Psychology</text:span><text:span text:style-name="T9"> </text:span><text:span text:style-name="T224">(1959) </text:span><text:span text:style-name="T9">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7"> There is ample evidence that some distinctly human cognitive capacities engage the </text:span><text:span text:style-name="T17">internal senses, and the schema being described here would just be a parallel to that on the motive side of the soul.</text:span><text:span text:style-name="Footnote_20_Symbol"><text:span text:style-name="T56"><text:note text:id="ftn120" text:note-class="footnote"><text:note-citation>123</text:note-citation><text:note-body><text:p text:style-name="P48">The chief example of this on the cognitive side of things is how Avicenna calls the imagination the cogitative faculty when it is engaged in carrying out functions for the intellect. See Black (2013).</text:p></text:note-body></text:note></text:span></text:span><text:span text:style-name="T17"> </text:span></text:p>
      <text:h text:style-name="Heading_20_2" text:outline-level="2">2.2<text:tab/>The Practical Intellect as a Motive Principle</text:h>
      <text:p text:style-name="Standard"><text:span text:style-name="T17">The practical intellect is rel</text:span><text:span text:style-name="T22">evant to the discussion of emotions insofar as the practical intellect is a “principle of motion.” In chapter one we saw how Avicenna refers to appetitive faculties as motive </text:span><text:span text:style-name="T34">faculties</text:span><text:span text:style-name="T22">, strictly speaking. </text:span><text:span text:style-name="T17">Motive </text:span><text:span text:style-name="T28">principle</text:span><text:span text:style-name="T17">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8">Healing: Psychology</text:span><text:span text:style-name="T17">. The notion of the practical intellect as a motive principle first arises in Avicenna’s overview of the human soul’s faculties in 1.5:</text:span></text:p>
      <text:p text:style-name="Block"><text:span text:style-name="T135">The practical [intellect] is a faculty that is the motive principle [</text:span><text:span text:style-name="T147">madba</text:span><text:span text:style-name="T136">ʾ</text:span><text:span text:style-name="T147"> muḥarrik</text:span><text:span text:style-name="T135">] for the human body towards concrete acts that are particularly associated with deliberation [</text:span><text:span text:style-name="T147">rawīya</text:span><text:span text:style-name="T135">]— deliberation, that is, in accordance with the demands of beliefs that are particularly associated with it [the practical intellect] about that which is appropriate to do.</text:span><text:span text:style-name="Footnote_20_Symbol"><text:span text:style-name="T73"><text:note text:id="ftn121" text:note-class="footnote"><text:note-citation>124</text:note-citation><text:note-body><text:p text:style-name="Footnote"><text:span text:style-name="T9">“That which is appropriate to do,” translating </text:span><text:span text:style-name="T171">i</text:span><text:span text:style-name="T9">ṣṭ</text:span><text:span text:style-name="T171">ilā</text:span><text:span text:style-name="T9">ḥ</text:span><text:span text:style-name="T171">iyya</text:span><text:span text:style-name="T9">. This term is a bit difficult to translate in a way that makes sense of the passage. In his translation of a similar passage in the </text:span><text:span text:style-name="T171">Najāt</text:span><text:span text:style-name="T9">,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35"> And it [the practical intellect] has an activity in cooperation with [lit: an aspect in relation to: </text:span><text:span text:style-name="T147">lahā i</text:span><text:span text:style-name="T136">ʿ</text:span><text:span text:style-name="T147">tibār bil-qiyās ilā</text:span><text:span text:style-name="T135">] the animal motive/appetitive [</text:span><text:span text:style-name="T147">al-nazū</text:span><text:span text:style-name="T136">ʿ</text:span><text:span text:style-name="T147">iyya</text:span><text:span text:style-name="T135">] faculty, and an activity in cooperation with the animal imaginative, estimative power, and an activity proper to itself.</text:span><text:span text:style-name="Footnote_20_Symbol"><text:span text:style-name="T73"><text:note text:id="ftn122" text:note-class="footnote"><text:note-citation>125</text:note-citation><text:note-body><text:p text:style-name="Footnote"><text:span text:style-name="T9">Avicenna, </text:span><text:span text:style-name="T172">Healing: Psychology </text:span><text:span text:style-name="T224">(1959) </text:span><text:span text:style-name="T9">1.5, 45-46.</text:span></text:p></text:note-body></text:note></text:span></text:span></text:p>
      <text:p text:style-name="Standard"><text:soft-page-break/><text:span text:style-name="T17">From this text, it seems that for the practical intellect to be a motive </text:span><text:span text:style-name="T29">principle</text:span><text:span text:style-name="T17"> is for it be related to motion, but not necessarily in as direct a sense as the motive </text:span><text:span text:style-name="T18">faculty</text:span><text:span text:style-name="T17"> [</text:span><text:span text:style-name="T28">al-nazū</text:span><text:span text:style-name="T17">ʿ</text:span><text:span text:style-name="T28">iyya</text:span><text:span text:style-name="T17">],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8">Psychology</text:span><text:span text:style-name="T17"> 5.1, just after giving a more detailed account of the practical and theoretical intellect:</text:span></text:p>
      <text:p text:style-name="Block"><text:span text:style-name="T135">For each person has a sensitive judgmental faculty [lit: a sensitive judge], and an estimative judgmental faculty ([that operates] in the realm of imagination), and intellectual and practical judgmental faculties. And there are motive pri</text:span><text:span text:style-name="T141">nciples [</text:span><text:span text:style-name="T155">al-mabādiʾ al-bā</text:span><text:span text:style-name="T136">ʿ</text:span><text:span text:style-name="T147">itha</text:span><text:span text:style-name="T135">]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73"><text:note text:id="ftn123" text:note-class="footnote"><text:note-citation>126</text:note-citation><text:note-body><text:p text:style-name="Footnote"><text:span text:style-name="T9">Avicenna, </text:span><text:span text:style-name="T172">Healing: Psychology </text:span><text:span text:style-name="T224">(1959) </text:span><text:span text:style-name="T9">5.1, 208.</text:span></text:p></text:note-body></text:note></text:span></text:span></text:p>
      <text:p text:style-name="Standard"><text:span text:style-name="T17">Here he says that humans are able to make four types of “judgments”: sensitive, estimative, theoretical, and practical. Moreover, humans have four “motive principl</text:span><text:span text:style-name="T22">es [</text:span><text:span text:style-name="T34">al-mabādiʾ al</text:span><text:span text:style-name="T28">-bā</text:span><text:span text:style-name="T17">ʿ</text:span><text:span text:style-name="T28">itha</text:span><text:span text:style-name="T17">],” which play a central role in bringing about a resolution</text:span><text:span text:style-name="Footnote_20_Symbol"><text:span text:style-name="T17"><text:note text:id="ftn124" text:note-class="footnote"><text:note-citation>127</text:note-citation><text:note-body><text:p text:style-name="Footnote">On the distinction between “resolution” and “inclination<text:span text:style-name="T177">” see chapter 3 of t</text:span>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7"> to actual motion: estimative imagination, practical intellect, and the concupiscible and irascible faculties.</text:span><text:span text:style-name="Footnote_20_Symbol"><text:span text:style-name="T56"><text:note text:id="ftn125" text:note-class="footnote"><text:note-citation>128</text:note-citation><text:note-body><text:p text:style-name="Footnote"><text:span text:style-name="T9">Avicenna, </text:span><text:span text:style-name="T172">Healing: Psychology </text:span><text:span text:style-name="T224">(1959) </text:span><text:span text:style-name="T9">5.1, 208.</text:span></text:p></text:note-body></text:note></text:span></text:span><text:span text:style-name="T17">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8">and</text:span><text:span text:style-name="T17">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8">not</text:span><text:span text:style-name="T17">, on its own, the subject of an inclination, or appetite, but it accounts for different types of judgments that result in different actualizations of the animal motive faculties. The appetitive faculties are motive faculties, and </text:span><text:span text:style-name="T17">can be called motive principles, but “motive principle” is a broader designation than “motive faculty,” since the former includes cognitive faculties, while the later does not.</text:span></text:p>
      <text:p text:style-name="Standard"><text:soft-page-break/><text:span text:style-name="T17">In a general sense, the practical intellect is related to actions, because it deliberates about what it is appropriate to do. Both the mode (deliberation) and the content (pertaining to action) distinguish the practical intellectual from the theoretical intellect. The Arabic word for </text:span><text:span text:style-name="T17">deliberation, </text:span><text:span text:style-name="T28">rawīya</text:span><text:span text:style-name="T17">, is a translation of the Greek </text:span><text:span text:style-name="T28">bouleisis</text:span><text:span text:style-name="T17">.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7">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7">their actions by reason, and this capacity augments or makes use of other capacities already </text:span><text:span text:style-name="T17">present in the animal soul.</text:span></text:p>
      <text:p text:style-name="Standard">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35">[1] It cooperates with the animal appetitive faculty in the sense that</text:span><text:span text:style-name="Footnote_20_Symbol"><text:span text:style-name="T135"><text:note text:id="ftn126" text:note-class="footnote"><text:note-citation>129</text:note-citation><text:note-body><text:p text:style-name="Footnote">L<text:span text:style-name="T135">it: “its aspect in relation to the animal appetitive power is the respect, in view of which...” Same locution used at the start of the following paragraphs.</text:span></text:p></text:note-body></text:note></text:span></text:span><text:span text:style-name="T135"> there occur in it [the practical intellect</text:span><text:span text:style-name="Footnote_20_Symbol"><text:span text:style-name="T135"><text:note text:id="ftn127" text:note-class="footnote"><text:note-citation>130</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35">] states [</text:span><text:span text:style-name="T147">hay</text:span><text:span text:style-name="T136">ʾ</text:span><text:span text:style-name="T147">āt</text:span><text:span text:style-name="T135">] that characterize a human by which one is prepared for quickness of action or passion, such as sha</text:span><text:span text:style-name="T141">me [</text:span><text:span text:style-name="T155">khajal</text:span><text:span text:style-name="T141">], embarrassment [</text:span><text:span text:style-name="T155">ḥayā</text:span><text:span text:style-name="T142">ʾ</text:span><text:span text:style-name="T141">], laughter [</text:span><text:span text:style-name="T155">ḍaḥka</text:span><text:span text:style-name="T141">], crying [</text:span><text:span text:style-name="T155">bukāʾ</text:span><text:span text:style-name="T141">], and [</text:span><text:span text:style-name="T135">other actions or passions] similar to those.</text:span></text:p>
      <text:p text:style-name="Block">[2] <text:span text:style-name="T135">It cooperates with the animal imaginative and estimative faculty in the sense that</text:span> it joins to them when it is occupied with deducing methods of management in generable, corruptible matters and humans arts.</text:p>
      <text:p text:style-name="Block"><text:span text:style-name="T135">[3] And has an activity proper to itself wherein beliefs are engendered between the practical intellect and the theoretical intellect that relate to actions and [which beliefs are] commonly accepted, [being] widely known [</text:span><text:span text:style-name="T147">dhā</text:span><text:span text:style-name="T136">ʾ</text:span><text:span text:style-name="T147">i</text:span><text:span text:style-name="T136">ʿ</text:span><text:span text:style-name="T147">a</text:span><text:span text:style-name="T135">], like that lying is bad and injustice is bad—not by means of demonstration or anything like that [derived] from defined premises. The distinction [between these practical beliefs] and the primary </text:span><text:soft-page-break/><text:span text:style-name="T135">intelligibles is set out in the books of logic, even though were [the beliefs of the practical intellect] logically considered, they would come from the intelligibles in accordance with what is in the books of logic.</text:span><text:span text:style-name="T135"><text:note text:id="ftn128" text:note-class="footnote"><text:note-citation>131</text:note-citation><text:note-body><text:p text:style-name="Footnote"><text:span text:style-name="T219"><text:s/></text:span><text:span text:style-name="T9">Avicenna, </text:span><text:span text:style-name="T172">Healing: Psychology </text:span><text:span text:style-name="T224">(1959) </text:span><text:span text:style-name="T9">1.5, 46.</text:span></text:p></text:note-body></text:note></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7">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8">Psychology</text:span><text:span text:style-name="T17"> 5.1 Avicenna says that the practical intellect is “supplied by” the theoretical intellect for these, the major premises of syllogisms related to a practical matters.</text:span><text:span text:style-name="Footnote_20_Symbol"><text:span text:style-name="T56"><text:note text:id="ftn129" text:note-class="footnote"><text:note-citation>132</text:note-citation><text:note-body><text:p text:style-name="Footnote"><text:span text:style-name="T219"><text:s/></text:span><text:span text:style-name="T9">Avicenna, </text:span><text:span text:style-name="T172">Healing: Psychology </text:span><text:span text:style-name="T224">(1959) </text:span><text:span text:style-name="T9">5.1, 207.</text:span></text:p></text:note-body></text:note></text:span></text:span><text:span text:style-name="T17"> The typical way of coming to such evaluative judgments is through something less epistemically strong than demonstration,</text:span><text:span text:style-name="Footnote_20_Symbol"><text:span text:style-name="T56"><text:note text:id="ftn130" text:note-class="footnote"><text:note-citation>133</text:note-citation><text:note-body><text:p text:style-name="P48">This is why Avicenna says that th<text:span text:style-name="T177">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7"> but as they are a type of universal judgment, they nonetheless are grasped by the theoretical intellect, and then supplied to the practical intellect.</text:span></text:p>
      <text:p text:style-name="Standard"><text:span text:style-name="T17">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pan text:style-name="T17">But it is one thing to know that lying is bad, and this the practical intellect gets from the </text:span><text:span text:style-name="T17">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6"><text:note text:id="ftn131" text:note-class="footnote"><text:note-citation>134</text:note-citation><text:note-body><text:p text:style-name="Footnote"><text:span text:style-name="T9">Avicenna, </text:span><text:span text:style-name="T172">Healing: Psychology </text:span><text:span text:style-name="T224">(1959) </text:span><text:span text:style-name="T9">5.1, 208.</text:span></text:p></text:note-body></text:note></text:span></text:span><text:span text:style-name="T17">: the practical intellect does not need the body to deliberate in a general sense about what sort of actions are </text:span><text:soft-page-break/><text:span text:style-name="T17">appropriate—this is its relation “to itself.” But the point of these general judgments is to judge particular objects and initiate action, and that cannot be done without dealing with particulars.</text:span><text:span text:style-name="Footnote_20_Symbol"><text:span text:style-name="T56"><text:note text:id="ftn132" text:note-class="footnote"><text:note-citation>135</text:note-citation><text:note-body><text:p text:style-name="P48">There is quite a lot summarized quickly in the text we are unpack<text:span text:style-name="T177">ing here, and much of chapter three will be dedicated to unpacking the particular cognitions that give rise to acts of the motive faculty. In this chapter we will mostly be taking for granted that animals and humans have the capacity to evaluate particular objects, and</text:span> that these evaluations give rise to the emotions.</text:p></text:note-body></text:note></text:span></text:span><text:span text:style-name="T17"> </text:span></text:p>
      <text:p text:style-name="Standard"><text:span text:style-name="T17">Avicenna’s discussion of the practical intellect’s “aspect in relation” to the motive faculty at [1] focuses on the fact that the practical intellect can develop unique dispositions towards emotions </text:span><text:span text:style-name="T17">that are not present in animals. He is not focused simply on the fact </text:span><text:span text:style-name="T28">that</text:span><text:span text:style-name="T17">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7">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7">emotions of the sort also experienced by animals, and some, as we will see, are uniquely human emotions,</text:span><text:span text:style-name="Footnote_20_Symbol"><text:span text:style-name="T56"><text:note text:id="ftn133" text:note-class="footnote"><text:note-citation>136</text:note-citation><text:note-body><text:p text:style-name="P48">See the n<text:span text:style-name="T177">ext section of this chapter.</text:span></text:p></text:note-body></text:note></text:span></text:span><text:span text:style-name="T17">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7">1.5 to elaborate on how the practical intellect’s relation to the body accounts for good or bad moral dispositions (</text:span><text:span text:style-name="T28">aklhāq</text:span><text:span text:style-name="T17">).</text:span><text:span text:style-name="Footnote_20_Symbol"><text:span text:style-name="T56"><text:note text:id="ftn134" text:note-class="footnote"><text:note-citation>137</text:note-citation><text:note-body><text:p text:style-name="Footnote"><text:span text:style-name="T9">Avicenna, </text:span><text:span text:style-name="T172">Healing: Psychology </text:span><text:span text:style-name="T224">(1959) </text:span><text:span text:style-name="T9">1.5, 46-47.</text:span></text:p></text:note-body></text:note></text:span></text:span><text:span text:style-name="T17"> </text:span><text:bookmark-start text:name="Practical_Intellect_as_Motive_"/><text:span text:style-name="T17">If</text:span><text:bookmark-end text:name="Practical_Intellect_as_Motive_"/><text:span text:style-name="T17">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7">with little need for new deliberation. This “aspect” of the practical intellect, then, is just an extension of its standard, deliberative role.</text:span></text:p>
      <text:p text:style-name="Standard">More could be said about the top<text:span text:style-name="T177">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text:span>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7">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8">Psychology</text:span><text:span text:style-name="T17">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7">It is when Avicenna switches to talking about “affections [</text:span><text:span text:style-name="T28">infi</text:span><text:span text:style-name="T17">ʿ</text:span><text:span text:style-name="T28">ālāt</text:span><text:span text:style-name="T17">]” unique to humans in 5.1 that he is clearly not just interested in behavior unique to humans, but in unique emotions. </text:span><text:span text:style-name="T28">Infi</text:span><text:span text:style-name="T17">ʿ</text:span><text:span text:style-name="T28">āl</text:span><text:span text:style-name="T17"> is another generic term A</text:span><text:span text:style-name="T22">vicenna sometimes uses to circumscribe similar phenomena that fall under the heading of </text:span><text:span text:style-name="T34">inbiʿāth</text:span><text:span text:style-name="T22"> and </text:span><text:span text:style-name="T34">nizāʿ</text:span><text:span text:style-name="T22">. </text:span><text:span text:style-name="T34">Infi</text:span><text:span text:style-name="T22">ʿ</text:span><text:span text:style-name="T34">āl</text:span><text:span text:style-name="T22"> do</text:span><text:span text:style-name="T17">es not as precisely pick out the functional role that these phenomena serve in his psychology as does the idea of “inclination,” since it means </text:span><text:soft-page-break/><text:span text:style-name="T17">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text:span text:style-name="T177">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span></text:p>
      <text:p text:style-name="Standard"><text:span text:style-name="T22">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22"><text:note text:id="ftn135" text:note-class="footnote"><text:note-citation>138</text:note-citation><text:note-body><text:p text:style-name="P39">A<text:span text:style-name="T137">nalogous to pleasure-emotions, caused by judgments of being in a completion-state, as discussed in</text:span><text:span text:style-name="T143"> chapter one.</text:span></text:p></text:note-body></text:note></text:span></text:span><text:span text:style-name="T22"> In other words, as will be discussed more in chapter 3, the practical intellect is posited primarily to account for engaging in deliberative thought, as when we construct</text:span><text:span text:style-name="T17">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oft-page-break/><text:span text:style-name="T135">One of the distinguishing characteristics of humans is that there follows upon his apprehension of rare/witty [</text:span><text:span text:style-name="T147">nādira</text:span><text:span text:style-name="T135">] things an affection [</text:span><text:span text:style-name="T147">infi</text:span><text:span text:style-name="T136">ʿ</text:span><text:span text:style-name="T147">āl</text:span><text:span text:style-name="T135">] which is called wonder [</text:span><text:span text:style-name="T147">al-ta</text:span><text:span text:style-name="T136">ʿ</text:span><text:span text:style-name="T147">ajjub</text:span><text:span text:style-name="T135">]</text:span><text:span text:style-name="Footnote_20_Symbol"><text:span text:style-name="T73"><text:note text:id="ftn136" text:note-class="footnote"><text:note-citation>139</text:note-citation><text:note-body><text:p text:style-name="Footnote"><text:span text:style-name="T9">No relation to the "wonder/aporia" discussed at the beginning of Aristotle’s </text:span><text:span text:style-name="T171">Metaphysics</text:span><text:span text:style-name="T9">, which is a different sort of phenomenon, and is translated in Arabic as </text:span><text:span text:style-name="T172">ḥayra</text:span><text:span text:style-name="T9"> or </text:span><text:span text:style-name="T172">ʿawīṣ</text:span><text:span text:style-name="T9">.</text:span></text:p></text:note-body></text:note></text:span></text:span><text:span text:style-name="T135">, and laughter follows [wonder]. And following his apprehension of harmful things there is an affection [</text:span><text:span text:style-name="T147">infi</text:span><text:span text:style-name="T136">ʿ</text:span><text:span text:style-name="T147">āl</text:span><text:span text:style-name="T135">] called grief [</text:span><text:span text:style-name="T147">ḍajar</text:span><text:span text:style-name="T135">], which is followed by crying.</text:span><text:span text:style-name="Footnote_20_Symbol"><text:span text:style-name="T73"><text:note text:id="ftn137" text:note-class="footnote"><text:note-citation>140</text:note-citation><text:note-body><text:p text:style-name="Footnote"><text:span text:style-name="T9">Avicenna, </text:span><text:span text:style-name="T172">Healing: Psychology </text:span><text:span text:style-name="T224">(1959) </text:span><text:span text:style-name="T9">5.1, 204.</text:span></text:p></text:note-body></text:note></text:span></text:span></text:p>
      <text:p text:style-name="Standard"><text:span text:style-name="T17">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9">Healing. </text:span><text:span text:style-name="T18">Wonder is not limited to </text:span><text:span text:style-name="T18">poetry, but</text:span><text:span text:style-name="T17"> turning briefly to that text can help give us more insight into the nature of wonder in general, and what makes it so distinctively human.</text:span></text:p>
      <text:p text:style-name="Standard"><text:span text:style-name="T17">In </text:span><text:span text:style-name="T29">Healing: Poetics</text:span><text:span text:style-name="T17">,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35">Imaginative speech [</text:span><text:span text:style-name="T148">al-mukhayyi</text:span><text:span text:style-name="T135">l] is speech to which the soul acquiesces [</text:span><text:span text:style-name="T148">tadh</text:span><text:span text:style-name="T149">ʿ</text:span><text:span text:style-name="T148">an</text:span><text:span text:style-name="T135">], such that it accepts or rejects matters without deliberation, cogitation, or choice [</text:span><text:span text:style-name="T148">min ghayr rawīya wa-fikr wa-ikhtiyār</text:span><text:span text:style-name="T135">]. In sum, the soul is affected on account of [such speech] emotionally [i</text:span><text:span text:style-name="T148">nfi</text:span><text:span text:style-name="T149">ʿ</text:span><text:span text:style-name="T148">ālan nafsāniyyan</text:span><text:span text:style-name="T135">], not through discursive thought [</text:span><text:span text:style-name="T148">fikriyyan</text:span><text:span text:style-name="T135">].</text:span><text:span text:style-name="Footnote_20_Symbol"><text:span text:style-name="T73"><text:note text:id="ftn138" text:note-class="footnote"><text:note-citation>141</text:note-citation><text:note-body><text:p text:style-name="Footnote"><text:span text:style-name="T9">Avicenna, </text:span><text:span text:style-name="T172">Healing: Poetics </text:span><text:span text:style-name="T9">(1973) 161.</text:span></text:p></text:note-body></text:note></text:span></text:span></text:p>
      <text:p text:style-name="Standard"><text:span text:style-name="T17">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6"><text:note text:id="ftn139" text:note-class="footnote"><text:note-citation>142</text:note-citation><text:note-body><text:p text:style-name="P48">Black (1990) 212.</text:p></text:note-body></text:note></text:span></text:span><text:span text:style-name="T17"> On the other hand, when someone is convinced by a scientific argument, they assent to the proposition as literally true.</text:span></text:p>
      <text:p text:style-name="Standard"><text:soft-page-break/>Of course, this raises the question of just what constitutes imaginative acquiescence. In the prior text Avicenna glosses it as a kind of emotional affect, and shortly thereafter he fills out the picture.</text:p>
      <text:p text:style-name="Block"><text:span text:style-name="T135">Imagination is a kind of acquiescence, and assent is a kind of acquiescence, but imagination is acquiescence owing to the wonder [</text:span><text:span text:style-name="T148">ta</text:span><text:span text:style-name="T149">ʿ</text:span><text:span text:style-name="T148">ajjub</text:span><text:span text:style-name="T135">] and pleasure caused by the speech, while assent is acquiescence owing to acceptance that the thing is as it is said to be.</text:span><text:span text:style-name="Footnote_20_Symbol"><text:span text:style-name="T73"><text:note text:id="ftn140" text:note-class="footnote"><text:note-citation>143</text:note-citation><text:note-body><text:p text:style-name="Footnote"><text:span text:style-name="T9">Avicenna, </text:span><text:span text:style-name="T172">Healing: Poetics </text:span><text:span text:style-name="T9">(1973) 162.</text:span></text:p></text:note-body></text:note></text:span></text:span></text:p>
      <text:p text:style-name="Standard"><text:span text:style-name="T17">So when you acquiescence to the thought that so-and-so is a moon, the acquiescence is based on an imagination of the relevant image, but it is constituted by the fact that you wonder or take pleasure in the speech. Imaginative acquiescence requires a skilled poet to deploy images in </text:span><text:span text:style-name="T17">creative and evocative ways,</text:span><text:span text:style-name="Footnote_20_Symbol"><text:span text:style-name="T56"><text:note text:id="ftn141" text:note-class="footnote"><text:note-citation>144</text:note-citation><text:note-body><text:p text:style-name="P48">Discussed at Harb (2013) 28-29.</text:p></text:note-body></text:note></text:span></text:span><text:span text:style-name="T17"> but the acquiescence is achieved when the image stirs up an emotional reaction. To react emotionally to an image is to acquiesce to it.</text:span></text:p>
      <text:p text:style-name="Standard"><text:span text:style-name="T22">In a section on imaginative</text:span><text:span text:style-name="T17"> propositions in the logical part of Avicenna’s </text:span><text:span text:style-name="T28">Remarks and Admonitions</text:span><text:span text:style-name="T17">, Avicenna adds more to our picture of the role played by wonder: "Imagined propositions are such that, when they are stated, they leave in the soul an astonishing effect [</text:span><text:span text:style-name="T28">ta </text:span><text:span text:style-name="T17">ʾ</text:span><text:span text:style-name="T28">thīr </text:span><text:span text:style-name="T17">ʿ</text:span><text:span text:style-name="T28">ajīb</text:span><text:span text:style-name="T17">] of tension or release [</text:span><text:span text:style-name="T29">qabḍ wa-basṭ</text:span><text:span text:style-name="T17">]."</text:span><text:span text:style-name="Footnote_20_Symbol"><text:span text:style-name="T56"><text:note text:id="ftn142" text:note-class="footnote"><text:note-citation>145</text:note-citation><text:note-body><text:p text:style-name="Footnote"><text:span text:style-name="T172">Remarks: Logic</text:span><text:span text:style-name="T9"> (1960) p. 362 (Dunya). Here using Inati’s translation (p. 127), modifying her translation of "distress or pleasure" to "tension or release."</text:span></text:p></text:note-body></text:note></text:span></text:span><text:span text:style-name="T17">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7">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8">Parts of Animals</text:span><text:span text:style-name="T17"> that humans are the only animal that laugh.</text:span><text:span text:style-name="Footnote_20_Symbol"><text:span text:style-name="T56"><text:note text:id="ftn143" text:note-class="footnote"><text:note-citation>146</text:note-citation><text:note-body><text:p text:style-name="Footnote"><text:span text:style-name="T9">Aristotle, </text:span><text:span text:style-name="T172">Parts of Animals</text:span><text:span text:style-name="T9"> (2002) 3.10, 673a.</text:span></text:p></text:note-body></text:note></text:span></text:span><text:span text:style-name="T17"> </text:span><text:span text:style-name="T28">Parts of Animals</text:span><text:span text:style-name="T17"> was translated in the 8th century, along with </text:span><text:span text:style-name="T28">History of Animals</text:span><text:span text:style-name="T17"> and </text:span><text:span text:style-name="T28">Generation of Animals</text:span><text:span text:style-name="T17">, by Yaḥyā Ibn al-Biṭrīq</text:span><text:span text:style-name="Footnote_20_anchor"><text:span text:style-name="T17"><text:note text:id="ftn144" text:note-class="footnote"><text:note-citation>147</text:note-citation><text:note-body><text:p text:style-name="Footnote">Ibn al-Nadīm ascribes a translation to Ibn al-Biṭrīq. This was doubted by Endress, but Hugonnard-Roche resolves those doubts and confirms the ascription at ‘Les Livres sur les animaux d’Aristote’ (2017) 173-4, <text:span text:style-name="T274">footnote</text:span> 3.</text:p></text:note-body></text:note></text:span></text:span><text:span text:style-name="T17">, </text:span><text:soft-page-break/><text:span text:style-name="T17">so Avicenna would have been aware of this specification. In </text:span><text:span text:style-name="T28">Parts of Animals</text:span><text:span text:style-name="T17">,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text:span text:style-name="T167">Psychology</text:span>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7">The other uniquely human emotion Avicenna discusses here is grief (</text:span><text:span text:style-name="T28">ḍajar</text:span><text:span text:style-name="T17">). This is the only time Avicenna uses this term in the context of emotions, so it is difficult to know exactly how to translate it, yet grief seems appropriate for several reasons. Lane’s Lexicon gives numerous instances of translating </text:span><text:span text:style-name="T28">ḍajar </text:span><text:span text:style-name="T17">as being vexed, annoyed, frustrated, due to some sort of grief or loss. It appears to be a negative emotion, caused by the loss of something, especially a loved one. Moreover, Avicenna lists a characteristic physical manifestation following </text:span><text:span text:style-name="T28">ḍajar</text:span><text:span text:style-name="T17"> to be crying, which does seem uniquely tied to grief. The Latins translated </text:span><text:span text:style-name="T28">ḍajar</text:span><text:span text:style-name="T17"> as </text:span><text:span text:style-name="T28">anxietas</text:span><text:span text:style-name="T17">, which is of course an emotion that pervades human life</text:span><text:span text:style-name="Footnote_20_Symbol"><text:span text:style-name="T56"><text:note text:id="ftn145" text:note-class="footnote"><text:note-citation>148</text:note-citation><text:note-body><text:p text:style-name="Footnote"><text:span text:style-name="T9">Avicenna, </text:span><text:span text:style-name="T172">Liber de anima </text:span><text:span text:style-name="T9">(1968) 5.1, vol. 2, p. 74.</text:span></text:p></text:note-body></text:note></text:span></text:span><text:span text:style-name="T17">, and could lead to crying. </text:span><text:span text:style-name="T22">But mere anxiety does not seem as uniquely human as grief: no doubt animals miss their loved ones when they are apart (we saw Avicenna describe as much in </text:span><text:span text:style-name="T35">Psychology</text:span><text:span text:style-name="T22"> 4.4, which we looked at in chapter one)</text:span><text:span text:style-name="Footnote_20_Symbol"><text:span text:style-name="T59"><text:note text:id="ftn146" text:note-class="footnote"><text:note-citation>149</text:note-citation><text:note-body><text:p text:style-name="P49">See chapter one, section 1.3, text [a].</text:p></text:note-body></text:note></text:span></text:span><text:span text:style-name="T22">, but there is no clear parallel in the animal world to what humans do in terms of funerals, lamenting and grieving.</text:span></text:p>
      <text:p text:style-name="Standard"><text:soft-page-break/><text:span text:style-name="T17">In addition to these observations, comments in two predecessors suggest that grief over the loss of a loved one is likely what Avicenna may mean by </text:span><text:span text:style-name="T28">ḍajar</text:span><text:span text:style-name="T17">. Though the terminology is not set, there was apparently an awareness of the idea that grief was uniquely human, and a sense that this was worth discussing. On the one hand, the term </text:span><text:span text:style-name="T28">ḍajar</text:span><text:span text:style-name="T17"> is used in al-Balkhī’s </text:span><text:span text:style-name="T28">Sustenance of the Soul</text:span><text:span text:style-name="T17">, grouped together with </text:span><text:span text:style-name="T28">ḥuzn</text:span><text:span text:style-name="T17"> and </text:span><text:span text:style-name="T28">ghamm</text:span><text:span text:style-name="T17">, (two two other general negative emotions) </text:span><text:span text:style-name="T22">and </text:span><text:span text:style-name="T34">ghaḍab</text:span><text:span text:style-name="T22"> (anger)</text:span><text:span text:style-name="T17">, and opposed to pains that afflict the body.</text:span><text:span text:style-name="Footnote_20_Symbol"><text:span text:style-name="T56"><text:note text:id="ftn147" text:note-class="footnote"><text:note-citation>150</text:note-citation><text:note-body><text:p text:style-name="P48">Page 515 in the Arabic text.</text:p></text:note-body></text:note></text:span></text:span><text:span text:style-name="T17"> On its own, this is not illuminating, but by seeing </text:span><text:span text:style-name="T28">ḍajar </text:span><text:span text:style-name="T17">associated with </text:span><text:span text:style-name="T28">ghamm</text:span><text:span text:style-name="T17"> in a generic context, we can assume that there is some fluidity between the terms. Then, in a work written around the same period, A.B. al-Rāzī’s</text:span><text:span text:style-name="T28"> Spiritual Physick,</text:span><text:span text:style-name="T17"> we see </text:span><text:span text:style-name="T28">ghamm</text:span><text:span text:style-name="T17"> described as a kind of unbearable suffering caused by rational reflection on loss of a loved one.</text:span><text:span text:style-name="Footnote_20_Symbol"><text:span text:style-name="T56"><text:note text:id="ftn148" text:note-class="footnote"><text:note-citation>151</text:note-citation><text:note-body><text:p text:style-name="Footnote"><text:span text:style-name="T9">Chapter 12, </text:span><text:span text:style-name="T172">Spiritual Physick</text:span><text:span text:style-name="T9">, page 23 in the Arabic edition. Avicenna mentions </text:span><text:span text:style-name="T172">ghamm</text:span><text:span text:style-name="T9"> as an irascible emotion at </text:span><text:span text:style-name="T171">Healing: Psychology</text:span><text:span text:style-name="T9"> (1959) 4.4, p. 195. Discusse</text:span><text:span text:style-name="T13">d in chapter one, section 1.4.</text:span></text:p></text:note-body></text:note></text:span></text:span><text:span text:style-name="T17">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text:span><text:span text:style-name="T22"> section under the heading of </text:span><text:span text:style-name="T34">ḍajar</text:span><text:span text:style-name="T22">. </text:span></text:p>
      <text:p text:style-name="Standard"><text:span text:style-name="T17">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6"><text:note text:id="ftn149" text:note-class="footnote"><text:note-citation>152</text:note-citation><text:note-body><text:p text:style-name="Footnote"><text:span text:style-name="T9">Galen, </text:span><text:span text:style-name="T172">On the Usefulness of the Parts of the Body </text:span><text:span text:style-name="T10">(1968) </text:span><text:span text:style-name="T9">489-490.</text:span></text:p></text:note-body></text:note></text:span></text:span><text:span text:style-name="T17"> His discussion makes no mention of this being </text:span><text:span text:style-name="T17">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oft-page-break/><text:span text:style-name="T17">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8">and because</text:span><text:span text:style-name="T17">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6"><text:note text:id="ftn150" text:note-class="footnote"><text:note-citation>153</text:note-citation><text:note-body><text:p text:style-name="P48">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35">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pan text:style-name="T135">belief becomes like an instinct [</text:span><text:span text:style-name="T147">ka-al-gharīzī</text:span><text:span text:style-name="T135">]. And there are other acts contrary to [the inappropriate ones], and the first are called bad, the latter good.</text:span></text:p>
      <text:p text:style-name="Block"><text:span text:style-name="T135">This is not the case with other animals. For if other animals abandon the acts which it is their wont [205] to do (like when a lion is trained not to eat its master or its offspring), the cause for this is not a belief [</text:span><text:span text:style-name="T147">i</text:span><text:span text:style-name="T136">ʿ</text:span><text:span text:style-name="T147">tiqād</text:span><text:span text:style-name="T135">] in the soul or a kind of knowledge [</text:span><text:span text:style-name="T147">ra</text:span><text:span text:style-name="T136">ʾ</text:span><text:span text:style-name="T147">y</text:span><text:span text:style-name="T135">], but rather a different kind of disposition [</text:span><text:span text:style-name="T147">hay</text:span><text:span text:style-name="T136">ʾ</text:span><text:span text:style-name="T147">a</text:span><text:span text:style-name="T135">],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47">hay</text:span><text:span text:style-name="T136">ʾ</text:span><text:span text:style-name="T147">a</text:span><text:span text:style-name="T135">], some other psychological state [</text:span><text:span text:style-name="T136">ʿ</text:span><text:span text:style-name="T147">āriḍ nafsāniyya]</text:span><text:span text:style-name="T135">].</text:span></text:p>
      <text:p text:style-name="Block"><text:span text:style-name="T135">And it is possible that this state could occur due to nature [</text:span><text:span text:style-name="T147">jibilla</text:span><text:span text:style-name="T135">], or as a kind of divine inspiration [</text:span><text:span text:style-name="T147">ilhām ilāhī</text:span><text:span text:style-name="T135">],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7">Humans form complex societies, and standards have arisen in order to promote the common good. The way we typically come to learn these standards is not by way of logical proofs, but </text:span><text:soft-page-break/><text:span text:style-name="T17">rather by indoctrination: we are told that something is wrong over and over, until this belief becomes ingrained in us.</text:span><text:span text:style-name="Footnote_20_Symbol"><text:span text:style-name="T56"><text:note text:id="ftn151" text:note-class="footnote"><text:note-citation>154</text:note-citation><text:note-body><text:p text:style-name="Footnote"><text:span text:style-name="T223">The way Avicenna discusses human moral development here is reminiscent of Aristotle’s discussion of virtue, acquired as a second nature, in </text:span><text:span text:style-name="T237">Nicomachean</text:span><text:span text:style-name="T236"> Ethics</text:span><text:span text:style-name="T223"> (1984) 2.1.</text:span></text:p></text:note-body></text:note></text:span></text:span><text:span text:style-name="T17"> This is an illustration of how "widely known" practical beliefs </text:span><text:span text:style-name="T17">spread, something we have already seen Avicenna say is characteristic of the practical intellect’s activity.</text:span><text:span text:style-name="Footnote_20_Symbol"><text:span text:style-name="T56"><text:note text:id="ftn152" text:note-class="footnote"><text:note-citation>155</text:note-citation><text:note-body><text:p text:style-name="P42">S<text:span text:style-name="T177">ee section 2.2.</text:span></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35">And there follows from a person’s awareness that someone else is aware that he did something which it is agreed upon that one should not do a psychological affection [</text:span><text:span text:style-name="T147">infi</text:span><text:span text:style-name="T136">ʿ</text:span><text:span text:style-name="T147">āl nafsānī</text:span><text:span text:style-name="T141">] called shame [</text:span><text:span text:style-name="T155">khajal</text:span><text:span text:style-name="T141">]. A</text:span><text:span text:style-name="T135">nd this is also one of the distinguishing characteristics of humans.</text:span><text:span text:style-name="Footnote_20_Symbol"><text:span text:style-name="T73"><text:note text:id="ftn153" text:note-class="footnote"><text:note-citation>156</text:note-citation><text:note-body><text:p text:style-name="Footnote"><text:span text:style-name="T223">Avicenna, </text:span><text:span text:style-name="T237">Healing: Psychology </text:span><text:span text:style-name="T224">(1959) </text:span><text:span text:style-name="T223">5.1, 205.</text:span></text:p></text:note-body></text:note></text:span></text:span><text:span text:style-name="T135"> </text:span></text:p>
      <text:p text:style-name="Standard"><text:bookmark-start text:name="Social_conventions"/><text:span text:style-name="T17">The</text:span><text:bookmark-end text:name="Social_conventions"/><text:span text:style-name="T17"> reason humans can experience shame, and brute animals cannot, is that animals do not set up moral standards for communal benefit. Shame occurs specifically when you know that you have done something wrong (according to agreed-upon societal standards) and you know that </text:span><text:span text:style-name="T17">someone else also knows that you have done that same thing wrong. This would make shame </text:span><text:span text:style-name="T17">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text:soft-page-break/>2.3.3 Fear and Hope: Emotions Related to a Uniquely Human Awareness of Time</text:h>
      <text:p text:style-name="Standard"><text:span text:style-name="T17">Avicenna concludes his discussion of uniquely human emotions by describing those that are in response to objects that might cause harm or pleasure in the future. The two names he uses for emotions that can be about future objects, fear [</text:span><text:span text:style-name="T28">al-khawf</text:span><text:span text:style-name="T17">] and hope [</text:span><text:span text:style-name="T28">al-rajā</text:span><text:span text:style-name="T17">ʾ], are sometimes also used for animal inclination. However, Avicenna explains that certain types of fear and hope are unique to humans:</text:span></text:p>
      <text:p text:style-name="Block"><text:span text:style-name="T135">And when someone believes something in the future will harm them, there could occur to that person a psychological emotion [</text:span><text:span text:style-name="T147">infi</text:span><text:span text:style-name="T136">ʿ</text:span><text:span text:style-name="T147">āl nafsānī</text:span><text:span text:style-name="T135">] called fear [</text:span><text:span text:style-name="T147">al-khawf</text:span><text:span text:style-name="T135">]. Other animals only have [an emotion concerning harm] in relation to what they think of as likely to occur in the present, and connected to the present.</text:span></text:p>
      <text:p text:style-name="Block"><text:span text:style-name="T135">And in contrast with [future-oriented] fear, humans have hope [</text:span><text:span text:style-name="T147">al-rajā</text:span><text:span text:style-name="T136">ʾ</text:span><text:span text:style-name="T135">],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47">ḍarb min al-ilhām</text:span><text:span text:style-name="T135">];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73"><text:note text:id="ftn154" text:note-class="footnote"><text:note-citation>157</text:note-citation><text:note-body><text:p text:style-name="Footnote"><text:span text:style-name="T223">Avicenna, </text:span><text:span text:style-name="T237">Healing: Psychology </text:span><text:span text:style-name="T224">(1959) </text:span><text:span text:style-name="T223">5.1, 205-206.</text:span></text:p></text:note-body></text:note></text:span></text:span></text:p>
      <text:p text:style-name="Standard"><text:span text:style-name="T17">Aristotle noticed the relevance of time to psychology in</text:span><text:span text:style-name="T28"> De Anima</text:span><text:span text:style-name="T17"> 3.10, saying that it is humans’ ability to perceive time that allows them to resist now-oriented animal appetite, putting off such immediate pleasures for the sake of future goods.</text:span><text:span text:style-name="Footnote_20_Symbol"><text:span text:style-name="T56"><text:note text:id="ftn155" text:note-class="footnote"><text:note-citation>158</text:note-citation><text:note-body><text:p text:style-name="Footnote"><text:span text:style-name="T80">Aristotle, </text:span><text:span text:style-name="T88">On the Soul</text:span><text:span text:style-name="T80"> (1986) </text:span><text:span text:style-name="T223">3.10, </text:span><text:span text:style-name="T253">433b5-10.</text:span></text:p></text:note-body></text:note></text:span></text:span><text:span text:style-name="T17"> Avicenna is less interested here in </text:span><text:span text:style-name="T17">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8">De Anima</text:span><text:span text:style-name="T17"> 3.10), </text:span><text:span text:style-name="T17">and having fear or hope about some possible pleasure or harm that does not yet exist (what Avicenna is focused on).</text:span></text:p>
      <text:p text:style-name="Standard"><text:span text:style-name="T17">Avicenna explains elsewhere what he means by time, and human perception of it,</text:span><text:span text:style-name="Footnote_20_Symbol"><text:span text:style-name="T56"><text:note text:id="ftn156" text:note-class="footnote"><text:note-citation>159</text:note-citation><text:note-body><text:p text:style-name="Footnote"><text:span text:style-name="T223">Avicenna, </text:span><text:span text:style-name="T237">Healing: Physics</text:span><text:span text:style-name="T223"> (2009) 2.10-11.</text:span></text:p></text:note-body></text:note></text:span></text:span><text:span text:style-name="T17"> but it is uncontroversial in his tradition that humans have the ability to perceive time, and other animals in general do not.</text:span><text:span text:style-name="Footnote_20_Symbol"><text:span text:style-name="T56"><text:note text:id="ftn157" text:note-class="footnote"><text:note-citation>160</text:note-citation><text:note-body><text:p text:style-name="Footnote"><text:span text:style-name="T80">Aristotle, </text:span><text:span text:style-name="T88">On the Soul</text:span><text:span text:style-name="T80"> (1986) </text:span><text:span text:style-name="T223">3.10, </text:span><text:span text:style-name="T253">433b5ff.</text:span></text:p></text:note-body></text:note></text:span></text:span><text:span text:style-name="T17"> Admittedly, some animals exhibit behavior where it looks like they are aware of time, and even seem to prepare for the future. Themistius, commenting on </text:span><text:span text:style-name="T28">De Anima</text:span><text:span text:style-name="T17"> </text:span><text:soft-page-break/><text:span text:style-name="T17">3.10, </text:span><text:span text:style-name="T17">speculates that this may be because select animals, like ants and bees, do in fact perceive time.</text:span><text:span text:style-name="Footnote_20_Symbol"><text:span text:style-name="T56"><text:note text:id="ftn158" text:note-class="footnote"><text:note-citation>161</text:note-citation><text:note-body><text:p text:style-name="Footnote"><text:span text:style-name="T223">Themistius, </text:span><text:span text:style-name="T237">An Arabic Translation of Themistius's Commentary on Aristotle's </text:span><text:span text:style-name="T224">De Anima</text:span><text:span text:style-name="T223">, p. 221, </text:span><text:span text:style-name="T253">120.10ff.</text:span></text:p></text:note-body></text:note></text:span></text:span><text:span text:style-name="T17">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text:span text:style-name="T167">Healing: Rhetoric</text:span>, and hope earlier in the <text:span text:style-name="T167">Psychology</text:span>, and both of these discussions focus on these emotions as future-oriented. The opening of his discussion of fear is as follows:</text:p>
      <text:p text:style-name="Block"><text:span text:style-name="T135">And as for fear, it is a pain [</text:span><text:span text:style-name="T148">ḥuzn</text:span><text:span text:style-name="T135">] and agitation [</text:span><text:span text:style-name="T148">ikhtilāṭ</text:span><text:span text:style-name="T135">] of the soul, on account of [</text:span><text:span text:style-name="T148">li</text:span><text:span text:style-name="T135">] imagining an expected, debilitating evil either reaching [total] corruption or not. Not every evil is feared. For envy or a person’s being licentious are among the sort of things that are not feared. Among evil things, that which is </text:span><text:span text:style-name="T135">feared is that which will harm the one to whom it will occur, with corruption or pain, and it [the object of fear] is </text:span><text:span text:style-name="T147">something in the future</text:span><text:span text:style-name="T135">. As for that which has passed, or that which occurred, fear about it has passed away. And the object of fear is, despite its </text:span><text:span text:style-name="T147">being in the future, expected, i.e., close to happening</text:span><text:span text:style-name="T135">.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Standard"><text:soft-page-break/>Avicenna’s definition of hope earlier in the <text:span text:style-name="T167">Psychology</text:span>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35">Wishful thinking [</text:span><text:span text:style-name="T148">al-</text:span><text:span text:style-name="T149">ʾ</text:span><text:span text:style-name="T148">amānī</text:span><text:span text:style-name="T135">] and hope [a</text:span><text:span text:style-name="T148">l-rajā</text:span><text:span text:style-name="T149">ʿ</text:span><text:span text:style-name="T135">] also do that. And hope [</text:span><text:span text:style-name="T148">al-rajā</text:span><text:span text:style-name="T149">ʿ</text:span><text:span text:style-name="T135">] is different than wishful thinking [</text:span><text:span text:style-name="T156">al-umniyya</text:span><text:span text:style-name="T141">], for hope [al-rajā</text:span><text:span text:style-name="T142">ʿ</text:span><text:span text:style-name="T141">] is the imagination of something with the judgment or belief that it </text:span><text:span text:style-name="T155">probably [will] exist</text:span><text:span text:style-name="T141">, while wishful thinking [</text:span><text:span text:style-name="T156">al-umniyya</text:span><text:span text:style-name="T141">] is the imagination of something and the desire for it [</text:span><text:span text:style-name="T156">shahwatihi</text:span><text:span text:style-name="T141">] along with the judgment that </text:span><text:span text:style-name="T155">[it] would cause</text:span><text:span text:style-name="T141"> pleasure [</text:span><text:span text:style-name="T156">ilt</text:span><text:span text:style-name="T148">idhādh</text:span><text:span text:style-name="T135">] if it came about. And fear [</text:span><text:span text:style-name="T148">al-khawf</text:span><text:span text:style-name="T135">] is opposed to hope [</text:span><text:span text:style-name="T148">al-rajā</text:span><text:span text:style-name="T149">ʿ</text:span><text:span text:style-name="T135">] by means of contrariety, and despair [</text:span><text:span text:style-name="T148">al-ya</text:span><text:span text:style-name="T149">ʾ</text:span><text:span text:style-name="T148">s</text:span><text:span text:style-name="T135">] is the opposite of [wishful thinking]. And all of these are judgments belonging to estimation.⁠</text:span><text:span text:style-name="Footnote_20_Symbol"><text:span text:style-name="T73"><text:note text:id="ftn159" text:note-class="footnote"><text:note-citation>162</text:note-citation><text:note-body><text:p text:style-name="Footnote"><text:span text:style-name="T223">Avicenna, </text:span><text:span text:style-name="T237">Healing: Psychology </text:span><text:span text:style-name="T224">(1959) </text:span><text:span text:style-name="T223">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7">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ext:span><text:soft-page-break/><text:span text:style-name="T17">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6"><text:note text:id="ftn160" text:note-class="footnote"><text:note-citation>163</text:note-citation><text:note-body><text:p text:style-name="P42">Knuuttila (2004) 51-52.</text:p></text:note-body></text:note></text:span></text:span><text:span text:style-name="T17"> </text:span><text:bookmark-start text:name="Temporal_emotions"/><text:span text:style-name="T17">The</text:span><text:bookmark-end text:name="Temporal_emotions"/><text:span text:style-name="T17"> difference between this set of distinctions, and the one Avicenna is unpacking in </text:span><text:span text:style-name="T33">Psychology</text:span><text:span text:style-name="T17">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7">To</text:span><text:bookmark-end text:name="Summary"/><text:span text:style-name="T17">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text:span text:style-name="T177">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text:span>(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7">In </text:span><text:span text:style-name="T28">Remarks and Admonitions</text:span><text:span text:style-name="T17">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6"><text:note text:id="ftn161" text:note-class="footnote"><text:note-citation>164</text:note-citation><text:note-body><text:p text:style-name="Footnote"><text:span text:style-name="T223">Avicenna, </text:span><text:span text:style-name="T237">Remarks: Mysticism</text:span><text:span text:style-name="T223"> (1960) 8.9.</text:span></text:p></text:note-body></text:note></text:span></text:span><text:span text:style-name="T17"> These objects are more abstract and stable than the objects of sensation, and to grasp them requires a faculty more able to penetrate to those depths.</text:span></text:p>
      <text:p text:style-name="Standard"><text:span text:style-name="T17">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6"><text:note text:id="ftn162" text:note-class="footnote"><text:note-citation>165</text:note-citation><text:note-body><text:p text:style-name="Footnote"><text:span text:style-name="T223">Avicenna, </text:span><text:span text:style-name="T237">Remarks: Mysticism</text:span><text:span text:style-name="T223"> (1960) 8.15-16.</text:span></text:p></text:note-body></text:note></text:span></text:span><text:span text:style-name="T17">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6"><text:note text:id="ftn163" text:note-class="footnote"><text:note-citation>166</text:note-citation><text:note-body><text:p text:style-name="Footnote"><text:span text:style-name="T223">Avicenna, </text:span><text:span text:style-name="T237">Remarks: Mysticism</text:span><text:span text:style-name="T223"> (1960) 8.2.</text:span></text:p></text:note-body></text:note></text:span></text:span></text:p>
      <text:p text:style-name="Standard"><text:span text:style-name="T17">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8">Healing: Psychology</text:span><text:span text:style-name="T17">,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35">And the governance of the soul over the body causes the strengthening of the faculty of </text:span><text:span text:style-name="T147">growth</text:span><text:span text:style-name="T135"> and its weakening, in view of [1] the soul’s awareness of propositions [</text:span><text:span text:style-name="T147">qaḍāyā</text:span><text:span text:style-name="T135">] that it [2] hates</text:span><text:span text:style-name="T141"> or loves with a hate that is not at all bodily. And that is when there is [3] occurring to the soul a certain assent [</text:span><text:span text:style-name="T155">taṣdīqan mā</text:span><text:span text:style-name="T141">], and that is not at all that which affects the body insofar as it is a belief, but rather there follows from that b</text:span><text:span text:style-name="T135">elief [4] the affect [</text:span><text:span text:style-name="T147">infi</text:span><text:span text:style-name="T136">ʿ</text:span><text:span text:style-name="T147">āl</text:span><text:span text:style-name="T135">] of joy [</text:span><text:span text:style-name="T147">surūr</text:span><text:span text:style-name="T135">] or pain [</text:span><text:span text:style-name="T147">ghamm</text:span><text:span text:style-name="T135">], and that also is one of the psychological apprehensions, </text:span><text:soft-page-break/><text:span text:style-name="T135">and does not occu</text:span><text:span text:style-name="T141">r to the body insofar as it is body, [5] and [that joy or pain] affects the </text:span><text:span text:style-name="T155">growing, nutritive</text:span><text:span text:style-name="T141"> power such that there occurs in it, on account of the occurrence that first occurs to the soul—let that be intellectual joy [</text:span><text:span text:style-name="T155">al-faraḥ al-nuṭqī</text:span><text:span text:style-name="T141">]—a strength and effectiveness in its act, and on account of the contrary occurrence—let that be intellectual pain [</text:span><text:span text:style-name="T155">al-ghamm al-nuṭqī</text:span><text:span text:style-name="T141">], in which t</text:span><text:span text:style-name="T135">here is no physical pain—a weakness </text:span><text:span text:style-name="T135">and an impotence that corrupts its effectiveness. And perhaps the temperamental disposition will be broken down through that [weakness and impotence].</text:span><text:span text:style-name="Footnote_20_Symbol"><text:span text:style-name="T73"><text:note text:id="ftn164" text:note-class="footnote"><text:note-citation>167</text:note-citation><text:note-body><text:p text:style-name="Footnote"><text:span text:style-name="T80">Avicenna, </text:span><text:span text:style-name="T89">Healing: Psychology </text:span><text:span text:style-name="T81">(1959) </text:span><text:span text:style-name="T80">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7">The way that higher pleasures are integrated with the body in this life for humans can be contrasted with discussions of pleasures experienced by celestial substances, and God, which Avicenna never refers to with the language of “passion (</text:span><text:span text:style-name="T28">infi</text:span><text:span text:style-name="T17">ʿ</text:span><text:span text:style-name="T28">āl</text:span><text:span text:style-name="T17">),” that would imply passivity, or bodily affect. In particular, in the </text:span><text:span text:style-name="T28">Metaphysics</text:span><text:span text:style-name="T17">,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text:span><text:soft-page-break/><text:span text:style-name="T17">it is the greatest perfection apprehended by the one who is most able to apprehend things.</text:span><text:span text:style-name="Footnote_20_Symbol"><text:span text:style-name="T56"><text:note text:id="ftn165" text:note-class="footnote"><text:note-citation>168</text:note-citation><text:note-body><text:p text:style-name="Footnote"><text:span text:style-name="T223">Avicenna, </text:span><text:span text:style-name="T237">Healing: Metaphysics</text:span><text:span text:style-name="T223"> (2005) 8.7, 297.</text:span></text:p></text:note-body></text:note></text:span></text:span><text:span text:style-name="T17"> As to the pleasure of the celestial substances, one place this comes up is when Avicenna describes the sort of pleasure humans will have once their rational soul is no longer associated with a body. He </text:span><text:span text:style-name="T17">says that it is difficult to grasp this sort of pleasure, but that we know it will be like that which the celestial substances currently experience.</text:span><text:span text:style-name="Footnote_20_Symbol"><text:span text:style-name="T56"><text:note text:id="ftn166" text:note-class="footnote"><text:note-citation>169</text:note-citation><text:note-body><text:p text:style-name="Footnote"><text:span text:style-name="T223">Avicenna, </text:span><text:span text:style-name="T237">Healing: Metaphysics</text:span><text:span text:style-name="T223"> (2005) 9.7, 352.</text:span></text:p></text:note-body></text:note></text:span></text:span><text:span text:style-name="T17"> </text:span><text:bookmark-start text:name="Intellectual_Pleasures"/><text:span text:style-name="T17">The</text:span><text:bookmark-end text:name="Intellectual_Pleasures"/><text:span text:style-name="T17">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7">The prior senses in which humans’ emotional life goes beyond animals’ emotional life can be supplemented by some further distinctions made by Avicenna in an early work, </text:span><text:span text:style-name="T28">Treatise on Love</text:span><text:span text:style-name="T17">. That is, in </text:span><text:span text:style-name="T28">Treatise on Love</text:span><text:span text:style-name="T17">,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7">describing, and perhaps gives us further instances of, the intellectual faculties functioning as motive principles. To the extent that the intellect corrects, or provides reasons and goals for </text:span><text:span text:style-name="T17">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8">Treatise on Love</text:span><text:span text:style-name="T17"> to shed light on what is going on in some of the previously discussed aspects of uniquely human emotional experience.</text:span></text:p>
      <text:p text:style-name="Standard"><text:span text:style-name="T17">The </text:span><text:span text:style-name="T28">Treatise on Love</text:span><text:span text:style-name="T17">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ext:span><text:soft-page-break/><text:span text:style-name="T17">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6"><text:note text:id="ftn167" text:note-class="footnote"><text:note-citation>170</text:note-citation><text:note-body><text:p text:style-name="Footnote"><text:span text:style-name="T80">Avicenna, </text:span><text:span text:style-name="T89">Treatise on Love</text:span><text:span text:style-name="T80"> (1983) 267. Also discusse</text:span><text:span text:style-name="T78">d in section 4 of </text:span><text:span text:style-name="T80">his </text:span><text:span text:style-name="T88">Compendium: Psychology </text:span><text:span text:style-name="T81">(1875).</text:span></text:p></text:note-body></text:note></text:span></text:span><text:span text:style-name="T40"> Humans, here the subject of our focus, naturally desire knowledge, which is much closer to the nature of the Good.</text:span></text:p>
      <text:p text:style-name="Standard"><text:span text:style-name="T40">What the </text:span><text:span text:style-name="T47">Treatise</text:span><text:span text:style-name="T40">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62"><text:note text:id="ftn168" text:note-class="footnote"><text:note-citation>171</text:note-citation><text:note-body><text:p text:style-name="Footnote"><text:span text:style-name="T223">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88">On the Soul: Part I </text:span><text:span text:style-name="T81">(2012</text:span><text:span text:style-name="T79">)</text:span><text:span text:style-name="T87"> </text:span><text:span text:style-name="T78">section 30.</text:span></text:p></text:note-body></text:note></text:span></text:span></text:p>
      <text:p text:style-name="Block"><text:span text:style-name="T94">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70"><text:note text:id="ftn169" text:note-class="footnote"><text:note-citation>172</text:note-citation><text:note-body><text:p text:style-name="Footnote"><text:span text:style-name="T80">Avicenna, </text:span><text:span text:style-name="T89">Treatise on Love</text:span><text:span text:style-name="T80"> (1983) 254.</text:span></text:p></text:note-body></text:note></text:span></text:span></text:p>
      <text:p text:style-name="Standard"><text:span text:style-name="T40">In this text, we see how the various faculties work together in several ways. First, higher faculties help the lower faculties by </text:span><text:span text:style-name="T47">defending</text:span><text:span text:style-name="T40">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40">predator that every other part of the animal benefits from. Second, higher faculties provide </text:span><text:span text:style-name="T47">better </text:span><text:soft-page-break/><text:span text:style-name="T47">methods</text:span><text:span text:style-name="T40"> to achieve lower goals, as with how humans acquire nourishment much more efficiently than most animals, from the way we store food, to the way we cook it. Finally, lower faculties can be given </text:span><text:span text:style-name="T47">more objects</text:span><text:span text:style-name="T40"> than they would otherwise have. For example, animals only know to eat what instinct tells them to, but humans have invented all manner of new dishes.</text:span></text:p>
      <text:p text:style-name="Standard"><text:span text:style-name="T40">All these modes of integration of the higher and lower can be summed up by the phrase in the last line of the text, where Avicenna says that higher faculties “adapt (</text:span><text:span text:style-name="T47">tawfīq</text:span><text:span text:style-name="T40">)” lower faculties to higher goals. Avicenna elsewhere calls this a “partnership (</text:span><text:span text:style-name="T47">ishtirāk</text:span><text:span text:style-name="T40">).”</text:span><text:span text:style-name="Footnote_20_Symbol"><text:span text:style-name="T62"><text:note text:id="ftn170" text:note-class="footnote"><text:note-citation>173</text:note-citation><text:note-body><text:p text:style-name="Footnote"><text:span text:style-name="T80">Avicenna, </text:span><text:span text:style-name="T89">Treatise on Love</text:span><text:span text:style-name="T80"> (1983) 256.</text:span></text:p></text:note-body></text:note></text:span></text:span><text:span text:style-name="T40"> This adaptation or partnership does not essentially change the lower faculties, but it does integrate them with the </text:span><text:span text:style-name="T40">higher. Of course, Avicenna acknowledges that sometimes lower faculties are disordered and need reigning in,</text:span><text:span text:style-name="Footnote_20_Symbol"><text:span text:style-name="T62"><text:note text:id="ftn171" text:note-class="footnote"><text:note-citation>174</text:note-citation><text:note-body><text:p text:style-name="Footnote"><text:span text:style-name="T80">Avicenna, </text:span><text:span text:style-name="T89">Treatise on Love</text:span><text:span text:style-name="T80"> (1983) 259.</text:span></text:p></text:note-body></text:note></text:span></text:span><text:span text:style-name="T40"> so the ideal form of this integration is not a given.</text:span></text:p>
      <text:p text:style-name="Standard"><text:span text:style-name="T40">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7">min ghayr qaṣd.</text:span><text:span text:style-name="T40">”)</text:span><text:span text:style-name="Footnote_20_Symbol"><text:span text:style-name="T62"><text:note text:id="ftn172" text:note-class="footnote"><text:note-citation>175</text:note-citation><text:note-body><text:p text:style-name="Footnote"><text:span text:style-name="T80">Avicenna, </text:span><text:span text:style-name="T89">Treatise on Love</text:span><text:span text:style-name="T80"> (1983) 256.</text:span></text:p></text:note-body></text:note></text:span></text:span><text:span text:style-name="T40">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62"><text:note text:id="ftn173" text:note-class="footnote"><text:note-citation>176</text:note-citation><text:note-body><text:p text:style-name="P42">As we will see in chapter 3, objects can be evaluated in a natural, instinctual way, or a rational/deliberative way.</text:p></text:note-body></text:note></text:span></text:span><text:span text:style-name="T40"> But insofar as animals are not able to govern inclinations in this way, the phenomena is uniquely human.</text:span><text:span text:style-name="Footnote_20_Symbol"><text:span text:style-name="T62"><text:note text:id="ftn174" text:note-class="footnote"><text:note-citation>177</text:note-citation><text:note-body><text:p text:style-name="Footnote"><text:span text:style-name="T223">Another example of the higher being integrated with the lower is between the vegetative faculties and the concupiscible appetite. the generative faculty is oriented at reproduction of the species. The concupiscible appetite, likewise, while it is </text:span><text:span text:style-name="T236">ultimately</text:span><text:span text:style-name="T223">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36">bil-ikhtiyār</text:span><text:span text:style-name="T223">), whereas the vegetative faculties act in a natural, involuntarily way (</text:span><text:span text:style-name="T236">bi-naw</text:span><text:span text:style-name="T223">ʿ</text:span><text:span text:style-name="T236"> </text:span><text:span text:style-name="T223">ṭ</text:span><text:span text:style-name="T236">abī</text:span><text:span text:style-name="T223">ʿ</text:span><text:span text:style-name="T236">ī</text:span><text:span text:style-name="T224">; note that this does not mean vegetative faculties are not psychological, since not every psychological faculty relates to volition</text:span><text:span text:style-name="T223">). When in partnership, however, Avicenna says the vegetative faculties can concur (</text:span><text:span text:style-name="T236">tuwāfiq</text:span><text:span text:style-name="T223">) with the concupiscible appetite, such that it </text:span><text:span text:style-name="T236">seems</text:span><text:span text:style-name="T223">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80">Avicenna, </text:span><text:span text:style-name="T89">Treatise on Love</text:span><text:span text:style-name="T80"> (1983) 217.</text:span></text:p></text:note-body></text:note></text:span></text:span><text:span text:style-name="T40"> That makes these </text:span><text:soft-page-break/><text:span text:style-name="T40">sort of acts of the motive faculty unlike the particular uniquely human emotions from</text:span><text:span text:style-name="T43"> section 2.3,</text:span><text:span text:style-name="T40"> which do not seem to be activations of the concupiscible and irascible appetites, strictly speaking.</text:span></text:p>
      <text:p text:style-name="Standard"><text:span text:style-name="T40">On the other hand, the intellect sometimes the governs the animal motive faculties according to its own objects, in a way that goes beyond simply providing different reasons for concupiscible and irascible appetite. Recal</text:span><text:span text:style-name="T43">l from chapter one that in </text:span><text:span text:style-name="T50">Psy</text:span><text:span text:style-name="T47">chology</text:span><text:span text:style-name="T40"> 4.4, in the text discussed in 1.3,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7">Treatise on Love</text:span><text:span text:style-name="T40">, after describing the way that the intellect can guide the concupiscible and irascible faculties, he mentions something similar:</text:span></text:p>
      <text:p text:style-name="Block"><text:span text:style-name="T94">And acts could proceed from a person, from the core of their rational faculty, such as the conceiving of intelligibles, inclinati</text:span><text:span text:style-name="T99">on [</text:span><text:span text:style-name="T109">nizāʿ</text:span><text:span text:style-name="T99">] towards</text:span><text:span text:style-name="T94"> important matters, love of the next life and [love of] being close to the noble one.</text:span><text:span text:style-name="Footnote_20_Symbol"><text:span text:style-name="T70"><text:note text:id="ftn175" text:note-class="footnote"><text:note-citation>178</text:note-citation><text:note-body><text:p text:style-name="Footnote"><text:span text:style-name="T80">Avicenna, </text:span><text:span text:style-name="T89">Treatise on Love</text:span><text:span text:style-name="T80"> (1983) 256.</text:span></text:p></text:note-body></text:note></text:span></text:span></text:p>
      <text:p text:style-name="Standard">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40">The good, as Avicenna defines it in his </text:span><text:span text:style-name="T47">Rhetoric</text:span><text:span text:style-name="T40">, is that which is sought for its own sake.</text:span><text:span text:style-name="Footnote_20_Symbol"><text:span text:style-name="T62"><text:note text:id="ftn176" text:note-class="footnote"><text:note-citation>179</text:note-citation><text:note-body><text:p text:style-name="Footnote"><text:span text:style-name="T223">Avicenna, </text:span><text:span text:style-name="T237">Healing: Rhetoric </text:span><text:span text:style-name="T223">(1954) 2.3, p. 80.</text:span></text:p></text:note-body></text:note></text:span></text:span><text:span text:style-name="T40">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text:span><text:span text:style-name="T40">hand, have the capacity to seek out that which is good in and of itself. Of course, experiences of </text:span><text:soft-page-break/><text:span text:style-name="T40">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62"><text:note text:id="ftn177" text:note-class="footnote"><text:note-citation>180</text:note-citation><text:note-body><text:p text:style-name="Footnote"><text:span text:style-name="T223">Avicenna, </text:span><text:span text:style-name="T89">Treatise on Love</text:span><text:span text:style-name="T80"> (1983) </text:span><text:span text:style-name="T223">263.</text:span></text:p></text:note-body></text:note></text:span></text:span><text:span text:style-name="T40">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7">Psychology</text:span><text:span text:style-name="T40"> 1.5.</text:span></text:p>
      <text:p text:style-name="Standard">Avicenna’s discussion of the integration of higher and lower faculties, then, covers cases where rational faculties modify preexisting concupiscible and irascible appetites, and cases where uniquely human objects are pursued, resultin<text:span text:style-name="T177">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text:span>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text:span text:style-name="T167">Psychology</text:span> 4.3:</text:p>
      <text:p text:style-name="Block"><text:span text:style-name="T94">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105">fawā</text:span><text:span text:style-name="T95">ʾ</text:span><text:span text:style-name="T105">id</text:span><text:span text:style-name="T94">] like composite [</text:span><text:span text:style-name="T105">mu</text:span><text:span text:style-name="T95">ʾ</text:span><text:span text:style-name="T105">allafa</text:span><text:span text:style-name="T94">] sounds, composite colors and smells, and composite tastes, and hoping and wishing. And this is because it is as though the light of reason emanates, roaming about over these faculties.</text:span></text:p>
      <text:p text:style-name="Standard"><text:span text:style-name="T40">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62"><text:note text:id="ftn178" text:note-class="footnote"><text:note-citation>181</text:note-citation><text:note-body><text:p text:style-name="Footnote"><text:span text:style-name="T223">Avicenna, </text:span><text:span text:style-name="T237">Healing: Psychology </text:span><text:span text:style-name="T224">(1959) </text:span><text:span text:style-name="T223">4.3, 183.</text:span></text:p></text:note-body></text:note></text:span></text:span></text:p>
      <text:p text:style-name="Standard"><text:soft-page-break/>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40">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62"><text:note text:id="ftn179" text:note-class="footnote"><text:note-citation>182</text:note-citation><text:note-body><text:p text:style-name="P42">We discussed the text on hoping and wishin<text:span text:style-name="T177">g in section 2.3.3 of this chapter, above.</text:span></text:p></text:note-body></text:note></text:span></text:span><text:span text:style-name="T40"> </text:span><text:bookmark-start text:name="Ennobling_of_other_faculties"/><text:span text:style-name="T40">Throughout</text:span><text:bookmark-end text:name="Ennobling_of_other_faculties"/><text:span text:style-name="T40"> the r</text:span><text:span text:style-name="T43">est of the chapter, he comes back to estimation as that which tells us of something being beneficial or harmful, so presum</text:span><text:span text:style-name="T40">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40">In all these examples of from </text:span><text:span text:style-name="T47">Psychology</text:span><text:span text:style-name="T40">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2.<text:bookmark-start text:name="Conclusion"/>6<text:bookmark-end text:name="Conclusion"/><text:tab/>Conclusion</text:h>
      <text:p text:style-name="Standard"><text:span text:style-name="Footnote_20_Symbol"><text:span text:style-name="T111">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ext:span></text:span><text:soft-page-break/><text:span text:style-name="Footnote_20_Symbol"><text:span text:style-name="T111">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93" text:outline-level="1">Chapter 3</text:h>
      <text:h text:style-name="Heading_20_1" text:outline-level="1">Emotions and Resolution to act</text:h>
      <text:p text:style-name="P82"/>
      <text:h text:style-name="Heading_20_2" text:outline-level="2">3.1<text:tab/>Introduction: emotio<text:span text:style-name="T177">n is not sufficient for action</text:span></text:h>
      <text:p text:style-name="Standard"><text:span text:style-name="T53">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38">Psychology</text:span><text:span text:style-name="T26"> 4.4 Avicenna makes it clear that his primary purpose in this text is to explain actual voluntary motion,</text:span><text:span text:style-name="Footnote_20_Symbol"><text:span text:style-name="T61"><text:note text:id="ftn180" text:note-class="footnote"><text:note-citation>183</text:note-citation><text:note-body><text:p text:style-name="Footnote"><text:span text:style-name="T223">“Since we ha</text:span><text:span text:style-name="T226">ve spoken of the apprehensive animal faculties, it is appropriate for us to discuss the animal motive [</text:span><text:span text:style-name="T239">mu</text:span><text:span text:style-name="T226">ḥ</text:span><text:span text:style-name="T239">arrikah</text:span><text:span text:style-name="T226">] powe</text:span><text:span text:style-name="T223">rs. We say that the animal, unless it has an appetite for [</text:span><text:span text:style-name="T236">yashtāq</text:span><text:span text:style-name="T223">] something with an appetite that it is aware of, or that it imagines, or [even] that it is not aware of, it is not impelled towards seeking that thing through movement.” Avicenna, </text:span><text:span text:style-name="T237">Healing: Psychology </text:span><text:span text:style-name="T223">(1959) 4.4, 194.</text:span></text:p></text:note-body></text:note></text:span></text:span><text:span text:style-name="T22"> </text:span><text:bookmark-start text:name="Introduction_inclination_is_no"/><text:span text:style-name="T22">and</text:span><text:bookmark-end text:name="Introduction_inclination_is_no"/><text:span text:style-name="T22">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35">inclining</text:span><text:span text:style-name="T22"> motive faculty. That is the branch whose acts constitute emotions. But in this chapter we also need to discuss the second branch of the motive faculty, called the </text:span><text:span text:style-name="T35">resolving/decisive</text:span><text:span text:style-name="T22"> faculty.</text:span></text:p>
      <text:p text:style-name="Standard"><text:span text:style-name="T22">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34">ijmā</text:span><text:span text:style-name="T22">ʿ)” is how Avicenna refers to the motive faculty when it reaches a stage where it necessarily causes motion, provided there are no external impediments. Each of these branches of the motive faculty has its own type of cognitive cause: evaluations precede emotions, while practical judgments precede resolutions. There are uniquely human ways of </text:span><text:span text:style-name="T23">evaluating</text:span><text:span text:style-name="T22"> something (which lead to uniquely human emotions) and ways of evaluating things that all animals share (which lead to common emotions). Then, there are uniquely human ways </text:span><text:soft-page-break/><text:span text:style-name="T22">of making</text:span><text:span text:style-name="T35"> a practical judgment (which </text:span><text:span text:style-name="T22">leads to resolution), and there is an analogue to this on the animal level (which also leads to resolution). So there is an initial judgment</text:span><text:span text:style-name="Footnote_20_Symbol"><text:span text:style-name="T22"><text:note text:id="ftn181" text:note-class="footnote"><text:note-citation>184</text:note-citation><text:note-body><text:p text:style-name="Footnote"><text:s/>“Judgment [<text:span text:style-name="T168">ḥukm</text:span>]” is often used as a generic term for Avicenna, interchangeable with “cognition.”</text:p></text:note-body></text:note></text:span></text:span><text:span text:style-name="T22"> (an evaluative judgment</text:span><text:span text:style-name="Footnote_20_Symbol"><text:span text:style-name="T22"><text:note text:id="ftn182" text:note-class="footnote"><text:note-citation>185</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22">)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72">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72">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text:span text:style-name="T177">3.2<text:tab/>Inclination is distinct from res</text:span>olution</text:h>
      <text:p text:style-name="Standard"><text:span text:style-name="T17">The distinction between two branches</text:span><text:span text:style-name="Footnote_20_Symbol"><text:span text:style-name="T17"><text:note text:id="ftn183" text:note-class="footnote"><text:note-citation>186</text:note-citation><text:note-body><text:p text:style-name="Footnote">Avicenna sometimes uses the term “branches” to distinguish “sub-faculties” of a generic faculty. If we want to stick with the language of powers/faculties, we sh<text:span text:style-name="T177">ould technically call resolution a sub-faculty of the motive faculty, and I discuss this distinction below in this same section.</text:span></text:p></text:note-body></text:note></text:span></text:span><text:span text:style-name="T17"> of the motive faculty—inclination and, as we will see shortly, resolution—shows that, for Avicenna, there is more nuance to the four factors involved </text:span><text:soft-page-break/><text:span text:style-name="T17">in voluntary motion than just what we look</text:span><text:span text:style-name="T22">ed at in chapter one. As a reminder, the four factors required for voluntary movement in the Aristotelian schema, </text:span><text:span text:style-name="T17">to which Avicenna generally subscribes, are as follows:</text:span><text:span text:style-name="Footnote_20_Symbol"><text:span text:style-name="T17"><text:note text:id="ftn184" text:note-class="footnote"><text:note-citation>187</text:note-citation><text:note-body><text:p text:style-name="P50">As in chapter 1, the “moved-mover” terminology is just used initially to show the parallels between Aristotle and Avicenna, but in what follows I leave it behind and adopt more Avicennian terminology.</text:p></text:note-body></text:note></text:span></text:span></text:p>
      <text:p text:style-name="P85"><text:span text:style-name="T17">1) u</text:span><text:span text:style-name="T22">nmoved-mover: the cognized object, a practical good represented to the subject in some way</text:span></text:p>
      <text:p text:style-name="P86">2) moved-mover: the motive faculty, which acts in response to (1)</text:p>
      <text:p text:style-name="P86">3) means of motion: muscles and the ligaments</text:p>
      <text:p text:style-name="P85"><text:span text:style-name="T22">4) that which is moved: the </text:span><text:span text:style-name="T17">subject as a whole.</text:span><text:span text:style-name="Footnote_20_Symbol"><text:span text:style-name="T56"><text:note text:id="ftn185" text:note-class="footnote"><text:note-citation>188</text:note-citation><text:note-body><text:p text:style-name="Footnote"><text:span text:style-name="T223">Some of their precise terminology differs. Aristotle calls </text:span><text:span text:style-name="T236">orexis</text:span><text:span text:style-name="T223">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7">As Martha Nussbaum has pointed out in reference to Aristotle, this four-element schema, found in Aristotle’s </text:span><text:span text:style-name="T28">De Anima</text:span><text:span text:style-name="T17">, leaves some things unspecified</text:span><text:span text:style-name="Footnote_20_Symbol"><text:span text:style-name="T56"><text:note text:id="ftn186" text:note-class="footnote"><text:note-citation>189</text:note-citation><text:note-body><text:p text:style-name="P42">Nussbaum (1983) 136-137.</text:p></text:note-body></text:note></text:span></text:span><text:span text:style-name="T17">. In particular, it does not specify in what way exactly a practical good is represented to the subject, and how we account for all the </text:span><text:span text:style-name="T17">cases where we seem to want something, but don’t actually </text:span><text:span text:style-name="T28">do</text:span><text:span text:style-name="T17"> anything about it. In the </text:span><text:span text:style-name="T28">De Motu</text:span><text:span text:style-name="T17"> Aristotle goes into more detail, distinguishing various ways in which the object can be cognized relevant to actio</text:span><text:span text:style-name="T22">n, and explaining how we get from inclination to actual motion. Avicenna would not have had access to the </text:span><text:span text:style-name="T34">De Motu</text:span><text:span text:style-name="T22">,</text:span><text:span text:style-name="Footnote_20_Symbol"><text:span text:style-name="T59"><text:note text:id="ftn187" text:note-class="footnote"><text:note-citation>190</text:note-citation><text:note-body><text:p text:style-name="Footnote"><text:span text:style-name="T223">Gutas notes this at (2014) 361, n. 5. While Moerbeke's Latin edition of the </text:span><text:span text:style-name="T236">Book of Animals</text:span><text:span text:style-name="T223"> did have </text:span><text:span text:style-name="T236">De Motu </text:span><text:span text:style-name="T223">folded into it, his was not one of the editions made using an Arabic intermediary. The edition made using an Arabic intermediary was that of Michael Scot, and it only included </text:span><text:span text:style-name="T88">Hist., De part., De gener. </text:span><text:span text:style-name="T80">(see</text:span><text:span text:style-name="T88"> </text:span><text:span text:style-name="T80">Burnett (2014) 795).</text:span><text:span text:style-name="T88"> </text:span><text:span text:style-name="T80">We know from Averroes that there </text:span><text:span text:style-name="T81">wa</text:span><text:span text:style-name="T80">s a summary of Aristotle’s works on animals by Nicolaus Damascenus, including some material on the content of </text:span><text:span text:style-name="T89">De </text:span><text:span text:style-name="T88">Motu,</text:span><text:span text:style-name="T80"> that was translated into Arabic. But it is not extant, so it is impossible to say to what it included, and to what extent it may have influenced Avicenna. On that, see Zonta (1999) 61, 65.</text:span></text:p></text:note-body></text:note></text:span></text:span><text:span text:style-name="T43"> but we nonetheless find him nuancing parts of the four-</text:span><text:span text:style-name="T43">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43">there are two types of cognitions related to practical goods, which lead to two different acts of the motive faculty, before the means of motion are actually engaged.</text:span></text:p>
      <text:p text:style-name="Standard"><text:soft-page-break/><text:span text:style-name="T43">The two types of moved-movers</text:span><text:span text:style-name="Footnote_20_Symbol"><text:span text:style-name="T43"><text:note text:id="ftn188" text:note-class="footnote"><text:note-citation>191</text:note-citation><text:note-body><text:p text:style-name="Footnote">I am using Ari<text:span text:style-name="T177">stotle's “moved-mover” termin</text:span>ology to refer to appetites and resolution. Though Avicenna starts the text below with a generic use of appetite, that is not used to include resolut<text:span text:style-name="T177">ion. So moved-mover is</text:span> the best terminology we have to group together appetites and resolution (other than the even more generic “acts of the motive faculty”).</text:p></text:note-body></text:note></text:span></text:span><text:span text:style-name="T43"> are distinguished in the followin</text:span><text:span text:style-name="T40">g text, which occurs towards the beginning of Avicenna’s </text:span><text:span text:style-name="T47">Healing: Psychology</text:span><text:span text:style-name="T40"> 4.4, just before Avicenna explains the various types of emotions that we looked</text:span><text:span text:style-name="T43"> at in chapter one:</text:span></text:p>
      <text:p text:style-name="Block"><text:span text:style-name="T93">And appetite [</text:span><text:span text:style-name="T103">shawq</text:span><text:span text:style-name="T93">] may vary.</text:span><text:span text:style-name="Footnote_20_Symbol"><text:span text:style-name="T69"><text:note text:id="ftn189" text:note-class="footnote"><text:note-citation>192</text:note-citation><text:note-body><text:p text:style-name="Footnote"><text:span text:style-name="T223">Not yet having made careful distinctions between types of animal emotions, Avicenna is using the term appetite [</text:span><text:span text:style-name="T236">shawq</text:span><text:span text:style-name="T223">] here loosely, simply with the goal of sketching how emotion can lead to action. As </text:span><text:span text:style-name="T226">we saw in chapter one, his more technical way of referring to emotions is with the terms </text:span><text:span text:style-name="T240">inbiʿāthāt </text:span><text:span text:style-name="T226">and </text:span><text:span text:style-name="T240">nizāʿāt</text:span><text:span text:style-name="T226">.</text:span></text:p></text:note-body></text:note></text:span></text:span><text:span text:style-name="T93"> For among [different kinds of appetite] there is that which remains weak, and there is that which strengthens to the point where it brings about [</text:span><text:span text:style-name="T103">yūjib</text:span><text:span text:style-name="T93">] resolution-to-act [</text:span><text:span text:style-name="T103">al-ijmā</text:span><text:span text:style-name="T93">ʿ]—</text:span><text:span text:style-name="T103">though resolution-to-act [al-ijmā</text:span><text:span text:style-name="T93">ʿ</text:span><text:span text:style-name="T103">] is not the same as appetite</text:span><text:span text:style-name="T93">. Appetite might strengthen towards something yet there be no resolution-to-act [</text:span><text:span text:style-name="T104">al-ijmāʿ</text:span><text:span text:style-name="T93">] towards movement at all, analogous to when the imagination grows strong while there is no appetite for what is in the imagination.</text:span></text:p>
      <text:p text:style-name="Block"><text:span text:style-name="T93">And when the resolution-to-act [</text:span><text:span text:style-name="T103">al-ijmā</text:span><text:span text:style-name="T93">ʿ] happens properly, the locomotive powers (whose function is simply to contract and expand the muscles) obey—though this is not the same thing as appetite, nor [is it the same as] resolution-to-act [</text:span><text:span text:style-name="T103">al-ijmā</text:span><text:span text:style-name="T93">ʿ]. For someone prevented from movement is not prevented from having a strong appetite, nor from resolution-to-act [</text:span><text:span text:style-name="T103">al-ijmā</text:span><text:span text:style-name="T93">ʿ]—but [when constrained] he will not find obedience from the other powers, whose only function is locomotion, and which are in the muscles.</text:span><text:span text:style-name="Footnote_20_Symbol"><text:span text:style-name="T69"><text:note text:id="ftn190" text:note-class="footnote"><text:note-citation>193</text:note-citation><text:note-body><text:p text:style-name="Footnote"><text:span text:style-name="T223">Avicenna, </text:span><text:span text:style-name="T237">Healing: Psychology </text:span><text:span text:style-name="T223">(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40">Avicenna is not always clear about how we should categorize</text:span><text:span text:style-name="T47"> al-ijmā</text:span><text:span text:style-name="T40">ʿ, in terms of its being merely an activity of an existing faculty, or a distinct faculty/capacity, but it seems the available evidence suggests the latter. He does not mention </text:span><text:span text:style-name="T47">al-ijmā</text:span><text:span text:style-name="T40">ʿ in his initial enumeration of faculties in </text:span><text:span text:style-name="T47">Psychology</text:span><text:span text:style-name="T40"> 1.5, but in 4.4 and elsewhere he does use the term faculty (</text:span><text:span text:style-name="T47">quwwa</text:span><text:span text:style-name="T40">) to refer to </text:span><text:span text:style-name="T47">al-ijmā</text:span><text:span text:style-name="T40">ʿ: "The resolving faculty [</text:span><text:span text:style-name="T48">al-quwwa al-ijmāʿiyya</text:span><text:span text:style-name="T40">] follows the previously mentioned [emotional</text:span><text:span text:style-name="T43">] faculties, so that when their inclination grows strong, it resolves to act.”</text:span><text:span text:style-name="Footnote_20_Symbol"><text:span text:style-name="T63"><text:note text:id="ftn191" text:note-class="footnote"><text:note-citation>194</text:note-citation><text:note-body><text:p text:style-name="Footnote"><text:span text:style-name="T223">Avicenna, </text:span><text:span text:style-name="T237">Healing: Psychology </text:span><text:span text:style-name="T223">(1959), 4.4, 196.</text:span></text:p></text:note-body></text:note></text:span></text:span><text:span text:style-name="T43"> Moreover, </text:span><text:span text:style-name="T43">in a previous section of </text:span><text:span text:style-name="T50">Psycho</text:span><text:span text:style-name="T47">logy</text:span><text:span text:style-name="T40">, 1.4, he specifies that some things which make actions different do not thereby necessitate positing of new faculties, such as: differences in movements </text:span><text:soft-page-break/><text:span text:style-name="T40">of the will (you can will to move to point A or point B, but you do not need two locomotive 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62"><text:note text:id="ftn192" text:note-class="footnote"><text:note-citation>195</text:note-citation><text:note-body><text:p text:style-name="Footnote"><text:span text:style-name="T223">Avicenna, </text:span><text:span text:style-name="T237">Healing: Psychology </text:span><text:span text:style-name="T223">(1959), 1.4, 33-34.</text:span></text:p></text:note-body></text:note></text:span></text:span><text:span text:style-name="T40"> His concern to show in the above text that </text:span><text:span text:style-name="T47">al-ijmā</text:span><text:span text:style-name="T40">ʿ is </text:span><text:span text:style-name="T47">not</text:span><text:span text:style-name="T40"> merely the same as strong inclination suggests that he has the last of these points in mind: if </text:span><text:span text:style-name="T47">al-ijmā</text:span><text:span text:style-name="T40">ʿ were equivalent to a strong appetite, we would not need to posit two distinct faculties—but it is something more than strong appetite. So while Avicenna does not single out </text:span><text:span text:style-name="T47">al-ijmā</text:span><text:span text:style-name="T40">ʿ in his overview of psychological faculties, there is evidence that he thinks it is worth considering a distinct faculty.</text:span></text:p>
      <text:p text:style-name="Standard"><text:span text:style-name="T40">Granted, there are cases where Avicenna is not careful with this distinction, and sometimes refers to the appetitive faculty itself as resolving, but these should not be taken to override his more focused discussion in </text:span><text:span text:style-name="T47">Psychology</text:span><text:span text:style-name="T40"> 4.4. For example, the following text from his </text:span><text:span text:style-name="T47">Marginal Glosses on Aristotle’s</text:span><text:span text:style-name="T40"> De Anima blurs the lines between inclination and resolution:</text:span></text:p>
      <text:p text:style-name="Block"><text:span text:style-name="T93">And he [Aristotle] says that by appetite, he does not mean the trivial appetite that increases and diminishes and goes away and differs, but rather decisive, resolving appetite [</text:span><text:span text:style-name="T103">al-shawq al-</text:span><text:span text:style-name="T93">ʿ</text:span><text:span text:style-name="T103">azmī al-ijmā</text:span><text:span text:style-name="T93">ʿ</text:span><text:span text:style-name="T103">ī</text:span><text:span text:style-name="T93">]; for it moves necessarily if there is no impediment. This is not like the appetite of the ascetic, for that is merely concupiscible desire, along with which there is not the decisive resolution [</text:span><text:span text:style-name="T103">al-</text:span><text:span text:style-name="T93">ʿ</text:span><text:span text:style-name="T103">azim al-ijmā</text:span><text:span text:style-name="T93">ʿ</text:span><text:span text:style-name="T103">ī</text:span><text:span text:style-name="T93">] whose course of action is from the intellect [</text:span><text:span text:style-name="T103">allādhī huwa min al-</text:span><text:span text:style-name="T93">ʿ</text:span><text:span text:style-name="T103">aql mashyuhu</text:span><text:span text:style-name="T93">]</text:span><text:span text:style-name="Footnote_20_Symbol"><text:span text:style-name="T69"><text:note text:id="ftn193" text:note-class="footnote"><text:note-citation>196</text:note-citation><text:note-body><text:p text:style-name="Footnote"><text:span text:style-name="T223">Avicenna, </text:span><text:span text:style-name="T237">Marginal Glosses</text:span><text:span text:style-name="T223"> (1947) 113.19.</text:span></text:p></text:note-body></text:note></text:span></text:span><text:span text:style-name="T93">.</text:span></text:p>
      <text:p text:style-name="Standard"><text:span text:style-name="T40">Here Avicenna is commenting on </text:span><text:span text:style-name="T47">De Anima</text:span><text:span text:style-name="T40"> 3.9, 433a9, where Aristotle discusses how some people are especially good at controlling their desires. These are the self-controlled, the </text:span><text:span text:style-name="T47">egkrateis</text:span><text:span text:style-name="T40"> in Greek, which is here discussed under the heading of those who are ascetics, or pious devotees (</text:span><text:span text:style-name="T47">nāsik/nussāk</text:span><text:span text:style-name="T40">).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40">Aristotle, who himself did not make this distinction. Moreover, there certainly is a sense in which both inclining appetite and </text:span><text:span text:style-name="T47">al-ijmā</text:span><text:span text:style-name="T40">ʿ are sub-faculties of the more generic animal motive </text:span><text:span text:style-name="T40">faculty. So depending on how finely we want to slice faculties, inclination and resolution could be more or less identified.</text:span></text:p>
      <text:p text:style-name="Standard"><text:soft-page-break/><text:span text:style-name="T48">A</text:span><text:span text:style-name="T47">l-ijmā</text:span><text:span text:style-name="T40">ʿ, or </text:span><text:span text:style-name="T47">al-quwwa al-ijmā</text:span><text:span text:style-name="T40">ʿ</text:span><text:span text:style-name="T47">iyya</text:span><text:span text:style-name="T40">, is sometimes referred to as the “decisive faculty,” sometimes the “resolving faculty.”</text:span><text:span text:style-name="Footnote_20_Symbol"><text:span text:style-name="T62"><text:note text:id="ftn194" text:note-class="footnote"><text:note-citation>197</text:note-citation><text:note-body><text:p text:style-name="Footnote"><text:span text:style-name="T223">See, for example, Marmura usage of the translation “decisive” in 4.2 of </text:span><text:span text:style-name="T237">Healing: Metaphysics</text:span><text:span text:style-name="T223"> (2005).</text:span></text:p></text:note-body></text:note></text:span></text:span><text:span text:style-name="T40"> Here I will prefer translating </text:span><text:span text:style-name="T47">al-ijmā</text:span><text:span text:style-name="T40">ʿ as "resolution," because "decision" has cognitive overtones, and Avicenna is clear that </text:span><text:span text:style-name="T47">al-ijmā</text:span><text:span text:style-name="T40">ʿ is not a cognitive function. Clear evidence for that is the fact that he introduces </text:span><text:span text:style-name="T47">al-ijmā</text:span><text:span text:style-name="T40">ʿ in his discussion of motive </text:span><text:span text:style-name="T40">faculties, and consistently refers to </text:span><text:span text:style-name="T47">al-ijmā</text:span><text:span text:style-name="T40">ʿ as part of (</text:span><text:span text:style-name="T47">min</text:span><text:span text:style-name="T40">),</text:span><text:span text:style-name="Footnote_20_Symbol"><text:span text:style-name="T62"><text:note text:id="ftn195" text:note-class="footnote"><text:note-citation>198</text:note-citation><text:note-body><text:p text:style-name="Footnote"><text:span text:style-name="T223">Avicenna, </text:span><text:span text:style-name="T237">Healing: Metaphysics </text:span><text:span text:style-name="T223">(2005) 6.5.3.</text:span></text:p></text:note-body></text:note></text:span></text:span><text:span text:style-name="T40"> or belonging to (</text:span><text:span text:style-name="T47">li</text:span><text:span text:style-name="T40">),</text:span><text:span text:style-name="Footnote_20_Symbol"><text:span text:style-name="T62"><text:note text:id="ftn196" text:note-class="footnote"><text:note-citation>199</text:note-citation><text:note-body><text:p text:style-name="Footnote"><text:span text:style-name="T223">Avicenna, </text:span><text:span text:style-name="T237">Healing: Psychology </text:span><text:span text:style-name="T223">(1959) 195.</text:span></text:p></text:note-body></text:note></text:span></text:span><text:span text:style-name="T40"> the motive faculty.</text:span></text:p>
      <text:p text:style-name="Standard"><text:span text:style-name="T40">Nonetheless, the term is used in a cognitive sense in other contexts, and these usages can shed some light on its application by Avicenna. Al-Farabi uses </text:span><text:span text:style-name="T47">al-ijmā</text:span><text:span text:style-name="T40">ʿ at the beginning of </text:span><text:span text:style-name="T47">Conditions of Certitude</text:span><text:span text:style-name="T40"> as a synonym for knowledge (</text:span><text:span text:style-name="T47">ra</text:span><text:span text:style-name="T40">ʾ</text:span><text:span text:style-name="T47">y</text:span><text:span text:style-name="T40">), under the genus of certainty (</text:span><text:span text:style-name="T48">yaqīn</text:span><text:span text:style-name="T40">).</text:span><text:span text:style-name="Footnote_20_Symbol"><text:span text:style-name="T62"><text:note text:id="ftn197" text:note-class="footnote"><text:note-citation>200</text:note-citation><text:note-body><text:p text:style-name="Footnote"><text:span text:style-name="T223">Al-Fārābī, </text:span><text:span text:style-name="T237">Conditions of Certitude</text:span><text:span text:style-name="T223"> (1987), 98.5.</text:span></text:p></text:note-body></text:note></text:span></text:span><text:span text:style-name="T40"> Here, resolution involves the certainty that something is “thus [</text:span><text:span text:style-name="T48">kadhā</text:span><text:span text:style-name="T40">], or not thus.” </text:span><text:span text:style-name="T40">For example, at a distance you might be unsure whether a certain shape is a square or a circle. But, once closer, you will have certainty that it is, e.g., a circle, not a square. </text:span><text:span text:style-name="T47">Al-ijmā</text:span><text:span text:style-name="T40">ʿ is also an important term in Islamic law, signifying the unanimous agreement of a group of authorities on some moral or doctrinal issue.</text:span><text:span text:style-name="Footnote_20_Symbol"><text:span text:style-name="T62"><text:note text:id="ftn198" text:note-class="footnote"><text:note-citation>201</text:note-citation><text:note-body><text:p text:style-name="P42">Bernand (2012).</text:p></text:note-body></text:note></text:span></text:span><text:span text:style-name="T40"> The thread common to both of these usages is that of resolving on one choice out of many, selecting between different options, and that that selection is final, or </text:span><text:span text:style-name="T40">settled. Though for Avicenna this cognitive selection happens prior to the motive resolution (and </text:span><text:span text:style-name="T40">after an emotion), resolution is the state of the motive faculty where one is no longer merely inclining to one option, leaving the door open for another. The motive faculty is, as the name suggests, </text:span><text:span text:style-name="T48">resolved</text:span><text:span text:style-name="T40"> on a particular course of action.</text:span></text:p>
      <text:p text:style-name="Standard"><text:span text:style-name="T43">One particularly striking text that illustrates the distinction between</text:span><text:span text:style-name="T40"> resolution and cognition occurs at the beginning of Avice</text:span><text:span text:style-name="T43">nna’s section on the an</text:span><text:span text:style-name="T40">imal motive faculties in his </text:span><text:span text:style-name="T47">Remarks and Admonitions</text:span><text:span text:style-name="T40">:</text:span></text:p>
      <text:p text:style-name="Block"><text:span text:style-name="T93">As for voluntary motion, it is more lively [</text:span><text:span text:style-name="T103">ashadd nafsāniyyatan</text:span><text:span text:style-name="T93">], and it has a determining, resolving [ʿ</text:span><text:span text:style-name="T103">āzim mujammi</text:span><text:span text:style-name="T93">ʿ</text:span><text:span text:style-name="Footnote_20_anchor"><text:span text:style-name="T93"><text:note text:id="ftn199" text:note-class="footnote"><text:note-citation>202</text:note-citation><text:note-body><text:p text:style-name="Footnote">According to voweling in the edition.</text:p></text:note-body></text:note></text:span></text:span><text:span text:style-name="T93">] principle, [which is] acquiescent and passive to [</text:span><text:span text:style-name="T104">mudhʿinan</text:span><text:span text:style-name="T103"> wa munfa</text:span><text:span text:style-name="T93">ʿ</text:span><text:span text:style-name="T103">ilan </text:span><text:span text:style-name="T93">ʿ</text:span><text:span text:style-name="T103">an</text:span><text:span text:style-name="T93">] imagination, or estimation, or intellect [</text:span><text:span text:style-name="T103">khayāl aw wahm aw </text:span><text:span text:style-name="T93">ʿ</text:span><text:span text:style-name="T103">aql</text:span><text:span text:style-name="T93">], from which proceeds the irascible power, which pushes away from harm, or the concupiscible, which attracts to it that which is necessary or the beneficial for </text:span><text:soft-page-break/><text:span text:style-name="T93">animals. The locomotive faculty, which stretches out in the muscles, obeys it, and is subservient to those commands.</text:span><text:span text:style-name="Footnote_20_Symbol"><text:span text:style-name="T69"><text:note text:id="ftn200" text:note-class="footnote"><text:note-citation>203</text:note-citation><text:note-body><text:p text:style-name="Footnote"><text:span text:style-name="T223">Avicenna, </text:span><text:span text:style-name="T237">Remarks: Physics </text:span><text:span text:style-name="T223">(1960) Section 3, Supplement, 25, page 435.</text:span></text:p></text:note-body></text:note></text:span></text:span></text:p>
      <text:p text:style-name="Standard"><text:span text:style-name="T40">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text:span><text:span text:style-name="T40">means of motion in the muscles, it is nonetheless responsive to cognition, just like inclination. </text:span><text:span text:style-name="T40">This coheres with what we saw in a the previously quoted text from </text:span><text:span text:style-name="T47">Marginal Glosses</text:span><text:span text:style-name="T40">, that decisive resolution gets its “course of action” from the mind, but it is motive, rather than cognitive.</text:span><text:span text:style-name="Footnote_20_Symbol"><text:span text:style-name="T62"><text:note text:id="ftn201" text:note-class="footnote"><text:note-citation>204</text:note-citation><text:note-body><text:p text:style-name="P42">See above, <text:span text:style-name="T274">footnote 14.</text:span></text:p></text:note-body></text:note></text:span></text:span></text:p>
      <text:p text:style-name="Standard"><text:span text:style-name="T40">So it seems appropriate to render </text:span><text:span text:style-name="T47">al-ijmā</text:span><text:span text:style-name="T40">ʿ as resolution, keeping in mind that this is non-cognitive, and always a resolution </text:span><text:span text:style-name="T47">to act</text:span><text:span text:style-name="T40">, not simply resolution </text:span><text:span text:style-name="T47">that</text:span><text:span text:style-name="T40">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40">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7">al-ijmā</text:span><text:span text:style-name="T40">ʿ in Avicenna have shown. Both point out that the Latin tradition had a difficult time translating </text:span><text:span text:style-name="T47">al-ijmā</text:span><text:span text:style-name="T40">ʿ, variously using </text:span><text:span text:style-name="T47">desiderium, voluntas, effectus, or optare</text:span><text:span text:style-name="T40">,</text:span><text:span text:style-name="Footnote_20_Symbol"><text:span text:style-name="T62"><text:note text:id="ftn202" text:note-class="footnote"><text:note-citation>205</text:note-citation><text:note-body><text:p text:style-name="P42">Gätje (1975) 360.</text:p></text:note-body></text:note></text:span></text:span><text:span text:style-name="T40"> blurring the lines </text:span><text:span text:style-name="T40">between inclination and resolution, and sometimes even using </text:span><text:span text:style-name="T47">consensus communis</text:span><text:span text:style-name="T40">,</text:span><text:span text:style-name="Footnote_20_Symbol"><text:span text:style-name="T62"><text:note text:id="ftn203" text:note-class="footnote"><text:note-citation>206</text:note-citation><text:note-body><text:p text:style-name="P42">Van Riet (1967) 646.</text:p></text:note-body></text:note></text:span></text:span><text:span text:style-name="T40"> suggesting a conflation of Avicenna’s use of </text:span><text:span text:style-name="T47">al-ijmā</text:span><text:span text:style-name="T40">ʿ with the Islamic legal use. Gätje reports that in the 20</text:span><text:span text:style-name="T62">th</text:span><text:span text:style-name="T111"> century some scholars have tried to understand </text:span><text:span text:style-name="T115">al-ijmā</text:span><text:span text:style-name="T111">ʿ as related to the Stoic notion of </text:span><text:span text:style-name="T115">synkatathesis</text:span><text:span text:style-name="T111">—a kind of cognitive assent—which Avicenna might have absorbed in </text:span><text:span text:style-name="T111">some manner through Alexander of Aphrodisias’ Stoic-inspired writings.</text:span><text:span text:style-name="Footnote_20_Symbol"><text:span text:style-name="T62"><text:note text:id="ftn204" text:note-class="footnote"><text:note-citation>207</text:note-citation><text:note-body><text:p text:style-name="P42">Gätje (1975) 356.</text:p></text:note-body></text:note></text:span></text:span><text:span text:style-name="T111"> </text:span><text:bookmark-start text:name="Inclination_is_distinct_from_r"/><text:span text:style-name="T111">A</text:span><text:bookmark-end text:name="Inclination_is_distinct_from_r"/><text:span text:style-name="T111"> close look at the cognitive causes behind both inclination and resolution will show that Avicenna is consistent in distinguishing inclination from resolution, and in holding that both are states of different </text:span><text:soft-page-break/><text:span text:style-name="T111">branches (different sub-faculties) of the motive faculty, rather than themselves types of cognitions.</text:span></text:p>
      <text:h text:style-name="Heading_20_2" text:outline-level="2">3.3<text:tab/>Different cognitions for different motive faculties<text:span text:style-name="Footnote_20_Symbol"><text:note text:id="ftn205" text:note-class="footnote"><text:note-citation>208</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68">ies</text:span> (though none of them individually constitutes <text:span text:style-name="T168">the</text:span> motive faculty). So we can talk about <text:span text:style-name="T168">the</text:span> motive faculty, and motive facult<text:span text:style-name="T168">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111">Avicenna’s clearest explanation </text:span><text:span text:style-name="T115">that</text:span><text:span text:style-name="T111"> there are cognitions that trigger inclination and resolution, and that they differ, is in </text:span><text:span text:style-name="T115">Healing: Metaphysics</text:span><text:span text:style-name="T111"> 4.2. It is part of Avicenna’s explanation of the concepts potency and actuality, specifically natural principles of motion versus voluntary principles of motion, paralleling Aristotle’s </text:span><text:span text:style-name="T115">Metaphysics</text:span><text:span text:style-name="T111"> Theta 5. Avicenna’s way of framing the </text:span><text:span text:style-name="T111">issue and his choice of what to focus on seems to be a true development unique to him, as there was little in the way of source material other than Aristotle’s text itself.</text:span><text:span text:style-name="Footnote_20_Symbol"><text:span text:style-name="T111"><text:note text:id="ftn206" text:note-class="footnote"><text:note-citation>209</text:note-citation><text:note-body><text:p text:style-name="Footnote">The only Greek commentaries translated into Arabic on Aristotle’s <text:span text:style-name="T168">Metaphysics</text:span> were the Book Delta portions of the commentaries by Alexander of Aphrodisias and Themistius (Bertolacci (2006) 73). And while al-Farabi’s <text:span text:style-name="T168">Aims of Aristotle’s Metap</text:span><text:span text:style-name="T175">hysics</text:span><text:span text:style-name="T177"> was helpful in orienting Avicenna towards the work as a whole, it does not contain analysis of this specific section.</text:spa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text:soft-page-break/>As it turns out, there are two things that explain this. That is, specific voluntary abilities, like the ability to heal or not heal, depend on two things. First is the fact that we have cognitive faculties that are “powers over a thing and its opposite,” a notion that will be unpacked shortly. Secondly, in addition to these cognitions, there is what Aristotle calls “appetite” or “choice,” or, in Avicenna’s language, various states of the motive faculty. So the fact that a doctor treats a patient or does not treat a patient in a given situation is due to their ability to have complex cognitions, which are followed by states of the motive faculty. We will unpack the core Avicennian text that deals with these issues by breaking it into three parts.</text:p>
      <text:p text:style-name="Standard"><text:span text:style-name="T111">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111"><text:note text:id="ftn207" text:note-class="footnote"><text:note-citation>210</text:note-citation><text:note-body><text:p text:style-name="Footnote">Aristotle, Metaphyics (2006), 1048a.</text:p></text:note-body></text:note></text:span></text:span><text:span text:style-name="T111"> Avicenna broadens those labels, considering natural/automatic capacities to be those </text:span><text:span text:style-name="T116">not</text:span><text:span text:style-name="T111"> related to cognition, while voluntary capacities </text:span><text:span text:style-name="T116">are</text:span><text:span text:style-name="T111"> related to cognition:</text:span></text:p>
      <text:p text:style-name="Block"><text:span text:style-name="T120">[a] [To turn to] those powers that are principles for motions and actions,</text:span><text:span text:style-name="Footnote_20_Symbol"><text:span text:style-name="T69"><text:note text:id="ftn208" text:note-class="footnote"><text:note-citation>211</text:note-citation><text:note-body><text:p text:style-name="P42">As we saw i<text:span text:style-name="T177">n chapter two, section 2.2, som</text:span>ething can be a principle of motion, but not necessarily a motive faculty. “Principle of motion” is a broader category, including motive faculties, and the cognitive faculties that serve as proximate causes for the motive faculties.</text:p></text:note-body></text:note></text:span></text:span><text:span text:style-name="T120">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20">and its opposite. Likewise, these powers themselves are, in their individual instances, each a power over a thing and its opposite.</text:span><text:span text:style-name="Footnote_20_Symbol"><text:span text:style-name="T69"><text:note text:id="ftn209" text:note-class="footnote"><text:note-citation>212</text:note-citation><text:note-body><text:p text:style-name="Footnote"><text:span text:style-name="T223">[a-c] are a continuous text taken from Avicenna, </text:span><text:span text:style-name="T237">Healing: Metaphysics</text:span><text:span text:style-name="T223">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111">Avicenna wants to point out that part of what makes cognitive faculties able to be principles of voluntary motion is that they are “powers over a thing and its opposite.” Of course, as </text:span><text:soft-page-break/><text:span text:style-name="T111">Avicenna's examples illustrate, cognitive faculties are powers over a thing and its opposite </text:span><text:span text:style-name="T112">even</text:span><text:span text:style-name="T111">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s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pan text:style-name="T111">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62"><text:note text:id="ftn210" text:note-class="footnote"><text:note-citation>213</text:note-citation><text:note-body><text:p text:style-name="Footnote"><text:span text:style-name="T223">Aristotle, </text:span><text:span text:style-name="T237">Metaphysics</text:span><text:span text:style-name="T223"> (2006) 1048a.</text:span></text:p></text:note-body></text:note></text:span></text:span><text:span text:style-name="Footnote_20_Symbol"><text:span text:style-name="T62"> </text:span></text:span><text:span text:style-name="T111"><text:s/>A doctor could do both, but will in fact only desire or choose one. Avicenna would broadly agree with this, but for him, the picture is more complex. In this </text:span><text:span text:style-name="T116">Metaphysics</text:span><text:span text:style-name="T111"> text, Avicenna is not explicitly concerned with what accounts for settling on one opposite or the other (e.g., treating or harming).</text:span><text:span text:style-name="Footnote_20_anchor"><text:span text:style-name="T111"><text:note text:id="ftn211" text:note-class="footnote"><text:note-citation>214</text:note-citation><text:note-body><text:p text:style-name="Footnote">As we will<text:span text:style-name="T177"> see in section 3.6</text:span> below, such decisions for Avicenna are cognitive. In the <text:span text:style-name="T168">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111"> Rather, he is concerned to </text:span><text:span text:style-name="T111">articulate how the capacity for healing as a whole could move from the cognitive level, to the level of concrete action. In other words, how do we get from judgment, to action.</text:span></text:p>
      <text:p text:style-name="Standard"><text:soft-page-break/><text:span text:style-name="T111">To fully account for the fact that a doctor sometimes treats a patient, and sometimes does not treat a patient, we need to appeal to the states of the motive faculty. Avicenna continues in </text:span><text:span text:style-name="T115">Metaphysics</text:span><text:span text:style-name="T111"> 4.2 as follows:</text:span></text:p>
      <text:p text:style-name="Block"><text:span text:style-name="T120">[b] In reality, however, it would not be a complete power—that is, a principle of change, complete and in actuality, of one thing in another (inasmuch as [the latter] is another)—unless the will conjoins it [</text:span><text:span text:style-name="T126">iqtarana bi-hā </text:span><text:span text:style-name="T125">al-irāda</text:span><text:span text:style-name="T120">], impelled either by an estimative belief [</text:span><text:span text:style-name="T125">i</text:span><text:span text:style-name="T120">ʿ</text:span><text:span text:style-name="T125">tiqād wahmī</text:span><text:span text:style-name="T120">] that fol</text:span><text:span text:style-name="T122">lows an appetitive or irascible imaginative act [</text:span><text:span text:style-name="T127">takhayyul shahwānī aw ghaḍabī</text:span><text:span text:style-name="T122">] or by an intellectual belief</text:span><text:span text:style-name="Footnote_20_Symbol"><text:span text:style-name="T71"><text:note text:id="ftn212" text:note-class="footnote"><text:note-citation>215</text:note-citation><text:note-body><text:p text:style-name="Footnote"><text:span text:style-name="T223">Marmura had “opinion” fo</text:span><text:span text:style-name="T226">r </text:span><text:span text:style-name="T239">raʾy</text:span><text:span text:style-name="T226">, but the following text from </text:span><text:span text:style-name="T241">Psychology</text:span><text:span text:style-name="T226"> suggests “belief” or “knowledge” would be better: “Knowledge [</text:span><text:span text:style-name="T239">raʾy</text:span><text:span text:style-name="T226">] is belief that is settled, while opinion [ẓ</text:span><text:span text:style-name="T239">ann</text:span><text:span text:style-name="T226">] is belief one is inclined towards, along with the admission that the alternative </text:span><text:span text:style-name="T223">might be true. And not everyone who opines believes, just like not everyone who senses thinks, or everyone who imagines opines or believes or knows.” </text:span><text:span text:style-name="T237">Healing: Psychology</text:span><text:span text:style-name="T223"> (1959) 5.1, 207-208.</text:span></text:p></text:note-body></text:note></text:span></text:span><text:span text:style-name="T122"> [</text:span><text:span text:style-name="T127">raʾy </text:span><text:span text:style-name="T122">ʿ</text:span><text:span text:style-name="T127">aqlī</text:span><text:span text:style-name="T122">] following intellectual thought [</text:span><text:span text:style-name="T127">fikra </text:span><text:span text:style-name="T122">ʿ</text:span><text:span text:style-name="T127">aqliyya</text:span><text:span text:style-name="T122">] or the conceptualization of an intellectual form [</text:span><text:span text:style-name="T127">taṣawwur ṣūra </text:span><text:span text:style-name="T122">ʿ</text:span><text:span text:style-name="T127">aqliyya</text:span><text:span text:style-name="T122">]. Then, if that will, still not being a will that [only] inclines [</text:span><text:span text:style-name="T127">irāda mumīla</text:span><text:span text:style-name="T122">], but a decisive will [</text:span><text:span text:style-name="T127">irāda jazima</text:span><text:span text:style-name="T122">] (namely, the one which constitutes the resolution [</text:span><text:span text:style-name="T127">al-ijmā</text:span><text:span text:style-name="T122">ʿ] that necessitates the movement o</text:span><text:span text:style-name="T120">f the organs), conjoins [the power, then the latter] becomes necessarily the principle of necessitating action.</text:span></text:p>
      <text:p text:style-name="Standard"><text:span text:style-name="T111">In this text, Avicenna orders some of the factors involved in voluntary motion in a way that is consonant with his psychological works (looked</text:span><text:span text:style-name="T113"> at in chapters 1 and 2)</text:span><text:span text:style-name="T111">, and more explicit in this regard. In general, Avicenna orders various psychological functions in text [b] in order to show the relationship between different types of cognitive and motive faculties. When Avicenna says that “will [</text:span><text:span text:style-name="T115">irāda</text:span><text:span text:style-name="T111">]”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6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
          </table:table-cell>
          <table:table-cell table:style-name="Table2.A1" table:number-columns-spanned="2" office:value-type="string">
            <text:p text:style-name="P10"><text:span text:style-name="T121">Stage 1</text:span><text:span text:style-name="Footnote_20_Symbol"><text:span text:style-name="T111"><text:note text:id="ftn213" text:note-class="footnote"><text:note-citation>216</text:note-citation><text:note-body><text:p text:style-name="Footnote">The items in bold in this chart are terms supplied by me, based on the analysis that<text:span text:style-name="T177"> will follow in this chapter. So, to be clear, I am not saying that everything in this chart is found in the </text:span><text:span text:style-name="T175">Metaphysics</text:span><text:span text:style-name="T177">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span></text:p></text:note-body></text:note></text:span></text:span></text:p>
          </table:table-cell>
          <table:covered-table-cell/>
          <table:table-cell table:style-name="Table2.D1" table:number-columns-spanned="2" office:value-type="string">
            <text:p text:style-name="P17">Stage 2</text:p>
          </table:table-cell>
          <table:covered-table-cell/>
        </table:table-row>
        <table:table-row table:style-name="Table2.1">
          <table:table-cell table:style-name="Table2.A2" office:value-type="string">
            <text:p text:style-name="P15">Process leading to action</text:p>
          </table:table-cell>
          <table:table-cell table:style-name="Table2.A2" office:value-type="string">
            <text:p text:style-name="P9"><text:span text:style-name="T121">Cognition 1 (</text:span><text:span text:style-name="T124">evaluation</text:span><text:span text:style-name="T121">) —&gt;</text:span></text:p>
          </table:table-cell>
          <table:table-cell table:style-name="Table2.A2" office:value-type="string">
            <text:p text:style-name="P15">Motive Act 1 —&gt;</text:p>
          </table:table-cell>
          <table:table-cell table:style-name="Table2.A2" office:value-type="string">
            <text:p text:style-name="P9"><text:span text:style-name="T121">Cognition 2 (</text:span><text:span text:style-name="T124">practical judgment</text:span><text:span text:style-name="T121">) —&gt;</text:span></text:p>
          </table:table-cell>
          <table:table-cell table:style-name="Table2.E2" office:value-type="string">
            <text:p text:style-name="P15">Motive Act 2</text:p>
          </table:table-cell>
        </table:table-row>
        <table:table-row table:style-name="Table2.1">
          <table:table-cell table:style-name="Table2.A2" office:value-type="string">
            <text:p text:style-name="P18">Animal</text:p>
          </table:table-cell>
          <table:table-cell table:style-name="Table2.A2" office:value-type="string">
            <text:p text:style-name="P15">Imaginative act</text:p>
          </table:table-cell>
          <table:table-cell table:style-name="Table2.A2" office:value-type="string">
            <text:p text:style-name="P15">Inclining will (emotion)</text:p>
          </table:table-cell>
          <table:table-cell table:style-name="Table2.A2" office:value-type="string">
            <text:p text:style-name="P15">Estimative belief</text:p>
          </table:table-cell>
          <table:table-cell table:style-name="Table2.E2" office:value-type="string">
            <text:p text:style-name="P15">Resolved will</text:p>
          </table:table-cell>
        </table:table-row>
        <table:table-row table:style-name="Table2.1">
          <table:table-cell table:style-name="Table2.A2" office:value-type="string">
            <text:p text:style-name="P18">Rational</text:p>
          </table:table-cell>
          <table:table-cell table:style-name="Table2.A2" office:value-type="string">
            <text:p text:style-name="P15">Conceptual act</text:p>
          </table:table-cell>
          <table:table-cell table:style-name="Table2.A2" office:value-type="string">
            <text:p text:style-name="P15">Inclining will (emotion)</text:p>
          </table:table-cell>
          <table:table-cell table:style-name="Table2.A2" office:value-type="string">
            <text:p text:style-name="P15">Intellectual belief</text:p>
          </table:table-cell>
          <table:table-cell table:style-name="Table2.E2" office:value-type="string">
            <text:p text:style-name="P15">Resolved will</text:p>
          </table:table-cell>
        </table:table-row>
      </table:table>
      <text:p text:style-name="P55"><text:soft-page-break/></text:p>
      <text:p text:style-name="Standard"><text:span text:style-name="T111">The chart relates to the text as follows: the two processes described in the above text are how voluntary motion takes place at the level of the animal and rational soul, respectively.</text:span><text:span text:style-name="Footnote_20_Symbol"><text:span text:style-name="T111"><text:note text:id="ftn214" text:note-class="footnote"><text:note-citation>217</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111">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he paraphrases). What the second cognitive act (the estimative or intellectual belief, respectively) leads to in both processes, according to text [b], is a </text:span><text:span text:style-name="T115">resolved</text:span><text:span text:style-name="T111"> will, as opposed to a merely inclining will. Prior to the second cognitive act, the first cognitive act (the imaginative or conceptual act) merely leads to an </text:span><text:span text:style-name="T115">inclined</text:span><text:span text:style-name="T111"> will, which corresponds to inclination, or emotion. Avicenna does not here describe these components (i.e., the belief and motive states) in more detail becau</text:span><text:span text:style-name="T113">se, individually, they are all discussed at more length in the psychological texts. His main point in this section is just to</text:span><text:span text:style-name="T111"> show what the something else is that enables a cognitive principle of motion to actually enact motion, as part of an overall voluntary capacity. That additional faculty is the resolved will, </text:span><text:span text:style-name="T115">al-ijmā</text:span><text:span text:style-name="T111">ʿ.</text:span></text:p>
      <text:p text:style-name="Standard"><text:span text:style-name="T111">Again, all that this </text:span><text:span text:style-name="T116">Metaphysics</text:span><text:span text:style-name="T111">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16">evaluative</text:span><text:span text:style-name="T111"> judgements: judgments that something, e.g., would be pleasant, or would be painful. No course of action is tied to these judgments, which is why all that results from them is inclination. But when we proceed to cognition 2, which is a </text:span><text:span text:style-name="T116">practical</text:span><text:span text:style-name="T111"> judgment wherein we </text:span><text:span text:style-name="T111">decide on a course of action, this second cognition can lead to the resolved state of the will which actually triggers action.</text:span></text:p>
      <text:p text:style-name="Standard"><text:soft-page-break/><text:span text:style-name="T111">Distinguishing </text:span><text:span text:style-name="T115">al-ijmā</text:span><text:span text:style-name="T111">ʿ as a “something else” necessary for a cognitive principle to enact motion is a development on Avicenna’s part.</text:span><text:span text:style-name="Footnote_20_Symbol"><text:span text:style-name="T111"><text:note text:id="ftn215" text:note-class="footnote"><text:note-citation>218</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111"> The Arabic text of Aristotle’s </text:span><text:span text:style-name="T115">Metaphysics</text:span><text:span text:style-name="T111"> that Avicenna would have had access to, at least as it is preserved in Averroes’s </text:span><text:span text:style-name="T115">Long Commentary on the </text:span><text:span text:style-name="T112">Metaphysics</text:span><text:span text:style-name="T111">, makes no mention of </text:span><text:span text:style-name="T115">al-ijmā</text:span><text:span text:style-name="T111">ʿ. Rather, the phrase (in Greek) that describes the </text:span><text:span text:style-name="T111">additional motive component as “that which is decisive [</text:span><text:span text:style-name="T115">kurios</text:span><text:span text:style-name="T111">]” is rendered (in Arabic) as the “true ruler [</text:span><text:span text:style-name="T115">al-masūd al-ḥaqqī</text:span><text:span text:style-name="T111">].”</text:span><text:span text:style-name="Footnote_20_Symbol"><text:span text:style-name="T62"><text:note text:id="ftn216" text:note-class="footnote"><text:note-citation>219</text:note-citation><text:note-body><text:p text:style-name="Footnote"><text:span text:style-name="T223">Averroes, </text:span><text:span text:style-name="T237">Long Commentary on the </text:span><text:span text:style-name="T224">Metaphysics</text:span><text:span text:style-name="T223"> (1973) 5.2, Book Theta, p. 1149.</text:span></text:p></text:note-body></text:note></text:span></text:span><text:span text:style-name="T111"> That is, Avicenna would have read that the motive faculty (in </text:span><text:span text:style-name="T111">particular appetite/</text:span><text:span text:style-name="T115">shawq</text:span><text:span text:style-name="T111"> and choice/</text:span><text:span text:style-name="T115">ikhtiyār</text:span><text:span text:style-name="T111">)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15">al-ijmā</text:span><text:span text:style-name="T111">ʿ in the Arabic of Aristotle’s </text:span><text:span text:style-name="T115">Metaphysics</text:span><text:span text:style-name="T111">,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111">inclination from resolution, since it is not merely having an emotion that makes the difference in whether the doctor heals or not, it is having a resolution to act.</text:span></text:p>
      <text:p text:style-name="Standard"><text:span text:style-name="T111">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15">Metaphysics</text:span><text:span text:style-name="T111"> 4.2. There are several paragraphs which follow, but their first two sentences sum up the idea:</text:span></text:p>
      <text:p text:style-name="Block"><text:span text:style-name="T120">[c] For we have shown that, so long as a cause does not become a cause in terms of necessitation whereby a thing is necessitated by it, the effect would not come into existence through it. Before this state, the will [</text:span><text:span text:style-name="T125">al-irāda</text:span><text:span text:style-name="T120">] would have been weak, [resolution] [</text:span><text:span text:style-name="T125">al-ijmā</text:span><text:span text:style-name="T120">ʿ] not having taken place.</text:span></text:p>
      <text:p text:style-name="Standard"><text:soft-page-break/><text:span text:style-name="T111">For Avicenna, a power is called a complete power when an effect is necessitated by the power, given the appropriate circumstances.</text:span><text:span text:style-name="Footnote_20_Symbol"><text:span text:style-name="T62"><text:note text:id="ftn217" text:note-class="footnote"><text:note-citation>220</text:note-citation><text:note-body><text:p text:style-name="P42">McGinnis, &amp; Ruffus (2015) 161, 174.</text:p></text:note-body></text:note></text:span></text:span><text:span text:style-name="T111"> He says he has already argued for this, likely referring to an earlie</text:span><text:span text:style-name="T113">r section in the same book, </text:span><text:span text:style-name="T117">Metaphysics</text:span><text:span text:style-name="T113"> 4.1.10, where he argues that if a cause, </text:span><text:span text:style-name="T117">x</text:span><text:span text:style-name="T113">, were a “complete cause” of </text:span><text:span text:style-name="T117">y</text:span><text:span text:style-name="T113">, yet </text:span><text:span text:style-name="T115">x</text:span><text:span text:style-name="T111"> did not necessitate </text:span><text:span text:style-name="T115">y</text:span><text:span text:style-name="T111"> when </text:span><text:span text:style-name="T115">x</text:span><text:span text:style-name="T111"> and </text:span><text:span text:style-name="T115">y</text:span><text:span text:style-name="T111"> coexist, then the only thing that would make the difference in terms of whether </text:span><text:span text:style-name="T115">x </text:span><text:span text:style-name="T111">is a cause of </text:span><text:span text:style-name="T115">y</text:span><text:span text:style-name="T111"> is whether </text:span><text:span text:style-name="T115">y</text:span><text:span text:style-name="T111"> exists or not. Since that is absurd, </text:span><text:span text:style-name="T115">x</text:span><text:span text:style-name="T111"> is a complete cause for </text:span><text:span text:style-name="T115">y </text:span><text:span text:style-name="T111">only when </text:span><text:span text:style-name="T115">y</text:span><text:span text:style-name="T111"> is necessitated by </text:span><text:span text:style-name="T115">x</text:span><text:span text:style-name="T111">.</text:span></text:p>
      <text:p text:style-name="Standard"><text:span text:style-name="T111">A cognitive principle for motion, like the doctor’s knowledge of how to heal, does not on its own necessarily cause motion, so it is not a complete cause for motion. It is only with something </text:span><text:span text:style-name="T111">additional, namely, </text:span><text:span text:style-name="T115">al-ijmā</text:span><text:span text:style-name="T111">ʿ, that we get a complete power, from which motion follows necessarily, assuming there is an appropriate patient and no impediments. When the will is “weak”—when it is mere “inclination,” as described in text [b]—action will not take place, even </text:span><text:span text:style-name="T111">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15">about</text:span><text:span text:style-name="T111"> action, they are principles for motion, and only complete when accompanied by a resolution.</text:span></text:p>
      <text:p text:style-name="Standard"><text:span text:style-name="T111">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62"><text:note text:id="ftn218" text:note-class="footnote"><text:note-citation>221</text:note-citation><text:note-body><text:p text:style-name="Footnote"><text:span text:style-name="T223">Avicenna, </text:span><text:span text:style-name="T237">Healing: Metaphysics</text:span><text:span text:style-name="T223"> (2005) 4.2.11.</text:span></text:p></text:note-body></text:note></text:span></text:span><text:span text:style-name="T111"> What precisely is necessitated was </text:span><text:span text:style-name="T111">mentioned earlier, in text [b] when Avicenna says that the resolution-to-act [</text:span><text:span text:style-name="T115">irāda jazima</text:span><text:span text:style-name="T111">,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111"><text:note text:id="ftn219" text:note-class="footnote"><text:note-citation>222</text:note-citation><text:note-body><text:p text:style-name="Footnote">This is not to say that appetites can occur without cognitions, just that, given a certain cognition, an appetite is bound to happen.</text:p></text:note-body></text:note></text:span></text:span><text:span text:style-name="T111"> In other words, when all the necessary causes are in place to trigger a cognition, or a resolution, these faculties don't need an additional “something else” to activate</text:span><text:soft-page-break/><text:span text:style-name="T111">—</text:span><text:span text:style-name="T111">they </text:span><text:span text:style-name="T111">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111">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pan text:style-name="T111">highlights the fact that the key difference between voluntary and involuntary motion for Avicenna is not that one </text:span><text:span text:style-name="T111">involves necessary actualization of faculties, and the other does not. Rather, one involves cognitive and motive faculties, while the other does not.</text:span><text:span text:style-name="Footnote_20_Symbol"><text:span text:style-name="T62"><text:note text:id="ftn220" text:note-class="footnote"><text:note-citation>223</text:note-citation><text:note-body><text:p text:style-name="P42">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p></text:note-body></text:note></text:span></text:span></text:p>
      <text:p text:style-name="Standard"><text:bookmark-start text:name="Different_cognitions_for_diffe"/><text:span text:style-name="T111">The</text:span><text:bookmark-end text:name="Different_cognitions_for_diffe"/><text:span text:style-name="T111"> preceding analysis of </text:span><text:span text:style-name="T115">Healing: Metaphysics</text:span><text:span text:style-name="T111">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15">incline</text:span><text:span text:style-name="T111"> towards some object, and then by making the motive faculty resolved towards some course of action. When there is resolution, </text:span><text:span text:style-name="T111">this is when there is a complete principle of motion, necessitating movement of the muscles and organs.</text:span></text:p>
      <text:p text:style-name="Standard"><text:span text:style-name="T111">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15">Metaphysics</text:span><text:span text:style-name="T111"> 4.2, in what follows I want to show that other Avicennian texts fill in the picture, and that Avicenna endorses the following schema:</text:span></text:p>
      <text:p text:style-name="Block">[Stage 1] First, some practical good (the object, un<text:span text:style-name="T177">moved-mover) is judged as having some sort of value (i.e., an evaluative judgment), which can lead to an emotion/inclination (</text:span>e.g., food is seen as beneficial, then desired).</text:p>
      <text:p text:style-name="Block"><text:soft-page-break/>[Stage 2] Then, some practical judgment is made about a course of action, which can lead to a resolution-to-act (e.g., someone decides to open the cupboard to get a snack, and the motive faculty actually attempts to instigate action).</text:p>
      <text:p text:style-name="Standard"><text:span text:style-name="T111">To be clear, the </text:span><text:span text:style-name="T115">Metaphysics</text:span><text:span text:style-name="T111"> 4.2 text mere shows </text:span><text:span text:style-name="T115">that</text:span><text:span text:style-name="T111">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ext:span><text:span text:style-name="T113">types of practical judgments (one at the animal level, one human) lead to resolution. In the following sections, I will explain the components of [Stage 1] and [Stage 2] in more detail, showing that these dist</text:span><text:span text:style-name="T111">inctions are ones Avicenna is interested in making, and what they amount to.</text:span></text:p>
      <text:h text:style-name="Heading_20_2" text:outline-level="2">3.4<text:tab/>Emotions for means, resolution for ends</text:h>
      <text:p text:style-name="Standard"><text:span text:style-name="T111">The distinctions made in [Stage 1] and [Stage 2] can be seen as a development of Aristotle’s distinction between ends of motion versus means of motion. In other words, it seems plausible </text:span><text:span text:style-name="T111">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16">Metaphysics</text:span><text:span text:style-name="T111"> 4.2 text coheres with the broader picture seen elsewhere.</text:span></text:p>
      <text:p text:style-name="Standard"><text:span text:style-name="T111">In </text:span><text:span text:style-name="T115">Nicomachean Ethics—</text:span><text:span text:style-name="T111">a text Avicenna would have had access to, despite not writing a text of similar scope—Aristotle says that “[virtue] determines the end and [practical intellect] makes us do the things that lead to the end.”</text:span><text:span text:style-name="Footnote_20_Symbol"><text:span text:style-name="T62"><text:note text:id="ftn221" text:note-class="footnote"><text:note-citation>224</text:note-citation><text:note-body><text:p text:style-name="Footnote"><text:span text:style-name="T223">Aristotle, </text:span><text:span text:style-name="T237">Nicomachean Ethics </text:span><text:span text:style-name="T223">(1984) 6.13, 1145a.</text:span></text:p></text:note-body></text:note></text:span></text:span><text:span text:style-name="T111"> The general idea here is relevant to the discussion of </text:span><text:span text:style-name="T111">emotions because virtues determine ends to the extent that some of them govern appetites and emotions, and therefore what we are inclined to pursue or not pursue.</text:span><text:span text:style-name="Footnote_20_Symbol"><text:span text:style-name="T62"><text:note text:id="ftn222" text:note-class="footnote"><text:note-citation>225</text:note-citation><text:note-body><text:p text:style-name="Footnote"><text:span text:style-name="T223">Aristotle, </text:span><text:span text:style-name="T237">Nicomachean Ethics</text:span><text:span text:style-name="T223"> (1984) 2.5, 1106a.</text:span></text:p></text:note-body></text:note></text:span></text:span><text:span text:style-name="T111"> </text:span><text:bookmark-start text:name="Means_and_Ends"/><text:span text:style-name="T111">The</text:span><text:bookmark-end text:name="Means_and_Ends"/><text:span text:style-name="T111">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16">because of </text:span><text:soft-page-break/><text:span text:style-name="T116">the emotion</text:span><text:span text:style-name="T111">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111">One text where we see Avicenna using means and ends language in the context of voluntary motion is, again, in </text:span><text:span text:style-name="T115">Healing: Metaphysics</text:span><text:span text:style-name="T111">. In 6.5.4-6. Avicenna’s main goal is to show that all voluntary motion has an end. Say there are two points, A and B. In some cases the end is identical with what the motion itself achieves, as in simply having the desire to move from point </text:span><text:span text:style-name="T111">A to point B. Here, the end is to move, and the end is achieved through that very motion. In other </text:span><text:span text:style-name="T111">cases, the motion is in the service to some other goal, like meeting up with a friend at point B. In order to meet with a friend at point B, you still need to move from point A to point B, so the motion (the means) </text:span><text:span text:style-name="T115">looks</text:span><text:span text:style-name="T111"> the same as in the previous case, but the </text:span><text:span text:style-name="T115">end</text:span><text:span text:style-name="T111">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77">Evaluations lead to inclination</text:span></text:h>
      <text:p text:style-name="Standard"><text:span text:style-name="T111">What triggers emotions is just an evaluation of some object, without any decision about a particular course of action. That is, emotions are triggered when we judge</text:span><text:span text:style-name="Footnote_20_Symbol"><text:span text:style-name="T111"><text:note text:id="ftn223" text:note-class="footnote"><text:note-citation>226</text:note-citation><text:note-body><text:p text:style-name="Footnote">Again, “judgment [<text:span text:style-name="T168">ḥukm</text:span>]” is often used as a generic term for Avicenna, interchangeable with “cognition.” So to <text:span text:style-name="T168">judge</text:span> something as having a certain value can just be to <text:span text:style-name="T168">imagine</text:span>, or <text:span text:style-name="T168">perceive</text:span> it as having a certain value.</text:p></text:note-body></text:note></text:span></text:span><text:span text:style-name="T111"> some object to have a certain value. The evaluative judgment happens first, and the emotion follows (assuming there </text:span><text:soft-page-break/><text:span text:style-name="T111">are no impediments—</text:span><text:span text:style-name="T113">see chapter four for more on emotiona</text:span><text:span text:style-name="T111">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111">The main place we see evidence of emotions being caused by evaluations is in the opening to Avicenna’s descriptions of the inclining motive faculty. He tends to describe emotions as caused by things “imagined to be” beneficial or harmful, not by decisions that something ought to be pursued or avoided through a particular course of action. This can be made most clear by referring back to the table</text:span><text:span text:style-name="T113"> in chapter one wher</text:span><text:span text:style-name="T111">e we broke down Avicenna’s descriptions of the inclining motive faculty.</text:span><text:span text:style-name="Footnote_20_Symbol"><text:span text:style-name="T62"><text:note text:id="ftn224" text:note-class="footnote"><text:note-citation>227</text:note-citation><text:note-body><text:p text:style-name="P42">S<text:span text:style-name="T177">ee chapter 1, section 1.2.</text:span></text:p></text:note-body></text:note></text:span></text:span><text:span text:style-name="T111"> There we see that, in </text:span><text:span text:style-name="T115">Psychology</text:span><text:span text:style-name="T111">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15">mutakhayyal</text:span><text:span text:style-name="T111"> and his purpose in using it will be clarified shortly. But the consistency with which the locution “imagined as” is chosen to discuss the cause of inclinations, and </text:span><text:span text:style-name="T115">not</text:span><text:span text:style-name="T111"> used to discuss the cause of resolution (as we will see), strongly suggests that he intends to contrast merely imagining something as harmful or beneficial with making a practical, imperative judgment.</text:span></text:p>
      <text:p text:style-name="Standard"><text:span text:style-name="T111">This close association between emotions and evaluations is not unique to the </text:span><text:span text:style-name="T115">Healing</text:span><text:span text:style-name="T111">, but recurs in his other texts, for example in the later psychological part of his </text:span><text:span text:style-name="T115">Salvation</text:span><text:span text:style-name="T111">:</text:span></text:p>
      <text:p text:style-name="Block"><text:span text:style-name="T120">The motive faculty, insofar as it is motivating is the inclining, appetitive faculty, and it is the faculty which, when there is inscribed in the imagination [</text:span><text:span text:style-name="T125">irtasama fī al-takhayyul</text:span><text:span text:style-name="T120">] […] an image of something to be sought or avoided, it incites [</text:span><text:span text:style-name="T125">ḥamalat</text:span><text:span text:style-name="T120">] to motion.</text:span><text:span text:style-name="Footnote_20_Symbol"><text:span text:style-name="T69"><text:note text:id="ftn225" text:note-class="footnote"><text:note-citation>228</text:note-citation><text:note-body><text:p text:style-name="Footnote"><text:span text:style-name="T223">Avicenna, </text:span><text:span text:style-name="T237">Salvation: Psychology</text:span><text:span text:style-name="T223"> (1985) p. 197.</text:span></text:p></text:note-body></text:note></text:span></text:span></text:p>
      <text:p text:style-name="Standard"><text:bookmark-start text:name="Objectevaluations_lead_to_incl"/><text:span text:style-name="T111">Avicenna</text:span><text:bookmark-end text:name="Objectevaluations_lead_to_incl"/><text:span text:style-name="T111">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ext:span><text:soft-page-break/><text:span text:style-name="T111">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111">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15">undergirded by images</text:span><text:span text:style-name="T111">, meaning that these judgments are about something inscribed in the imagination. But the evaluative process itself comes in </text:span><text:span text:style-name="T115">various modes</text:span><text:span text:style-name="T111">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text:span><text:span text:style-name="T113">xt two sections will e</text:span><text:span text:style-name="T111">xamine the key texts where these distinctions arise, so as to get a better understanding of [Stage 1], where evaluations trigger emotions.</text:span></text:p>
      <text:h text:style-name="Heading_20_3" text:outline-level="3">3.5.1 Evaluations are about particulars</text:h>
      <text:p text:style-name="Standard"><text:span text:style-name="T111">All evaluations that lead to emotion are undergirded by images in the imagination because they are in response to particulars, and the sensitive faculties required to perceive particulars are </text:span><text:span text:style-name="T111">loosely referred to as “imagination.” Avicenna makes clear that imagination is necessary for any </text:span><text:span text:style-name="T111">particular inclination in a text from his </text:span><text:span text:style-name="T115">Remarks and Admonitions</text:span><text:span text:style-name="T111">. The text comes from a supplement he added to the psychological part of the </text:span><text:span text:style-name="T115">Remarks</text:span><text:span text:style-name="T111">,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oft-page-break/><text:span text:style-name="T111">The motion of celestial bodies, moving in their circular orbits, is identified as voluntary rather than natural because it has more than one sort of movement with respect to its object. In keeping with the description of voluntary motion from </text:span><text:span text:style-name="T115">Healing: Metaphysics</text:span><text:span text:style-name="T111"> 4.2 as stemming from a cognitive power, which is power over a thing and its opposites,</text:span><text:span text:style-name="Footnote_20_Symbol"><text:span text:style-name="T62"><text:note text:id="ftn226" text:note-class="footnote"><text:note-citation>229</text:note-citation><text:note-body><text:p text:style-name="P44">See section 3.3.</text:p></text:note-body></text:note></text:span></text:span><text:span text:style-name="T111"> Avicenna says that because the motion of the celestial bodies is circular, it by definition goes away from </text:span><text:span text:style-name="T115">and</text:span><text:span text:style-name="T111">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text:span><text:span text:style-name="T111">between the two types of emotion with respect to the same object, owing to some sort of volition.</text:span><text:span text:style-name="Footnote_20_Symbol"><text:span text:style-name="T62"><text:note text:id="ftn227" text:note-class="footnote"><text:note-citation>230</text:note-citation><text:note-body><text:p text:style-name="Footnote"><text:span text:style-name="T237">Remarks: Physics</text:span><text:span text:style-name="T223"> (1960) Section 3, Supplement 26, p. 438.</text:span></text:p></text:note-body></text:note></text:span></text:span></text:p>
      <text:p text:style-name="Standard"><text:span text:style-name="T111">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62"><text:note text:id="ftn228" text:note-class="footnote"><text:note-citation>231</text:note-citation><text:note-body><text:p text:style-name="Footnote"><text:span text:style-name="T223">This distinction is of course compatible with other divisions Avicenna makes, such as dividing voluntary motion in terms of in place or from place to place. For the later distinction, Avicenna, </text:span><text:span text:style-name="T237">Healing: Psychology</text:span><text:span text:style-name="T223"> (1959) beginning of 2.3.</text:span></text:p></text:note-body></text:note></text:span></text:span><text:span text:style-name="T111">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62"><text:note text:id="ftn229" text:note-class="footnote"><text:note-citation>232</text:note-citation><text:note-body><text:p text:style-name="Footnote"><text:span text:style-name="T237">Remarks: Physics</text:span><text:span text:style-name="T223"> (1960) Section 3, Section 3, Supplement 27, p. 438.</text:span></text:p></text:note-body></text:note></text:span></text:span><text:span text:style-name="T111"> As examples he provides “son of Adam,” or “human being.” He does not define sensible intentions, but we know from other similar discussions in </text:span><text:span text:style-name="T115">Psychology</text:span><text:span text:style-name="T111"> that sensible intentions are particular,</text:span><text:span text:style-name="Footnote_20_Symbol"><text:span text:style-name="T62"><text:note text:id="ftn230" text:note-class="footnote"><text:note-citation>233</text:note-citation><text:note-body><text:p text:style-name="Footnote"><text:span text:style-name="T223">Avicenna, </text:span><text:span text:style-name="T237">Healing: Psychology</text:span><text:span text:style-name="T223"> (1959) 2.2, 60. Emphasis mine.</text:span></text:p></text:note-body></text:note></text:span></text:span><text:span text:style-name="T111"> in that what is being conceived cannot be predicated of a whole species (Adam himself, as opposed to human being in general). </text:span></text:p>
      <text:p text:style-name="Standard"><text:span text:style-name="T111">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first body, the outermost sphere, is beyond even the sphere of the fixed stars, and does not have </text:span><text:soft-page-break/><text:span text:style-name="T111">any planets or particular bodies inside it that move from place to place.</text:span><text:span text:style-name="Footnote_20_Symbol"><text:span text:style-name="T62"><text:note text:id="ftn231" text:note-class="footnote"><text:note-citation>234</text:note-citation><text:note-body><text:p text:style-name="P42">Discussion of the “first body” at Davidson (1992) 45, 74.</text:p></text:note-body></text:note></text:span></text:span><text:span text:style-name="T111"> Rather, its motion is just the rotation of its entire area, which therefore would amount to no particular motion. Avicenna admits that this is difficult to conceive of, bu</text:span><text:span text:style-name="T113">t the next section, on particular vo</text:span><text:span text:style-name="T111">litions, is more familiar, and directly bears on the nature of the evaluations that can trigger inclination in animals and humans.</text:span></text:p>
      <text:p text:style-name="Standard"><text:span text:style-name="T111">Animal and human motion (in contrast with volitions of the first body, but </text:span><text:span text:style-name="T115">similar to </text:span><text:span text:style-name="T111">volitions of the other celestial bodies) involves particular movements, and is due to cognition of particulars. Avicenna initially bases this claim on what he takes as an axiom:</text:span></text:p>
      <text:p text:style-name="Block"><text:span text:style-name="T120">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9"><text:note text:id="ftn232" text:note-class="footnote"><text:note-citation>235</text:note-citation><text:note-body><text:p text:style-name="Footnote"><text:span text:style-name="T237">Remarks: Physics</text:span><text:span text:style-name="T223"> (1960) Section 3, Section 3, Supplement 29, p. 442-443.</text:span></text:p></text:note-body></text:note></text:span></text:span></text:p>
      <text:p text:style-name="Standard"><text:span text:style-name="T111">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62"><text:note text:id="ftn233" text:note-class="footnote"><text:note-citation>236</text:note-citation><text:note-body><text:p text:style-name="Footnote"><text:span text:style-name="T237">Remarks: Physics</text:span><text:span text:style-name="T223"> (1960) Section 3, Section 3, Supplement 29, p. 443-444: </text:span><text:span text:style-name="T221">“[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111"> There first needs to be imagination and appetite towards a particular, and only then is it possible for concrete action to be conceived of and resolved upon.</text:span></text:p>
      <text:p text:style-name="Standard"><text:span text:style-name="T111">But, of course, there is a sense in which it seems that we </text:span><text:span text:style-name="T115">do</text:span><text:span text:style-name="T111">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pan text:style-name="T111">want something quite general (that is, crossing the entire field), which </text:span><text:span text:style-name="T111">is then carried out by </text:span><text:soft-page-break/><text:span text:style-name="T111">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20">We say also that we might draw a universal conclusion from universal premises […]</text:span><text:span text:style-name="Footnote_20_Symbol"><text:span text:style-name="T69"><text:note text:id="ftn234" text:note-class="footnote"><text:note-citation>237</text:note-citation><text:note-body><text:p text:style-name="P42">A universal conclusion is different than a universal volition. A universal conclusion is a precursor to particulars volition in humans. A universal volition is something that only the first body is capable of, as described above.</text:p></text:note-body></text:note></text:span></text:span><text:span text:style-name="T120"> then we follow that with a particular conclusion from which proceed appetite and volition, particularized by a kind of estimative determination [</text:span><text:span text:style-name="T125">al-ta</text:span><text:span text:style-name="T120">ʿ</text:span><text:span text:style-name="T125">ayyun al-wahmī</text:span><text:span text:style-name="T120">]. Then from there the motive power proceeds towards particular </text:span><text:span text:style-name="T120">movements, which [movements] become the object of volition [</text:span><text:span text:style-name="T125">murāda</text:span><text:span text:style-name="T120">], for the sake of the initial object of volition.</text:span><text:span text:style-name="Footnote_20_Symbol"><text:span text:style-name="T69"><text:note text:id="ftn235" text:note-class="footnote"><text:note-citation>238</text:note-citation><text:note-body><text:p text:style-name="Footnote"><text:span text:style-name="T237">Remarks: Physics</text:span><text:span text:style-name="T223">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text:span text:style-name="T177">itial object of volition,” then practical judgments—according to the process described in section 3.</text:span>3—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111">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62"><text:note text:id="ftn236" text:note-class="footnote"><text:note-citation>239</text:note-citation><text:note-body><text:p text:style-name="Footnote"><text:span text:style-name="T237">Remarks: Physics</text:span><text:span text:style-name="T223"> (1960) Section 3, Section 3, Supplement 29, p. 444.</text:span></text:p></text:note-body></text:note></text:span></text:span><text:span text:style-name="T111">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text:span><text:soft-page-break/><text:span text:style-name="T111">similarities between the actual objects we encounter, and the particular objects we initially desire, and so fulfill the initial inclination. Even if this reasoning process requires noticing </text:span><text:span text:style-name="T111">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20">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20">motion. And that does not prevent individuality and particularity in the representation, just as it does not prevent motion.</text:span><text:span text:style-name="Footnote_20_Symbol"><text:span text:style-name="T69"><text:note text:id="ftn237" text:note-class="footnote"><text:note-citation>240</text:note-citation><text:note-body><text:p text:style-name="Footnote"><text:span text:style-name="T237">Remarks: Physics</text:span><text:span text:style-name="T223"> (1960) Section 3, Section 3, Supplement 29, p. 444.</text:span></text:p></text:note-body></text:note></text:span></text:span></text:p>
      <text:p text:style-name="Standard"><text:bookmark-start text:name="Objectevaluations_are_about_pa"/><text:span text:style-name="T111">His</text:span><text:bookmark-end text:name="Objectevaluations_are_about_pa"/><text:span text:style-name="T111">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text:span><text:span text:style-name="T111">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111">To summarize, Avicenna’s discussion in </text:span><text:span text:style-name="T115">Remarks</text:span><text:span text:style-name="T111"> shows that emotions occur in response to particular cognitions by diffusing the worry that having an initial goal—to which successive </text:span><text:span text:style-name="T111">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oft-page-break/><text:span text:style-name="T111">The passage therefore shows that particular representations in the imagination undergird the evaluations that cause emotion. A similar point is articulated, though not defended, in a brief passage from Avicenna’s </text:span><text:span text:style-name="T115">Discussions [al-Mubāḥathāt]</text:span><text:span text:style-name="T111">, when Avicenna’s interlocutor asks, </text:span><text:span text:style-name="T111">“How do we understand the idea that the appetitive and resolving faculties are corporeal?” Avicenna’s answer is as follows:</text:span></text:p>
      <text:p text:style-name="Block">Estimative resolution is the faculty arrived at by the influence of the particul<text:span text:style-name="T177">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77">ke, and it is affected/moved towards seeking.</text:span><text:span text:style-name="Footnote_20_anchor"><text:span text:style-name="T113"><text:note text:id="ftn238" text:note-class="footnote"><text:note-citation>241</text:note-citation><text:note-body><text:p text:style-name="P50">Avicenna, <text:span text:style-name="T168">Discussions</text:span>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111">The texts we have looked at in</text:span><text:span text:style-name="T113">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text:span><text:span text:style-name="T111">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111"><text:note text:id="ftn239" text:note-class="footnote"><text:note-citation>242</text:note-citation><text:note-body><text:p text:style-name="Footnote"><text:span text:style-name="T223">Avicenna, </text:span><text:span text:style-name="T237">Healing: Psychology</text:span><text:span text:style-name="T223"> (1959) 5.3, 222-223. For a discussion of intellection in Avicenna, and its relation to the body, see Black (2014), 325.</text:span></text:p></text:note-body></text:note></text:span></text:span><text:span text:style-name="T111"> In most other cases, Avicenna falls back on the general Aristotelian dictum that “the soul never thinks without an image,” which is especially apparent given the pains he takes to </text:span><text:soft-page-break/><text:span text:style-name="T111">show that most of human thought makes use of the “cogitative faculty”—which is just another way of referring to “imagination” when made use of by the intellect.</text:span><text:span text:style-name="Footnote_20_Symbol"><text:span text:style-name="T111"><text:note text:id="ftn240" text:note-class="footnote"><text:note-citation>243</text:note-citation><text:note-body><text:p text:style-name="Footnote">For a discussion of the general Aristotelian principle in the Arabic context, see Black (1990) 189 and Black (2013), 79-80.</text:p></text:note-body></text:note></text:span></text:span><text:span text:style-name="T111"> So, given that 1) Avicenna </text:span><text:span text:style-name="T113">says that emotions in general depend on particular imagination, in the texts we have seen in this section, and 2) Avicenna elsewhere says that acts of the rational soul generally depend on the imagination, s</text:span><text:span text:style-name="T111">ave for intellection, it seems reasonable to assume that the 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111">All evaluations that lead to emotions appear to be undergirded by particular imagination, but not all such evaluations are “imaginat</text:span><text:span text:style-name="T115">ive</text:span><text:span text:style-name="T111">,” since “imaginative” is one of the two in which </text:span><text:span text:style-name="T111">evaluations can take place, alongside “cogitative.” The distinction between imaginative and </text:span><text:span text:style-name="T111">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111">Avicenna’s division between imaginative and cogitative evaluations is clearest in two texts from his </text:span><text:span text:style-name="T115">Healing: Rhetoric</text:span><text:span text:style-name="T111">.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62"><text:note text:id="ftn241" text:note-class="footnote"><text:note-citation>244</text:note-citation><text:note-body><text:p text:style-name="Footnote"><text:span text:style-name="T223">Avicenna, </text:span><text:span text:style-name="T237">Healing: Rhetoric</text:span><text:span text:style-name="T223"> (1954) 2.5, 96ff.</text:span></text:p></text:note-body></text:note></text:span></text:span><text:span text:style-name="T111">: some acts are unintentional and involuntary [</text:span><text:span text:style-name="T115">bi-ghayr qasḍ wa-irāda</text:span><text:span text:style-name="T111">],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15">imaginatively</text:span><text:span text:style-name="T111">, and objects evaluated </text:span><text:soft-page-break/><text:span text:style-name="T115">rationally </text:span><text:span text:style-name="T112">(i.e., using reason, though necessarily correctly)</text:span><text:span text:style-name="T111">. This division is most evident in the second of the following two paragraphs, since Avicenna initially uses some language from the text on which he is basing the discussion (Aristotle’s </text:span><text:span text:style-name="T115">Rhetoric</text:span><text:span text:style-name="T111">), and then clarifies the matter in his own terminology:</text:span></text:p>
      <text:p text:style-name="Block"><text:span text:style-name="T120">As for the acts that are from the will, they include [</text:span><text:span text:style-name="T125">min-hā</text:span><text:span text:style-name="T120">] those […] that follow upon animal appetite [</text:span><text:span text:style-name="T125">shawqan ḥayawāniyyan</text:span><text:span text:style-name="T120">], either desire for pleasure, and this is the concupiscible power, or desire for repelling and overcoming, and this is the irascible power. And among them [appetite-based acts]</text:span><text:span text:style-name="Footnote_20_Symbol"><text:span text:style-name="T69"><text:note text:id="ftn242" text:note-class="footnote"><text:note-citation>245</text:note-citation><text:note-body><text:p text:style-name="Footnote"><text:span text:style-name="T223">Here Avicenna, less careful than in </text:span><text:span text:style-name="T236">Psychology</text:span><text:span text:style-name="T223"> 4.4, seems to be using the term appetite [</text:span><text:span text:style-name="T236">shawq</text:span><text:span text:style-name="T223">] to refer to inclination in general.</text:span></text:p></text:note-body></text:note></text:span></text:span><text:span text:style-name="T120"> there are </text:span><text:span text:style-name="T120">those that follow upon cogitative desire [</text:span><text:span text:style-name="T125">shawqan fikriyyan</text:span><text:span text:style-name="T120">], or those that follow upon rational desire [</text:span><text:span text:style-name="T125">shawqan manṭiqiyyan</text:span><text:span text:style-name="T120">].</text:span><text:span text:style-name="Footnote_20_anchor"><text:span text:style-name="T120"><text:note text:id="ftn243" text:note-class="footnote"><text:note-citation>246</text:note-citation><text:note-body><text:p text:style-name="Footnote">Note that <text:span text:style-name="T168">shawq</text:span> is here being used generically to refer to any state of the motive faculty, qualified by adjectives like “rational” or “cogitative.” As we saw<text:span text:style-name="T177"> in chapter one,</text:span> in his explicitly psychological texts, Avicenna tends to reserve <text:span text:style-name="T168">shawq</text:span> for referring to the sorts of concupiscible and irascible appetites shared by all animals.</text:p></text:note-body></text:note></text:span></text:span></text:p>
      <text:p text:style-name="Block"><text:span text:style-name="T120">And it seems that what is meant by “cogitative [</text:span><text:span text:style-name="T125">al-fikrī</text:span><text:span text:style-name="T120">]” is what proceeds from cogitation [</text:span><text:span text:style-name="T125">al-fikr</text:span><text:span text:style-name="T120">] towards any goal whatsoever, even though the goal is not rational or good [</text:span><text:span text:style-name="T125">ghayr </text:span><text:span text:style-name="T120">ʿ</text:span><text:span text:style-name="T125">aqlī aw ghayr jamīl</text:span><text:span text:style-name="T120">], and [what is meant by] “rational [</text:span><text:span text:style-name="T125">al-manṭiqī</text:span><text:span text:style-name="T120">]” is what proceeds towards the good and the rational. So it seems that what is [actually] meant by “cogitative” is “imaginative,” and by “rational,” “cogitative in the proper sense.”</text:span><text:span text:style-name="Footnote_20_Symbol"><text:span text:style-name="T69"><text:note text:id="ftn244" text:note-class="footnote"><text:note-citation>247</text:note-citation><text:note-body><text:p text:style-name="Footnote"><text:span text:style-name="T223">Avicenna, </text:span><text:span text:style-name="T237">Healing: Rhetoric</text:span><text:span text:style-name="T223">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111">In the original Greek of Aristotle’s </text:span><text:span text:style-name="T115">Rhetoric</text:span><text:span text:style-name="T111">, the distinction is simply made between rational and non-rational appetites, identifying concupiscible and irascible appetite with non-rational. In the Arabic translation of Aristotle's </text:span><text:span text:style-name="T116">Rhetoric</text:span><text:span text:style-name="T111">, however, two distinctions are made: first, between </text:span><text:span text:style-name="T115">cogitative</text:span><text:span text:style-name="T111"> desire and rational desire, and then between </text:span><text:span text:style-name="T115">non-rationa</text:span><text:span text:style-name="T116">l</text:span><text:span text:style-name="T111"> and rational desire, with concupiscible and irascible appetite being given as examples of the non-rational. So the Arabic text of Aristotle’s </text:span><text:span text:style-name="T115">Rhetoric</text:span><text:span text:style-name="T111">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20">[Among acts involving appetite] there is that which is for the sake of </text:span><text:span text:style-name="T125">cogitative</text:span><text:span text:style-name="T120"> desire [</text:span><text:span text:style-name="T125">al-shahwa al-fikriyya</text:span><text:span text:style-name="T120">], and what is for the sake of rational [</text:span><text:span text:style-name="T125">al-mantiqiyya</text:span><text:span text:style-name="T120">] [desire]. Volition is thought-based and rational </text:span><text:soft-page-break/><text:span text:style-name="T120">[when] the agent only wills that which they think to be good. As for </text:span><text:span text:style-name="T125">irrational</text:span><text:span text:style-name="T120"> appetites, they are irascible and concupiscible appetite.</text:span><text:span text:style-name="Footnote_20_Symbol"><text:span text:style-name="T69"><text:note text:id="ftn245" text:note-class="footnote"><text:note-citation>248</text:note-citation><text:note-body><text:p text:style-name="Footnote"><text:span text:style-name="T223">Avicenna, </text:span><text:span text:style-name="T237">Healing: Rhetoric </text:span><text:span text:style-name="T223">(1954) 2.5, 96. Emphasis mine.</text:span></text:p></text:note-body></text:note></text:span></text:span></text:p>
      <text:p text:style-name="Standard"><text:span text:style-name="T111">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111"><text:note text:id="ftn246" text:note-class="footnote"><text:note-citation>249</text:note-citation><text:note-body><text:p text:style-name="Footnote">See Black (2013).</text:p></text:note-body></text:note></text:span></text:span><text:span text:style-name="T111"> so it just does not seem right to lump cogitation together with the non-rational. Thus, the first paragraph of Avicenna’s text from </text:span><text:span text:style-name="T115">Healing: Rhetoric</text:span><text:span text:style-name="T111">,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15">fikriyya</text:span><text:span text:style-name="T111">]” to describe a process that does not involve reason.</text:span></text:p>
      <text:p text:style-name="Standard"><text:span text:style-name="T111"><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text:span><text:span text:style-name="T113">d text from </text:span><text:span text:style-name="T117">Healing: Rhetoric </text:span><text:span text:style-name="T114">that comes shortly thereafter</text:span><text:span text:style-name="T113">.</text:span></text:p>
      <text:p text:style-name="Standard"><text:span text:style-name="T113">In the section of his </text:span><text:span text:style-name="T117">Rhetoric</text:span><text:span text:style-name="T113"> immediately following the distinction between different types of acts, Avicenna describes </text:span><text:span text:style-name="T111">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15">without</text:span><text:span text:style-name="T111"> any kind of discursive thought:</text:span></text:p>
      <text:p text:style-name="Block"><text:soft-page-break/><text:span text:style-name="T120">And what is longed for [</text:span><text:span text:style-name="T125">al-mushtahā</text:span><text:span text:style-name="T120">] has a pleasurable quality, whether [it is] a rational [</text:span><text:span text:style-name="T125">nuṭqiyya</text:span><text:span text:style-name="T120">] pleasure or a non-rational pleasure. The non-rational [object of desire] is what desire [</text:span><text:span text:style-name="T125">shawq</text:span><text:span text:style-name="T120">] is directed towards without being due to cogitation [</text:span><text:span text:style-name="T125">fik</text:span><text:span text:style-name="T127">ra</text:span><text:span text:style-name="T122">] or knowledge [</text:span><text:span text:style-name="T127">raʾy</text:span><text:span text:style-name="T122">] or analog</text:span><text:span text:style-name="T120">y [</text:span><text:span text:style-name="T125">tamthīl</text:span><text:span text:style-name="T120">] that has clarified whether it </text:span><text:span text:style-name="T120">is necessary that one pursue or not pursue it. And this [desire towards non-rational objects] is what pertains to nature and sensation.</text:span><text:span text:style-name="Footnote_20_Symbol"><text:span text:style-name="T69"><text:note text:id="ftn247" text:note-class="footnote"><text:note-citation>250</text:note-citation><text:note-body><text:p text:style-name="Footnote"><text:span text:style-name="T223">Avicenna, </text:span><text:span text:style-name="T237">Healing: Rhetoric</text:span><text:span text:style-name="T223"> (1954) 2.6, 100. Emphasis mine.</text:span></text:p></text:note-body></text:note></text:span></text:span></text:p>
      <text:p text:style-name="Standard"><text:span text:style-name="T111">If non-rational pleasures are those things longed for on the basis of object-evaluations that </text:span><text:span text:style-name="T115">do not</text:span><text:span text:style-name="T111"> involve deliberation, knowledge, or analogy, then, by implication, rational pleasures are longed for on the basis of object-evaluations that </text:span><text:span text:style-name="T115">do</text:span><text:span text:style-name="T111"> involve deliberation, knowledge, or analogy. Not every one of these terms is fleshed out here in detail but, broadly speaking, he clearly means to contrast two things: on the one hand, any kind of process where one uses some sort of discursive </text:span><text:span text:style-name="T111">thought (analysis and synthesis)</text:span><text:span text:style-name="Footnote_20_Symbol"><text:span text:style-name="T62"><text:note text:id="ftn248" text:note-class="footnote"><text:note-citation>251</text:note-citation><text:note-body><text:p text:style-name="P42">Black (2013) 70.</text:p></text:note-body></text:note></text:span></text:span><text:span text:style-name="T111"> to arrive at an evaluation, as opposed to the evaluation just naturally arising due to the natural operations of the internal senses.</text:span></text:p>
      <text:p text:style-name="Standard"><text:span text:style-name="T111">We can say more about the second type: “nature and sensation” are provided as examples to illustrate how non-rational evaluations are arrived at. In other words, animal faculties are </text:span><text:span text:style-name="T111">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text:span><text:span text:style-name="T111">not based on any discursive process—it is automatic.</text:span><text:span text:style-name="Footnote_20_Symbol"><text:span text:style-name="T62"><text:note text:id="ftn249" text:note-class="footnote"><text:note-citation>252</text:note-citation><text:note-body><text:p text:style-name="P42">In contemporary terms, these would not be reasons on a reason internalist view. See Tappolet (2016) 164.</text:p></text:note-body></text:note></text:span></text:span><text:span text:style-name="T111">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62"><text:note text:id="ftn250" text:note-class="footnote"><text:note-citation>253</text:note-citation><text:note-body><text:p text:style-name="P42">Deonna &amp; Teroni (2012) 55.</text:p></text:note-body></text:note></text:span></text:span><text:span text:style-name="Footnote_20_Symbol"><text:span text:style-name="T62"> </text:span></text:span><text:span text:style-name="T111">These are imaginative/non-rational cognitive causes for emotions.</text:span></text:p>
      <text:p text:style-name="Standard"><text:span text:style-name="T111">It is worth making two clarifications about the initial </text:span><text:span text:style-name="T115">Rhetoric</text:span><text:span text:style-name="T111">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111">imaginative desire can proceed towards “any goal whatsoever,”</text:span><text:span text:style-name="Footnote_20_Symbol"><text:span text:style-name="T62"><text:note text:id="ftn251" text:note-class="footnote"><text:note-citation>254</text:note-citation><text:note-body><text:p text:style-name="P42">This is the way he describes what he initially calls deliberative desire, but which he corrects as imaginative in the last sentence. So this descriptor more truly applies to imaginative desire. See text abo<text:span text:style-name="T177">ve in section 3.5.2.</text:span></text:p></text:note-body></text:note></text:span></text:span><text:span text:style-name="T111"> this does not mean that the </text:span><text:soft-page-break/><text:span text:style-name="T111">agent could pursue something that it has evaluated as </text:span><text:span text:style-name="T115">not</text:span><text:span text:style-name="T111">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15">way</text:span><text:span text:style-name="T111"> in which an evaluation is arrived at.</text:span></text:p>
      <text:p text:style-name="Standard"><text:span text:style-name="T111">Avicenna makes use of the distinction between imaginative and cogitative evaluative bases for emotion in at least two other texts. First, there is Avicenna’s discussion in </text:span><text:span text:style-name="T115">Metaphysics</text:span><text:span text:style-name="T111"> 6.5 about how no voluntary action is pointless, because voluntary action is always in response to some </text:span><text:span text:style-name="T111">emotion, and that emotion is always for some object. Key for our purposes is where Avicenna says that this object is grasped either imaginatively or cogitatively:</text:span></text:p>
      <text:p text:style-name="Block"><text:span text:style-name="T120">Hence, the proximate principle of every psychological movement is a motive power in the muscle of the organ, and the principle that comes after it is desire—desire, as you have learned in the </text:span><text:span text:style-name="T125">Psychology</text:span><text:span text:style-name="T120">, being necessarily consequent on some [act of] imagination or cogitation [</text:span><text:span text:style-name="T125">takhayyul aw fikr</text:span><text:span text:style-name="T120">], so that the most remote principle would be either imaginative or cogitative [</text:span><text:span text:style-name="T125">takhayyulan aw fikran</text:span><text:span text:style-name="T120">].</text:span><text:span text:style-name="Footnote_20_Symbol"><text:span text:style-name="T69"><text:note text:id="ftn252" text:note-class="footnote"><text:note-citation>255</text:note-citation><text:note-body><text:p text:style-name="Footnote"><text:span text:style-name="T223">Avicenna, </text:span><text:span text:style-name="T237">Healing: Metaphysics</text:span><text:span text:style-name="T223"> (2005) 6.5.7.</text:span></text:p></text:note-body></text:note></text:span></text:span></text:p>
      <text:p text:style-name="Standard"><text:span text:style-name="T111">He goes on to classify actions that proceed from imagination or deliberation, respectively, with </text:span><text:span text:style-name="T111">special attention to how we should think about acts that proceed from imagination. If </text:span><text:span text:style-name="T111">imagination alone is involved, and there is thus no discursive thought, we call the end towards </text:span><text:span text:style-name="T111">which an act is directed “trivial” and the act itself “haphazard.”</text:span><text:span text:style-name="Footnote_20_Symbol"><text:span text:style-name="T62"><text:note text:id="ftn253" text:note-class="footnote"><text:note-citation>256</text:note-citation><text:note-body><text:p text:style-name="Footnote"><text:span text:style-name="T223">Avicenna, </text:span><text:span text:style-name="T237">Healing: Metaphysics</text:span><text:span text:style-name="T223"> (2005) 6.5.10, 12.</text:span></text:p></text:note-body></text:note></text:span></text:span><text:span text:style-name="T111"> There is still an end, or an object, but it would merely be due to “nature and sensation.”</text:span></text:p>
      <text:p text:style-name="Standard"><text:span text:style-name="T111">Finally, the distinction between imaginative and deliberative is evident in a text from Avicenna’s </text:span><text:span text:style-name="T115">Notes </text:span><text:span text:style-name="T111">[</text:span><text:span text:style-name="T115">al-Ta</text:span><text:span text:style-name="T111">ʿ</text:span><text:span text:style-name="T115">līqāt</text:span><text:span text:style-name="T111">] titled “Explaining [the Necessary Existent’s] Volition [</text:span><text:span text:style-name="T115">bayān</text:span><text:span text:style-name="T111"> </text:span><text:span text:style-name="T115">irādatihi</text:span><text:span text:style-name="T111">].” The main purpose of this particular discussion is to clarify the sense in which the Necessary Existent </text:span><text:span text:style-name="T111">has volition, but along the way voluntary action in general is explained in such a way as sheds light on imaginative versus cogitative evaluation, especially in the following passage:</text:span></text:p>
      <text:p text:style-name="Block"><text:span text:style-name="T120">[E]very action that proceeds from a will, the principle of that will is either knowledge [ʿ</text:span><text:span text:style-name="T125">ilm</text:span><text:span text:style-name="T120">] or opinion [</text:span><text:span text:style-name="T125">ẓann</text:span><text:span text:style-name="T120">] or imagination [</text:span><text:span text:style-name="T125">takhayyul</text:span><text:span text:style-name="T120">]. An example of what proceeds from understanding is the action of the geometer or physician. An example of what proceeds from opinion is being cautious of that in which there is risk, while </text:span><text:soft-page-break/><text:span text:style-name="T120">an example of what proceeds from imagination is seeking something that appears to be either noble or excellent in order that a likeness to the noble or excellent thing is obtained.</text:span><text:span text:style-name="Footnote_20_Symbol"><text:span text:style-name="T69"><text:note text:id="ftn254" text:note-class="footnote"><text:note-citation>257</text:note-citation><text:note-body><text:p text:style-name="Footnote"><text:span text:style-name="T223">Avicenna, </text:span><text:span text:style-name="T237">Notes</text:span><text:span text:style-name="T223">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111">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text:span><text:span text:style-name="T113">in this section. Consider Avicenna’s examples: to </text:span><text:span text:style-name="T117">know</text:span><text:span text:style-name="T113"> something as good is to have a deep grasp of why it is the way it is, such as a geometer or physician have of their objects. One’s reasons are firm and have been made explicit. To believe something as good </text:span><text:span text:style-name="T117">according to opinion</text:span><text:span text:style-name="T113"> is to have a reason for preferring one thing over another, but to admit that the other option is possible. This is not as firmly grasped of a reason, but it is still explicit.</text:span><text:span text:style-name="Footnote_20_Symbol"><text:span text:style-name="T63"><text:note text:id="ftn255" text:note-class="footnote"><text:note-citation>258</text:note-citation><text:note-body><text:p text:style-name="Footnote"><text:span text:style-name="T223">A related distinction is between knowledge and opinion: “Knowled</text:span><text:span text:style-name="T226">ge [</text:span><text:span text:style-name="T240">raʾy</text:span><text:span text:style-name="T226">] is belief that is settled, while opinion [ẓ</text:span><text:span text:style-name="T240">ann</text:span><text:span text:style-name="T226">] is belief one is inclined towards, along with the admission that the alternative</text:span><text:span text:style-name="T223"> might be true. And not everyone who opines believes, just like not everyone who senses thinks, or everyone who imagines opines or believes or knows.” Avicenna, </text:span><text:span text:style-name="T237">Healing: Psychology</text:span><text:span text:style-name="T223"> (1959) 5.1, 207-208.</text:span></text:p></text:note-body></text:note></text:span></text:span><text:span text:style-name="T113"> </text:span><text:bookmark-start text:name="Objectevaluations_can_be_imagi"/><text:span text:style-name="T113">On</text:span><text:bookmark-end text:name="Objectevaluations_can_be_imagi"/><text:span text:style-name="T113"> the other hand, when something is construed as good according to the imagination, there is no mention of reasons—something simply “appears [or seems: </text:span><text:span text:style-name="T117">yushbih</text:span><text:span text:style-name="T113">]” worth pursuing, and that is that. Appearances are not necessarily wrong, they are just not based on discursive thought.</text:span></text:p>
      <text:p text:style-name="Standard"><text:span text:style-name="T113">So in the last two sections we have seen two senses in which imagination relates to emotion. On the one hand, all emotions are triggered </text:span><text:span text:style-name="T111">by evaluations, insofar as those evaluations are based on particulars, conceived in the imagination (even if higher faculties are also involved in the evaluative process). On the other hand, some emotions are based on imaginat</text:span><text:span text:style-name="T115">ive</text:span><text:span text:style-name="T111">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worth pursuing or not, it seems most likely that he has the former sense of imagination in mind. </text:span><text:soft-page-break/><text:span text:style-name="T111">That is, he is simply pointing out that inclinations/emotions are caused by evaluations of particulars.</text:span></text:p>
      <text:p text:style-name="Standard"><text:span text:style-name="T111">For the purposes of</text:span><text:span text:style-name="T113"> this chapter, this confirms that Avicenna indeed has the view expressed in [Stage 1]: some practical good (the object, unmoved-mover), imagined as having some sort of value, is what leads to an inclination/emotion (all other things being equal). In the next section,</text:span><text:span text:style-name="T111">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111">Once a subject has an emotion/inclination (</text:span><text:span text:style-name="T116">nizāʿ</text:span><text:span text:style-name="T111">/</text:span><text:span text:style-name="T115">inbiʿāth</text:span><text:span text:style-name="T111">) towards or away from some object, triggered by an evaluative judgment ([Stage 1]), they are in a position to determine what to do about that object. Now we are at what I previously labeled as [Stage 2], wherein Avicenna describes how we form a judgmen</text:span><text:span text:style-name="T113">t about what to do or not do, which leads to the motive state called resolution (</text:span><text:span text:style-name="T117">al-ijmā</text:span><text:span text:style-name="T113">ʿ). In the </text:span><text:span text:style-name="T118">Metaphysics</text:span><text:span text:style-name="T113">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113">Avicenna describes practical judgments, particularly with reference to the rational soul, in </text:span><text:span text:style-name="T117">Healing: Psychology</text:span><text:span text:style-name="T113"> 5.1. This section builds off of the general sketch of the practical intellect in 1.5 that we looked at in chapter two, on human emotion, but in it he more fully unpacks the nature of practical judgments and their relation to th</text:span><text:span text:style-name="T111">e resolution-to-act is more fully unpacked. The main thing that we need to see in this text is that not just any judgment leads to a resolution-to-act, but only the conclusion of a practical syllogism, or the analogue to a the conclusion of a </text:span><text:soft-page-break/><text:span text:style-name="T111">practical syllogism at the animal level.</text:span><text:span text:style-name="Footnote_20_Symbol"><text:span text:style-name="T62"><text:note text:id="ftn256" text:note-class="footnote"><text:note-citation>259</text:note-citation><text:note-body><text:p text:style-name="Footnote"><text:span text:style-name="T223">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36">al-quwwa al-ijmā</text:span><text:span text:style-name="T223">ʿ</text:span><text:span text:style-name="T236">iyyya ilā</text:span><text:span text:style-name="T223">] movement of the body, just as [movement of the body] follows judgments of other faculties in animals (</text:span><text:span text:style-name="T236">Healing: Psychology </text:span><text:span text:style-name="T223">(1959) 5.1, 207).”</text:span></text:p></text:note-body></text:note></text:span></text:span><text:span text:style-name="T111"> In the language of Aristotle looked at earlier, it is this cognition which determines the </text:span><text:span text:style-name="T115">means</text:span><text:span text:style-name="T111"> to achieve some end.</text:span></text:p>
      <text:p text:style-name="Standard"><text:span text:style-name="T111">To be clear again about the sequence of acts: although practical judgment and resolution-to-act are technically </text:span><text:span text:style-name="T116">post</text:span><text:span text:style-name="T111">-emotion, these acts are all closely related, and part of the same overall theory of action. Getting clear on practical judgments and resolution-to-act ([Stage 2]), which </text:span><text:span text:style-name="T116">follow</text:span><text:span text:style-name="T111"> </text:span><text:span text:style-name="T112">emotions</text:span><text:span text:style-name="T111">, will help us confirm the role played by emotions described in </text:span><text:span text:style-name="T113">prior sections. </text:span><text:span text:style-name="T111">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Standard"><text:span text:style-name="T111">Avicenna introduces his discussion of practical judgments with a contrast, clarifying that judgments of theoretical intellect are </text:span><text:span text:style-name="T115">not</text:span><text:span text:style-name="T111"> essentially related to action:</text:span></text:p>
      <text:p text:style-name="Block"><text:span text:style-name="T120">[a]</text:span><text:span text:style-name="Footnote_20_Symbol"><text:span text:style-name="T69"><text:note text:id="ftn257" text:note-class="footnote"><text:note-citation>260</text:note-citation><text:note-body><text:p text:style-name="Footnote"><text:span text:style-name="T223">The texts labeled [a-e] are a mo</text:span><text:span text:style-name="T226">stly continuous section from</text:span><text:span text:style-name="T223"> </text:span><text:span text:style-name="T236">Healing: Psychology </text:span><text:span text:style-name="T223">(1959) 5.1, 206-207.</text:span></text:p></text:note-body></text:note></text:span></text:span><text:span text:style-name="T120">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9"><text:note text:id="ftn258" text:note-class="footnote"><text:note-citation>261</text:note-citation><text:note-body><text:p text:style-name="Footnote"><text:span text:style-name="T223">The “postponement” Avicenna mentions refers to further discussion of universals qua universals, which he returns to in the </text:span><text:span text:style-name="T237">Healing: Metaphysics</text:span><text:span text:style-name="T223"> 5.2, </text:span><text:span text:style-name="T256">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oft-page-break/><text:span text:style-name="T111">With the universal judgments of the theoretical intellect determined to be insufficient for prompting action, Avicenna contrasts this with the sort of judgments that </text:span><text:span text:style-name="T115">can</text:span><text:span text:style-name="T111"> lead to action, these being the particular judgments of the practical intellect:</text:span></text:p>
      <text:p text:style-name="Block"><text:span text:style-name="T120">[b] Humans have, then, a faculty concerned with universal matters and another concerned with deliberation [</text:span><text:span text:style-name="T125">al-rawīya</text:span><text:span text:style-name="T120">] in particular matters, about what should be do</text:span><text:span text:style-name="T122">ne and not done, about what is beneficial and harmful, beautiful and ugly, good and bad. And that [is done] through a type of syllogism and reflection, [which can be] correct or faulty, whose goal is to produce a belief [</text:span><text:span text:style-name="T127">raʾy</text:span><text:span text:style-name="T122">] about some particular, future thing </text:span><text:span text:style-name="T122">from among that which is possible. For one does not deliberate about whether or not to do things that are necessary or non-existent, nor [does one deliberate about whether or not to do things]</text:span><text:span text:style-name="T120"> pertaining to what is past [because] the past cannot be enacted. If this faculty judges, there follows a movement of the faculty that resolves on [</text:span><text:span text:style-name="T125">al-quwwa al-ijmā</text:span><text:span text:style-name="T120">ʿ</text:span><text:span text:style-name="T125">iyya ilā</text:span><text:span text:style-name="T120">] movement of the body, just as [movement of the body] follows judgments of other faculties in animals.</text:span><text:span text:style-name="Footnote_20_Symbol"><text:span text:style-name="T69"><text:note text:id="ftn259" text:note-class="footnote"><text:note-citation>262</text:note-citation><text:note-body><text:p text:style-name="Footnote"><text:span text:style-name="T223">Avicenna, </text:span><text:span text:style-name="T236">Healing: Psychology </text:span><text:span text:style-name="T223">(1959) 5.1, 207.</text:span></text:p></text:note-body></text:note></text:span></text:span></text:p>
      <text:p text:style-name="Standard"><text:span text:style-name="T111">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15">as opposed to</text:span><text:span text:style-name="T111"> inclination, but the distinctions from the immediately preceding book 4.4 (examined abov</text:span><text:span text:style-name="T113">e in chapter 1),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17">al-ijmā</text:span><text:span text:style-name="T113">ʿ here.</text:span></text:p>
      <text:p text:style-name="Standard"><text:span text:style-name="T111">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text:span><text:span text:style-name="T111">are “about what should and shouldn’t be done,” and 2) they are about the particular, future, and possible. To unpack the first point, Avicenna is not saying that the practical intellect is the only </text:span><text:span text:style-name="T111">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111">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text:span><text:soft-page-break/><text:span text:style-name="T111">practical intellect does not judge things as good or bad—it rather judges courses of action about those things.</text:span><text:span text:style-name="Footnote_20_Symbol"><text:span text:style-name="T111"><text:note text:id="ftn260" text:note-class="footnote"><text:note-citation>263</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111">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111">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text:span><text:soft-page-break/><text:span text:style-name="T111">judgments about benefits and harms, because the practical intellect is concerned with commanding the pursuit of benefits and avoiding harms, while the theoretical intellect is concerned with affirm</text:span><text:span text:style-name="T113">ing truth, and rejecting falsehood. The concepts Avicenna repeatedly associates with both faculties have to do with their </text:span><text:span text:style-name="T117">goals</text:span><text:span text:style-name="T113"> as faculties (truth vs. action), not the </text:span><text:span text:style-name="T117">content</text:span><text:span text:style-name="T113"> of the premises they make use of.</text:span></text:p>
      <text:p text:style-name="Standard"><text:span text:style-name="T177">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text:span>ails by distinguishing the “principles” of both faculties:</text:p>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111">When Avicenna says that the principles of the theoretical intellect are “primary premises,” he is referring, as defined in </text:span><text:span text:style-name="T115">Remarks and Admonitions</text:span><text:span text:style-name="T111">, to propositions “that are necessitated by the essence and instinct of a clear intellect, and not by any cause external to it.”</text:span><text:span text:style-name="Footnote_20_Symbol"><text:span text:style-name="T62"><text:note text:id="ftn261" text:note-class="footnote"><text:note-citation>264</text:note-citation><text:note-body><text:p text:style-name="Footnote"><text:span text:style-name="T223">Avicenna, </text:span><text:span text:style-name="T237">Remarks: Logic</text:span><text:span text:style-name="T223"> (1984, trans. Inati) 119.</text:span></text:p></text:note-body></text:note></text:span></text:span><text:span text:style-name="T111"> In other words, propositions like “the whole is greater than its parts,” are axiomatic in the sense that their truth is automatically assented to, once they are understood.</text:span><text:span text:style-name="Footnote_20_Symbol"><text:span text:style-name="T62"><text:note text:id="ftn262" text:note-class="footnote"><text:note-citation>265</text:note-citation><text:note-body><text:p text:style-name="Footnote"><text:span text:style-name="T223">“Axiomatic” is Inati’s word. See Avicenna, </text:span><text:span text:style-name="T237">Remarks: Logic </text:span><text:span text:style-name="T223">(1984, trans. Inati) 119, </text:span><text:span text:style-name="T235">footnote</text:span><text:span text:style-name="T223"> 5.</text:span></text:p></text:note-body></text:note></text:span></text:span><text:span text:style-name="T111"> <text:s/>Assent to them is given because they are grasped as necessarily true in themselves, on the basis of the essences under consideration, not on the basis of any external evidence.</text:span></text:p>
      <text:p text:style-name="Standard"><text:span text:style-name="T111">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62"><text:note text:id="ftn263" text:note-class="footnote"><text:note-citation>266</text:note-citation><text:note-body><text:p text:style-name="P42">Black (2013a) 124.</text:p></text:note-body></text:note></text:span></text:span><text:span text:style-name="T111">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15">Remarks</text:span><text:span text:style-name="T111">, such as that “stealing the wealth of others is an ugly act and that lying is an ugly act which must not be pursued,” </text:span><text:soft-page-break/><text:span text:style-name="T111">Avicenna says </text:span><text:span text:style-name="T111">that these are premises whose acceptance is typically brought about thanks to our social and moral upbringing.</text:span><text:span text:style-name="Footnote_20_Symbol"><text:span text:style-name="T62"><text:note text:id="ftn264" text:note-class="footnote"><text:note-citation>267</text:note-citation><text:note-body><text:p text:style-name="Footnote"><text:span text:style-name="T223">Avicenna, </text:span><text:span text:style-name="T237">Remarks: Logic </text:span><text:span text:style-name="T223">(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pan text:style-name="T111">Though Avicenna thi</text:span><text:span text:style-name="T113">nks that the practical intellect </text:span><text:span text:style-name="T117">typically</text:span><text:span text:style-name="T113"> relies on a weaker sorts of premises, a text we looked at earlier in chapter two from Avicenna’s </text:span><text:span text:style-name="T117">Psychology</text:span><text:span text:style-name="T113"> 1.5 shows that practical judgments can also be verified i</text:span><text:span text:style-name="T111">n a more certain way.</text:span><text:span text:style-name="Footnote_20_Symbol"><text:span text:style-name="T62"><text:note text:id="ftn265" text:note-class="footnote"><text:note-citation>268</text:note-citation><text:note-body><text:p text:style-name="P44">See discussion in chapter 2, section 2.2.</text:p></text:note-body></text:note></text:span></text:span><text:span text:style-name="T111"> As we saw, in 1.5 Avicenna briefly indicates that the premises the practical intellect uses, like “lying and injustice are bad” 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62"><text:note text:id="ftn266" text:note-class="footnote"><text:note-citation>269</text:note-citation><text:note-body><text:p text:style-name="Footnote"><text:span text:style-name="T223">Avicenna </text:span><text:span text:style-name="T236">Healing: Psychology </text:span><text:span text:style-name="T223">(1959) 1.5, 46.</text:span></text:p></text:note-body></text:note></text:span></text:span><text:span text:style-name="T111">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15">typical</text:span><text:span text:style-name="T111"> way in which we arrive at practical 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text:soft-page-break/>of resolution. At the same time, he reaffirms the point that this same sort of function exists, albeit via a different mechanism, in animals:</text:p>
      <text:p text:style-name="Block"><text:span text:style-name="T120">[e] For there is in humans a sensible judge, and an estimative judge in the re</text:span><text:span text:style-name="T122">alm of imagination, and an intellectual and practical judge. And the motivating principles that belong to [</text:span><text:span text:style-name="T127">al-mabādiʾ al-bā</text:span><text:span text:style-name="T122">ʿ</text:span><text:span text:style-name="T127">itha li-</text:span><text:span text:style-name="T122">] humans’ faculty that resolves upon [</text:span><text:span text:style-name="T127">quwwatihi al-ijmā</text:span><text:span text:style-name="T122">ʿ</text:span><text:span text:style-name="T127">iyya </text:span><text:span text:style-name="T122">ʿ</text:span><text:span text:style-name="T127">alā</text:span><text:span text:style-name="T122">] the movement of the org</text:span><text:span text:style-name="T120">ans are imaginative estimation [</text:span><text:span text:style-name="T125">wahm khayālī</text:span><text:span text:style-name="T120">], the practical intellect, and the concupiscible and irascible faculties. Other animals have three of these.</text:span></text:p>
      <text:p text:style-name="Standard"><text:span text:style-name="T111">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xt:span><text:span text:style-name="T113">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text:span><text:span text:style-name="T119">Psychology</text:span><text:span text:style-name="T113">, that just as resolution follows practical judgments for humans, so it <text:s/>“follows judgments of other faculties in animals.”</text:span><text:span text:style-name="Footnote_20_Symbol"><text:span text:style-name="T113"><text:note text:id="ftn267" text:note-class="footnote"><text:note-citation>270</text:note-citation><text:note-body><text:p text:style-name="P50">See section 3.6, text [b].</text:p></text:note-body></text:note></text:span></text:span><text:span text:style-name="T113"> Likewise, this coheres with the </text:span><text:span text:style-name="T117">Metaphysics</text:span><text:span text:style-name="T113"> 4.2 text we looked at earlier (text [b], section 2) which said that the judgment prior to a resolved will can just be a kind of “estimative belief [</text:span><text:span text:style-name="T117">i</text:span><text:span text:style-name="T113">ʿ</text:span><text:span text:style-name="T117">atiqād wahmī</text:span><text:span text:style-name="T113">],” when resolution is reached without </text:span><text:span text:style-name="T111">the involvement of rational faculties.</text:span><text:span text:style-name="Footnote_20_Symbol"><text:span text:style-name="T62"><text:note text:id="ftn268" text:note-class="footnote"><text:note-citation>271</text:note-citation><text:note-body><text:p text:style-name="P44">See chart in section 3.3 of this chapter.</text:p></text:note-body></text:note></text:span></text:span><text:span text:style-name="T111"> These texts are not linked in a straightforward way, but the general picture is the same in both, with analogous practical judgments on the animal and human level able to lead to resolution.</text:span></text:p>
      <text:p text:style-name="Standard"><text:span text:style-name="T111">Avicenna is not explicit in any text in his corpus about the precise role estimation plays in non-human animals for the sake of bringing about resolution. Of course he has plenty to say in </text:span><text:span text:style-name="T115">Psychology</text:span><text:span text:style-name="T111"> 4.4 about how animals make general value judgments</text:span><text:span text:style-name="Footnote_20_Symbol"><text:span text:style-name="T111"><text:note text:id="ftn269" text:note-class="footnote"><text:note-citation>272</text:note-citation><text:note-body><text:p text:style-name="Footnote">Again, “value” an<text:span text:style-name="T177">d “evaluation” are not meant to have strictly ethical overtones here. See explanation at the beginning of section 3.5.</text:span></text:p></text:note-body></text:note></text:span></text:span><text:span text:style-name="T111">: some knowledge of harms and benefits is built into animals as instinct, some is learned through experience.</text:span><text:span text:style-name="Footnote_20_Symbol"><text:span text:style-name="T62"><text:note text:id="ftn270" text:note-class="footnote"><text:note-citation>273</text:note-citation><text:note-body><text:p text:style-name="Footnote"><text:span text:style-name="T223">Avicenna, </text:span><text:span text:style-name="T236">Healing: Psychology </text:span><text:span text:style-name="T223">(1959) 4.3, 183-184.</text:span></text:p></text:note-body></text:note></text:span></text:span><text:span text:style-name="T111"> But it is not clear whether these are meant to be merely evaluations, such as can lead to emotion, or whether </text:span><text:soft-page-break/><text:span text:style-name="T111">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111">In text [e], the conclusion, Avicenna has emphasized the importance of both emotion and practical judgment as causes of resolution-to-act, because if either of these things are missing, </text:span><text:span text:style-name="T111">there can be no resolution. Judging something to be worth doing, but having no initial inclination to do it, provides no motive state for the practical judgment to help push into a resolution, while </text:span><text:span text:style-name="T111">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15">yūjib</text:span><text:span text:style-name="T111">] resolution-to-act [</text:span><text:span text:style-name="T115">al-</text:span><text:span text:style-name="T115">ijmā</text:span><text:span text:style-name="T111">ʿ].”</text:span><text:span text:style-name="Footnote_20_Symbol"><text:span text:style-name="T62"><text:note text:id="ftn271" text:note-class="footnote"><text:note-citation>274</text:note-citation><text:note-body><text:p text:style-name="Footnote"><text:span text:style-name="T223">Avicenna, </text:span><text:span text:style-name="T236">Healing: Psychology </text:span><text:span text:style-name="T223">(1959) 195. </text:span><text:span text:style-name="T226">Discussed at the beginning of the section 3.1, above.</text:span></text:p></text:note-body></text:note></text:span></text:span><text:span text:style-name="T111"> The different emphases in each makes sense, since both inclination and practical judgment need to come together if there is going to be resolution.</text:span></text:p>
      <text:p text:style-name="Standard"><text:span text:style-name="T111">The preceding analysis of the text on the practical intellect in 5.1 has confirmed the general picture summarized in [Stage 2]: some practical good (the object, unmover-mover), represented </text:span><text:span text:style-name="T111">as part of a practical judgment, can lead to a resolution-to-act</text:span><text:span text:style-name="Footnote_20_Symbol"><text:span text:style-name="T62"><text:note text:id="ftn272" text:note-class="footnote"><text:note-citation>275</text:note-citation><text:note-body><text:p text:style-name="Footnote"><text:span text:style-name="T223">Avicenna is aware that any illustration of the factors involved in voluntary movement is going to seem overly simplistic, as this one may have. In his </text:span><text:span text:style-name="T237">Healing: Physics</text:span><text:span text:style-name="T223">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111"> (e.g., someone decides to open the cupboard to get a snack, and the motive faculty actually attempts to instigate action</text:span><text:span text:style-name="Footnote_20_Symbol"><text:span text:style-name="T111"><text:note text:id="ftn273" text:note-class="footnote"><text:note-citation>276</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111">).</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102844669" text:continue-numbering="true" text:style-name="WW8Num2">
        <text:list-item>
          <text:p text:style-name="P111">Evaluative judgments: cognitions that ascribe value to objects/ends in some way</text:p>
        </text:list-item>
        <text:list-item>
          <text:p text:style-name="P111">Practical judgments: cognitions that decide on a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6508996756542965669" text:style-name="L5">
        <text:list-item>
          <text:p text:style-name="P112">Evaluations are cognitions that involve particular imagination.</text:p>
        </text:list-item>
        <text:list-item>
          <text:p text:style-name="P112">Evaluations can ascribe value to their objects via imaginative/non-rational or cogitative/rational processes.</text:p>
        </text:list-item>
      </text:list>
      <text:p text:style-name="Standard"><text:span text:style-name="T111">When Avicenna says that emotions are triggered when something is “imagined as having some sort of value," he probably does </text:span><text:span text:style-name="T115">not</text:span><text:span text:style-name="T111"> have the second sense sense of "imaginative" involvement in </text:span><text:span text:style-name="T111">mind. That is, the evaluations leading to emotions can be imaginative or cogitative, where imaginative means "lacking discursive thought." But this does not apply to all evaluations (since cogitative evaluations </text:span><text:span text:style-name="T115">do</text:span><text:span text:style-name="T111">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111"><text:note text:id="ftn274" text:note-class="footnote"><text:note-citation>277</text:note-citation><text:note-body><text:p text:style-name="Footnote"><text:s/>Being based on particulars is not unique to the evaluations behind emotions, since practical judgments engage the imagination as w<text:span text:style-name="T177">ell (s</text:span><text:span text:style-name="T226">ee section 3.5.1, above.)</text:span><text:span text:style-name="T177">, but it is nonetheless an important feature of his explanation of the evaluations behind emotions.</text:span></text:p></text:note-body></text:note></text:span></text:span></text:p>
      <text:p text:style-name="Standard"><text:span text:style-name="T111">Going back to some of the previously mentioned earlier understandings of </text:span><text:span text:style-name="T115">al-ijmā</text:span><text:span text:style-name="T111">ʿ,</text:span><text:span text:style-name="Footnote_20_Symbol"><text:span text:style-name="T111"><text:note text:id="ftn275" text:note-class="footnote"><text:note-citation>278</text:note-citation><text:note-body><text:p text:style-name="Footnote"><text:s/><text:span text:style-name="T177">See end of section 3.2.</text:span></text:p></text:note-body></text:note></text:span></text:span><text:span text:style-name="T111"> it should be clear that the Latin tendency of sometimes translating </text:span><text:span text:style-name="T115">al-ijmā</text:span><text:span text:style-name="T111">ʿ with terms that capture </text:span><text:soft-page-break/><text:span text:style-name="T111">inclination </text:span><text:span text:style-name="T111">was a mistake, since inclination and resolution are distinct. Moreover, </text:span><text:span text:style-name="T115">al-ijmā</text:span><text:span text:style-name="T111">ʿ in Avicenna does not have any particular association with </text:span><text:span text:style-name="T115">al-ijmā</text:span><text:span text:style-name="T111">ʿ in Islamic legal theory. It describes a state of the motive faculty, not the coming together of various faculties in any way that resembles a number of legal judges coming together. We could think of motion in fact occurring at the point </text:span><text:span text:style-name="T111">where cognition and motive faculties finally “come together” to cause movement, but this is not precisely what Avicenna picks out by the term </text:span><text:span text:style-name="T115">al-ijmā</text:span><text:span text:style-name="T111">ʿ. Finally, there is no obvious Stoic influence on Avicenna’s concept of </text:span><text:span text:style-name="T115">al-ijmā</text:span><text:span text:style-name="T111">ʿ. On the contrary, given that it is motive, rather than cognitive, it seems uniquely unsuited to be a successor to the Stoic concept of </text:span><text:span text:style-name="T115">synkatathesis</text:span><text:span text:style-name="T111">. It might be that the </text:span><text:span text:style-name="T115">practical judgment</text:span><text:span text:style-name="T111"> leading to </text:span><text:span text:style-name="T115">al-ijmā</text:span><text:span text:style-name="T111">ʿ fulfills a similar role in </text:span><text:span text:style-name="T111">Avicenna’s psychology as </text:span><text:span text:style-name="T115">synkatathesis </text:span><text:span text:style-name="T111">does in the Stoic tradition, but the practical judgment is, of course, something distinct from </text:span><text:span text:style-name="T115">al-ijmā</text:span><text:span text:style-name="T111">ʿ itself.</text:span></text:p>
      <text:p text:style-name="Standard"><text:span text:style-name="Footnote_20_Symbol"><text:span text:style-name="T111">Avicenna’s formulation can be seen as a development of Aristotle’s ends-means distinction, in that emotions focus us on some evaluated end, while resolution enacts motion according to the </text:span></text:span><text:span text:style-name="Footnote_20_Symbol"><text:span text:style-name="T111">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h text:style-name="P93" text:outline-level="1">Chapter 4</text:h>
      <text:h text:style-name="Heading_20_1" text:outline-level="1">Physiology in Avicenna's Affective <text:span text:style-name="T167">Psychology</text:span></text:h>
      <text:p text:style-name="Standard"><text:span text:style-name="T15">In th</text:span><text:span text:style-name="T53">is chapter, I will present the aspects of physiology found in Avicenna’s philosophical and medical texts that are relevant to his affective psychology. I will </text:span><text:span text:style-name="T39">not</text:span><text:span text:style-name="T53">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the general nature of emotion.</text:span></text:p>
      <text:p text:style-name="Standard"><text:span text:style-name="T53">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text:span><text:span text:style-name="T15">o look ahead, all emotions have their seat in (i.e., are localized in) the heart, and the vital spirit that is in the heart, despite having dispositions and effects localized elsewhere in the body.</text:span><text:span text:style-name="Footnote_20_Symbol"><text:span text:style-name="T15"><text:note text:id="ftn276" text:note-class="footnote"><text:note-citation>279</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4.5.1 and <text:span text:style-name="T177">4.5.4 of this chapter).” Emotions are necessarily embodied in some sort of matter, but what matter in particular does not appear to be part of the esse</text:span>nce of an emotion.</text:p></text:note-body></text:note></text:span></text:span><text:span text:style-name="T15"> </text:span><text:span text:style-name="T17">As for the second and third topics to be discussed, </text:span><text:bookmark-start text:name="Intro1"/><text:span text:style-name="T17">Avicenna</text:span><text:bookmark-end text:name="Intro1"/><text:span text:style-name="T17"> actually has comparatively more to say about the physiology about </text:span><text:span text:style-name="T28">dispositions</text:span><text:span text:style-name="T17"> for emotions (which are prior to emotions), and the characteristic physiological </text:span><text:span text:style-name="T28">effects</text:span><text:span text:style-name="T17"> of emotions (which follow).</text:span></text:p>
      <text:p text:style-name="Standard"><text:span text:style-name="T17">These latter two aspects of physiology are best framed by prior distinctions Avicenna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8">dispositions</text:span><text:span text:style-name="T17">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8">effects</text:span><text:span text:style-name="T17">, this is due </text:span><text:soft-page-break/><text:span text:style-name="T17">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merely a possible effect of sh</text:span><text:span text:style-name="T22">ame. Drawing the line where he does is not simply a verbal issue, but reflects what Avicenna thinks constitutes the essence of an emotion.</text:span></text:p>
      <text:p text:style-name="Standard"><text:span text:style-name="T24">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6">occurent</text:span><text:span text:style-name="T24"> emotions from emotional </text:span><text:span text:style-name="T36">dispositions</text:span><text:span text:style-name="T24"> and </text:span><text:span text:style-name="T36">effects</text:span><text:span text:style-name="T24">, is this distinction between states that are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6">different</text:span><text:span text:style-name="T24">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7">In addition to the philosophical texts that frame Avicenna’s discussion of emotions, there are three texts that have specific things to say about the physiology of </text:span><text:span text:style-name="T22">emotions: section 5.8 of Avicenna’s </text:span><text:span text:style-name="T34">Healing: Psychology</text:span><text:span text:style-name="T22">, the </text:span><text:span text:style-name="T34">Canon of Medicine</text:span><text:span text:style-name="T22">, and his </text:span><text:span text:style-name="T34">Cardiac Drugs</text:span><text:span text:style-name="T22">. </text:span><text:span text:style-name="T34">Psychology</text:span><text:span text:style-name="T22"> 5.8 is the final section of Avicenna’s main work of philosophical psychology, and it is an overview of the human physiology relevant to psychology.</text:span><text:span text:style-name="T22"><text:note text:id="ftn277" text:note-class="footnote"><text:note-citation>280</text:note-citation><text:note-body><text:p text:style-name="Footnote"><text:span text:style-name="T168">Psychology</text:span> 5.8 is obviously found in a work overly concerned with philosophical psychology, but in and of itself it is primarily concerned with physiology. I don't mean to make a strong claim about how this particular text should be classified, just that it has specific things to say about the physiology of emotions.</text:p></text:note-body></text:note></text:span><text:span text:style-name="T22"> Much of the chapter is taken up </text:span><text:soft-page-break/><text:span text:style-name="T22">with the question of whether there is one organ that has priority over all the other organs, t</text:span><text:span text:style-name="T17">hat being the heart (à la Aristotle), or whether there is more of a cooperative foundation for life’s activities between the heart, brain and liver (à la Galen). Avicenna takes a middle-way between Aristotle and Galen, saying that the heart, with the vital spirit, is in some sense the sou</text:span><text:span text:style-name="T22">rce of life, but that the brain and liver have governance in different domains. So Avicenna calls the heart “the principle” (</text:span><text:span text:style-name="T34">al-madba</text:span><text:span text:style-name="T22">ʾ), while also allowing that other organs can be principles of more </text:span><text:span text:style-name="T17">specialized activities. As we will see, 5.8 is primarily valuable for the discussion of emotions insofar as it clarifies where occurrent emotions are localized.</text:span></text:p>
      <text:p text:style-name="Standard"><text:span text:style-name="T17">The </text:span><text:span text:style-name="T28">Canon</text:span><text:span text:style-name="T17"> is, of course, Avicenna’s systematic, influential work on the nature of medicine, along with the causes of diseases and their treatments. It is comprise</text:span><text:span text:style-name="T22">d of five sections</text:span><text:span text:style-name="T17">, of which the first and third are most relevant to the discussion of emotions.</text:span><text:span text:style-name="Footnote_20_Symbol"><text:span text:style-name="T56"><text:note text:id="ftn278" text:note-class="footnote"><text:note-citation>281</text:note-citation><text:note-body><text:p text:style-name="Footnote"><text:span text:style-name="T223">There is so far only a critical edition of the first book of Avicenna’s </text:span><text:span text:style-name="T237">Canon</text:span><text:span text:style-name="T223">, published by Vikas in 1982. For the rest, the standard version to use is that edited by al-Qashsh in 1987, which is a more readable version, with commentary and index, of the 1877 Būlāq (non-critical) text.</text:span></text:p></text:note-body></text:note></text:span></text:span><text:span text:style-name="T17"> The first is relevant for its discussion of the vital spirit, which is referred to frequently when discussing the dispositions and effects for emotions, while the third is relevant because it contains Avicenna’s discussions of some mental illnesses, the most detailed of which concerns melancholy.</text:span></text:p>
      <text:p text:style-name="Standard"><text:span text:style-name="T17">As Avicenna explains at the outset of the </text:span><text:span text:style-name="T28">Canon</text:span><text:span text:style-name="T17">, medicine has both a theoretical and a practical component. This is not a distinction between, say, thinking about medicine versus going out and actively performing </text:span><text:span text:style-name="T22">it. Rather, the distinction is between different types of principles: those that need to be known in order to understand the the treatment of disease and maintenance of health, and then the concrete principles for doing so.</text:span><text:span text:style-name="Footnote_20_Symbol"><text:span text:style-name="T59"><text:note text:id="ftn279" text:note-class="footnote"><text:note-citation>282</text:note-citation><text:note-body><text:p text:style-name="Footnote"><text:span text:style-name="T223">Avicenna, </text:span><text:span text:style-name="T237">Canon</text:span><text:span text:style-name="T223"> (1982), I.1.1, 33-34.</text:span></text:p></text:note-body></text:note></text:span></text:span><text:span text:style-name="T22"> For example, you need to understand what a liver is, in general, before you are able to understa</text:span><text:span text:style-name="T17">nd the specific instructions for diagnosing and treating its ailments. The theoretical component of medicine thus contains discussion on roughly the same level of generality as what we found in the </text:span><text:span text:style-name="T28">Psychology</text:span><text:span text:style-name="T17">, albeit restricted to the general theory needed for the art of medicine. This means that some of Avicenna’s discussions of emotions in the </text:span><text:span text:style-name="T28">Canon</text:span><text:span text:style-name="T17"> give us insight into the general nature of emotions, not just the treatment of emotional disorders.</text:span></text:p>
      <text:p text:style-name="Standard"><text:soft-page-break/><text:span text:style-name="T17">The </text:span><text:span text:style-name="T28">Cardiac Drugs</text:span><text:span text:style-name="T17"> is a much shorter treatise than the </text:span><text:span text:style-name="T28">Canon</text:span><text:span text:style-name="T17">, focused on the workings of the heart, along with its particular ailments and treatments.</text:span><text:span text:style-name="Footnote_20_Symbol"><text:span text:style-name="T56"><text:note text:id="ftn280" text:note-class="footnote"><text:note-citation>283</text:note-citation><text:note-body><text:p text:style-name="Footnote"><text:span text:style-name="T223">There is no critical edition of </text:span><text:span text:style-name="T236">Cardiac Drugs</text:span><text:span text:style-name="T223">, though the Arabic version used here (ed. al-Bābā) is based on three different manuscripts. See Alpina (2017) 371.</text:span></text:p></text:note-body></text:note></text:span></text:span><text:span text:style-name="T17"> </text:span><text:span text:style-name="T28">Cardiac Drugs</text:span><text:span text:style-name="T17"> is thought to initially have been a stand-alone treatise, but has been inserted both into the </text:span><text:span text:style-name="T28">Canon</text:span><text:span text:style-name="T17"> and the </text:span><text:span text:style-name="T28">Healing: Psychology</text:span><text:span text:style-name="T17"> at different points. More recently, </text:span><text:span text:style-name="T28">Cardiac Drugs</text:span><text:span text:style-name="T17"> has been inserted into English translations of the </text:span><text:span text:style-name="T28">Canon</text:span><text:span text:style-name="T17">, as a way of supplementing the Canon’s discussion of the vital spirit.</text:span><text:span text:style-name="Footnote_20_Symbol"><text:span text:style-name="T56"><text:note text:id="ftn281" text:note-class="footnote"><text:note-citation>284</text:note-citation><text:note-body><text:p text:style-name="Footnote"><text:span text:style-name="T223">For example, this choice is described in Bakhtiar’s introduction to Avicenna, Canon (1999), lxvi. Texts from Cardiac Drugs are also inserted into the edition of Gruner (1973). See final note on page 122, introducing the insertion of </text:span><text:span text:style-name="T236">Cardiac Drugs</text:span><text:span text:style-name="T223"> which follows.</text:span></text:p></text:note-body></text:note></text:span></text:span><text:span text:style-name="T17"> However, there was a premodern tradition, apparently begun by Avicenna’s disciple Jūzjāni, of including </text:span><text:span text:style-name="T28">Cardiac Dru</text:span><text:span text:style-name="T34">gs</text:span><text:span text:style-name="T22"> after section 4.4 of </text:span><text:span text:style-name="T34">Healing: Psychology</text:span><text:span text:style-name="T22">. As described by Tommaso Alpina, some Arabic and Latin manuscripts reflect this tradition, though modern critical editions of the Arabic </text:span><text:span text:style-name="T34">Healing: Psychology </text:span><text:span text:style-name="T22">do not. Simone Van Riet’s modern Latin edition of the </text:span><text:span text:style-name="T34">Healing: Psychology</text:span><text:span text:style-name="T22"> does include </text:span><text:span text:style-name="T34">Cardiac Drugs</text:span><text:span text:style-name="T22">, albeit as an appendix to the work as a whole. In any case, the impetus for attaching </text:span><text:span text:style-name="T34">Cardiac Drugs</text:span><text:span text:style-name="T22"> to </text:span><text:span text:style-name="T34">Psychology</text:span><text:span text:style-name="T22"> 4.4 is Avicenna’s own remark, at the end of 4.4:</text:span></text:p>
      <text:p text:style-name="Block"><text:span text:style-name="T140">And we have discussed in our books of medicine, to a degree of detail and accuracy not found in any predecessors, the reason for the dispositions [</text:span><text:span text:style-name="T154">isti</text:span><text:span text:style-name="T140">ʿ</text:span><text:span text:style-name="T154">dādāt</text:span><text:span text:style-name="T140">] of different people—on account of their natural temperament [</text:span><text:span text:style-name="T154">jibilla</text:span><text:span text:style-name="T140">] and their different states [</text:span><text:span text:style-name="T154">aḥwāl</text:span><text:span text:style-name="T140">]—to joy, depression, anger, gentleness, rancor, calmness, and suchlike. So let someone read [</text:span><text:span text:style-name="T144">about such things</text:span><text:span text:style-name="T140">] there.</text:span><text:span text:style-name="Footnote_20_Symbol"><text:span text:style-name="T74"><text:note text:id="ftn282" text:note-class="footnote"><text:note-citation>285</text:note-citation><text:note-body><text:p text:style-name="Footnote"><text:span text:style-name="T223">Avicenna, </text:span><text:span text:style-name="T237">Healing: Psychology</text:span><text:span text:style-name="T223"> (1959), 4.4. 201.</text:span></text:p></text:note-body></text:note></text:span></text:span></text:p>
      <text:p text:style-name="Standard"><text:bookmark-start text:name="Literature_review"/><text:span text:style-name="T22">As</text:span><text:bookmark-end text:name="Literature_review"/><text:span text:style-name="T22"> has been shown in previous chapters, 4.4 is where Avicenna gives his most fundamental, general account of the nature of emotion, as part</text:span><text:span text:style-name="T17"> of a discussion of the motive soul. As this text makes clear, though, there is more to be said about emotions, which can be found in Avicenna’s medical texts. Avicenna’s </text:span><text:span text:style-name="T28">Canon</text:span><text:span text:style-name="T17"> does contain some discussion of emotions, but it makes sense to take the above text as pointing us towards </text:span><text:span text:style-name="T28">Cardiac Drugs</text:span><text:span text:style-name="T17"> in particular. As a percentage of the text, </text:span><text:span text:style-name="T28">Cardiac Drugs</text:span><text:span text:style-name="T17"> is much more focused on emotions, and in particular on the sort of dispositions for emotions to which Avicenna’s concluding remark refers.</text:span></text:p>
      <text:p text:style-name="P74"/>
      <text:h text:style-name="Heading_20_2" text:outline-level="2"><text:soft-page-break/>4.2<text:tab/>The nature of the vital spirit</text:h>
      <text:p text:style-name="Standard"><text:span text:style-name="T17">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8">rūḥ</text:span><text:span text:style-name="T17">], also called the vital faculty [</text:span><text:span text:style-name="T28">al-quwwa al-ḥaywāniyya</text:span><text:span text:style-name="T17">]. For example, the following text begins Avicenna’s discussion of the vital spirit in the </text:span><text:span text:style-name="T28">Canon:</text:span></text:p>
      <text:p text:style-name="Block"><text:span text:style-name="T134">As for the vital faculty [</text:span><text:span text:style-name="T146">al-quwwa al-ḥaywaniyya</text:span><text:span text:style-name="T134">]—and they mean by this, the power whereby if it occurs in the organs, it prepares them for receiving the power of sensation and movement and the acts of life—they </text:span><text:span text:style-name="T134">[prior physicians] link [</text:span><text:span text:style-name="T146">yuḍīfūn</text:span><text:span text:style-name="T134">] to this the movements of fear [</text:span><text:span text:style-name="T146">al-khawf</text:span><text:span text:style-name="T134">] and </text:span><text:span text:style-name="T140">anger [</text:span><text:span text:style-name="T154">al-ghaḍab</text:span><text:span text:style-name="T140">] on </text:span><text:span text:style-name="T134">account of what they find in them in terms of expansion and contraction of the vital spirit [</text:span><text:span text:style-name="T146">al-rūḥ</text:span><text:span text:style-name="T134">] related to this faculty.</text:span><text:span text:style-name="Footnote_20_Symbol"><text:span text:style-name="T134"><text:note text:id="ftn283" text:note-class="footnote"><text:note-citation>286</text:note-citation><text:note-body><text:p text:style-name="Footnote"><text:span text:style-name="T223">Avicenna, </text:span><text:span text:style-name="T237">Canon</text:span><text:span text:style-name="T223"> (1982), I.6.4, 126.</text:span></text:p></text:note-body></text:note></text:span></text:span></text:p>
      <text:p text:style-name="Standard"><text:span text:style-name="T17">The vital spirit is initially posited to account for how a body comes to receive psychological faculties in animals (vegetative, sensitive and motive). In other words, it is posited to account for how animals become living. As will be shown, the vital spirit does not explain those very vegetative, sensitive and motive functions, but it explains a body's </text:span><text:span text:style-name="T29">receptivity</text:span><text:span text:style-name="T17"> to the faculties responsible for those functions. In addition to this, it is also frequently appealed to as part of emotional experience, both as that which underlies occurrent emotions and as a key component of emotional dispositions and effects (both of which we will look at shortly). These discussions of dispositions and effects will make more sense if we already have in hand an understanding of the vital spirit on its own terms.</text:span></text:p>
      <text:p text:style-name="Standard"><text:span text:style-name="T17">The first step towards understanding all this terminology is to see it in the context of Avicenna’s division of faculties in his medical texts, which differs from that of his psychological texts. In the </text:span><text:span text:style-name="T28">Canon</text:span><text:span text:style-name="T17">, Avicenna groups the faculties of living organisms into three broad categories, and discusses them in the following order: the natural [</text:span><text:span text:style-name="T28">al-ṭabī</text:span><text:span text:style-name="T17">ʿ</text:span><text:span text:style-name="T28">iyya</text:span><text:span text:style-name="T17">], the vital [</text:span><text:span text:style-name="T28">al-ḥayawāniyya</text:span><text:span text:style-name="T17">],</text:span><text:span text:style-name="Footnote_20_Symbol"><text:span text:style-name="T56"><text:note text:id="ftn284" text:note-class="footnote"><text:note-citation>287</text:note-citation><text:note-body><text:p text:style-name="Footnote"><text:span text:style-name="T222">“</text:span><text:span text:style-name="T223">Animal” would also be an appropriate way of translating this term, but “vital” more accurately reflects the faculty's role. The vital faculty has more to do with making something living [</text:span><text:span text:style-name="T237">ḥayy</text:span><text:span text:style-name="T223">]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7"> and the psychological [</text:span><text:span text:style-name="T28">al-nafsāniyya</text:span><text:span text:style-name="T17">]. The “natural faculties” of the </text:span><text:span text:style-name="T28">Canon</text:span><text:span text:style-name="T17"> correspond to the “vegetative faculties” in the </text:span><text:span text:style-name="T28">Psychology</text:span><text:span text:style-name="T17">, which include faculties for nutrition, growth and generation. The </text:span><text:span text:style-name="T28">Canon’s</text:span><text:span text:style-name="T17"> “psychological faculties” explicitly correspond to the sensitive and </text:span><text:soft-page-break/><text:span text:style-name="T17">motive faculties described in book 4 of the </text:span><text:span text:style-name="T28">Psychology</text:span><text:span text:style-name="T17">, with particular emphasis in the </text:span><text:span text:style-name="T28">Canon</text:span><text:span text:style-name="T17"> on the sensitive faculties. To put this more schematically:</text:span></text:p>
      <text:p text:style-name="P7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In the medical texts</text:p>
          </table:table-cell>
          <table:table-cell table:style-name="Table3.A1" office:value-type="string">
            <text:p text:style-name="P34"/>
          </table:table-cell>
          <table:table-cell table:style-name="Table3.C1" office:value-type="string">
            <text:p text:style-name="P32">In the psychological texts</text:p>
          </table:table-cell>
        </table:table-row>
        <table:table-row table:style-name="Table3.1">
          <table:table-cell table:style-name="Table3.A2" office:value-type="string">
            <text:p text:style-name="P33">Natural faculties (includes nutrition, growth, reproduction)</text:p>
          </table:table-cell>
          <table:table-cell table:style-name="Table3.A2" office:value-type="string">
            <text:p text:style-name="P33">equivalent to </text:p>
          </table:table-cell>
          <table:table-cell table:style-name="Table3.C2" office:value-type="string">
            <text:p text:style-name="P33">Vegetative faculties</text:p>
          </table:table-cell>
        </table:table-row>
        <table:table-row table:style-name="Table3.1">
          <table:table-cell table:style-name="Table3.A2" office:value-type="string">
            <text:p text:style-name="P33">Vital faculties</text:p>
          </table:table-cell>
          <table:table-cell table:style-name="Table3.A2" office:value-type="string">
            <text:p text:style-name="P34"/>
          </table:table-cell>
          <table:table-cell table:style-name="Table3.C2" office:value-type="string">
            <text:p text:style-name="P34"/>
          </table:table-cell>
        </table:table-row>
        <table:table-row table:style-name="Table3.1">
          <table:table-cell table:style-name="Table3.A2" office:value-type="string">
            <text:p text:style-name="P33"><text:s/>Psychological faculties (includes sensation and motion)</text:p>
          </table:table-cell>
          <table:table-cell table:style-name="Table3.A2" office:value-type="string">
            <text:p text:style-name="P33">equivalent to</text:p>
          </table:table-cell>
          <table:table-cell table:style-name="Table3.C2" office:value-type="string">
            <text:p text:style-name="P33">Animal faculties</text:p>
          </table:table-cell>
        </table:table-row>
      </table:table>
      <text:p text:style-name="P59"/>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 and it does not deal with the rational faculties, making the vegetative-animal-rational division less relevant.</text:p>
      <text:p text:style-name="Standard"><text:span text:style-name="T22">Avicenna typically uses the term “spiritual” to refer to a particular type of </text:span><text:span text:style-name="T35">physical</text:span><text:span text:style-name="T22"> substance, and this is no different when it comes to the vital spirit. M</text:span><text:span text:style-name="T17">ost fundamentally, the vital spirit is a lightweight, fine physical substance produced by the heart.</text:span><text:span text:style-name="Footnote_20_Symbol"><text:span text:style-name="T56"><text:note text:id="ftn285" text:note-class="footnote"><text:note-citation>288</text:note-citation><text:note-body><text:p text:style-name="Footnote"><text:span text:style-name="T223">In positing something like this, Avicenna is depending chiefly on Galen, though the theory of vital spirit (Greek: </text:span><text:span text:style-name="T236">pneuma</text:span><text:span text:style-name="T223">) goes at least back to Aristotle.</text:span><text:span text:style-name="T255"> </text:span><text:span text:style-name="T256">For a discussion of pneuma in Aristotle, see Generation of Animals (1943), Appendix B. For a discussion of pneuma in Galen, see </text:span><text:span text:style-name="T259">On the Natural Faculties</text:span><text:span text:style-name="T256"> (1916), introduction, xxxiv-xxxv.</text:span></text:p></text:note-body></text:note></text:span></text:span><text:span text:style-name="T17"> It flows to not-yet-animate organs, giving them life, and enabling them to receive the further vegetative, sensitive or motive faculties that we typi</text:span><text:span text:style-name="T22">cally associate with them. Avicenna relates the development of the vital spirit in an almost poetic section of </text:span><text:span text:style-name="T34">Cardiac Drugs</text:span><text:span text:style-name="T22">, describing how all of life derives from God. Vital spirit, Avicenna says, is “a phy</text:span><text:span text:style-name="T17">sical substance, coming from the mixture of the elements, approaching a likeness to the heavenly bodies.”</text:span><text:span text:style-name="Footnote_20_Symbol"><text:span text:style-name="T56"><text:note text:id="ftn286" text:note-class="footnote"><text:note-citation>289</text:note-citation><text:note-body><text:p text:style-name="Footnote"><text:span text:style-name="T223">Avicenna, </text:span><text:span text:style-name="T237">Cardiac Drugs</text:span><text:span text:style-name="T223"> (1984), 226.</text:span></text:p></text:note-body></text:note></text:span></text:span><text:span text:style-name="T17"> The vital spirit is often described in physical terms, but it also has a functional description, which leads to Avicenna shifting between referring to it as a “spirit” or “faculty” unceremoniously, suggesting that neither label is meant to refer exclusively to its </text:span><text:soft-page-break/><text:span text:style-name="T17">material aspect. Rather, either “vital spirit” or “vital faculty” refers to this fine substance, which can also be described in terms of its form, or function.</text:span></text:p>
      <text:p text:style-name="Standard"><text:span text:style-name="T17">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8">Cardiac Drugs</text:span><text:span text:style-name="T17"> and the </text:span><text:span text:style-name="T28">Canon</text:span><text:span text:style-name="T17">, Avicenna explains how this process of organ and substance development works in the case of humans: the heart </text:span><text:span text:style-name="T17">emerges prior to all other organs (except possibly the liver) as a “storehouse” for vital spirit </text:span><text:span text:style-name="T17">(</text:span><text:span text:style-name="T28">khizānat al-rūḥ</text:span><text:span text:style-name="T17">), and proceeding from there the vital spirit gives life to the other organs.</text:span><text:span text:style-name="Footnote_20_Symbol"><text:span text:style-name="T56"><text:note text:id="ftn287" text:note-class="footnote"><text:note-citation>290</text:note-citation><text:note-body><text:p text:style-name="Footnote"><text:span text:style-name="T223">Avicenna, </text:span><text:span text:style-name="T237">Cardiac Drugs</text:span><text:span text:style-name="T223"> (1984), 221.</text:span></text:p></text:note-body></text:note></text:span></text:span><text:span text:style-name="Footnote_20_Symbol"><text:span text:style-name="T56"> </text:span></text:span><text:span text:style-name="T17">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6"><text:note text:id="ftn288" text:note-class="footnote"><text:note-citation>291</text:note-citation><text:note-body><text:p text:style-name="Footnote"><text:span text:style-name="T223">Avicenna, </text:span><text:span text:style-name="T237">Canon</text:span><text:span text:style-name="T223"> (1982), I.6.4, 126.</text:span></text:p></text:note-body></text:note></text:span></text:span><text:span text:style-name="T17">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7">In the medical discussions of human life, “life” refers to the existence of the vital spirit in various organs.</text:span><text:span text:style-name="Footnote_20_Symbol"><text:span text:style-name="T56"><text:note text:id="ftn289" text:note-class="footnote"><text:note-citation>292</text:note-citation><text:note-body><text:p text:style-name="Footnote"><text:span text:style-name="T223">Most would, of course, say that plants are also alive, yet they do not have the vital spirit. Avicenna discusses the status of plants with respect to “life [</text:span><text:span text:style-name="T236">al-</text:span><text:span text:style-name="T223">ḥ</text:span><text:span text:style-name="T236">ayā</text:span><text:span text:style-name="T223">]” towards the beginning of his </text:span><text:span text:style-name="T236">Healing: Book of Plants</text:span><text:span text:style-name="T223">. He argues that this is primarily a verbal dispute:</text:span></text:p><text:p text:style-name="P42"/><text:p text:style-name="Footnote"><text:span text:style-name="T223"><text:tab/>“One strays from truth if they argue that plants have sensation on account of the fact that [</text:span><text:span text:style-name="T237">li-</text:span><text:span text:style-name="T223">]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36">laf</text:span><text:span text:style-name="T223">ṭ</text:span><text:span text:style-name="T236">ī</text:span><text:span text:style-name="T223">). (</text:span><text:span text:style-name="T80">Avicenna, </text:span><text:span text:style-name="T88">Healing: Book of Plants</text:span><text:span text:style-name="T80">, 3.)”</text:span></text:p><text:p text:style-name="P38"/><text:p text:style-name="Footnote"><text:span text:style-name="T80"><text:tab/></text:span><text:span text:style-name="T221">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80"><text:tab/><text:tab/>This exposition runs contrary to Tawara's recent article, “Avicenna’s Denial of Life of Plants.”</text:span><text:span text:style-name="T157">⁠</text:span><text:span text:style-name="T123"> In this article, Tawara argues that while Avicenna early on, in the </text:span><text:span text:style-name="T128">Compendium</text:span><text:span text:style-name="T123">, attributed life to plants (because they have souls), he later revised his view in the </text:span><text:span text:style-name="T128">Book of Plants</text:span><text:span text:style-name="T123">.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28">depending on what we mean by life</text:span><text:span text:style-name="T123">. So Avicenna does not decisively deny life to plants in this text.</text:span></text:p><text:p text:style-name="Footnote"><text:span text:style-name="T123"><text:tab/><text:tab/></text:span>Tawara claims to find further support for his view in Avicenna’s <text:span text:style-name="T128">Canon of Medicine</text:span><text:span text:style-name="T123">.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28">Canon</text:span><text:span text:style-name="T123">: life is associated with sensation and movement, and other functions of life, and if anything is certain, plants do not have these sorts of abilities.</text:span></text:p><text:p text:style-name="Footnote"><text:span text:style-name="T123"><text:tab/><text:tab/>But context suggests that Avicenna is, again, not going so far as to deny plants life. In the </text:span><text:span text:style-name="T128">Canon</text:span><text:span text:style-name="T123">,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28">Healing: Psychology</text:span><text:span text:style-name="T123"> Avicenna insists that plants have a soul, and says that he is perfectly happy with calling something alive, if by alive we mean “has a soul (1.1, p. 15).”</text:span><text:span text:style-name="T157">⁠</text:span><text:span text:style-name="T123"> So viewed, Avicenna’s later statements concerning of life of plants are ambivalent and less dramatic.</text:span></text:p></text:note-body></text:note></text:span></text:span><text:span text:style-name="T17"> Once these organs have the vital spirit, they by that fact have a vital faculty, </text:span><text:span text:style-name="T17">which is </text:span><text:soft-page-break/><text:span text:style-name="T17">essentially the ability to receive the vegetative or sensitive faculty we more typically associate with those organs.</text:span><text:span text:style-name="Footnote_20_Symbol"><text:span text:style-name="T56"><text:note text:id="ftn290" text:note-class="footnote"><text:note-citation>293</text:note-citation><text:note-body><text:p text:style-name="Footnote"><text:span text:style-name="T223">Avicenna, </text:span><text:span text:style-name="T237">Canon</text:span><text:span text:style-name="T223"> (1982), I.6.4, 126-127.</text:span></text:p></text:note-body></text:note></text:span></text:span><text:span text:style-name="T17">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8">able</text:span><text:span text:style-name="T17"> to breath.</text:span></text:p>
      <text:p text:style-name="Standard"><text:span text:style-name="T17">Avicenna argues that this distinction between when an organ is living, versus when it is performing or capable of performing its function, is necessary to account for the fact that </text:span><text:span text:style-name="T17">sometimes an organ is not “dead,” yet it seems to have lost its ability to perform the act which </text:span><text:span text:style-name="T17">we uniquely associate with it. For example, as described in the </text:span><text:span text:style-name="T28">Canon</text:span><text:span text:style-name="T17">, an organ of sensation might have some obstruction, or be paralyzed, and so be unable to sense, lacking the power of sensation, but it would not thereby </text:span><text:span text:style-name="T28">also</text:span><text:span text:style-name="T17"> be dead. On the contrary, precisely in virtue of having vital spirit, it is still alive—just lacking its particular power.</text:span><text:span text:style-name="Footnote_20_Symbol"><text:span text:style-name="T56"><text:note text:id="ftn291" text:note-class="footnote"><text:note-citation>294</text:note-citation><text:note-body><text:p text:style-name="Footnote"><text:span text:style-name="T223">Avicenna, </text:span><text:span text:style-name="T237">Canon</text:span><text:span text:style-name="T223"> (1982), I.6.4, 126-127.</text:span></text:p></text:note-body></text:note></text:span></text:span><text:span text:style-name="T17"> So in the </text:span><text:span text:style-name="T28">Canon</text:span><text:span text:style-name="T17"> and </text:span><text:span text:style-name="T28">Cardiac </text:span><text:span text:style-name="T28">Drugs</text:span><text:span text:style-name="T17">, the primary function of the vital spirit is to provide life, and thereby the ability (the vital </text:span><text:span text:style-name="T28">potentiality</text:span><text:span text:style-name="T17">) to acquire further abilities.</text:span></text:p>
      <text:p text:style-name="Standard"><text:soft-page-break/><text:span text:style-name="T17">While the </text:span><text:span text:style-name="T28">Canon</text:span><text:span text:style-name="T17"> and </text:span><text:span text:style-name="T28">Cardiac Drugs</text:span><text:span text:style-name="T17">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8">before</text:span><text:span text:style-name="T17"> </text:span><text:span text:style-name="T17">mingling with the unique temperament of the to-be-enlivened organ, or after the vital spirit encounters the matter of the organ. To illustrate the first point, in </text:span><text:span text:style-name="T28">Cardiac Drugs</text:span><text:span text:style-name="T17">, Avicenna says that there are three things properly called spirits [</text:span><text:span text:style-name="T28">arwāh</text:span><text:span text:style-name="T17">]—vital, natural/vegetative, and psychological—with the vital spirit being the foundation for the others.</text:span><text:span text:style-name="Footnote_20_Symbol"><text:span text:style-name="T56"><text:note text:id="ftn292" text:note-class="footnote"><text:note-citation>295</text:note-citation><text:note-body><text:p text:style-name="Footnote"><text:span text:style-name="T223">Avicenna, </text:span><text:span text:style-name="T237">Cardiac Drugs</text:span><text:span text:style-name="T223"> (1984), 222-223.</text:span></text:p></text:note-body></text:note></text:span></text:span><text:span text:style-name="T17"> On the other hand, in the </text:span><text:span text:style-name="T28">Canon</text:span><text:span text:style-name="T17">, he firmly </text:span><text:span text:style-name="T17">asserts that there is only one thing that should properly be called spirit, and that is the vital </text:span><text:span text:style-name="T17">spirit,</text:span><text:span text:style-name="Footnote_20_Symbol"><text:span text:style-name="T56"><text:note text:id="ftn293" text:note-class="footnote"><text:note-citation>296</text:note-citation><text:note-body><text:p text:style-name="Footnote"><text:span text:style-name="T223">Avicenna, </text:span><text:span text:style-name="T237">Canon</text:span><text:span text:style-name="T223"> (1982), I.6.4, 127.</text:span></text:p></text:note-body></text:note></text:span></text:span><text:span text:style-name="T17"> with the vegetative and psychological simply being labeled faculties. As for the second point—whether the vital spirit bears the further faculties prior to mingling with the temperaments, or whether these come to be after the organs are enlivened—in </text:span><text:span text:style-name="T28">Cardiac Drugs</text:span><text:span text:style-name="T17"> he mentions both views, without taking a side</text:span><text:span text:style-name="Footnote_20_Symbol"><text:span text:style-name="T56"><text:note text:id="ftn294" text:note-class="footnote"><text:note-citation>297</text:note-citation><text:note-body><text:p text:style-name="Footnote"><text:span text:style-name="T223">Avicenna, </text:span><text:span text:style-name="T237">Cardiac Drugs</text:span><text:span text:style-name="T223"> (1984), 224.</text:span></text:p></text:note-body></text:note></text:span></text:span><text:span text:style-name="T17">. In the </text:span><text:span text:style-name="T28">Canon</text:span><text:span text:style-name="T17"> he is again more decisive, saying that the further faculties do </text:span><text:span text:style-name="T28">not</text:span><text:span text:style-name="T17"> appear until vital spirit mingles with the organs.</text:span><text:span text:style-name="Footnote_20_Symbol"><text:span text:style-name="T17"><text:note text:id="ftn295" text:note-class="footnote"><text:note-citation>298</text:note-citation><text:note-body><text:p text:style-name="Footnote"><text:span text:style-name="T223">Avicenna, </text:span><text:span text:style-name="T237">Canon</text:span><text:span text:style-name="T223"> (1982), I.6.4, 127.</text:span></text:p></text:note-body></text:note></text:span></text:span></text:p>
      <text:p text:style-name="Standard"><text:span text:style-name="T17">The difference between the two texts is only on the surface, and can be explained for reasons historical and substantive. Though Avicenna lists three “spirits” in </text:span><text:span text:style-name="T28">Cardiac Drugs</text:span><text:span text:style-name="T17">, only one of <text:s/>them is the vital spirit, and only it has the function that has been described above. Further, even though Avicenna is not firmly settled on the temporal priority of the vital spirit in the </text:span><text:span text:style-name="T28">Cardiac Drugs</text:span><text:span text:style-name="T17">, he lists it as a legitimate option, and says nothing against it.</text:span></text:p>
      <text:p text:style-name="Standard"><text:span text:style-name="T17">As for why there is the divergence, as a point of history, Avicenna’s disciple Juzjānī records that </text:span><text:span text:style-name="T28">Cardiac Drugs </text:span><text:span text:style-name="T17">was finished in 1015 and given to a patron,</text:span><text:span text:style-name="Footnote_20_Symbol"><text:span text:style-name="T56"><text:note text:id="ftn296" text:note-class="footnote"><text:note-citation>299</text:note-citation><text:note-body><text:p text:style-name="P42">Gutas (2014), 514.</text:p></text:note-body></text:note></text:span></text:span><text:span text:style-name="T17"> with Avicenna never going back to </text:span><text:span text:style-name="T17">modify it. The </text:span><text:span text:style-name="T28">Canon</text:span><text:span text:style-name="T17">, on the other hand, continued to be modified until 1024, being finished during Avicenna’s last stay in Isfahan.</text:span><text:span text:style-name="Footnote_20_Symbol"><text:span text:style-name="T56"><text:note text:id="ftn297" text:note-class="footnote"><text:note-citation>300</text:note-citation><text:note-body><text:p text:style-name="P42">Gutas (2014), 512.</text:p></text:note-body></text:note></text:span></text:span><text:span text:style-name="T17"> So the time lapse provides space for development.</text:span></text:p>
      <text:p text:style-name="Standard"><text:span text:style-name="T17">Substantively, there are two possibilities for why such a development might occur. On the one hand, since the vital spirit is that which enlivens and makes possible all the remaining faculties, it </text:span><text:soft-page-break/><text:span text:style-name="T17">plays a role in medicine akin to the soul. As Avicenna argues in the </text:span><text:span text:style-name="T28">Canon</text:span><text:span text:style-name="T17">, if we were to talk about three spirits—even if they are not all vital spirit—we would verge precariously close to affirming the view that there are three souls, as some prior physicians have done.</text:span><text:span text:style-name="Footnote_20_Symbol"><text:span text:style-name="T56"><text:note text:id="ftn298" text:note-class="footnote"><text:note-citation>301</text:note-citation><text:note-body><text:p text:style-name="Footnote"><text:span text:style-name="T223">Avicenna, </text:span><text:span text:style-name="T237">Canon</text:span><text:span text:style-name="T223"> (1982), I.6.4, 127.</text:span></text:p></text:note-body></text:note></text:span></text:span><text:span text:style-name="T17"> So Avicenna’s considered view on the vital spirit’s fundamental nature seems to be found in the </text:span><text:span text:style-name="T28">Canon</text:span><text:span text:style-name="T17">: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8">Cardiac Drug</text:span><text:span text:style-name="T17">s’ more complex schema of the vital spirit’s function may simply be due to its more philosophical </text:span><text:span text:style-name="T17">orientation.</text:span><text:span text:style-name="Footnote_20_Symbol"><text:span text:style-name="T56"><text:note text:id="ftn299" text:note-class="footnote"><text:note-citation>302</text:note-citation><text:note-body><text:p text:style-name="P42">Alpina (2017) 376-377.</text:p></text:note-body></text:note></text:span></text:span><text:span text:style-name="T17"> That is, in general, Avicenna tends to avoid philosophical nuances in the </text:span><text:span text:style-name="T28">Canon</text:span><text:span text:style-name="T17">, whereas the </text:span><text:span text:style-name="T28">Cardiac Drugs,</text:span><text:span text:style-name="T17"> as discussed above,</text:span><text:span text:style-name="Footnote_20_Symbol"><text:span text:style-name="T56"><text:note text:id="ftn300" text:note-class="footnote"><text:note-citation>303</text:note-citation><text:note-body><text:p text:style-name="P44">See section 4.1 above.</text:p></text:note-body></text:note></text:span></text:span><text:span text:style-name="T17"> appears to have been conceived by Avicenna as more of an extension of his philosophical project in </text:span><text:span text:style-name="T28">Healing: Psychology</text:span><text:span text:style-name="T17">.</text:span></text:p>
      <text:p text:style-name="Standard"><text:span text:style-name="T17">The vital spirit is not only active at the beginning of life, but continues to play a role as life persists. That </text:span><text:span text:style-name="T22">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59"><text:note text:id="ftn301" text:note-class="footnote"><text:note-citation>304</text:note-citation><text:note-body><text:p text:style-name="Footnote"><text:span text:style-name="T223">On the role of the brain in redistributing vital spirit, see: Avicenna, </text:span><text:span text:style-name="T237">Healing: Psychology</text:span><text:span text:style-name="T223"> (1959), 5.8, 263 ff.</text:span></text:p></text:note-body></text:note></text:span></text:span><text:span text:style-name="T22">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7">e eye.</text:span><text:span text:style-name="Footnote_20_Symbol"><text:span text:style-name="T56"><text:note text:id="ftn302" text:note-class="footnote"><text:note-citation>305</text:note-citation><text:note-body><text:p text:style-name="Footnote"><text:span text:style-name="T223">Avicenna, </text:span><text:span text:style-name="T237">Healing: Psychology</text:span><text:span text:style-name="T223"> (1959), 3.8, 155.</text:span></text:p></text:note-body></text:note></text:span></text:span><text:span text:style-name="T17">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7">As a final point, Avicenna describes the vital spirit's activity as resembling middle-ground between the natural and animal faculties. The vital faculty is like the natural, in that its acts are </text:span><text:soft-page-break/><text:span text:style-name="T17">not volitional. He makes this distinction, apparently, to help justify why it should be conside</text:span><text:span text:style-name="T22">red in its own category, rather than subsumed under natural or animal (see chart at the beginning of this section). According to Avicenna’s distinction in </text:span><text:span text:style-name="T34">Healing: Metaphysics</text:span><text:span text:style-name="T22"> 4.2 between volitional and non-volitional faculties (examined above, in chapter 3), this</text:span><text:span text:style-name="T17"> means that the vital spirit's primary role is not part of the belief-appetite system of faculties.</text:span><text:span text:style-name="Footnote_20_Symbol"><text:span text:style-name="T56"><text:note text:id="ftn303" text:note-class="footnote"><text:note-citation>306</text:note-citation><text:note-body><text:p text:style-name="P42">Se<text:span text:style-name="T177">e chapter 3, section 3.3.</text:span></text:p></text:note-body></text:note></text:span></text:span><text:span text:style-name="T17"> </text:span><text:bookmark-start text:name="Nature_of_Vital_Spirit"/><text:span text:style-name="T17">Yet</text:span><text:bookmark-end text:name="Nature_of_Vital_Spirit"/><text:span text:style-name="T17">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7">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8">inclination/impulse</text:span><text:span text:style-name="T17">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8">Healing: Psychology</text:span><text:span text:style-name="T17">:</text:span></text:p>
      <text:p text:style-name="Block"><text:span text:style-name="T134">As for the faculty of anger and what is related to it, it does not need an organ other t</text:span><text:span text:style-name="T140">han “the principle” [</text:span><text:span text:style-name="T154">a</text:span><text:span text:style-name="T146">l-mabda</text:span><text:span text:style-name="T134">ʾ], because its act is one and it is suited to the strong, hot temperament [therein], and it needs this.</text:span><text:span text:style-name="Footnote_20_Symbol"><text:span text:style-name="T72"><text:note text:id="ftn304" text:note-class="footnote"><text:note-citation>307</text:note-citation><text:note-body><text:p text:style-name="Footnote"><text:span text:style-name="T223">Avicenna, </text:span><text:span text:style-name="T237">Healing: Psychology </text:span><text:span text:style-name="T223">(1959), 5.8, 268.</text:span></text:p></text:note-body></text:note></text:span></text:span></text:p>
      <text:p text:style-name="P75"/>
      <text:p text:style-name="Standard"><text:soft-page-break/><text:span text:style-name="T17">As mentioned above, Avicenna affirms in 5.8 that the heart is the principal organ, with the brain </text:span><text:span text:style-name="T17">and liver b</text:span><text:span text:style-name="T22">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7">ible faculty because of its “strong, hot temperament.” What Avicenna says about the underlying organ for the acts of the irascible faculty applies to other types of emotions, as well, as seen by </text:span><text:span text:style-name="T17">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8">any</text:span><text:span text:style-name="T17">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34">For anger and fear and what is similar to them are passions[s] [</text:span><text:span text:style-name="T146">infi</text:span><text:span text:style-name="T134">ʿ</text:span><text:span text:style-name="T146">āl</text:span><text:span text:style-name="T134">] of this [vital]</text:span><text:span text:style-name="Footnote_20_Symbol"><text:span text:style-name="T134"><text:note text:id="ftn305" text:note-class="footnote"><text:note-citation>308</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34"> faculty, even though th</text:span><text:span text:style-name="T140">eir principle [</text:span><text:span text:style-name="T154">ma</text:span><text:span text:style-name="T146">bda</text:span><text:span text:style-name="T134">ʾ</text:span><text:span text:style-name="T146">uhā</text:span><text:span text:style-name="T134">] is sensation and estimation and the apprehensive faculties related to these faculties.</text:span><text:span text:style-name="Footnote_20_Symbol"><text:span text:style-name="T72"><text:note text:id="ftn306" text:note-class="footnote"><text:note-citation>309</text:note-citation><text:note-body><text:p text:style-name="Footnote"><text:span text:style-name="T223">Avicenna, </text:span><text:span text:style-name="T237">Canon</text:span><text:span text:style-name="T223"> (1982), I.6.4, 128.</text:span></text:p></text:note-body></text:note></text:span></text:span></text:p>
      <text:p text:style-name="Block"><text:span text:style-name="T134">It seems that the sages and their fo</text:span><text:span text:style-name="T140">llowers among the doctors have agreed that joy [</text:span><text:span text:style-name="T154">al-faraḥ</text:span><text:span text:style-name="T140">] and depression [</text:span><text:span text:style-name="T154">al-ghamm</text:span><text:span text:style-name="T140">] and fear [</text:span><text:span text:style-name="T154">al-khawf</text:span><text:span text:style-name="T140">] and anger [</text:span><text:span text:style-name="T154">al-ghaḍab</text:span><text:span text:style-name="T140">], [that] t</text:span><text:span text:style-name="T134">hey are are among the affections [</text:span><text:span text:style-name="T146">al-inf</text:span><text:span text:style-name="T134">ʿ</text:span><text:span text:style-name="T146">ālāt</text:span><text:span text:style-name="T134">] proper to [</text:span><text:span text:style-name="T146">al-khāṣa bi</text:span><text:span text:style-name="T134">] the vital spirit [</text:span><text:span text:style-name="T146">al-rūḥ</text:span><text:span text:style-name="T134">] that is in the heart.</text:span><text:span text:style-name="Footnote_20_Symbol"><text:span text:style-name="T72"><text:note text:id="ftn307" text:note-class="footnote"><text:note-citation>310</text:note-citation><text:note-body><text:p text:style-name="Footnote"><text:span text:style-name="T223">Avicenna, </text:span><text:span text:style-name="T237">Cardiac Drugs</text:span><text:span text:style-name="T223"> (1984), 226.</text:span></text:p></text:note-body></text:note></text:span></text:span></text:p>
      <text:p text:style-name="Standard"><text:bookmark-start text:name="Material_Cause"/><text:span text:style-name="T17">As</text:span><text:bookmark-end text:name="Material_Cause"/><text:span text:style-name="T17"> see</text:span><text:span text:style-name="T22">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as discussed above (4.2), the vital spirit taken generally underlies </text:span><text:span text:style-name="T34">all</text:span><text:span text:style-name="T22"> </text:span><text:soft-page-break/><text:span text:style-name="T22">psychological faculties, so it wouldn’t mean much to just</text:span><text:span text:style-name="T17">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7">In </text:span><text:span text:style-name="T28">Healing: Psychology</text:span><text:span text:style-name="T17">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34">For people agree in apprehending what they sense and imagine insofar as they sense or imagine, but they differ in what they have appetites for from among those things they sense or imagine. For one person’s own state [</text:span><text:span text:style-name="T150">ḥāluhu</text:span><text:span text:style-name="T134">] might differ in regard to this. For he imagines food and has an appetite for it at the time of hunger, and does not have an appetite for it at the time of satiety, and also the person with good morals [</text:span><text:span text:style-name="T150">al-ḥasn al-akhlāq</text:span><text:span text:style-name="T134">], if he imagines despicable pleasures, he does not have an appetite for them, while another person does. And these two states don’t only belong to humans, rather, they also belong to animals.</text:span><text:span text:style-name="Footnote_20_Symbol"><text:span text:style-name="T72"><text:note text:id="ftn308" text:note-class="footnote"><text:note-citation>311</text:note-citation><text:note-body><text:p text:style-name="Footnote"><text:span text:style-name="T223">Avicenna, </text:span><text:span text:style-name="T237">Healing: Psychology </text:span><text:span text:style-name="T223">(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7">Though Avicenna is not explicit in the above text, it seems best to assume that the sort of apprehensions or cognitions he has in mind are </text:span><text:span text:style-name="T28">evaluative</text:span><text:span text:style-name="T17"> apprehensive acts, because if that were </text:span><text:soft-page-break/><text:span text:style-name="T17">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is not.</text:span></text:p>
      <text:p text:style-name="Standard">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7">Our responsiveness to evaluative judgments not only varies along the lines of </text:span><text:span text:style-name="T28">whether</text:span><text:span text:style-name="T17"> we will have certain emotions, or not—there is also a difference in </text:span><text:span text:style-name="T28">intensity</text:span><text:span text:style-name="T17">. Immediately following the above text, Avicenna observes that:</text:span></text:p>
      <text:p text:style-name="Block"><text:span text:style-name="T134">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72"><text:note text:id="ftn309" text:note-class="footnote"><text:note-citation>312</text:note-citation><text:note-body><text:p text:style-name="Footnote"><text:span text:style-name="T223">Avicenna, </text:span><text:span text:style-name="T237">Healing: Psychology</text:span><text:span text:style-name="T223"> (1959), 4.4, 195.</text:span></text:p></text:note-body></text:note></text:span></text:span></text:p>
      <text:p text:style-name="Standard">Avicenna is making two points here: first, that appetite grows strong and diminishes, and that s<text:span text:style-name="T177">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span></text:p>
      <text:p text:style-name="Standard"><text:soft-page-break/><text:span text:style-name="T22">Avicenna does not provide a complete answer in </text:span><text:span text:style-name="T34">Psychology</text:span><text:span text:style-name="T22"> 4.4 for these issues, but two points within the chapter suggest that he is particularly interested in the role of physiological dispositions. Firstly, about h</text:span><text:span text:style-name="T17">alfway through 4.4, as a conclusion to his overview of the motive faculty, Avicenna states that emotions “do not occur without the participation of the body” because,</text:span></text:p>
      <text:p text:style-name="Block"><text:span text:style-name="T134">[…] the bodily temperaments [</text:span><text:span text:style-name="T146">amzija</text:span><text:span text:style-name="T134">] change with [these emotions], and also, these [emotions] come about with the occurrence of [various] bodily temperaments. For from some temperaments a disposition towards anger follows, and from some temperaments, a disposition towards concupiscible desire. And cowardice and </text:span><text:span text:style-name="T134">fear follow upon certain temperaments. Some people have angry dispositions, such that they are quick to anger, and some are fearful, that is, cowards, quick to fear.</text:span><text:span text:style-name="T134"><text:note text:id="ftn310" text:note-class="footnote"><text:note-citation>313</text:note-citation><text:note-body><text:p text:style-name="Footnote"><text:span text:style-name="T223">Avicenna, </text:span><text:span text:style-name="T237">Healing: Psychology </text:span><text:span text:style-name="T223">(1959), 4.4, 197.</text:span></text:p></text:note-body></text:note></text:span></text:p>
      <text:p text:style-name="Standard"><text:span text:style-name="T17">As becomes evident in what follows, Avicenna is claiming that an emotional episode </text:span><text:span text:style-name="T28">causes</text:span><text:span text:style-name="T17"> changes in the body’s temperaments—that is, the state of the elemental properties and humours in the body—and also that an emotional episode is, at least in part, </text:span><text:span text:style-name="T28">caused</text:span><text:span text:style-name="T17">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7">preceding cognitions more directly determine specifically what type of emotion (e.g., anger vs. envy) may arise.</text:span></text:p>
      <text:p text:style-name="Standard">Moreover, at the en<text:span text:style-name="T177">d of the chapter he </text:span>points us in the direction of his more full response, in a text we looked at earlier. Concluding 4.4, he says:</text:p>
      <text:p text:style-name="Block"><text:span text:style-name="T134">And we have discussed in our books of medicine, to a degree of detail and accuracy not found in any predecessors, the reason for the dispositions [</text:span><text:span text:style-name="T146">isti</text:span><text:span text:style-name="T134">ʿ</text:span><text:span text:style-name="T146">dādāt</text:span><text:span text:style-name="T134">] of different people—on account of their natural temperament [</text:span><text:span text:style-name="T146">jibilla</text:span><text:span text:style-name="T134">] and their different states [</text:span><text:span text:style-name="T146">aḥwāl</text:span><text:span text:style-name="T134">]—to joy, depression, anger, gentleness, rancor, calmness, and suchlike. So let someone read [about such things] there.</text:span><text:span text:style-name="Footnote_20_Symbol"><text:span text:style-name="T72"><text:note text:id="ftn311" text:note-class="footnote"><text:note-citation>314</text:note-citation><text:note-body><text:p text:style-name="Footnote"><text:span text:style-name="T223">Avicenna, </text:span><text:span text:style-name="T237">Healing: Psychology </text:span><text:span text:style-name="T223">(1959), 4.4, 201.</text:span></text:p></text:note-body></text:note></text:span></text:span></text:p>
      <text:p text:style-name="Standard"><text:bookmark-start text:name="Dispositions_as_a_phil_solutio"/><text:span text:style-name="T17">The</text:span><text:bookmark-end text:name="Dispositions_as_a_phil_solutio"/><text:span text:style-name="T17"> terms he uses here, </text:span><text:span text:style-name="T28">jibilla</text:span><text:span text:style-name="T17"> and </text:span><text:span text:style-name="T28">ḥāl</text:span><text:span text:style-name="T17">, do not on their own clarify that we are talking about physiological dispositions, but </text:span><text:span text:style-name="T28">jibilla</text:span><text:span text:style-name="T17"> is certainly suggestive of that, being used often in that context. In any case, taken alongside the reference to his medical texts, we can infer that he wants to explain our dispositions (</text:span><text:span text:style-name="T28">isti</text:span><text:span text:style-name="T17">ʿ</text:span><text:span text:style-name="T28">dādāt</text:span><text:span text:style-name="T17">) in terms of physiological states—and that is in fact what Avicenna does in his medical texts, </text:span><text:span text:style-name="T28">Cardiac Drugs</text:span><text:span text:style-name="T17"> in particular. Thus, Avicenna begins 4.4 with his observations about how people are disposed in different ways towards emotions, and he </text:span><text:soft-page-break/><text:span text:style-name="T17">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7">In tying both these sorts of dispositions (whether an emotion occurs, and its intensity) to the body and its temperaments, Avicenna is building on several key discussions found in his predecessors. First, there is a set of issues Aristotle raises in </text:span><text:span text:style-name="T28">De Anima</text:span><text:span text:style-name="T17"> 1.1, 403a19-24. Here Aristotle begins to probe the issue of which psychological states depend on the soul and body together. Though t</text:span><text:span text:style-name="T22">his section of </text:span><text:span text:style-name="T35">De</text:span><text:span text:style-name="T29"> Anima</text:span><text:span text:style-name="T17">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9">do </text:span><text:span text:style-name="T17">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7">Avicenna’s discussion of physiological dispositions for emotions is clearly reminiscent of this passage in Aristotle, but the two have different aims in bringing up these observations. </text:span><text:span text:style-name="T17">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7">faculty depends on temperamental dispositions, it is to illustrate something about </text:span><text:span text:style-name="T28">how</text:span><text:span text:style-name="T17"> the motive faculty operates, not about what </text:span><text:span text:style-name="T28">sort</text:span><text:span text:style-name="T17"> of state motive states are (e.g., hylomorphic or not). Nonetheless, this </text:span><text:span text:style-name="T28">De Anima</text:span><text:span text:style-name="T17"> text is clearly foundational to the Aristotelian tradition’s tendency to discuss physiological dispositions for emotions. For example, Themistius and John Philoponus discuss physiological dispositions for emotions when commenting on this portion of </text:span><text:span text:style-name="T29">De Anima</text:span><text:span text:style-name="T17">, extending the points Aristotle makes, but they ultimately subordinate it to the point that these </text:span><text:soft-page-break/><text:span text:style-name="T17">states are hylomorphic.</text:span><text:span text:style-name="Footnote_20_Symbol"><text:span text:style-name="T56"><text:note text:id="ftn312" text:note-class="footnote"><text:note-citation>315</text:note-citation><text:note-body><text:p text:style-name="P42">See John Philoponus (2005), 67-72 and Themistius (1996), 21, 6.34.</text:p></text:note-body></text:note></text:span></text:span><text:span text:style-name="T17"> Avicenna’s contribution lies not in the fact that he notes the dependence of emotions on temperaments, but in the fact that he discusses this relationship in its own right, and in greater depth.</text:span></text:p>
      <text:p text:style-name="Standard"><text:span text:style-name="T22">Avicenna’s analysis of emotional dispositions also bears on a debate in the Stoic tradition, available to Avicenna in the Arabic version of Galen’s </text:span><text:span text:style-name="T34">Harmony of Plato and Hippocrates</text:span><text:span text:style-name="T22">.</text:span><text:span text:style-name="Footnote_20_Symbol"><text:span text:style-name="T59"><text:note text:id="ftn313" text:note-class="footnote"><text:note-citation>316</text:note-citation><text:note-body><text:p text:style-name="P42">Avicenna never cites this text, but it is a prominent enough debate within the ancient tradition that it is reasonable to think he would be aware of it as a central concern with which to be dealt.</text:p></text:note-body></text:note></text:span></text:span><text:span text:style-name="Footnote_20_Symbol"><text:span text:style-name="T59"> </text:span></text:span><text:span text:style-name="T22">In</text:span><text:span text:style-name="T17"> </text:span><text:span text:style-name="T28">Harmony</text:span><text:span text:style-name="T17">, Galen reports that two early figures in the history of Stoic theorizing about emotions, Zeno and Chrysippus, associated emotions with judgments, but in different ways.</text:span><text:span text:style-name="Footnote_20_Symbol"><text:span text:style-name="T56"><text:note text:id="ftn314" text:note-class="footnote"><text:note-citation>317</text:note-citation><text:note-body><text:p text:style-name="Footnote"><text:span text:style-name="T223">The debate is recounted in </text:span><text:span text:style-name="T237">De placitis Hippocratis et Platonis</text:span><text:span text:style-name="T223"> books 4-7. The following key text (</text:span><text:span text:style-name="T80">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40"> For Zeno, the emotion itself is a kind of non-cognitive movement of the soul that in some way accompanies </text:span><text:span text:style-name="T40">or </text:span><text:span text:style-name="T40">supervenes on a judgment. Chrysippus thought emotions themselves are, in fact, types of </text:span><text:span text:style-name="T40">judgments—linguistic, but non-rational. Since emotions are linguistic, according to Chrysippus, </text:span><text:span text:style-name="T40">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7">do</text:span><text:span text:style-name="T40">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40">judgment (e.g., that someone you love has died) does not change, while nonetheless grief may lessen over time.</text:span><text:span text:style-name="Footnote_20_Symbol"><text:span text:style-name="T62"><text:note text:id="ftn315" text:note-class="footnote"><text:note-citation>318</text:note-citation><text:note-body><text:p text:style-name="P42">Nussbaum (2001) discusses grief on page 79.</text:p></text:note-body></text:note></text:span></text:span></text:p>
      <text:p text:style-name="Standard"><text:bookmark-start text:name="Response_to_tradition"/><text:span text:style-name="T40">Though</text:span><text:bookmark-end text:name="Response_to_tradition"/><text:span text:style-name="T40"> he does not mention this debate explicitly, Avicenna would have been well aware of it, and his presentation strikes a middle ground. Judgments are necessary causes of emotions, but they are not sufficient, either for the occurrence of an emotion, or for determining the strength of </text:span><text:span text:style-name="T40">a </text:span><text:soft-page-break/><text:span text:style-name="T40">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40">In sum, through his analysis of dispositions for emotions, Avicenna moves the </text:span><text:span text:style-name="T47">De Anima</text:span><text:span text:style-name="T40">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40">Avicenna fills in the picture of how the body’s states amount to dispositions for emotions in his medical texts, specifying that the relevant dispositional states are states of the vital spirit. In the </text:span><text:span text:style-name="T47">Cardiac D</text:span><text:span text:style-name="T50">rugs</text:span><text:span text:style-name="T43">, after Avicenna’s overview of the the vital spirit’s origin and dual purposes (described above in section 4.2), he </text:span><text:span text:style-name="T40">immediately makes the following remark:</text:span></text:p>
      <text:p text:style-name="Block"><text:span text:style-name="T93">It seems that the sages and their followers among the doctors have agreed that joy [</text:span><text:span text:style-name="T103">al-faraḥ</text:span><text:span text:style-name="T93">] and depression [</text:span><text:span text:style-name="T103">al-ghamm</text:span><text:span text:style-name="T93">] and fear [</text:span><text:span text:style-name="T103">al-khawf</text:span><text:span text:style-name="T93">] and a</text:span><text:span text:style-name="T98">nger [</text:span><text:span text:style-name="T107">al-ghaḍab</text:span><text:span text:style-name="T98">] are am</text:span><text:span text:style-name="T93">ong the affections [</text:span><text:span text:style-name="T103">al-inf</text:span><text:span text:style-name="T93">ʿ</text:span><text:span text:style-name="T103">ālāt</text:span><text:span text:style-name="T93">] particularly </text:span><text:span text:style-name="T93">associated with [</text:span><text:span text:style-name="T103">al-khāṣa bi</text:span><text:span text:style-name="T93">] the vital spirit [</text:span><text:span text:style-name="T103">al-rūḥ</text:span><text:span text:style-name="T93">] that is the in heart. Moreover [</text:span><text:span text:style-name="T103">thumma inna</text:span><text:span text:style-name="T93">], every affection [</text:span><text:span text:style-name="T83">infi</text:span><text:span text:style-name="T85">ʿ</text:span><text:span text:style-name="T83">āl</text:span><text:span text:style-name="T96">]</text:span><text:span text:style-name="T103"> </text:span><text:span text:style-name="T93">which grows strong or weak, [does so] not because of the agent cause [</text:span><text:span text:style-name="T103">fā</text:span><text:span text:style-name="T93">ʿ</text:span><text:span text:style-name="T103">il</text:span><text:span text:style-name="T93">], but rather it accords in its intensification or weakening with the intensification or weakening of the passive substance [</text:span><text:span text:style-name="T103">al-jawhar al-munfa</text:span><text:span text:style-name="T93">ʿ</text:span><text:span text:style-name="T103">il</text:span><text:span text:style-name="T93">].</text:span><text:span text:style-name="Footnote_20_Symbol"><text:span text:style-name="T69"><text:note text:id="ftn316" text:note-class="footnote"><text:note-citation>319</text:note-citation><text:note-body><text:p text:style-name="Footnote"><text:span text:style-name="T223">Avicenna, </text:span><text:span text:style-name="T237">Cardiac Drugs</text:span><text:span text:style-name="T223"> (1984), 226.</text:span></text:p></text:note-body></text:note></text:span></text:span></text:p>
      <text:p text:style-name="Standard"><text:span text:style-name="T40">The first part of this text is making the general point, dis</text:span><text:span text:style-name="T43">cussed above in section 4.3,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text:span><text:span text:style-name="T40">e passive substance relevant to emotions is the state of the vital spirit. That is, he proceeds from here to talk about what sort of emotions arise from people with vital spirits of characteristic varieties. For example, </text:span><text:soft-page-break/><text:span text:style-name="T40">people with a less harmonious, murky vital spirit (like the sick, the tired, or the elderly) tend towards more marked sadness, whil</text:span><text:span text:style-name="T43">e those whose vital spirit remains harmonious and light tend towards joy.</text:span><text:span text:style-name="Footnote_20_Symbol"><text:span text:style-name="T63"><text:note text:id="ftn317" text:note-class="footnote"><text:note-citation>320</text:note-citation><text:note-body><text:p text:style-name="Footnote"><text:span text:style-name="T223">Avicenna, </text:span><text:span text:style-name="T237">Cardiac Drugs</text:span><text:span text:style-name="T223"> (1984), 226.</text:span></text:p></text:note-body></text:note></text:span></text:span><text:span text:style-name="T43">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43">Emotional dispositions in the vital spirit are distinguished from the “agent cause [</text:span><text:span text:style-name="T50">fā</text:span><text:span text:style-name="T43">ʿ</text:span><text:span text:style-name="T50">il</text:span><text:span text:style-name="T43">]” of some emotion in the above text. Avicenna does not return to this precise language to unpack what he means, but he seems to flesh things out in a following section when he en</text:span><text:span text:style-name="T40">umerates various “strong [</text:span><text:span text:style-name="T47">quwiyya</text:span><text:span text:style-name="T40">]” and “obvious [</text:span><text:span text:style-name="T47">ẓahira</text:span><text:span text:style-name="T40">]”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62"><text:note text:id="ftn318" text:note-class="footnote"><text:note-citation>321</text:note-citation><text:note-body><text:p text:style-name="Footnote"><text:span text:style-name="T223">Avicenna, </text:span><text:span text:style-name="T237">Cardiac Drugs</text:span><text:span text:style-name="T223"> (1984), 232.</text:span></text:p></text:note-body></text:note></text:span></text:span><text:span text:style-name="Footnote_20_Symbol"><text:span text:style-name="T62"> </text:span></text:span></text:p>
      <text:p text:style-name="Standard"><text:span text:style-name="T40">It is not entirely clear whether in discussing these agent causes Avicenna is referring to the thing itself (“a good conversation”), or the thing as evaluated in some way (“a conversation evaluated as good”). In this portion of the </text:span><text:span text:style-name="T47">Cardiac Drugs</text:span><text:span text:style-name="T40"> Avicenna mentions his “</text:span><text:span text:style-name="T47">Book of Rhetoric</text:span><text:span text:style-name="T40"> [</text:span><text:span text:style-name="T47">Kitāb Rīṭūrīqa</text:span><text:span text:style-name="T40">]” as a place where more such “strong and obvious causes” are discussed. And indeed, in Avicenna's </text:span><text:span text:style-name="T47">Healing: Rhetoric</text:span><text:span text:style-name="T40"> (</text:span><text:span text:style-name="T47">Kitāb al-Khaṭāba</text:span><text:span text:style-name="T40">), he likewise often switches between both these ways of talking when discussing pr</text:span><text:span text:style-name="T43">oximate causes for emotions. For example, he says that an insult can lead to anger, but also that this is because the insult is understood to be offensive.</text:span><text:span text:style-name="Footnote_20_Symbol"><text:span text:style-name="T63"><text:note text:id="ftn319" text:note-class="footnote"><text:note-citation>322</text:note-citation><text:note-body><text:p text:style-name="Footnote"><text:span text:style-name="T223">Avicenna, </text:span><text:span text:style-name="T237">Healing: Rhetoric</text:span><text:span text:style-name="T223"> (1954), 131.</text:span></text:p></text:note-body></text:note></text:span></text:span><text:span text:style-name="T43"> As we have seen in prior chapters, when Avicenna is being precise, he argues that the proximate cause for emotions is an evaluative j</text:span><text:span text:style-name="T40">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40">Later in the </text:span><text:span text:style-name="T47">Cardiac Drugs</text:span><text:span text:style-name="T40">, Avicenna also describes how the vital spirit similarly constitutes dispositions for whether emotions </text:span><text:span text:style-name="T47">happen or not</text:span><text:span text:style-name="T40">, plain and simple. Avicenna makes this point in </text:span><text:soft-page-break/><text:span text:style-name="T40">the following two texts, which bookend a discussion of the effects of wine, and the “clear and obvious” causes of joy we just looked at:</text:span></text:p>
      <text:p text:style-name="Block"><text:span text:style-name="T93">[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9"><text:note text:id="ftn320" text:note-class="footnote"><text:note-citation>323</text:note-citation><text:note-body><text:p text:style-name="Footnote"><text:span text:style-name="T223">Avicenna, </text:span><text:span text:style-name="T237">Cardiac Drugs</text:span><text:span text:style-name="T223"> (1984), 230.</text:span></text:p></text:note-body></text:note></text:span></text:span><text:span text:style-name="T93">.</text:span></text:p>
      <text:p text:style-name="Block"><text:span text:style-name="T93">[R]egarding preparation: the one who leans towards one side is </text:span><text:span text:style-name="T103">un</text:span><text:span text:style-name="T93">influenced by causes from the other side, unless they are strong, and they </text:span><text:span text:style-name="T103">are</text:span><text:span text:style-name="T93"> influenced by the causes [of the side he leans towards], even though they are weak</text:span><text:span text:style-name="Footnote_20_Symbol"><text:span text:style-name="T69"><text:note text:id="ftn321" text:note-class="footnote"><text:note-citation>324</text:note-citation><text:note-body><text:p text:style-name="Footnote"><text:span text:style-name="T223">Avicenna, </text:span><text:span text:style-name="T237">Cardiac Drugs</text:span><text:span text:style-name="T223"> (1984), 233, emphasis mine.</text:span></text:p></text:note-body></text:note></text:span></text:span><text:span text:style-name="T93">.</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oft-page-break/><text:span text:style-name="T43">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40">hose faculties will all have dispositions and effects in the vital spirit, to some degree or other.</text:span><text:span text:style-name="Footnote_20_Symbol"><text:span text:style-name="T62"><text:note text:id="ftn322" text:note-class="footnote"><text:note-citation>325</text:note-citation><text:note-body><text:p text:style-name="P42">See end o<text:span text:style-name="T177">f section 4.2.</text:span></text:p></text:note-body></text:note></text:span></text:span><text:span text:style-name="T40"> For example, Avicenna explains some vagaries of eyesight by an appeal to the vital spirit.</text:span><text:span text:style-name="Footnote_20_Symbol"><text:span text:style-name="T62"><text:note text:id="ftn323" text:note-class="footnote"><text:note-citation>326</text:note-citation><text:note-body><text:p text:style-name="P42">Avicenna, <text:span text:style-name="T168">Healing: Psychology</text:span> (1959), 3.8 155.</text:p></text:note-body></text:note></text:span></text:span><text:span text:style-name="T40"> Elsewhere Avicenna says that what parents imagine during intercourse can have an effect on the color [</text:span><text:span text:style-name="T47">lawn</text:span><text:span text:style-name="T40">] of child conceived, for example, thinking about red can add a tinge of red.</text:span><text:span text:style-name="Footnote_20_Symbol"><text:span text:style-name="T62"><text:note text:id="ftn324" text:note-class="footnote"><text:note-citation>327</text:note-citation><text:note-body><text:p text:style-name="Footnote"><text:span text:style-name="T223">Avicenna, </text:span><text:span text:style-name="T237">Canon</text:span><text:span text:style-name="T223"> (1982), II.2.1.14, 160.</text:span></text:p></text:note-body></text:note></text:span></text:span><text:span text:style-name="T40"> He admits that this latter point may sound </text:span><text:span text:style-name="T40">far-fetched, but he says it follows from his fundamental </text:span><text:span text:style-name="T43">principles</text:span><text:span text:style-name="T40"> that cognitions work by way of the vital spirit.</text:span></text:p>
      <text:p text:style-name="Standard"><text:span text:style-name="T40">Further, in the </text:span><text:span text:style-name="T47">Canon</text:span><text:span text:style-name="T40">, Avicenna makes reference to the vital spirit in explaining treatment for other sorts of mental disorders, beyond the emotional. In book three (of five), Avicenna has a discussion of mental illness (</text:span><text:span text:style-name="T47">amrāḍ al-ra</text:span><text:span text:style-name="T40">ʾ</text:span><text:span text:style-name="T47">s</text:span><text:span text:style-name="T40">) which includes emotional disorders, such as melancholy and lovesickness, but also non-emotional mental disorders, such as sleep disorders, defects of the imagination or memory, and general mania.</text:span><text:span text:style-name="Footnote_20_Symbol"><text:span text:style-name="T62"><text:note text:id="ftn325" text:note-class="footnote"><text:note-citation>328</text:note-citation><text:note-body><text:p text:style-name="Footnote"><text:span text:style-name="T223">Avicenna, </text:span><text:span text:style-name="T237">Canon</text:span><text:span text:style-name="T223"> (1987), vol. 2, 877-901.</text:span></text:p></text:note-body></text:note></text:span></text:span><text:span text:style-name="T40"> </text:span><text:bookmark-start text:name="Dispositions"/><text:span text:style-name="T40">For</text:span><text:bookmark-end text:name="Dispositions"/><text:span text:style-name="T40"> some of these cases, Avicenna recommends altering one’s mode of thinking, but there are also many references to changing one’s diet, and procedures like cupping, in order to affect one’s temperament, and ultimately the </text:span><text:span text:style-name="T40">vital spirit. So the vital spirit underlies the functioning and dispositions of other faculties, but </text:span><text:span text:style-name="T40">Avicenna is most interested in the relation between the vital spirit and the heart, and the </text:span><text:span text:style-name="T48">Cardiac Drugs</text:span><text:span text:style-name="T40">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40">Avicenna makes the connection between the physiological side of how we are disposed to emotions, and the broader topic of moral formation. He does not say much on this topic, but it is worth briefly exploring the significance of what he does say. In </text:span><text:span text:style-name="T47">Cardiac Drugs</text:span><text:span text:style-name="T40"> he makes the </text:span><text:span text:style-name="T40">following comment in the midst of his discussion of different types of preparatory causes for emotions:</text:span></text:p>
      <text:p text:style-name="Block"><text:soft-page-break/><text:span text:style-name="T93">[W]hen acts and emotions [</text:span><text:span text:style-name="T103">infi</text:span><text:span text:style-name="T93">ʿ</text:span><text:span text:style-name="T103">ālāt</text:span><text:span text:style-name="T93">] recur, a strong disposition [</text:span><text:span text:style-name="T103">malakā quwwiya</text:span><text:span text:style-name="T93">] is formed, and character traits [</text:span><text:span text:style-name="T103">al-akhlāq</text:span><text:span text:style-name="T93">]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9"><text:note text:id="ftn326" text:note-class="footnote"><text:note-citation>329</text:note-citation><text:note-body><text:p text:style-name="Footnote"><text:span text:style-name="T223">Avicenna, </text:span><text:span text:style-name="T237">Cardiac Drugs</text:span><text:span text:style-name="T223"> (1984), 235.</text:span></text:p></text:note-body></text:note></text:span></text:span></text:p>
      <text:p text:style-name="Standard"><text:span text:style-name="T40">The term translated here as character traits (</text:span><text:span text:style-name="T47">al-akhlāq</text:span><text:span text:style-name="T40">) is a flexible Arabic term, but it clearly has moral overtones to it. For example, in al-Farabi’s </text:span><text:span text:style-name="T47">Directing Attention to the Way of Happiness</text:span><text:span text:style-name="T40">, he says that “all ethical traits [</text:span><text:span text:style-name="T47">al-akhlāq kulluhā</text:span><text:span text:style-name="T40">], from the virtuous to the vicious [</text:span><text:span text:style-name="T47">al-jamīl wal-qabīḥ</text:span><text:span text:style-name="T40">], are acquired [traits].”</text:span><text:span text:style-name="Footnote_20_Symbol"><text:span text:style-name="T62"><text:note text:id="ftn327" text:note-class="footnote"><text:note-citation>330</text:note-citation><text:note-body><text:p text:style-name="P42">Al-Farabi (1992) 235.</text:p></text:note-body></text:note></text:span></text:span><text:span text:style-name="T40">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text:span><text:span text:style-name="T40"><text:note text:id="ftn328" text:note-class="footnote"><text:note-citation>331</text:note-citation><text:note-body><text:p text:style-name="Footnote">Avicenna describes the relationship between emotions and their corresponding dispositions in <text:span text:style-name="T168">Healing: Categories</text:span>, discussed in Appendix 2.</text:p></text:note-body></text:note></text:span><text:span text:style-name="T40"> The converse is true as well: </text:span><text:span text:style-name="T40">practicing being happy will lead one to have a more calm vital spirit, which will in turn make it easier to maintain happiness in difficult situatio</text:span><text:span text:style-name="T43">n. </text:span><text:span text:style-name="T45">There couldn’t be a person with a perfected disposition towards courage whose physiology looked just the same as a coward, because physiology affects how we respond to situations. </text:span><text:span text:style-name="T43">So o</text:span><text:span text:style-name="T40">ur moral character—our characteristic way of responding to situations from an ethical point of view—is to some extent realized in our physiology.</text:span></text:p>
      <text:p text:style-name="Standard"><text:span text:style-name="T40">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ce. This sense in which we can be disposed to emotions should be distinguished from </text:span><text:span text:style-name="T48">cultivating</text:span><text:span text:style-name="T40"> moral dispositions, true virtue or vice, as described above, which is akin to cultivating true virtue or vice. Physiology also plays a more preparatory role. We will discuss this more preparatory aspect of physiology in relation to emotions and character trait</text:span><text:span text:style-name="T43">s in the next chapter, when we look at Avicenna's </text:span><text:span text:style-name="T51">Healing: Rhetoric</text:span><text:span text:style-name="T43">.</text:span></text:p>
      <text:h text:style-name="Heading_20_2" text:outline-level="2"><text:soft-page-break/>4.5<text:tab/>Physiology of emotional effects</text:h>
      <text:h text:style-name="Heading_20_3" text:outline-level="3">4.5.1 Temperamental effects considered to be primarily of the body</text:h>
      <text:p text:style-name="Standard">In <text:span text:style-name="T167">Psychology</text:span>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93">And [as for] fear and anger and depression, the passion [</text:span><text:span text:style-name="T103">infi</text:span><text:span text:style-name="T93">ʿ</text:span><text:span text:style-name="T103">āl</text:span><text:span text:style-name="T93">] whereby they occur happens primarily on account of the soul. Anger or depression, insofar as they are anger or depression, are </text:span><text:span text:style-name="T103">not passions among those passions af</text:span><text:span text:style-name="T107">flicting the body</text:span><text:span text:style-name="T98">, even though they are followed by passions which afflict the body, like the rising or abating of heat, and suchlike. </text:span><text:span text:style-name="T107">For those things are not anger or depression itself </text:span><text:span text:style-name="T100">[</text:span><text:span text:style-name="T107">laysa nafs al-ghaḍab wal-ghamm</text:span><text:span text:style-name="T100">]</text:span><text:span text:style-name="T98">,</text:span><text:span text:style-name="T93"> but rather things that follow [</text:span><text:span text:style-name="T103">yatba</text:span><text:span text:style-name="T93">ʿ] anger or depression.</text:span><text:span text:style-name="Footnote_20_Symbol"><text:span text:style-name="T69"><text:note text:id="ftn329" text:note-class="footnote"><text:note-citation>332</text:note-citation><text:note-body><text:p text:style-name="Footnote"><text:span text:style-name="T223">Avicenna, </text:span><text:span text:style-name="T237">Healing: Psychology</text:span><text:span text:style-name="T223"> (1959), 4.4, 198.</text:span></text:p></text:note-body></text:note></text:span></text:span></text:p>
      <text:p text:style-name="Standard"><text:span text:style-name="T40">Emotions exist “primarily on account of the soul,” and they need to be distinguished, according to Avicenna, from the temperamental effects that follow them, which “afflict the body.” In order to understand what Avicenna means by these specifications, referring some things more to the soul, some to the body, we need to understand th</text:span><text:span text:style-name="T43">e section leading u</text:span><text:span text:style-name="T40">p to it, in which Avicenna discusses a variety of states that “belong to the soul with the participation of the body.”</text:span><text:span text:style-name="Footnote_20_Symbol"><text:span text:style-name="T62"><text:note text:id="ftn330" text:note-class="footnote"><text:note-citation>333</text:note-citation><text:note-body><text:p text:style-name="Footnote"><text:span text:style-name="T223">Avicenna, </text:span><text:span text:style-name="T237">Healing: Psychology</text:span><text:span text:style-name="T223"> (1959), 4.4, 197.</text:span></text:p></text:note-body></text:note></text:span></text:span></text:p>
      <text:p text:style-name="Standard"><text:span text:style-name="T40">In </text:span><text:span text:style-name="T47">Psychology</text:span><text:span text:style-name="T40">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7">all</text:span><text:span text:style-name="T40"> of which “do not occur without the participation of the body.” In essence, he is trying to schematize all psychological states, save those that belong only to the intellect. His distinctions are as follows:</text:span></text:p>
      <text:p text:style-name="Block"><text:span text:style-name="T93">[…] states [</text:span><text:span text:style-name="T103">aḥwāl</text:span><text:span text:style-name="T93">] that belong to the soul with the participation of [</text:span><text:span text:style-name="T103">bi-mushā</text:span><text:span text:style-name="T107">rikah</text:span><text:span text:style-name="T98">] the </text:span><text:span text:style-name="T93">body come in different types. One of them is [1] what belongs to the body primarily but because it has a soul, and another </text:span><text:soft-page-break/><text:span text:style-name="T93">is [2] what belongs to the soul primarily but because it is in a body, and [3] what is between the bodily and soul equally.</text:span><text:span text:style-name="Footnote_20_Symbol"><text:span text:style-name="T69"><text:note text:id="ftn331" text:note-class="footnote"><text:note-citation>334</text:note-citation><text:note-body><text:p text:style-name="Footnote"><text:span text:style-name="T223">Avicenna, </text:span><text:span text:style-name="T237">Healing: Psychology</text:span><text:span text:style-name="T223">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93">As for pain from a strike, or from the transformation of [one’s] bodily temperament, the event therein is </text:span><text:span text:style-name="T103">something that exists in the body</text:span><text:span text:style-name="T93"> because of a fracturing of the connection and the temperament, on account of the </text:span><text:span text:style-name="T103">states of the body insofar as it is a body.</text:span><text:span text:style-name="T93"> </text:span><text:span text:style-name="T103">And it is also something existing in the senses</text:span><text:span text:style-name="T93"> which sense it </text:span><text:span text:style-name="T93">insofar as it </text:span><text:span text:style-name="T98">is sensed—but [the event that is sensed occurs] because of the body. And it seems that hunger and appetite [</text:span><text:span text:style-name="T107">shahwah</text:span><text:span text:style-name="T98">]</text:span><text:span text:style-name="Footnote_20_Symbol"><text:span text:style-name="T71"><text:note text:id="ftn332" text:note-class="footnote"><text:note-citation>335</text:note-citation><text:note-body><text:p text:style-name="Footnote"><text:span text:style-name="T223">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226">icenna also uses </text:span><text:span text:style-name="T239">shahwah</text:span><text:span text:style-name="T226"> as a genus that includes hunger in </text:span><text:span text:style-name="T240">Healing: Psychology</text:span><text:span text:style-name="T226"> (1959) 2.3, 67: “ hunger is [simply] the appetite [</text:span><text:span text:style-name="T239">shahwah</text:span><text:span text:style-name="T226">] [for] the hot and dry, and thirst is the appetite [</text:span><text:span text:style-name="T239">shahwah</text:span><text:span text:style-name="T226">] for the cold and moist.”</text:span></text:p></text:note-body></text:note></text:span></text:span><text:span text:style-name="T98"> are of th</text:span><text:span text:style-name="T93">is sort.</text:span><text:span text:style-name="Footnote_20_Symbol"><text:span text:style-name="T69"><text:note text:id="ftn333" text:note-class="footnote"><text:note-citation>336</text:note-citation><text:note-body><text:p text:style-name="Footnote"><text:span text:style-name="T223">Avicenna, </text:span><text:span text:style-name="T237">Healing: Psychology</text:span><text:span text:style-name="T223"> (1959), 4.4, 198.</text:span></text:p></text:note-body></text:note></text:span></text:span></text:p>
      <text:p text:style-name="Standard"><text:span text:style-name="T40">Physical pain and hunger here are discussed as states that are due to states of the body, insofar as it is body, but they are </text:span><text:span text:style-name="T47">also</text:span><text:span text:style-name="T40"> something that exists in the senses. This is markedly different from they way he talks states that are “primarily of the soul,” about which he says “there is </text:span><text:span text:style-name="T47">nothing</text:span><text:span text:style-name="T40"> in [such states] which is an occurrence of the body insofar as it is a body.”</text:span><text:span text:style-name="Footnote_20_Symbol"><text:span text:style-name="T62"><text:note text:id="ftn334" text:note-class="footnote"><text:note-citation>337</text:note-citation><text:note-body><text:p text:style-name="Footnote"><text:span text:style-name="T223">Avicenna, </text:span><text:span text:style-name="T237">Healing: Psychology</text:span><text:span text:style-name="T223"> (1959), 4.4, 197.</text:span></text:p></text:note-body></text:note></text:span></text:span><text:span text:style-name="T40"> States like imagination and emotions are primarily psychological, and though embodied, are not caused by anything in the body insofar as it is body. States like physical pain and physical hunger, however, are both sensed, </text:span><text:span text:style-name="T47">and</text:span><text:span text:style-name="T40"> owed to the body insofar as it is body.</text:span></text:p>
      <text:p text:style-name="Standard"><text:span text:style-name="T40">With these distinctions, Avicenna appears to unpacking something similar to the distinction at the beginning of Aristotle’s </text:span><text:span text:style-name="T47">Parva Naturalia</text:span><text:span text:style-name="T40">. It is not surprising to find Avicenna incorporating discussions stemming from the </text:span><text:span text:style-name="T47">Parva Naturalia</text:span><text:span text:style-name="T40"> in </text:span><text:span text:style-name="T47">Psychology</text:span><text:span text:style-name="T40"> 4.4 since, as Hansberger has shown, much of Book 4 as a whole picks up on themes found in </text:span><text:span text:style-name="T47">Parva Naturalia</text:span><text:span text:style-name="T40">, in addition to </text:span><text:span text:style-name="T47">De Anima</text:span><text:span text:style-name="T40">.</text:span><text:span text:style-name="Footnote_20_Symbol"><text:span text:style-name="T62"><text:note text:id="ftn335" text:note-class="footnote"><text:note-citation>338</text:note-citation><text:note-body><text:p text:style-name="P42">Hansberger (2010) 158.</text:p></text:note-body></text:note></text:span></text:span><text:span text:style-name="T40"> The distinction in Aristotle’s text is somewhat different from that which Avicenna makes, which is likely due to the transmission history of this Aristotelian text. As shown (again) </text:span><text:soft-page-break/><text:span text:style-name="T40">by Hansberger, the Arabic version of the </text:span><text:span text:style-name="T47">Parva Naturalia</text:span><text:span text:style-name="T40">, which went by the name of </text:span><text:span text:style-name="T47">Kitāb al-ḥiss wa-l-maḥsūs</text:span><text:span text:style-name="T40">, is less of a translation and more of an adaptation.</text:span><text:span text:style-name="Footnote_20_Symbol"><text:span text:style-name="T40"><text:note text:id="ftn336" text:note-class="footnote"><text:note-citation>339</text:note-citation><text:note-body><text:p text:style-name="Footnote">For clarity: the title “<text:span text:style-name="T168">Kitāb al-ḥiss wa-l-maḥsūs”</text:span> was used to refer to the whole text that paraphrases/adapts the whole collection of <text:span text:style-name="T168">Parva Naturalia</text:span>. This, despite the fact that “<text:span text:style-name="T168">Kitāb al-ḥiss wa-l-maḥsūs” </text:span>is actually a translation of the name for the first book of the <text:span text:style-name="T168">Parva Naturalia</text:span>, i.e., <text:span text:style-name="T168">De Sensu</text:span>. So the title <text:span text:style-name="T168">Kitāb al-ḥiss wa-l-maḥsūs</text:span> refers to the whole of the <text:span text:style-name="T168">Parva Naturalia</text:span>, despite taking its name from the first book of the Greek collection.</text:p></text:note-body></text:note></text:span></text:span><text:span text:style-name="T40"> But in this case we need to start with the original </text:span><text:span text:style-name="T48">Parva Naturalia</text:span><text:span text:style-name="T40"> as a frame of reference, since the first part of </text:span><text:span text:style-name="T47">Kitāb al-ḥiss wa-l-maḥsūs </text:span><text:span text:style-name="T40">is not extant</text:span><text:span text:style-name="Footnote_20_Symbol"><text:span text:style-name="T62"><text:note text:id="ftn337" text:note-class="footnote"><text:note-citation>340</text:note-citation><text:note-body><text:p text:style-name="P42">Hansberger (2010) 144.</text:p></text:note-body></text:note></text:span></text:span></text:p>
      <text:p text:style-name="Standard"><text:span text:style-name="T40">In the beginning of Aristotle’s original </text:span><text:span text:style-name="T47">De Sensu</text:span><text:span text:style-name="T40">—the first book of </text:span><text:span text:style-name="T47">Parva Naturalia</text:span><text:span text:style-name="T40">—he distinguishes between several ways of approaching the discussion of the soul. On the one hand, </text:span><text:span text:style-name="T40">he says that he has already (in </text:span><text:span text:style-name="T47">De Anima</text:span><text:span text:style-name="T40">) talked about (1) features of the soul that are </text:span><text:span text:style-name="T48">common</text:span><text:span text:style-name="T40"> to </text:span><text:span text:style-name="T40">many species, and which are understood with reference to the soul taken “by itself.” This </text:span><text:span text:style-name="T40">includes sensation, memory, passion, desire, and appetite generally, and in addition to these </text:span><text:span text:style-name="T40">pleasure and pain.”</text:span><text:span text:style-name="Footnote_20_Symbol"><text:span text:style-name="T62"><text:note text:id="ftn338" text:note-class="footnote"><text:note-citation>341</text:note-citation><text:note-body><text:p text:style-name="Footnote"><text:span text:style-name="T223">See Aristotle, </text:span><text:span text:style-name="T236">On Sense and Sensible Objects </text:span><text:span text:style-name="T223">(1986), 463a. These sort of functions the essence of the soul which, as Avicenna explains at the beginning of the </text:span><text:span text:style-name="T236">Psychology</text:span><text:span text:style-name="T223">, is that which accounts for behavior that is “not according to a single pattern, or which does not lack will. (Avicenna, </text:span><text:span text:style-name="T237">Healing: Psychology</text:span><text:span text:style-name="T223"> (1959), 1.1, 4).</text:span><text:span text:style-name="T255"> </text:span><text:span text:style-name="T256">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40"> Thus, he says, there remains two further categories to discuss. There are (2) features of the soul that are </text:span><text:span text:style-name="T48">common</text:span><text:span text:style-name="T40"> to many species, but which are </text:span><text:span text:style-name="T48">not</text:span><text:span text:style-name="T40"> understood with respect to the soul “by itself” (rather, the body's involvement is more prominent). This second category includes “waking and sleep, youth and old age, inhalation and exhalation, life and death.”</text:span><text:span text:style-name="Footnote_20_Symbol"><text:span text:style-name="T62"><text:note text:id="ftn339" text:note-class="footnote"><text:note-citation>342</text:note-citation><text:note-body><text:p text:style-name="Footnote"><text:span text:style-name="T223">Aristotle, </text:span><text:span text:style-name="T236">On Sense and Sensible Objects </text:span><text:span text:style-name="T223">(1986), 463a.</text:span></text:p></text:note-body></text:note></text:span></text:span><text:span text:style-name="T40"> Finally, there are (3) states that are particular to certain species. The last of these—faculties particular to species—are discussed in Aristotle’s biological works on plants and animals. And </text:span><text:span text:style-name="T40">since, as mentioned, Aristotle says that type (1) states were already dealt with in </text:span><text:span text:style-name="T48">De Anima</text:span><text:span text:style-name="T40">, the </text:span><text:span text:style-name="T47">Parva Naturalia</text:span><text:span text:style-name="T40"> is ostensibly most concerned with type (2) states. But many of </text:span><text:span text:style-name="T40">the activities given as examples of type (1) nonetheless show up in the discussion of </text:span><text:span text:style-name="T47">Parva Naturalia </text:span><text:span text:style-name="T40">(e.g., </text:span><text:span text:style-name="T47">De Sensu</text:span><text:span text:style-name="T40"> and </text:span><text:span text:style-name="T47">De Memoria </text:span><text:span text:style-name="T40">discuss sensation and memory, respectively). This suggests that the distinction being made between (1) and (2) is not primarily between groupings of faculties, but between ways of approaching a discussion of psychological faculties. In other </text:span><text:soft-page-break/><text:span text:style-name="T40">words, you could talk about sensation solely with respect to the soul, giving it a more abstract, formal account. Or you could integrate issues of physiology into your account about sensation, as done in the </text:span><text:span text:style-name="T47">Parva Naturalia</text:span><text:span text:style-name="T40">. So much for the distinctions Aristotle makes towards the beginning of the original </text:span><text:span text:style-name="T47">Parva Naturalia.</text:span></text:p>
      <text:p text:style-name="Standard"><text:span text:style-name="T40">It is the distinction between (1) and (2) that Avicenna and (and perhaps the adaptor in </text:span><text:span text:style-name="T47">Kitāb al-ḥiss wa-l-maḥsūs</text:span><text:span text:style-name="T40">)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40">when realized in bodies, and affected by particular material changes. As Avicenna explains, </text:span><text:span text:style-name="T40">“Sleep, waking, health and sickness are states that belong to the body and</text:span><text:span text:style-name="T43"> its principles, so they b</text:span><text:span text:style-name="T40">elong to [the body] primarily, but nevertheless they only belong to the body because it has a soul.”</text:span><text:span text:style-name="Footnote_20_Symbol"><text:span text:style-name="T62"><text:note text:id="ftn340" text:note-class="footnote"><text:note-citation>343</text:note-citation><text:note-body><text:p text:style-name="Footnote"><text:span text:style-name="T223">Avicenna, </text:span><text:span text:style-name="T237">Healing: Psychology</text:span><text:span text:style-name="T223"> (1959), 4.4, 197</text:span></text:p></text:note-body></text:note></text:span></text:span><text:span text:style-name="T40"> Non-living things do not experience sleep, waking, health and sickness. Sleep would not occur if there were no such thing as sensation. Health would not occur were the body not to have </text:span><text:span text:style-name="T40">an ideal, soul-given function in the first place (in other words, only living bodies can be healthy). But what causes a living being to need sleep, or to fail in health, is not anything to do with the </text:span><text:span text:style-name="T40">soul’s function, considered more generally. Rather, it has to do with the needs and failings of the </text:span><text:span text:style-name="T40">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in which the soul is embodied.</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ext:soft-page-break/>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40">Whether the development comes from Avicenna himself, or the adaptor of the text (and Avicenna is just mirroring it) is impossible to tell, since, as mentioned above, the first part of </text:span><text:span text:style-name="T47">Kitāb al-ḥiss wa-l-maḥsūs </text:span><text:span text:style-name="T40">is not extant. One bit of evidence that the development stems from the adaptor is that in Averroes relates the same categories as Avicenna's [1] and [2] in his </text:span><text:span text:style-name="T47">Epitome of the Parva Naturalia</text:span><text:span text:style-name="T40">, suggesting a common source for those distinctions in the Arabic </text:span><text:span text:style-name="T47">Kitāb al-</text:span><text:span text:style-name="T47">ḥiss wa-l-maḥsūs.</text:span><text:span text:style-name="Footnote_20_Symbol"><text:span text:style-name="T65"><text:note text:id="ftn341" text:note-class="footnote"><text:note-citation>344</text:note-citation><text:note-body><text:p text:style-name="Footnote"><text:span text:style-name="T80">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89">Epitome of the Parva Naturalia </text:span><text:span text:style-name="T80">(1961), 3. Averroes has a similar discussion, expanded to four distinctions, in his </text:span><text:span text:style-name="T89">Long Commentary on the De Anima</text:span><text:span text:style-name="T80"> (2009</text:span><text:span text:style-name="T78">), section 3.</text:span></text:p></text:note-body></text:note></text:span></text:span><text:span text:style-name="T40"> Averroes explains that “primarily body” states, like sleep, are in some sense </text:span><text:span text:style-name="T40">more necessary, and are related to the “primarily soul” functions as a genus is related to species. That is, sleep is a state wherein all the senses are “at rest.”</text:span><text:span text:style-name="Footnote_20_Symbol"><text:span text:style-name="T62"><text:note text:id="ftn342" text:note-class="footnote"><text:note-citation>345</text:note-citation><text:note-body><text:p text:style-name="Footnote"><text:span text:style-name="T223">Averroes, </text:span><text:span text:style-name="T89">Epitome of the Parva Naturalia </text:span><text:span text:style-name="T223">(1961), 3-4.</text:span></text:p></text:note-body></text:note></text:span></text:span><text:span text:style-name="T40"> </text:span><text:bookmark-start text:name="Primarily_Psych"/><text:span text:style-name="T40">What</text:span><text:bookmark-end text:name="Primarily_Psych"/><text:span text:style-name="T40">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93">And [as for] fear and anger and depression, the passion [</text:span><text:span text:style-name="T103">infi</text:span><text:span text:style-name="T93">ʿ</text:span><text:span text:style-name="T103">āl</text:span><text:span text:style-name="T93">] whereby they occur happens primarily on account of the soul. Anger or depression, insofar as they are anger or depression, are </text:span><text:span text:style-name="T103">not passions among those pa</text:span><text:span text:style-name="T107">ssions afflicting the body</text:span><text:span text:style-name="T98">, even though they are followed by passions which afflict the body, like the </text:span><text:soft-page-break/><text:span text:style-name="T98">rising or abating of heat, and suchlike. </text:span><text:span text:style-name="T107">For those things are not anger or depression itself [laysa nafs al-ghaḍab </text:span><text:span text:style-name="T103">wal-ghamm]</text:span><text:span text:style-name="T93">, but rather things that follow [</text:span><text:span text:style-name="T103">yatba</text:span><text:span text:style-name="T93">ʿ] anger or depression.</text:span><text:span text:style-name="Footnote_20_Symbol"><text:span text:style-name="T69"><text:note text:id="ftn343" text:note-class="footnote"><text:note-citation>346</text:note-citation><text:note-body><text:p text:style-name="Footnote"><text:span text:style-name="T223">Avicenna, </text:span><text:span text:style-name="T237">Healing: Psychology</text:span><text:span text:style-name="T223"> (1959), 4.4, 198.</text:span></text:p></text:note-body></text:note></text:span></text:span></text:p>
      <text:p text:style-name="Standard"><text:span text:style-name="T40">When Avicenna says that emotions are not passions that “afflict the body,” contrasting this with passions that do, like “the rising or abating of heat,”</text:span><text:span text:style-name="Footnote_20_Symbol"><text:span text:style-name="T62"><text:note text:id="ftn344" text:note-class="footnote"><text:note-citation>347</text:note-citation><text:note-body><text:p text:style-name="P42">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p></text:note-body></text:note></text:span></text:span><text:span text:style-name="T40"> we should understand this to reflect the </text:span><text:span text:style-name="T40">division between states that are primarily of the soul, versus those that are primarily of the body. These are both psychological states that happen with the participation of the body—just of different kinds.</text:span></text:p>
      <text:p text:style-name="Standard"><text:span text:style-name="T40">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41">then</text:span><text:span text:style-name="T40"> have </text:span><text:span text:style-name="T48">effects</text:span><text:span text:style-name="T40"> throughout the rest of the body, due to the way that the vital spirit proceeds to course throug</text:span><text:span text:style-name="T43">h the various organs and arteries, and how it effects the pulse (for more evidence of this, see the next section,</text:span><text:span text:style-name="T40"> 4.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effect could be otherwise, and anger would nonetheless still be anger. Two people might both feel the same sort of shame, but one person might be far more prone to turning red. It is presumably f</text:span><text:span text:style-name="T43">or these reasons that Avicenna distinguishes between the physiology of occurent emotions (discussed in section 4.3 of this chapter), and the physiology of emotional effects (discussed in this section).</text:span></text:p>
      <text:p text:style-name="Standard"><text:soft-page-break/><text:span text:style-name="T40">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7">n</text:span><text:span text:style-name="T50">afs al-ghaḍab </text:span><text:span text:style-name="T47">wal-ghamm</text:span><text:span text:style-name="T40">), and that which follows (</text:span><text:span text:style-name="T47">yatba</text:span><text:span text:style-name="T40">ʿ) the very emotion. This language of characteristic effects “following” emotions is also found in the </text:span><text:span text:style-name="T47">Cardiac Drugs, </text:span><text:span text:style-name="T40">so we know that his usage here </text:span><text:span text:style-name="T40">is intentional</text:span><text:span text:style-name="Footnote_20_Symbol"><text:span text:style-name="T62"><text:note text:id="ftn345" text:note-class="footnote"><text:note-citation>348</text:note-citation><text:note-body><text:p text:style-name="Footnote"><text:span text:style-name="T223">Avicenna, </text:span><text:span text:style-name="T237">Cardiac Drugs</text:span><text:span text:style-name="T223"> (1984), 235-236. Sometimes this term is used to describe the way that emotions follow dispositions, sometimes to describe the way temperamental effects follow emotions.</text:span></text:p></text:note-body></text:note></text:span></text:span><text:span text:style-name="T40">. </text:span><text:bookmark-start text:name="Effects"/><text:span text:style-name="T40">For</text:span><text:bookmark-end text:name="Effects"/><text:span text:style-name="T40"> something to “follow” something else implies a close relationship, but also </text:span><text:span text:style-name="T40">distinction. It would be possible to translate “follows” as “entails” in this case, as well. So Avicenna realizes that these characteristic effects are vital to how emotions fulfill their role in animals and humans. But we wouldn’t want the closeness of the two phenomena to obscure the </text:span><text:span text:style-name="T40">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40">The place where Avicenna most schematically spells out the “primarily body” effects which follow of emotions is in</text:span><text:span text:style-name="T43"> a later section of the </text:span><text:span text:style-name="T47">Canon</text:span><text:span text:style-name="T40">, titled “the pulse of psychological emotions [</text:span><text:span text:style-name="T47">nabḍ al-</text:span><text:span text:style-name="T40">ʿ</text:span><text:span text:style-name="T47">awāriḍ al-nafsāniyya</text:span><text:span text:style-name="T40">].”</text:span><text:span text:style-name="Footnote_20_Symbol"><text:span text:style-name="T62"><text:note text:id="ftn346" text:note-class="footnote"><text:note-citation>349</text:note-citation><text:note-body><text:p text:style-name="Footnote"><text:span text:style-name="T223">Avicenna, </text:span><text:span text:style-name="T237">Canon</text:span><text:span text:style-name="T223"> (1982), II.3.1.1.1, 200.</text:span></text:p></text:note-body></text:note></text:span></text:span><text:span text:style-name="T40"> The pulse, Avicenna holds, is an act of the heart and the arteries that move and modify the vital spirit.</text:span><text:span text:style-name="Footnote_20_Symbol"><text:span text:style-name="T62"><text:note text:id="ftn347" text:note-class="footnote"><text:note-citation>350</text:note-citation><text:note-body><text:p text:style-name="Footnote"><text:span text:style-name="T223">Avicenna, </text:span><text:span text:style-name="T237">Canon</text:span><text:span text:style-name="T223"> (1982), II.3.1.18, 215.</text:span></text:p></text:note-body></text:note></text:span></text:span><text:span text:style-name="T43"> Avicenna describes different pulse states caused by five key emotions, and the the analyses are not surprising: anger [</text:span><text:span text:style-name="T50">ghaḍab</text:span><text:span text:style-name="T43">] causes an increased pulse, and an agitated vital spirit throughout the body. Pleasure [</text:span><text:span text:style-name="T50">ladhdha</text:span><text:span text:style-name="T43">] and gladness [</text:span><text:span text:style-name="T50">surūr</text:span><text:span text:style-name="T43">] lead to a calm pulse, and a calm vital spirit. Depression [</text:span><text:span text:style-name="T50">ghaḍab</text:span><text:span text:style-name="T43">] slows things down too much, with a sluggish pulse. Fear [</text:span><text:span text:style-name="T50">khawf</text:span><text:span text:style-name="T43">] makes the pulse erratic. Since the p</text:span><text:span text:style-name="T40">ulse is felt throughout the whole body, the vital spirit is affected in these ways throughout the whole body, which in turn affects the functioning of various organs.</text:span></text:p>
      <text:p text:style-name="Standard"><text:span text:style-name="T40">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ext:span><text:soft-page-break/><text:span text:style-name="T40">this is because every part of the body has a temperament that can be changed by the character of </text:span><text:span text:style-name="T40">the vital spirit that runs through it. For example, in the following text (which we already looked at in the context of human emotions)</text:span><text:span text:style-name="Footnote_20_Symbol"><text:span text:style-name="T62"><text:note text:id="ftn348" text:note-class="footnote"><text:note-citation>351</text:note-citation><text:note-body><text:p text:style-name="P44">See chapter 2, section 2.4.</text:p></text:note-body></text:note></text:span></text:span><text:span text:style-name="T40">, Avicenna discusses how emotional pain can eventually </text:span><text:span text:style-name="T40">lead to a break-down of the temperaments in the vegetative faculties, using some of the same distinctions between “primarily of the body or soul” that we have just seen in 4.4:</text:span></text:p>
      <text:p text:style-name="Block"><text:span text:style-name="T98">The emotion [</text:span><text:span text:style-name="T107">infi</text:span><text:span text:style-name="T98">ʿ</text:span><text:span text:style-name="T107">āl</text:span><text:span text:style-name="T98">] of joy [</text:span><text:span text:style-name="T107">surūr</text:span><text:span text:style-name="T98">] or pain [</text:span><text:span text:style-name="T107">gham</text:span><text:span text:style-name="T98">],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98"><text:note text:id="ftn349" text:note-class="footnote"><text:note-citation>352</text:note-citation><text:note-body><text:p text:style-name="P50">For discussion of the significance of this passage in relation to human emotions, see chapter 2, section 2.4.</text:p></text:note-body></text:note></text:span></text:span><text:span text:style-name="T98"> [</text:span><text:span text:style-name="T107">al-faraḥ al-nuṭqī</text:span><text:span text:style-name="T98">]—a strength and effectiveness in its act, and on account of the contrary occurrence—let that be intellectual pain [</text:span><text:span text:style-name="T107">al-ghamm al-nuṭqī</text:span><text:span text:style-name="T98">], in which there is no physical pain—a weakness and an impotence that corrupts its effectiveness. And perhaps the temperamental disposition will be broken down through that [weakness and impotence].</text:span><text:span text:style-name="Footnote_20_Symbol"><text:span text:style-name="T71"><text:note text:id="ftn350" text:note-class="footnote"><text:note-citation>353</text:note-citation><text:note-body><text:p text:style-name="Footnote"><text:span text:style-name="T80">Avicenna, </text:span><text:span text:style-name="T89">Healing: Psychology</text:span><text:span text:style-name="T80"> (1959), 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40">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62"><text:note text:id="ftn351" text:note-class="footnote"><text:note-citation>354</text:note-citation><text:note-body><text:p text:style-name="Footnote"><text:span text:style-name="T223">Avicenna, </text:span><text:span text:style-name="T237">Cardiac Drugs</text:span><text:span text:style-name="T223"> (1984), 229, emphasis mine.</text:span></text:p></text:note-body></text:note></text:span></text:span><text:span text:style-name="T40"> others increase or mitigate disease symptoms.</text:span><text:span text:style-name="Footnote_20_Symbol"><text:span text:style-name="T62"><text:note text:id="ftn352" text:note-class="footnote"><text:note-citation>355</text:note-citation><text:note-body><text:p text:style-name="Footnote"><text:span text:style-name="T223">Avicenna, </text:span><text:span text:style-name="T237">Canon</text:span><text:span text:style-name="T223"> (1982), II.2.1.14, 160.</text:span></text:p></text:note-body></text:note></text:span></text:span><text:span text:style-name="T40"> But despite certain temperamental changes being commonly associated with each emotion, things could be otherwise from species to species, or for individuals within species, without changing the core of </text:span><text:span text:style-name="T40">what it is to experience a given emotion. Were Avicenna to build particular physical effects into the essence of a given emotion, it would compromise our ability to provide any kind of unified definitions of emotion-types.</text:span></text:p>
      <text:p text:style-name="P76"><text:soft-page-break/></text:p>
      <text:h text:style-name="Heading_20_3" text:outline-level="3"><text:span text:style-name="T102">4.</text:span><text:bookmark-start text:name="Marginal"/><text:span text:style-name="T102">5.4 Emotio</text:span><text:bookmark-end text:name="Marginal"/><text:span text:style-name="T102">ns and the necessity of some sort of physical effect</text:span></text:h>
      <text:p text:style-name="Standard"><text:span text:style-name="T40">Although emotions are essentially something distinct from their particular physical effects, it is essential that emotions have </text:span><text:span text:style-name="T47">some</text:span><text:span text:style-name="T40"> physical effect. This is a point Avicenna makes in separate text, his </text:span><text:span text:style-name="T47">M</text:span><text:span text:style-name="T50">arginal Glosses on Aristotle’s </text:span><text:span text:style-name="T43">De Anima, but it helps balance out the conclusions of the preceding sections. The relevant discussion occurs in Avicenna’s commentary on Aristotle’s </text:span><text:span text:style-name="T50">De Anima</text:span><text:span text:style-name="T43">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4.5.1 of this chapter, Avicenna un</text:span><text:span text:style-name="T40">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7">necessarily</text:span><text:span text:style-name="T40"> have effects in the body. Up to this point we have been emphasizing the distinction between emotions and their effects, but </text:span><text:span text:style-name="T47">Marginal Glosses</text:span><text:span text:style-name="T40">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93">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9"><text:note text:id="ftn353" text:note-class="footnote"><text:note-citation>356</text:note-citation><text:note-body><text:p text:style-name="Footnote"><text:span text:style-name="T223">Avicenna, </text:span><text:span text:style-name="T237">Marginal Glosses</text:span><text:span text:style-name="T223"> (1947), 77.16-18.</text:span></text:p></text:note-body></text:note></text:span></text:span></text:p>
      <text:p text:style-name="Standard"><text:span text:style-name="T40">This list is different from the schema of psychological states we saw earlier from </text:span><text:span text:style-name="T47">Psychology</text:span><text:span text:style-name="T40">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oft-page-break/><text:span text:style-name="T40">smoothness of some body.</text:span><text:span text:style-name="Footnote_20_Symbol"><text:span text:style-name="T62"><text:note text:id="ftn354" text:note-class="footnote"><text:note-citation>357</text:note-citation><text:note-body><text:p text:style-name="Footnote"><text:span text:style-name="T223">Avicenna, </text:span><text:span text:style-name="T237">Marginal Glosses</text:span><text:span text:style-name="T223"> (1947), 77.20.</text:span></text:p></text:note-body></text:note></text:span></text:span><text:span text:style-name="T40"> By definition, smoothness is an accidental form which cannot be predicated of anything that is not material. The second and third states that cannot exist without a body are both states—as Avicenna later makes clear—that exist because of the </text:span><text:span text:style-name="T47">participation</text:span><text:span text:style-name="T40"> between body and soul, rather than just being straightforwardly corporeal forms.</text:span><text:span text:style-name="Footnote_20_Symbol"><text:span text:style-name="T62"><text:note text:id="ftn355" text:note-class="footnote"><text:note-citation>358</text:note-citation><text:note-body><text:p text:style-name="Footnote"><text:span text:style-name="T223">Avicenna, </text:span><text:span text:style-name="T237">Marginal Glosses</text:span><text:span text:style-name="T223"> (1947), 77.21, 25.</text:span></text:p></text:note-body></text:note></text:span></text:span><text:span text:style-name="T40"> Before discussing them further, we can outline them as follows:</text:span></text:p>
      <text:p text:style-name="P64"/>
      <table:table table:name="Table8" table:style-name="Table8">
        <table:table-column table:style-name="Table8.A"/>
        <table:table-row>
          <table:table-cell table:style-name="Table8.A1" office:value-type="string">
            <text:list xml:id="list612517551864576015" text:style-name="L6">
              <text:list-item>
                <text:p text:style-name="P113">States that “do not exist except with a body”:</text:p>
                <text:list>
                  <text:list-item>
                    <text:p text:style-name="P115"><text:span text:style-name="T40">States that are </text:span><text:span text:style-name="T47">not</text:span><text:span text:style-name="T40"> due to the the participation between body and soul:</text:span></text:p>
                    <text:list>
                      <text:list-header>
                        <text:p text:style-name="P114">1) Corporeal forms (e.g., smoothness)</text:p>
                      </text:list-header>
                    </text:list>
                  </text:list-item>
                  <text:list-item>
                    <text:p text:style-name="P115"><text:span text:style-name="T40">States that </text:span><text:span text:style-name="T47">are</text:span><text:span text:style-name="T40"> due to the the participation between body and soul:</text:span></text:p>
                    <text:list>
                      <text:list-header>
                        <text:p text:style-name="P116"><text:span text:style-name="T40">2) State of the soul </text:span><text:span text:style-name="T47">caused by</text:span><text:span text:style-name="T40"> a body</text:span></text:p>
                        <text:p text:style-name="P116"><text:span text:style-name="T40">3) State of the soul that necessarily </text:span><text:span text:style-name="T47">causes something in</text:span><text:span text:style-name="T40"> a body</text:span></text:p>
                      </text:list-header>
                    </text:list>
                  </text:list-item>
                </text:list>
              </text:list-item>
            </text:list>
          </table:table-cell>
        </table:table-row>
      </table:table>
      <text:p text:style-name="P19"/>
      <text:list xml:id="list1457147173" text:continue-numbering="true" text:style-name="L6">
        <text:list-item>
          <text:list>
            <text:list-item>
              <text:list>
                <text:list-header>
                  <text:p text:style-name="P114"/>
                </text:list-header>
              </text:list>
            </text:list-item>
          </text:list>
        </text:list-item>
      </text:list>
      <text:p text:style-name="Standard"><text:span text:style-name="T40">Turning to (2), this sort of state involves the body and soul, but in such a way that the body is the cause.</text:span><text:span text:style-name="Footnote_20_Symbol"><text:span text:style-name="T62"><text:note text:id="ftn356" text:note-class="footnote"><text:note-citation>359</text:note-citation><text:note-body><text:p text:style-name="Footnote"><text:span text:style-name="T223">Avicenna, </text:span><text:span text:style-name="T237">Marginal Glosses</text:span><text:span text:style-name="T223"> (1947), 77.21.</text:span></text:p></text:note-body></text:note></text:span></text:span><text:span text:style-name="T40">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7">because</text:span><text:span text:style-name="T40">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pan text:style-name="T40">Avicenna distinguishes states of type (3) as those which “do not exist except with a body” in the sense of entailing that something is necessarily caused </text:span><text:span text:style-name="T47">in</text:span><text:span text:style-name="T40"> a body, by a soul, as opposed to </text:span><text:soft-page-break/><text:span text:style-name="T40">entailing (as in the second type) that something is caused </text:span><text:span text:style-name="T47">by</text:span><text:span text:style-name="T40">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7">and</text:span><text:span text:style-name="T40">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93">[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ext:span><text:span text:style-name="T93">to bodily causes.</text:span><text:span text:style-name="Footnote_20_Symbol"><text:span text:style-name="T69"><text:note text:id="ftn357" text:note-class="footnote"><text:note-citation>360</text:note-citation><text:note-body><text:p text:style-name="P42">The Arabic of the parenthetical in this sentence is difficult, but the rest seems clear.</text:p></text:note-body></text:note></text:span></text:span><text:span text:style-name="T93">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9"><text:note text:id="ftn358" text:note-class="footnote"><text:note-citation>361</text:note-citation><text:note-body><text:p text:style-name="Footnote"><text:span text:style-name="T223">Avicenna,</text:span><text:span text:style-name="T237"> Marginal Glosses</text:span><text:span text:style-name="T223"> (1947), 77.25-78.7.</text:span></text:p></text:note-body></text:note></text:span></text:span></text:p>
      <text:p text:style-name="Standard"><text:span text:style-name="T40">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text:span><text:span text:style-name="T43">onstituted by changes in the body. This confirmed when Avicenna later mentions Galen in the same section, referencing the work wherein Galen affirms such a view, i.e., </text:span><text:span text:style-name="T50">The Capacities of the Soul Depend on the Mixture of the Body.</text:span><text:span text:style-name="Footnote_20_Symbol"><text:span text:style-name="T66"><text:note text:id="ftn359" text:note-class="footnote"><text:note-citation>362</text:note-citation><text:note-body><text:p text:style-name="Footnote"><text:span text:style-name="T223">Avicenna, </text:span><text:span text:style-name="T237">Marginal Glosses</text:span><text:span text:style-name="T223"> (1947), 78.19. Galen’s work, </text:span><text:span text:style-name="T237">The Capacities of the Soul Depend on the Mixture of the Body</text:span><text:span text:style-name="T223">, was translated into Arabic and available. See Gutas (2010) 807. Such a view is affirmed in the text at Galen, </text:span><text:span text:style-name="T237">Capacities</text:span><text:span text:style-name="T223"> (2013), 386.</text:span></text:p></text:note-body></text:note></text:span></text:span></text:p>
      <text:p text:style-name="Standard"><text:span text:style-name="T43">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text:span><text:soft-page-break/><text:span text:style-name="T43">section 4.4 of this chapter. More to the point, Avicenna adds that, once caused, emotions themselves necessarily cause something in</text:span><text:span text:style-name="T40"> the body, despite being something of the soul (i.e., something “primarily psychological,” in the language of </text:span><text:span text:style-name="T47">Psychology</text:span><text:span text:style-name="T40">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40">To put this in other words: emotions are the sort of phenomena they are because of the faculties of the soul (they are inclinations, caused by cognitions). But, of course, those faculties </text:span><text:span text:style-name="T40">are embodied, and thus emotions can have bodily dispositional causes and effects. Those </text:span><text:span text:style-name="T40">dispositional causes and effects get their character primarily from the non-psychological aspects </text:span><text:span text:style-name="T40">of the body (its temperaments, its humours, its aches and pains). Of course, none of these states </text:span><text:span text:style-name="T40">are </text:span><text:span text:style-name="T48">only</text:span><text:span text:style-name="T40"> psychological or </text:span><text:span text:style-name="T48">only</text:span><text:span text:style-name="T40">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43">ther, and this is what Avicenna is trying to get across in the above texts.</text:span></text:p>
      <text:p text:style-name="Standard"><text:span text:style-name="T43">Continuing from shortly whereafter the above text from </text:span><text:span text:style-name="T51">Marginal Glosses</text:span><text:span text:style-name="T43"> leaves off, we have additional evidence that the “first principle”of emotions is the soul:</text:span></text:p>
      <text:p text:style-name="Block"><text:span text:style-name="T98">And evidence that anger and desire have some sort of separate account [</text:span><text:span text:style-name="T107">lahumā infirādu ḥukmin bi-wajhin</text:span><text:span text:style-name="T98">], is that the intellect prevents [</text:span><text:span text:style-name="T107">yamna</text:span><text:span text:style-name="T98">ʿ] anger and desire, but it is not able to prevent sensible pain or pleasure. So it is understood that the first principle of the</text:span><text:span text:style-name="T93">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9"><text:note text:id="ftn360" text:note-class="footnote"><text:note-citation>363</text:note-citation><text:note-body><text:p text:style-name="Footnote"><text:span text:style-name="T223">Avicenna, </text:span><text:span text:style-name="T237">Marginal Glosses</text:span><text:span text:style-name="T223"> (1947), 78.14-18.</text:span></text:p></text:note-body></text:note></text:span></text:span></text:p>
      <text:p text:style-name="Standard"><text:span text:style-name="T40">The idea here seems to be that emotions, unlike sensible pleasure and pain, are able to be guided by reason.</text:span><text:span text:style-name="Footnote_20_Symbol"><text:span text:style-name="T40"><text:note text:id="ftn361" text:note-class="footnote"><text:note-citation>364</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223">For a discussion of this concept in Aquinas’s theory of emotions, see King (2012), 216.</text:span></text:p></text:note-body></text:note></text:span></text:span><text:span text:style-name="T40"> In other words, we are able to change things about occurrent emotions with our thoughts in ways that we cannot change sensible pleasure and pain. When you stub your toe, you </text:span><text:soft-page-break/><text:span text:style-name="T40">cannot will or think the pain away. But when you experience emotional sadness, you can probe the beliefs underlyi</text:span><text:span text:style-name="T43">ng that emotion, and possibly make it go away.</text:span></text:p>
      <text:p text:style-name="Standard"><text:span text:style-name="T43">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63"><text:note text:id="ftn362" text:note-class="footnote"><text:note-citation>365</text:note-citation><text:note-body><text:p text:style-name="P42">See above at <text:span text:style-name="T274">footnote 75.</text:span></text:p></text:note-body></text:note></text:span></text:span><text:span text:style-name="T43"> In previous sections we saw Avicenna tak</text:span><text:span text:style-name="T40">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text:span><text:span text:style-name="T43"> the prior section that th</text:span><text:span text:style-name="T40">e precise physical changes that follow are variable, but now we see that—despite this variability—there must be </text:span><text:span text:style-name="T47">some</text:span><text:span text:style-name="T40"> physical change, or we are no longer talking about the same sort of state.</text:span><text:span text:style-name="Footnote_20_Symbol"><text:span text:style-name="T62"><text:note text:id="ftn363" text:note-class="footnote"><text:note-citation>366</text:note-citation><text:note-body><text:p text:style-name="Footnote"><text:span text:style-name="T223">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36">some</text:span><text:span text:style-name="T223"> effect on the body. This is presumably why Avicenna, whenever discussing outlier “emotion” states, never uses the standard generic terminology that we see around his discussions of emotions, such as </text:span><text:span text:style-name="T236">infi</text:span><text:span text:style-name="T223">ʿ</text:span><text:span text:style-name="T236">ālāt</text:span><text:span text:style-name="T223">. See the introduction of the thesis for an overview of such terminology.</text:span></text:p></text:note-body></text:note></text:span></text:span></text:p>
      <text:h text:style-name="Heading_20_3" text:outline-level="3">4.5.5 Further effects: action-readiness and cognitive influence</text:h>
      <text:p text:style-name="Standard"><text:span text:style-name="T40">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text:span><text:span text:style-name="T43">clination (or, in contemporary terminology, states of “action-readiness”). As we saw in chapter three, emotions are the stage of the motive faculty prior to a practical judgment, which practical judgment le</text:span><text:span text:style-name="T40">ads to concrete action. Emotions merely </text:span><text:span text:style-name="T47">incline</text:span><text:span text:style-name="T40"> towards some object or goal. That inclination, we have seen here, is essentially born out in terms of a state that is “primarily of the soul.” But as a matter of fact, emotions in animals and humans </text:span><text:soft-page-break/><text:span text:style-name="T40">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62"><text:note text:id="ftn364" text:note-class="footnote"><text:note-citation>367</text:note-citation><text:note-body><text:p text:style-name="P42">See discussion in Johnston and Olson <text:span text:style-name="T177">(2015), chapter 1.</text:span></text:p></text:note-body></text:note></text:span></text:span><text:span text:style-name="Footnote_20_Symbol"><text:span text:style-name="T62"> </text:span></text:span><text:span text:style-name="T40">Neither of these states actually cause us to take any action, rather, they incline us towards different sorts of actions.</text:span></text:p>
      <text:p text:style-name="Standard"><text:span text:style-name="T40">A second payoff, albeit more tenuous, concerns the effect of emotions on cognition. The effect of emotions on cognitions is stated most bluntly in Avicenna’s definition of emotion at the start of his </text:span><text:span text:style-name="T47">Healing: Rhetoric:</text:span></text:p>
      <text:p text:style-name="Block"><text:span text:style-name="T93">The emotions [</text:span><text:span text:style-name="T103">al-infi</text:span><text:span text:style-name="T93">ʿ</text:span><text:span text:style-name="T103">ālāt</text:span><text:span text:style-name="T93">] […] are states [</text:span><text:span text:style-name="T103">aḥwāl</text:span><text:span text:style-name="T93">] through which one’s judgment differs [</text:span><text:span text:style-name="T103">yakhtalif</text:span><text:span text:style-name="T93">], through a difference [brought about by] the transformation [</text:span><text:span text:style-name="T103">takayyuf</text:span><text:span text:style-name="T93">] of the judger [when they are in that emotional state].”</text:span><text:span text:style-name="Footnote_20_Symbol"><text:span text:style-name="T69"><text:note text:id="ftn365" text:note-class="footnote"><text:note-citation>368</text:note-citation><text:note-body><text:p text:style-name="Footnote"><text:span text:style-name="T223">Avicenna, </text:span><text:span text:style-name="T237">Healing: Rhetoric</text:span><text:span text:style-name="T223"> (1954), 130. This of course parallels Aristotle’s own definition of emotions in the Arabic version of his Rhetoric: “The passions [</text:span><text:span text:style-name="T236">al-</text:span><text:span text:style-name="T223">ʾ</text:span><text:span text:style-name="T236"> ālām</text:span><text:span text:style-name="T256">] are those things which, when the one judging is changed [</text:span><text:span text:style-name="T258">yataghayyar</text:span><text:span text:style-name="T256">] by them, their judgments differ [</text:span><text:span text:style-name="T258">yakhtalif</text:span><text:span text:style-name="T256">], and pleasure [</text:span><text:span text:style-name="T258">al-ladhdha</text:span><text:span text:style-name="T256">] and pain [</text:span><text:span text:style-name="T258">al-adhā</text:span><text:span text:style-name="T256">] are necessarily involved in their occurrence [</text:span><text:span text:style-name="T258">yalzamuhā</text:span><text:span text:style-name="T256">].”</text:span><text:span text:style-name="T255"> </text:span><text:span text:style-name="T256">See: Aristotle, </text:span><text:span text:style-name="T259">Ars rhetorica </text:span><text:span text:style-name="T256">(1982), 83.</text:span></text:p></text:note-body></text:note></text:span></text:span></text:p>
      <text:p text:style-name="Standard">This definition occurs at the beginning of a discussion designed to help the rhetorician bring about emotions in the judge and jury, emotions that are suited to garnering sympathy for their defendant, or stoking animosity towards the accused. Th<text:span text:style-name="T177">at this change in judgment is the result of undergoing an emotion helps explain why Avicenna earlier in the same section desc</text:span>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40">However, the mechanism by which emotions “transform” the emoter is not discussed in detail. We know that the “transformation” is not simply a reference to the evaluative perception that triggered the emotion, since that evaluation is prior to the emotion, and we are here talking about </text:span><text:span text:style-name="T40">an effect of the emotion itself. As the text quote above states, the change in judgment being discussed is brought about by an emotion, so change in judgment would necessarily be distinct </text:span><text:soft-page-break/><text:span text:style-name="T40">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62"><text:note text:id="ftn366" text:note-class="footnote"><text:note-citation>369</text:note-citation><text:note-body><text:p text:style-name="P42">Aquinas later says that this is how emotions affect changes in cognition. Discussed at Pickavé (2008), 193.</text:p></text:note-body></text:note></text:span></text:span><text:span text:style-name="Footnote_20_Symbol"><text:span text:style-name="T62"> </text:span></text:span><text:span text:style-name="T40">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text:span><text:span text:style-name="T40">physiological state into which the emotion put the emoter. </text:span><text:bookmark-start text:name="ActionReadiness_and_Cognitive_"/><text:span text:style-name="T40">As</text:span><text:bookmark-end text:name="ActionReadiness_and_Cognitive_"/><text:span text:style-name="T40">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76"/>
      <text:h text:style-name="Heading_20_2" text:outline-level="2">4.6<text:tab/>Conclusion</text:h>
      <text:p text:style-name="Standard"><text:span text:style-name="T40">Avicenna’s discussions of the physiological side of affective psychology show a striking level of detail—as he himself points out to us in the text from the end of </text:span><text:span text:style-name="T47">Psychology</text:span><text:span text:style-name="T40">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40">To conclude, we should pause to reflect on the significance of Avicenna’s assertions in his medical writings that there is a str</text:span><text:span text:style-name="T43">ong link between emotions and the vital spirit. For example, in in texts cited in sections 4.2 and 4.3 of this chapter, emotions are “linked” to the vital spirit, in that they are “passions” of the vital spirit, and they ar</text:span><text:span text:style-name="T40">e “proper to” with the “vital spirit that is in </text:span><text:soft-page-break/><text:span text:style-name="T40">the heart.” </text:span><text:bookmark-start text:name="Conclusion1"/><text:span text:style-name="T40">At</text:span><text:bookmark-end text:name="Conclusion1"/><text:span text:style-name="T40">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7">is</text:span><text:span text:style-name="T40"> said of other faculties, though not in as much detail. Emotions are localized in the heart, and the vital spirit </text:span><text:span text:style-name="T47">in the heart</text:span><text:span text:style-name="T40">.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text:span text:style-name="T177">motion, characteristic effects of emotions involve other aspects of the body as well, as discussed in section 4.5.3 above. Thus, Avicenna manages to unpack the physiological of emotions to the high level o</text:span>f detail that he does, all while keepings these details in their proper place in an overall theory of motivation and action.</text:p>
      <text:h text:style-name="P97" text:outline-level="1">Chapter 5</text:h>
      <text:h text:style-name="Heading_20_1" text:outline-level="1"><text:span text:style-name="T1">Emotions in Avicenna's </text:span><text:span text:style-name="T3">Rhetoric: </text:span><text:span text:style-name="T2">Analysis</text:span></text:h>
      <text:p text:style-name="Standard"><text:span text:style-name="T111">Appendix 1 of this dissertation consists of a translati</text:span><text:span text:style-name="T113">on of the section from </text:span><text:span text:style-name="T118">Healing: Rhetoric</text:span><text:span text:style-name="T113"> where Avicenna discusses particular emotions in detail (3.1-5). I have incorporated this text and others from </text:span><text:span text:style-name="T118">Healing: Rhetoric</text:span><text:span text:style-name="T113"> at numerous points throughout the chapters of the dissertation that follow.</text:span><text:span text:style-name="Footnote_20_Symbol"><text:span text:style-name="T113"><text:note text:id="ftn367" text:note-class="footnote"><text:note-citation>370</text:note-citation><text:note-body><text:p text:style-name="Footnote">The main points at which <text:span text:style-name="T168">Healing: Rhetoric</text:span> was discussed in<text:span text:style-name="T177"> the prior chapters of this dissertation are as follows: Chapter 1.3.1, on the distinction between different types of pleasures; 1.2.3, on the nature of fear; 1.2.5, on different types of goods; 3.4.2, on the rational and non-rational cognitive bases for emotions; 4.4.4, on the </text:span><text:span text:style-name="T175">Rhetoric's</text:span><text:span text:style-name="T177"> approach to character traits; 4.5.5, on the effect of emotions on judgment. </text:span></text:p></text:note-body></text:note></text:span></text:span><text:span text:style-name="T113"> But I will here provide some context and analysis of the t</text:span><text:span text:style-name="T111">ranslated text as a whole, more directly.</text:span></text:p>
      <text:h text:style-name="Heading_20_2" text:outline-level="2"><text:span text:style-name="T215">5.1<text:tab/>Avicenna's </text:span><text:span text:style-name="T216">Rhetoric</text:span><text:span text:style-name="T215"> in its broader context context</text:span></text:h>
      <text:p text:style-name="Standard"><text:span text:style-name="T111">The broader context for Avicenna's </text:span><text:span text:style-name="T116">Healing: Rhetoric </text:span><text:span text:style-name="T112">is best understood alongside his </text:span><text:span text:style-name="T116">Healing: Poetics</text:span><text:span text:style-name="T112">. Both of these texts </text:span><text:span text:style-name="T111">follow Aristotle's project of trying to articulate 1) the goa</text:span><text:span text:style-name="T113">ls of poetic and rhetorical modes of speech, and 2) how to achieve those goals. As has been shown in Black (1990), the Classical Arabic philosophers were presented with translations of Aristotle's </text:span><text:span text:style-name="T118">Poetics</text:span><text:span text:style-name="T113"> and </text:span><text:span text:style-name="T118">Rhetoric</text:span><text:span text:style-name="T114"> grouped with the other texts of </text:span><text:span text:style-name="T113">the Aristotelian logical corpus (the </text:span><text:span text:style-name="T118">Organon</text:span><text:span text:style-name="T113">). Thus, a large part of their work on these topics sought to make sense of how poetical and rhetorical speech related to the broader goals of logic.</text:span><text:span text:style-name="Footnote_20_Symbol"><text:span text:style-name="T113"><text:note text:id="ftn368" text:note-class="footnote"><text:note-citation>371</text:note-citation><text:note-body><text:p text:style-name="Footnote">Black (1990) 34.</text:p></text:note-body></text:note></text:span></text:span></text:p>
      <text:p text:style-name="Standard"><text:span text:style-name="T113">Avicenna's way of making sense of how poetic and rhetorical arts fit in with the standard branches of logic depends primarily on holding that all branches of logic seek something under the genus of acquiescence [</text:span><text:span text:style-name="T118">idhʿān</text:span><text:span text:style-name="T113">]. Standard logical modes, like deduction, lead to a type of acquiescence called assent [</text:span><text:span text:style-name="T118">tadṣīq</text:span><text:span text:style-name="T113">]. </text:span><text:span text:style-name="T114">Poetical speech</text:span><text:span text:style-name="T113">, on the other hand, leads to a kind of acquiescence better called “imaginative” acquiescence.</text:span><text:span text:style-name="Footnote_20_Symbol"><text:span text:style-name="T113"><text:note text:id="ftn369" text:note-class="footnote"><text:note-citation>372</text:note-citation><text:note-body><text:p text:style-name="Footnote">Discussed in chapter 2, 2.3.1, but also see Black (1990) 182.</text:p></text:note-body></text:note></text:span></text:span><text:span text:style-name="T113"> This idea in </text:span><text:span text:style-name="T118">Poetics</text:span><text:span text:style-name="T113"> is relevant to a study on the nature of emotions because, as was discussed in chapter two,</text:span><text:span text:style-name="Footnote_20_Symbol"><text:span text:style-name="T113"><text:note text:id="ftn370" text:note-class="footnote"><text:note-citation>373</text:note-citation><text:note-body><text:p text:style-name="P50">See chapter 2, section 2.3.1.</text:p></text:note-body></text:note></text:span></text:span><text:span text:style-name="T113"> imaginative acquiescence is a type of emotional reaction, wherein one is moved emotionally by the speech, positively or negatively, as the speech dictates. For example, a poem ab</text:span><text:span text:style-name="T111">out a landscape could be said to have the goal of convincing you that the landscape is beautiful. To the extent that you feel </text:span><text:soft-page-break/><text:span text:style-name="T111">the sorts of things about the landscape as a result of the poem that you would normally feel towards a beautiful landscape (e.g., peace, wonder, joy), the poem has succeeding in “convincing” you.</text:span></text:p>
      <text:p text:style-name="Standard"><text:span text:style-name="T111">As for the discipline of rhetoric, Avicenna says that the goal of rhetoric is a type of acquiescence called “persuasion [</text:span><text:span text:style-name="T116">iqnāʿ</text:span><text:span text:style-name="T111">].”</text:span><text:span text:style-name="Footnote_20_Symbol"><text:span text:style-name="T111"><text:note text:id="ftn371" text:note-class="footnote"><text:note-citation>374</text:note-citation><text:note-body><text:p text:style-name="Footnote">This explanation of rhetoric taken from Avicenna's early <text:span text:style-name="T168">Compilation: Rhetoric</text:span> (2013), 139.</text:p></text:note-body></text:note></text:span></text:span><text:span text:style-name="T111"> Persuasion, in turn, is not a emotion, but rather an opinion [</text:span><text:span text:style-name="T116">ẓann</text:span><text:span text:style-name="T111">], wherein one believes something is true, but simultaneously is consciously aware that their view could be false.</text:span><text:span text:style-name="Footnote_20_Symbol"><text:span text:style-name="T111"><text:note text:id="ftn372" text:note-class="footnote"><text:note-citation>375</text:note-citation><text:note-body><text:p text:style-name="Footnote"><text:span text:style-name="T168">Compilation: Rhetoric</text:span> (2013), 139. Discussed at Black (1990) 108-111.</text:p></text:note-body></text:note></text:span></text:span><text:span text:style-name="T111"> For example, a great rhetorician might stir you up so that you cheer for their political agenda at a rally, while you temporarily ignore the nagging thought that you have not actually thought through all their ideas,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16">is itself</text:span><text:span text:style-name="T111"> a kind of emotional response, whereas in rhetoric emotions are a </text:span><text:span text:style-name="T116">tool</text:span><text:span text:style-name="T111"> to move the audience to rhetoric's particular type of acquiescence.</text:span></text:p>
      <text:h text:style-name="P121" text:outline-level="2"><text:span text:style-name="T188">5.2<text:tab/>The structure of Avicenna' discussion of emotions in the </text:span><text:span text:style-name="T190">Healing: Rhetoric</text:span></text:h>
      <text:p text:style-name="Standard"><text:span text:style-name="T180">The </text:span><text:span text:style-name="T185">Healing: Rhetoric</text:span><text:span text:style-name="T180"> is composed of four books that treat roughly the same topics as Aristotle does in the three books of his </text:span><text:span text:style-name="T185">Rhetoric</text:span><text:span text:style-name="T180">. Whereas Avicenna is obviously innovative in the structure of his psychological and medical texts, book 3 of his </text:span><text:span text:style-name="T185">Healing: Rhetoric</text:span><text:span text:style-name="T180">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80"><text:note text:id="ftn373" text:note-class="footnote"><text:note-citation>376</text:note-citation><text:note-body><text:p text:style-name="P45">In the translation in Appendix 1, these sections have been noted in the footnotes with the phrase “No parallel in Aristotle’s text,” along with a brief description of the difference.</text:p><text:p text:style-name="Footnote"><text:span text:style-name="T230"><text:tab/><text:tab/></text:span><text:span text:style-name="T221">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40"><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80"> Avicenna’s creativity in the </text:span><text:span text:style-name="T185">Rhetoric</text:span><text:span text:style-name="T180"> is especially </text:span><text:soft-page-break/><text:span text:style-name="T180">clear when put alongside his earlier, shorter, less innovative </text:span><text:span text:style-name="T185">Natural Dispositions and Affections of the Soul</text:span><text:span text:style-name="T180"> [</text:span><text:span text:style-name="T185">Al-akhlāq wa-l-infi‘ālāt an-nafsāniyya</text:span><text:span text:style-name="T180">]. That text, which appears to originally have been part of the larger </text:span><text:span text:style-name="T185">Compilation</text:span><text:span text:style-name="T180">, is essentially just a concise summary of book 2 of Aristotle’s </text:span><text:span text:style-name="T185">Rhetoric</text:span><text:span text:style-name="T180">.</text:span><text:span text:style-name="Footnote_20_Symbol"><text:span text:style-name="T180"><text:note text:id="ftn374" text:note-class="footnote"><text:note-citation>377</text:note-citation><text:note-body><text:p text:style-name="Footnote"><text:span text:style-name="T244">Natural Dispositions</text:span><text:span text:style-name="T230"> is presented in Avicenna (1954), along with a French translation.</text:span></text:p></text:note-body></text:note></text:span></text:span></text:p>
      <text:p text:style-name="Standard"><text:span text:style-name="T180">The stated goal of discussing individual emotions in Avicenna’s </text:span><text:span text:style-name="T185">Rhetoric</text:span><text:span text:style-name="T180">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85">yastadriju bi-hā</text:span><text:span text:style-name="T180">] judges and listeners.”</text:span><text:span text:style-name="Footnote_20_Symbol"><text:span text:style-name="T180"><text:note text:id="ftn375" text:note-class="footnote"><text:note-citation>378</text:note-citation><text:note-body><text:p text:style-name="Footnote"><text:span text:style-name="T221">Avicenna, </text:span><text:span text:style-name="T251">Healing: Rhetoric</text:span><text:span text:style-name="T221"> (1954) </text:span><text:span text:style-name="T230">129.</text:span></text:p></text:note-body></text:note></text:span></text:span><text:span text:style-name="T180"> The judges and listeners in this context are most directly legal judges and jurors (this can be seenin the ensuing introductory paragraphs, which contain descriptions of how judges or jurors who are well-disposed towards a defendant might decid</text:span><text:span text:style-name="T182">e on a lighter sentence for the defendant, while being ill-disposed toward a defendant will have the opposite effect). In 3.5, Avicenna follows the discussion of individual emotions with a description of character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correspond to [certain] emotions [</text:span><text:span text:style-name="T186">al-infi</text:span><text:span text:style-name="T183">ʿ</text:span><text:span text:style-name="T186">ālāt</text:span><text:span text:style-name="T182">] and character traits [</text:span><text:span text:style-name="T186">al-akhlāq</text:span><text:span text:style-name="T182">].”</text:span><text:span text:style-name="Footnote_20_Symbol"><text:span text:style-name="T182"><text:note text:id="ftn376" text:note-class="footnote"><text:note-citation>379</text:note-citation><text:note-body><text:p text:style-name="P41">Avicenna, <text:span text:style-name="T167">Healing: Rhetoric</text:span> (1954) 164.</text:p></text:note-body></text:note></text:span></text:span><text:span text:style-name="T182"> By knowing what certain emotions dispose people towards (3.1-4), and what emotions different types of people are </text:span><text:span text:style-name="T186">already</text:span><text:span text:style-name="T182">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82">As for the emotions themselves discussed in </text:span><text:span text:style-name="T186">Healing: Rhetoric</text:span><text:span text:style-name="T180">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ext:span><text:soft-page-break/><text:span text:style-name="T180">these emotions are presented as a cluster of contraries. Sometimes the pair includes more than one emotion on one side of the contrary:</text:span></text:p>
      <text:p text:style-name="P66"/>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1">Contraries/groupings</text:p>
          </table:table-cell>
          <table:table-cell table:style-name="Table4.A1" office:value-type="string">
            <text:p text:style-name="P21"><text:s/>English Term</text:p>
          </table:table-cell>
          <table:table-cell table:style-name="Table4.A1" office:value-type="string">
            <text:p text:style-name="P21">Arabic Term</text:p>
          </table:table-cell>
          <table:table-cell table:style-name="Table4.A1" office:value-type="string">
            <text:p text:style-name="P21">Location in Arabic Text</text:p>
          </table:table-cell>
          <table:table-cell table:style-name="Table4.E1" office:value-type="string">
            <text:p text:style-name="P21">Valence</text:p>
          </table:table-cell>
        </table:table-row>
        <table:table-row table:style-name="Table4.1">
          <table:table-cell table:style-name="Table4.A2" table:number-rows-spanned="2" office:value-type="string">
            <text:p text:style-name="P22">x</text:p>
          </table:table-cell>
          <table:table-cell table:style-name="Table4.A2" office:value-type="string">
            <text:p text:style-name="P22">Anger</text:p>
          </table:table-cell>
          <table:table-cell table:style-name="Table4.A2" office:value-type="string">
            <text:p text:style-name="P23">al-ghaḍab</text:p>
          </table:table-cell>
          <table:table-cell table:style-name="Table4.A2" office:value-type="string">
            <text:p text:style-name="P26">130</text:p>
          </table:table-cell>
          <table:table-cell table:style-name="Table4.E2" office:value-type="string">
            <text:p text:style-name="P20"><text:span text:style-name="T192">adhā</text:span><text:span text:style-name="T197"> [pain], </text:span><text:span text:style-name="T192">ladhdha</text:span><text:span text:style-name="Footnote_20_Symbol"><text:span text:style-name="T192"><text:note text:id="ftn377" text:note-class="footnote"><text:note-citation>380</text:note-citation><text:note-body><text:p text:style-name="P41">The mention of anger involving a kind of pleasure technically occurs a bit earlier in the <text:span text:style-name="T168">Rhetoric</text:span>, at Avicenna, <text:span text:style-name="T168">Healing: Rhetoric</text:span> (1954) 130.</text:p></text:note-body></text:note></text:span></text:span><text:span text:style-name="T193"> </text:span><text:span text:style-name="T198">[pleasure]</text:span></text:p>
          </table:table-cell>
        </table:table-row>
        <table:table-row table:style-name="Table4.1">
          <table:covered-table-cell/>
          <table:table-cell table:style-name="Table4.A2" office:value-type="string">
            <text:p text:style-name="P27">Calmness</text:p>
          </table:table-cell>
          <table:table-cell table:style-name="Table4.A2" office:value-type="string">
            <text:p text:style-name="P20"><text:span text:style-name="T193">futūr al-ghaḍab</text:span><text:span text:style-name="Footnote_20_Symbol"><text:span text:style-name="T193"><text:note text:id="ftn378" text:note-class="footnote"><text:note-citation>381</text:note-citation><text:note-body><text:p text:style-name="Footnote"><text:span text:style-name="T221">I</text:span><text:span text:style-name="T230">n the earlier </text:span><text:span text:style-name="T244">Natural Dispositions and Affections of the Soul </text:span><text:span text:style-name="T230">Avicenna refers to calmness as</text:span><text:span text:style-name="T244"> sukūn al-nafs. </text:span><text:span text:style-name="T230">See Avicenna, Natural Dispositions (1954) 24.1.</text:span></text:p></text:note-body></text:note></text:span></text:span></text:p>
          </table:table-cell>
          <table:table-cell table:style-name="Table4.A2" office:value-type="string">
            <text:p text:style-name="P27">133</text:p>
          </table:table-cell>
          <table:table-cell table:style-name="Table4.E2" office:value-type="string">
            <text:p text:style-name="P28"/>
          </table:table-cell>
        </table:table-row>
        <table:table-row table:style-name="Table4.1">
          <table:table-cell table:style-name="Table4.A2" table:number-rows-spanned="3" office:value-type="string">
            <text:p text:style-name="P27">x</text:p>
          </table:table-cell>
          <table:table-cell table:style-name="Table4.A2" office:value-type="string">
            <text:p text:style-name="P27">Friendliness</text:p>
          </table:table-cell>
          <table:table-cell table:style-name="Table4.A2" office:value-type="string">
            <text:p text:style-name="P24">ṣadāqa</text:p>
          </table:table-cell>
          <table:table-cell table:style-name="Table4.A2" office:value-type="string">
            <text:p text:style-name="P27">135</text:p>
          </table:table-cell>
          <table:table-cell table:style-name="Table4.E2" office:value-type="string">
            <text:p text:style-name="P20"><text:span text:style-name="T193">irtiyāḥ</text:span><text:span text:style-name="T198"> [elation]</text:span></text:p>
          </table:table-cell>
        </table:table-row>
        <table:table-row table:style-name="Table4.1">
          <table:covered-table-cell/>
          <table:table-cell table:style-name="Table4.A2" office:value-type="string">
            <text:p text:style-name="P27">Enmity</text:p>
          </table:table-cell>
          <table:table-cell table:style-name="Table4.A2" office:value-type="string">
            <text:p text:style-name="P20"><text:span text:style-name="T199">ʿ</text:span><text:span text:style-name="T193">adāwa</text:span></text:p>
          </table:table-cell>
          <table:table-cell table:style-name="Table4.A2" office:value-type="string">
            <text:p text:style-name="P27">137</text:p>
          </table:table-cell>
          <table:table-cell table:style-name="Table4.E2" office:value-type="string">
            <text:p text:style-name="P28"/>
          </table:table-cell>
        </table:table-row>
        <table:table-row table:style-name="Table4.1">
          <table:covered-table-cell/>
          <table:table-cell table:style-name="Table4.A2" office:value-type="string">
            <text:p text:style-name="P27">Hatred</text:p>
          </table:table-cell>
          <table:table-cell table:style-name="Table4.A2" office:value-type="string">
            <text:p text:style-name="P24">baghḍa</text:p>
          </table:table-cell>
          <table:table-cell table:style-name="Table4.A2" office:value-type="string">
            <text:p text:style-name="P27">137</text:p>
          </table:table-cell>
          <table:table-cell table:style-name="Table4.E2" office:value-type="string">
            <text:p text:style-name="P28"/>
          </table:table-cell>
        </table:table-row>
        <table:table-row table:style-name="Table4.1">
          <table:table-cell table:style-name="Table4.A2" table:number-rows-spanned="2" office:value-type="string">
            <text:p text:style-name="P27">x</text:p>
          </table:table-cell>
          <table:table-cell table:style-name="Table4.A2" office:value-type="string">
            <text:p text:style-name="P27">Fear</text:p>
          </table:table-cell>
          <table:table-cell table:style-name="Table4.A2" office:value-type="string">
            <text:p text:style-name="P24">khawf</text:p>
          </table:table-cell>
          <table:table-cell table:style-name="Table4.A2" office:value-type="string">
            <text:p text:style-name="P27">138</text:p>
          </table:table-cell>
          <table:table-cell table:style-name="Table4.E2" office:value-type="string">
            <text:p text:style-name="P20"><text:span text:style-name="T193">ikhtilāṭ</text:span><text:span text:style-name="T198"> [agitation], </text:span><text:span text:style-name="T193">ḥuzn</text:span><text:span text:style-name="T198"> [sadness]</text:span></text:p>
          </table:table-cell>
        </table:table-row>
        <table:table-row table:style-name="Table4.1">
          <table:covered-table-cell/>
          <table:table-cell table:style-name="Table4.A2" office:value-type="string">
            <text:p text:style-name="P27">Courage/Boldness</text:p>
          </table:table-cell>
          <table:table-cell table:style-name="Table4.A2" office:value-type="string">
            <text:p text:style-name="P20"><text:span text:style-name="T193">shajā</text:span><text:span text:style-name="T199">ʿ</text:span><text:span text:style-name="T193">a</text:span></text:p>
          </table:table-cell>
          <table:table-cell table:style-name="Table4.A2" office:value-type="string">
            <text:p text:style-name="P27">139</text:p>
          </table:table-cell>
          <table:table-cell table:style-name="Table4.E2" office:value-type="string">
            <text:p text:style-name="P28"/>
          </table:table-cell>
        </table:table-row>
        <table:table-row table:style-name="Table4.1">
          <table:table-cell table:style-name="Table4.A2" table:number-rows-spanned="3" office:value-type="string">
            <text:p text:style-name="P27">x</text:p>
          </table:table-cell>
          <table:table-cell table:style-name="Table4.A2" office:value-type="string">
            <text:p text:style-name="P27">[Proper] Embarrassment </text:p>
          </table:table-cell>
          <table:table-cell table:style-name="Table4.A2" office:value-type="string">
            <text:p text:style-name="P20"><text:span text:style-name="T193">istiḥyā</text:span><text:span text:style-name="T199">ʾ</text:span></text:p>
          </table:table-cell>
          <table:table-cell table:style-name="Table4.A2" office:value-type="string">
            <text:p text:style-name="P27">139</text:p>
          </table:table-cell>
          <table:table-cell table:style-name="Table4.E2" office:value-type="string">
            <text:p text:style-name="P20"><text:span text:style-name="T193">ikhtilāṭ</text:span><text:span text:style-name="T198"> [agitation], </text:span><text:span text:style-name="T193">ḥuzn</text:span><text:span text:style-name="T198"> [sadness]</text:span></text:p>
          </table:table-cell>
        </table:table-row>
        <table:table-row table:style-name="Table4.1">
          <table:covered-table-cell/>
          <table:table-cell table:style-name="Table4.A2" office:value-type="string">
            <text:p text:style-name="P29">[Proper] Shame</text:p>
          </table:table-cell>
          <table:table-cell table:style-name="Table4.A2" office:value-type="string">
            <text:p text:style-name="P25">khajal</text:p>
          </table:table-cell>
          <table:table-cell table:style-name="Table4.A2" office:value-type="string">
            <text:p text:style-name="P27">142</text:p>
          </table:table-cell>
          <table:table-cell table:style-name="Table4.E2" office:value-type="string">
            <text:p text:style-name="P20"><text:span text:style-name="T193">ikhtilāṭ</text:span><text:span text:style-name="T198"> [agitation], </text:span><text:span text:style-name="T193">ḥuzn</text:span><text:span text:style-name="T198"> [sadness]</text:span></text:p>
          </table:table-cell>
        </table:table-row>
        <table:table-row table:style-name="Table4.1">
          <table:covered-table-cell/>
          <table:table-cell table:style-name="Table4.A2" office:value-type="string">
            <text:p text:style-name="P27">Shamelessness</text:p>
          </table:table-cell>
          <table:table-cell table:style-name="Table4.A2" office:value-type="string">
            <text:p text:style-name="P24">al-waqāḥa</text:p>
          </table:table-cell>
          <table:table-cell table:style-name="Table4.A2" office:value-type="string">
            <text:p text:style-name="P27">145</text:p>
          </table:table-cell>
          <table:table-cell table:style-name="Table4.E2" office:value-type="string">
            <text:p text:style-name="P28"/>
          </table:table-cell>
        </table:table-row>
        <table:table-row table:style-name="Table4.1">
          <table:table-cell table:style-name="Table4.A2" table:number-rows-spanned="2" office:value-type="string">
            <text:p text:style-name="P27">x</text:p>
          </table:table-cell>
          <table:table-cell table:style-name="Table4.A2" office:value-type="string">
            <text:p text:style-name="P27">Gratefulness of kindness</text:p>
          </table:table-cell>
          <table:table-cell table:style-name="Table4.A2" office:value-type="string">
            <text:p text:style-name="P24">shukr al-minna</text:p>
          </table:table-cell>
          <table:table-cell table:style-name="Table4.A2" office:value-type="string">
            <text:p text:style-name="P27">145</text:p>
          </table:table-cell>
          <table:table-cell table:style-name="Table4.E2" office:value-type="string">
            <text:p text:style-name="P27">n/a, focus on the deed of kindness</text:p>
          </table:table-cell>
        </table:table-row>
        <table:table-row table:style-name="Table4.1">
          <table:covered-table-cell/>
          <table:table-cell table:style-name="Table4.A2" office:value-type="string">
            <text:p text:style-name="P27">Lack-of-gratefulness</text:p>
          </table:table-cell>
          <table:table-cell table:style-name="Table4.A2" office:value-type="string">
            <text:p text:style-name="P27">No specific name given</text:p>
          </table:table-cell>
          <table:table-cell table:style-name="Table4.A2" office:value-type="string">
            <text:p text:style-name="P27">146</text:p>
          </table:table-cell>
          <table:table-cell table:style-name="Table4.E2" office:value-type="string">
            <text:p text:style-name="P28"/>
          </table:table-cell>
        </table:table-row>
        <table:table-row table:style-name="Table4.1">
          <table:table-cell table:style-name="Table4.A2" table:number-rows-spanned="3" office:value-type="string">
            <text:p text:style-name="P27">x</text:p>
          </table:table-cell>
          <table:table-cell table:style-name="Table4.A2" office:value-type="string">
            <text:p text:style-name="P27">Pity/empathy</text:p>
          </table:table-cell>
          <table:table-cell table:style-name="Table4.A2" office:value-type="string">
            <text:p text:style-name="P24">hamm/ihtimām</text:p>
          </table:table-cell>
          <table:table-cell table:style-name="Table4.A2" office:value-type="string">
            <text:p text:style-name="P27">147</text:p>
          </table:table-cell>
          <table:table-cell table:style-name="Table4.E2" office:value-type="string">
            <text:p text:style-name="P20"><text:span text:style-name="T193">adhā</text:span><text:span text:style-name="T198"> [pain]</text:span></text:p>
          </table:table-cell>
        </table:table-row>
        <table:table-row table:style-name="Table4.1">
          <table:covered-table-cell/>
          <table:table-cell table:style-name="Table4.A2" office:value-type="string">
            <text:p text:style-name="P27">Indignation</text:p>
          </table:table-cell>
          <table:table-cell table:style-name="Table4.A2" office:value-type="string">
            <text:p text:style-name="P20"><text:span text:style-name="T193">jaza</text:span><text:span text:style-name="T199">ʿ</text:span></text:p>
          </table:table-cell>
          <table:table-cell table:style-name="Table4.A2" office:value-type="string">
            <text:p text:style-name="P27">150</text:p>
          </table:table-cell>
          <table:table-cell table:style-name="Table4.E2" office:value-type="string">
            <text:p text:style-name="P20"><text:span text:style-name="T193">ḥuzn</text:span><text:span text:style-name="T198"> [sadness]</text:span></text:p>
          </table:table-cell>
        </table:table-row>
        <table:table-row table:style-name="Table4.1">
          <table:covered-table-cell/>
          <table:table-cell table:style-name="Table4.A2" office:value-type="string">
            <text:p text:style-name="P27">Envy</text:p>
          </table:table-cell>
          <table:table-cell table:style-name="Table4.A2" office:value-type="string">
            <text:p text:style-name="P24">ḥasad</text:p>
          </table:table-cell>
          <table:table-cell table:style-name="Table4.A2" office:value-type="string">
            <text:p text:style-name="P27">150</text:p>
          </table:table-cell>
          <table:table-cell table:style-name="Table4.E2" office:value-type="string">
            <text:p text:style-name="P20"><text:span text:style-name="T193">adhā</text:span><text:span text:style-name="T198"> [pain], </text:span><text:span text:style-name="T193">ḥuzn</text:span><text:span text:style-name="T198"> [sadness], </text:span><text:span text:style-name="T193">ghamm</text:span><text:span text:style-name="T198"> [depression]</text:span></text:p>
          </table:table-cell>
        </table:table-row>
        <table:table-row table:style-name="Table4.1">
          <table:table-cell table:style-name="Table4.A2" table:number-rows-spanned="4" office:value-type="string">
            <text:p text:style-name="P20"><text:span text:style-name="T198">x</text:span><text:span text:style-name="Footnote_20_Symbol"><text:span text:style-name="T198"><text:note text:id="ftn379" text:note-class="footnote"><text:note-citation>382</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27">Joy [at different kinds of successes and failures]</text:p>
          </table:table-cell>
          <table:table-cell table:style-name="Table4.A2" office:value-type="string">
            <text:p text:style-name="P24">faraḥ</text:p>
          </table:table-cell>
          <table:table-cell table:style-name="Table4.A2" office:value-type="string">
            <text:p text:style-name="P27">151</text:p>
          </table:table-cell>
          <table:table-cell table:style-name="Table4.E2" office:value-type="string">
            <text:p text:style-name="P28"/>
          </table:table-cell>
        </table:table-row>
        <table:table-row table:style-name="Table4.1">
          <table:covered-table-cell/>
          <table:table-cell table:style-name="Table4.A2" office:value-type="string">
            <text:p text:style-name="P27">Vengeance</text:p>
          </table:table-cell>
          <table:table-cell table:style-name="Table4.A2" office:value-type="string">
            <text:p text:style-name="P24">naqma</text:p>
          </table:table-cell>
          <table:table-cell table:style-name="Table4.A2" office:value-type="string">
            <text:p text:style-name="P27">151</text:p>
          </table:table-cell>
          <table:table-cell table:style-name="Table4.E2" office:value-type="string">
            <text:p text:style-name="P28"/>
          </table:table-cell>
        </table:table-row>
        <table:table-row table:style-name="Table4.1">
          <table:covered-table-cell/>
          <table:table-cell table:style-name="Table4.A2" office:value-type="string">
            <text:p text:style-name="P27">Zeal/desire to emulate</text:p>
          </table:table-cell>
          <table:table-cell table:style-name="Table4.A2" office:value-type="string">
            <text:p text:style-name="P24">ḥamiyya</text:p>
          </table:table-cell>
          <table:table-cell table:style-name="Table4.A2" office:value-type="string">
            <text:p text:style-name="P27">154</text:p>
          </table:table-cell>
          <table:table-cell table:style-name="Table4.E2" office:value-type="string">
            <text:p text:style-name="P20"><text:span text:style-name="T193">adhā</text:span><text:span text:style-name="T198"> [pain]</text:span></text:p>
          </table:table-cell>
        </table:table-row>
        <table:table-row table:style-name="Table4.1">
          <table:covered-table-cell/>
          <table:table-cell table:style-name="Table4.A2" office:value-type="string">
            <text:p text:style-name="P27">Zeal</text:p>
          </table:table-cell>
          <table:table-cell table:style-name="Table4.A2" office:value-type="string">
            <text:p text:style-name="P24">ghayra</text:p>
          </table:table-cell>
          <table:table-cell table:style-name="Table4.A2" office:value-type="string">
            <text:p text:style-name="P27">155</text:p>
          </table:table-cell>
          <table:table-cell table:style-name="Table4.E2" office:value-type="string">
            <text:p text:style-name="P28"/>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text:soft-page-break/>explicitly laid out by Avicenna, but it is plain to see that he is following in Aristotle’s footsteps, who does lay things out explicitly:</text:p>
      <text:p text:style-name="P56"><text:span text:style-name="T202">It is necessary that we proceed and examine each [emotion] in the threefold manner. As for how this will be done, I say that it will follow the pattern of what we'll do concerning anger, showing [1] the state—which one and what it is like [</text:span><text:span text:style-name="T205">kayf wa bi-ayya ḥāl</text:span><text:span text:style-name="T202">]—such that, if someone [is in it] they are disposed towards anger, and [2] on account of what [</text:span><text:span text:style-name="T205">mimmā</text:span><text:span text:style-name="T202">] it is typical for [a particular occurrence of anger] anger to occur, and [3] towards whom/what [</text:span><text:span text:style-name="T206">ʿ</text:span><text:span text:style-name="T205">lā man</text:span><text:span text:style-name="T202">] [anger is directed].</text:span><text:span text:style-name="Footnote_20_Symbol"><text:span text:style-name="T202"><text:note text:id="ftn380" text:note-class="footnote"><text:note-citation>383</text:note-citation><text:note-body><text:p text:style-name="Footnote"><text:span text:style-name="T225">83.13-17 in the Arabic, see Aristotle, </text:span><text:span text:style-name="T238">Aristotle’s Ars Rhetorica</text:span><text:span text:style-name="T225"> (1982). cf. 1378a in the Greek.</text:span></text:p></text:note-body></text:note></text:span></text:span></text:p>
      <text:p text:style-name="Standard"><text:span text:style-name="T180">We can illustrate these points with anger: [2] a triggering cause of anger is an insult, a slight, or an offense; [1] one is more likely to be angered by such a triggering cause if they feel entitled to respect, or perhaps if they live a generally luxurious life; [3] their anger, once it arises, will be directed at the person who they perceive to have insulted them.</text:span><text:span text:style-name="Footnote_20_Symbol"><text:span text:style-name="T180"><text:note text:id="ftn381" text:note-class="footnote"><text:note-citation>384</text:note-citation><text:note-body><text:p text:style-name="P41">Avicenna, <text:span text:style-name="T167">Healing: Rhetoric</text:span> (1954) 130-131.</text:p></text:note-body></text:note></text:span></text:span><text:span text:style-name="T180">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h text:style-name="Heading_20_2" text:outline-level="2"><text:span text:style-name="T188">5.3<text:tab/>Insights about the nature of emotion from the </text:span><text:span text:style-name="T190">Healing: Rhetoric</text:span></text:h>
      <text:p text:style-name="Standard"><text:span text:style-name="T180">While we cannot get into a discussion of each individual emotion, there are three main insights we can draw about the nature of emotions from </text:span><text:span text:style-name="T185">Healing: Rhetoric</text:span><text:span text:style-name="T180"> 3.1-5 as a whole.</text:span></text:p>
      <text:list xml:id="list2040157348" text:continue-list="list102844669" text:style-name="WW8Num2">
        <text:list-item>
          <text:p text:style-name="P118">Emotions have an effect on cognition.</text:p>
        </text:list-item>
        <text:list-item>
          <text:p text:style-name="P118"><text:soft-page-break/>Emotions have a positive or negative hedonic quality.</text:p>
        </text:list-item>
        <text:list-item>
          <text:p text:style-name="P118">Specific emotions are distinguished from one another primarily by their objects.</text:p>
        </text:list-item>
      </text:list>
      <text:p text:style-name="Standard"><text:span text:style-name="T180">The first two points should not be be surprising to readers of Aristotle’s </text:span><text:span text:style-name="T185">Rhetoric</text:span><text:span text:style-name="T180">, which early on in the Arabic text defines emotions as follows:</text:span></text:p>
      <text:p text:style-name="P56"><text:span text:style-name="T202">The passions [</text:span><text:span text:style-name="T205">al-</text:span><text:span text:style-name="T203">ʾ</text:span><text:span text:style-name="T205"> ālām</text:span><text:span text:style-name="Footnote_20_Symbol"><text:span text:style-name="T205"><text:note text:id="ftn382" text:note-class="footnote"><text:note-citation>385</text:note-citation><text:note-body><text:p text:style-name="Footnote"><text:span text:style-name="T230">Interestingly, Avicenna never uses the term </text:span><text:span text:style-name="T244">al-</text:span><text:span text:style-name="T232">ʾ</text:span><text:span text:style-name="T244"> ālām</text:span><text:span text:style-name="T260"> </text:span><text:span text:style-name="T257">to refer to emotions.</text:span></text:p></text:note-body></text:note></text:span></text:span><text:span text:style-name="T202">] are those things which, when the one judging is changed [</text:span><text:span text:style-name="T205">yataghayyar</text:span><text:span text:style-name="T202">] by them, their judgments differ [</text:span><text:span text:style-name="T205">yakhtalif</text:span><text:span text:style-name="T202">], and pleasure [</text:span><text:span text:style-name="T205">al-ladhdha</text:span><text:span text:style-name="T202">] and pain [</text:span><text:span text:style-name="T205">al-adhā</text:span><text:span text:style-name="T202">] are necessarily involved in their occurrence [</text:span><text:span text:style-name="T205">yalzamuhā</text:span><text:span text:style-name="T202">].</text:span><text:span text:style-name="Footnote_20_Symbol"><text:span text:style-name="T202"><text:note text:id="ftn383" text:note-class="footnote"><text:note-citation>386</text:note-citation><text:note-body><text:p text:style-name="Footnote"><text:span text:style-name="T225">Aristotle, </text:span><text:span text:style-name="T238">Aristotle’s Ars Rhetorica</text:span><text:span text:style-name="T225"> (1982) </text:span><text:span text:style-name="T230">83.</text:span></text:p></text:note-body></text:note></text:span></text:span></text:p>
      <text:p text:style-name="Standard"><text:span text:style-name="T180">In this definition, pleasure and pain are closely linked to core emotional experience, whereas changes in judgment come about </text:span><text:span text:style-name="T185">as a result</text:span><text:span text:style-name="T180"> of having an emotion. The verb used to describe the </text:span><text:span text:style-name="T180">place of valence in emotions is somewhat ambiguous (</text:span><text:span text:style-name="T185">yalzamuhā</text:span><text:span text:style-name="T180">),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80">some judgment, in fairly straightforward identity statements (e.g., “anger is a pain”). So the impression Aristotle’s text gives is fairly clear, and Avicenna generally follows suit, as we will </text:span><text:span text:style-name="T180">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56"><text:span text:style-name="T202">The emotions [</text:span><text:span text:style-name="T205">al-infi</text:span><text:span text:style-name="T206">ʿ</text:span><text:span text:style-name="T205">ālāt</text:span><text:span text:style-name="T202">] […] are states [</text:span><text:span text:style-name="T205">aḥwāl</text:span><text:span text:style-name="T202">] through which one’s judgment differs [</text:span><text:span text:style-name="T205">yakhtalif</text:span><text:span text:style-name="T202">], through a difference [brought about by] the transformation [</text:span><text:span text:style-name="T205">takayyuf</text:span><text:span text:style-name="T202">] of the judger [when they are in that emotional state].</text:span><text:span text:style-name="Footnote_20_Symbol"><text:span text:style-name="T202"><text:note text:id="ftn384" text:note-class="footnote"><text:note-citation>387</text:note-citation><text:note-body><text:p text:style-name="Footnote">Avicenna, <text:span text:style-name="T168">Healing: Rhetoric</text:span> (1954) 130.</text:p></text:note-body></text:note></text:span></text:span></text:p>
      <text:p text:style-name="Standard"><text:span text:style-name="T180">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80"><text:note text:id="ftn385" text:note-class="footnote"><text:note-citation>388</text:note-citation><text:note-body><text:p text:style-name="P41">See above, <text:span text:style-name="T274">footnote</text:span> 28.</text:p></text:note-body></text:note></text:span></text:span><text:span text:style-name="T180"> to convict someone of a crime </text:span><text:soft-page-break/><text:span text:style-name="T180">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text:span><text:span text:style-name="T182"> about a change in judgment are not discussed in detail, but earlier, in chapter 4, section 4.4.5, I discussed how this seems likely to referring to some sort of physical change, which has cognitive implications.</text:span></text:p>
      <text:p text:style-name="Standard"><text:span text:style-name="T180">As mentioned, Avicenna’s general definition of emotions leaves off any mention of pleasure and pain. Nonetheless, pleasure and pain are just as central throughout his particular discussions of emotions as they are f</text:span><text:span text:style-name="T182">or Aristotle. Avicenna describes some emotions with terms that connote positive-valence, such as pleasure [</text:span><text:span text:style-name="T186">ladhdhah</text:span><text:span text:style-name="T182">], joy [</text:span><text:span text:style-name="T186">faraḥ</text:span><text:span text:style-name="T182">], and elation [</text:span><text:span text:style-name="T186">irtiyāḥ</text:span><text:span text:style-name="T182">], while others are described in terms of negative-valence, such as pain [</text:span><text:span text:style-name="T183">ʾ</text:span><text:span text:style-name="T186">adhā</text:span><text:span text:style-name="T182">], agitation [</text:span><text:span text:style-name="T186">ikhtilāṭ</text:span><text:span text:style-name="T182">], or sadness [</text:span><text:span text:style-name="T186">ghamm/ḥuzn</text:span><text:span text:style-name="T182">]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56"><text:span text:style-name="T204">As for anger, it is a psychological pain [</text:span><text:span text:style-name="T207">adhā nafsāniyyah</text:span><text:span text:style-name="T204">] owing to [</text:span><text:span text:style-name="T207">li</text:span><text:span text:style-name="T204">] a desire [</text:span><text:span text:style-name="T207">shawq</text:span><text:span text:style-name="T204">] on the part of the person for bringing about a punishment that they see as appropriate because </text:span><text:span text:style-name="T202">of the thought of a slight or scorn to him, from the one toward whom he is angry. […]</text:span><text:span text:style-name="Footnote_20_Symbol"><text:span text:style-name="T202"><text:note text:id="ftn386" text:note-class="footnote"><text:note-citation>389</text:note-citation><text:note-body><text:p text:style-name="P41">Avicenna, <text:span text:style-name="T168">Healing: Rhetoric</text:span> (1954) 130.</text:p></text:note-body></text:note></text:span></text:span></text:p>
      <text:p text:style-name="P56"><text:span text:style-name="T202">And as for fear, it is a pain [</text:span><text:span text:style-name="T205">ḥuzn</text:span><text:span text:style-name="T202">] and agitation [</text:span><text:span text:style-name="T205">ikhtilāṭ</text:span><text:span text:style-name="T202">] of the soul, on account of [</text:span><text:span text:style-name="T205">li</text:span><text:span text:style-name="T202">] imagining an expected, debilitating evil either reaching [the level of] corruption, or not approaching it. […]</text:span><text:span text:style-name="Footnote_20_Symbol"><text:span text:style-name="T202"><text:note text:id="ftn387" text:note-class="footnote"><text:note-citation>390</text:note-citation><text:note-body><text:p text:style-name="P41">Avicenna, <text:span text:style-name="T168">Healing: Rhetoric</text:span> (1954) 138.</text:p></text:note-body></text:note></text:span></text:span></text:p>
      <text:p text:style-name="P56"><text:span text:style-name="T202">Embarrassment and shame are a pain [</text:span><text:span text:style-name="T205">ḥuzn</text:span><text:span text:style-name="T202">] and an agitation [</text:span><text:span text:style-name="T205">ikhtilāṭ</text:span><text:span text:style-name="T202">] because of some evil deed by which the person becomes blameworthy, whether its occurrence preceded, or is present, or is expected.</text:span><text:span text:style-name="Footnote_20_Symbol"><text:span text:style-name="T202"><text:note text:id="ftn388" text:note-class="footnote"><text:note-citation>391</text:note-citation><text:note-body><text:p text:style-name="P41">Avicenna, <text:span text:style-name="T168">Healing: Rhetoric</text:span> (1954) 142.</text:p></text:note-body></text:note></text:span></text:span></text:p>
      <text:p text:style-name="Standard"><text:span text:style-name="T180">Rather than seeming extraneous or tacked on to emotional experience, these definitions make the positive or negative feeling central to the emotion, with the cognitive and (sometimes) appetitive components filling out the picture. Given the prominent role cognition and appetite have in emotional experience in </text:span><text:span text:style-name="T185">Psychology</text:span><text:span text:style-name="T180">, it seems unlikely that valence is meant to be taken in any sense as </text:span><text:span text:style-name="T185">more</text:span><text:span text:style-name="T180"> central, so it is best to see </text:span><text:span text:style-name="T185">Rhetoric</text:span><text:span text:style-name="T180"> and </text:span><text:span text:style-name="T185">Psychology</text:span><text:span text:style-name="T180"> as emphasizing different essential elements of emotional experience.</text:span></text:p>
      <text:p text:style-name="Standard"><text:soft-page-break/><text:span text:style-name="T180">These different aspects of emotional experience are never explicitly fused together by Avicenna, but it is possible to see how they might be. O</text:span><text:span text:style-name="T182">n the one hand, as was discussed in chapter 1, section 1.5.2, some emotions are positive completion states, and obviously such emotions (like joy, or sociability) include some positive hedonic quality. On th</text:span><text:span text:style-name="T180">e other hand, there is a tradition, going back to Plato, of thinking about appetite as painful.</text:span><text:span text:style-name="Footnote_20_Symbol"><text:span text:style-name="T180"><text:note text:id="ftn389" text:note-class="footnote"><text:note-citation>392</text:note-citation><text:note-body><text:p text:style-name="Footnote"><text:span text:style-name="T221">See </text:span><text:span text:style-name="T230">Wolfsdorf (2015).</text:span></text:p></text:note-body></text:note></text:span></text:span><text:span text:style-name="T180"> Normally hunger is an example of a painful appetite, but the point seems to generalize to higher level emotions as well. We desire something because we lack it, and awareness of a lack typically involves some kind of discomfort. One place this is mirrored in Avicenna’s other writings is in </text:span><text:span text:style-name="T185">Psychology</text:span><text:span text:style-name="T180"> 4.4, when Avicenna says that certain appetites are caused when we “suffer the loss” of a pleasure.</text:span><text:span text:style-name="Footnote_20_Symbol"><text:span text:style-name="T180"><text:note text:id="ftn390" text:note-class="footnote"><text:note-citation>393</text:note-citation><text:note-body><text:p text:style-name="Footnote"><text:span text:style-name="T221">Avicenna, </text:span><text:span text:style-name="T252">Healing: </text:span><text:span text:style-name="T251">Psychology</text:span><text:span text:style-name="T221"> (1959) </text:span><text:span text:style-name="T230">195.</text:span></text:p></text:note-body></text:note></text:span></text:span><text:span text:style-name="T180"> So on a general level—if we are not being as precise as Avicenna is in </text:span><text:span text:style-name="T185">Psychology</text:span><text:span text:style-name="T180"> 4.4—emotions could be seen as complex psychological phenomena, involving appetite, a cognition,</text:span><text:span text:style-name="Footnote_20_Symbol"><text:span text:style-name="T180"><text:note text:id="ftn391" text:note-class="footnote"><text:note-citation>394</text:note-citation><text:note-body><text:p text:style-name="P41">One might object to the conclusion that emotions all have some sort of valence by pointing out that not every emotion in the Rhetoric has pleasure or pain as part of its definition (see chart above in <text:span text:style-name="T177">this section). To this I would say that Aristotle also does not include valence in all of his particular definitions, despite having explici</text:span>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p></text:note-body></text:note></text:span></text:span><text:span text:style-name="T180"> and some sort of pleasure or pain, or both.</text:span><text:span text:style-name="Footnote_20_Symbol"><text:span text:style-name="T180"><text:note text:id="ftn392" text:note-class="footnote"><text:note-citation>395</text:note-citation><text:note-body><text:p text:style-name="P41">Avicenna says that anger can be pleasurable, since it involves the idea of overcoming. See Avicenna, <text:span text:style-name="T168">Healing: Rhetoric</text:span> (1954) 101.</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56"><text:span text:style-name="T202">And there are two kinds of sadness [</text:span><text:span text:style-name="T205">ḥuzn</text:span><text:span text:style-name="T202">]: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202"><text:note text:id="ftn393" text:note-class="footnote"><text:note-citation>396</text:note-citation><text:note-body><text:p text:style-name="P41">Avicenna, <text:span text:style-name="T167">Healing: Rhetoric</text:span> (1954) 151.</text:p></text:note-body></text:note></text:span></text:span></text:p>
      <text:p text:style-name="Standard"><text:soft-page-break/><text:span text:style-name="T180">Here, as is typical in the </text:span><text:span text:style-name="T185">Rhetoric</text:span><text:span text:style-name="T180">,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85">ghamm</text:span><text:span text:style-name="T180">] over the fact that </text:span><text:span text:style-name="T185">someone else</text:span><text:span text:style-name="T180"> has a good, from the sadness [</text:span><text:span text:style-name="T185">ghamm</text:span><text:span text:style-name="T180">] that </text:span><text:span text:style-name="T185">you</text:span><text:span text:style-name="T180"> do not have a good. The latter, he says, is not envy, but something “very close to being necessary,” since it is perfectly natural be be sad that you do not have something which someone else easily acquires.</text:span><text:span text:style-name="Footnote_20_Symbol"><text:span text:style-name="T180"><text:note text:id="ftn394" text:note-class="footnote"><text:note-citation>397</text:note-citation><text:note-body><text:p text:style-name="P41">Avicenna, <text:span text:style-name="T167">Healing: Rhetoric</text:span> (1954) 151.</text:p></text:note-body></text:note></text:span></text:span><text:span text:style-name="T180"> The distinction seems to be between being sad simply that someone else has a good, which is envy, and being sad that you lack a good, which is natural. As was seen in our discussion of </text:span><text:span text:style-name="T185">Healing: Psychology</text:span><text:span text:style-name="T182"> in chapter 1, emotions a</text:span><text:span text:style-name="T180">re fundamentally motive states, but to talk about and define particular emotions, we need to reference their associated cognitions.</text:span><text:span text:style-name="Footnote_20_Symbol"><text:span text:style-name="T180"><text:note text:id="ftn395" text:note-class="footnote"><text:note-citation>398</text:note-citation><text:note-body><text:p text:style-name="P45">See chapter 1, section 1.4.</text:p></text:note-body></text:note></text:span></text:span></text:p>
      <text:h text:style-name="Heading_20_2" text:outline-level="2"><text:span text:style-name="T189">5.4<text:tab/>Character traits in the </text:span><text:span text:style-name="T191">Healing: Rhetoric</text:span></text:h>
      <text:p text:style-name="Standard"><text:span text:style-name="T180">Turning to </text:span><text:span text:style-name="T185">Healing: Rhetoric</text:span><text:span text:style-name="T180"> 3.5, Avicenna shifts from talking about individual emotions, to the sorts of emotions towards which particular types of people are disposed. At the beginning of 3.5, Avicenna says that he will discuss:</text:span></text:p>
      <text:p text:style-name="Block"><text:span text:style-name="T198">[…] the states that incline [</text:span><text:span text:style-name="T193">al-aḥ</text:span><text:span text:style-name="T196">wāl al-muḥarrikah</text:span><text:span text:style-name="T201">], by w</text:span><text:span text:style-name="T198">ay of [discussing] each disposition [</text:span><text:span text:style-name="T193">khalq khalq</text:span><text:span text:style-name="T198">] with respect to occurrences [</text:span><text:span text:style-name="T193">al-ʿawāriḍ</text:span><text:span text:style-name="T198">] [of the just discussed emotions] and concerns, according to ages, according to strengths [</text:span><text:span text:style-name="T193">ḥudūd</text:span><text:span text:style-name="T198">]</text:span><text:span text:style-name="Footnote_20_Symbol"><text:span text:style-name="T198"><text:note text:id="ftn396" text:note-class="footnote"><text:note-citation>399</text:note-citation><text:note-body><text:p text:style-name="Footnote"><text:span text:style-name="T230">This translation seems appropriate, especially given that he later goes on to use a related term, “sharp [ḥad</text:span><text:span text:style-name="T232">ī</text:span><text:span text:style-name="T230">d] (160.10),” to describe the anger of the old.</text:span></text:p></text:note-body></text:note></text:span></text:span><text:span text:style-name="T198">, and according to souls.</text:span><text:span text:style-name="Footnote_20_Symbol"><text:span text:style-name="T198"><text:note text:id="ftn397" text:note-class="footnote"><text:note-citation>400</text:note-citation><text:note-body><text:p text:style-name="P41">Avicenna, <text:span text:style-name="T167">Healing: Rhetoric</text:span> (1954) 156.</text:p></text:note-body></text:note></text:span></text:span></text:p>
      <text:p text:style-name="Standard"><text:span text:style-name="T180">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85">al-ʿawāriḍ</text:span><text:span text:style-name="T180">) different types of people are disposed towards. What he in fact goes on to discuss are the following groups, in order: the young, the old, those in the prime of their life, those of noble lineage, and </text:span><text:soft-page-break/><text:span text:style-name="T180">the wealthy. So it seems that “strengths” and “souls” enter i</text:span><text:span text:style-name="T182">nto the discussion not as categories of people, but as way of talking </text:span><text:span text:style-name="T186">about</text:span><text:span text:style-name="T182"> categories of people. For example, it is said of the old that “their anger is sharp [</text:span><text:span text:style-name="T186">ḥadīd</text:span><text:span text:style-name="T182">] [yet] weak,”</text:span><text:span text:style-name="Footnote_20_Symbol"><text:span text:style-name="T182"><text:note text:id="ftn398" text:note-class="footnote"><text:note-citation>401</text:note-citation><text:note-body><text:p text:style-name="P41">Avicenna, <text:span text:style-name="T167">Healing: Rhetoric</text:span> (1954) 160.10.</text:p></text:note-body></text:note></text:span></text:span><text:span text:style-name="T182"> and that they are </text:span><text:span text:style-name="T46">disposed towards hopelessness not only because of the coldness of their temperaments,</text:span><text:span text:style-name="Footnote_20_Symbol"><text:span text:style-name="T64"><text:note text:id="ftn399" text:note-class="footnote"><text:note-citation>402</text:note-citation><text:note-body><text:p text:style-name="Footnote"><text:span text:style-name="T223">Avicenna, </text:span><text:span text:style-name="T237">Healing: Rhetoric</text:span><text:span text:style-name="T223"> (1954), 159.</text:span></text:p></text:note-body></text:note></text:span></text:span><text:span text:style-name="T46"> but also because they have experienced so many difficulties and setbacks in life (a cognitive disposition).</text:span><text:span text:style-name="Footnote_20_Symbol"><text:span text:style-name="T64"><text:note text:id="ftn400" text:note-class="footnote"><text:note-citation>403</text:note-citation><text:note-body><text:p text:style-name="Footnote"><text:span text:style-name="T223">Avicenna, </text:span><text:span text:style-name="T237">Healing: Rhetoric</text:span><text:span text:style-name="T223"> (1954), 160.</text:span></text:p></text:note-body></text:note></text:span></text:span><text:span text:style-name="T46"> </text:span><text:span text:style-name="T182"><text:s/>On th</text:span><text:span text:style-name="T180">e other hand, it is said of the young that they are optimistic and prone to believing others because of their hot temperament, and lack of bad experiences.</text:span><text:span text:style-name="Footnote_20_Symbol"><text:span text:style-name="T180"><text:note text:id="ftn401" text:note-class="footnote"><text:note-citation>404</text:note-citation><text:note-body><text:p text:style-name="Footnote"><text:span text:style-name="T230">“</text:span><text:span text:style-name="T225">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38">Healing: Rhetoric</text:span><text:span text:style-name="T225"> (1954), 157)</text:span><text:span text:style-name="T230">.”</text:span></text:p></text:note-body></text:note></text:span></text:span><text:span text:style-name="T180"> In general he is focused on the psychological attributes of the different categories he discusses, occasionally grounding these in physiological differences.</text:span></text:p>
      <text:p text:style-name="Standard"><text:span text:style-name="T43">It is worth comparing the discussion of emotions and character traits here, in the </text:span><text:span text:style-name="T51">Rhetoric</text:span><text:span text:style-name="T43">, with what we saw about character traits in chapter 4, when we were focused on physiology. That is, in chapter 4, Avicenna's brief remarks suggested that true virtue or vice are partially realized in (not necessarily reducible to) states of the vital spirit. But context from elsewhere suggests that when Avicenna is discussing character traits here in the </text:span><text:span text:style-name="T51">Rhetoric</text:span><text:span text:style-name="T43">, he is discussing something more preliminary and morally neutral.</text:span></text:p>
      <text:p text:style-name="Standard"><text:span text:style-name="T43">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50">On Character Traits (Kitāb al-Aklhāq). </text:span><text:span text:style-name="T44">In it,</text:span><text:span text:style-name="T43"> Galen makes the distinction between different types of virtues and vices. Some virtues and vices involve the exercise of thought, while others do not. The latter </text:span><text:span text:style-name="T43">(virtues that do not involve thought) are called </text:span><text:span text:style-name="T50">akhlāq</text:span><text:span text:style-name="T43">. Galen goes on to describe the process of moral formation, where young people grow out of their </text:span><text:span text:style-name="T50">akhlāq</text:span><text:span text:style-name="T43"> and into more complete virtue or vice, as they add judgment to their character, or use thought and habit to modify their character (for better or worse). This is similar to the point Aristotle makes in </text:span><text:span text:style-name="T50">Nicomachean Ethics</text:span><text:span text:style-name="T43">, where </text:span><text:soft-page-break/><text:span text:style-name="T43">there are two types of excellence, excellence of thought, and excellent of character, but excellence of character is not complete without being guided by thought (in particular, practical wisdom).</text:span><text:span text:style-name="Footnote_20_Symbol"><text:span text:style-name="T63"><text:note text:id="ftn402" text:note-class="footnote"><text:note-citation>405</text:note-citation><text:note-body><text:p text:style-name="Footnote"><text:span text:style-name="T223">On the two types of excellence, see </text:span><text:span text:style-name="T237">Nicomachean Ethics</text:span><text:span text:style-name="T223"> (1994) 1103a. </text:span><text:span text:style-name="T226">For the need to add practical wisdom on top of character traits in order for them to be complete, see 1144a-b.</text:span></text:p></text:note-body></text:note></text:span></text:span><text:span text:style-name="T43"> We are sometimes disposed to certain emotions and actions for reasons outside of </text:span><text:span text:style-name="T43">our </text:span><text:span text:style-name="T43">control, and it would not make sense to attribute virtue to someone solely on the basis of, say, good genetics.</text:span></text:p>
      <text:p text:style-name="Standard"><text:span text:style-name="T43">There is no reason to think Avicenna would not be fully on board with this notion that full virtue is something that requires rational control, as distinct from preparatory, or given, character traits. Indeed, in his </text:span><text:span text:style-name="T50">On Governance </text:span><text:span text:style-name="T43">(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63"><text:note text:id="ftn403" text:note-class="footnote"><text:note-citation>406</text:note-citation><text:note-body><text:p text:style-name="Footnote"><text:span text:style-name="T223">Avicenna, </text:span><text:span text:style-name="T237">On Governance</text:span><text:span text:style-name="T223"> (2007), 229-230.</text:span></text:p></text:note-body></text:note></text:span></text:span><text:span text:style-name="Footnote_20_Symbol"><text:span text:style-name="T63"> </text:span></text:span>So it seems that the character traits discussed in <text:span text:style-name="T168">Rhetoric</text:span> are more like a morally neutral baseline, and the development of virtue of vice is up to how an individual governs themselves in their particular station of life.</text:p>
      <text:p text:style-name="Standard">Although Avicenna does not make the link explicit, there is one further connection between <text:span text:style-name="T168">Rhetoric's</text:span> discussion of character traits, and what we have discussed in prior chapters. That is, there is potential ove<text:span text:style-name="T177">rlap between preparatory dispositions for emotions, and what we discussed about mental illness in chapter 4, 4.4.3. As we saw, it is possible for doctors to get rid of certain conditions that would make it all but impossible for someone to exert rational control (e.g., when someone is in the grip of extreme depression or madne</text:span>ss). But a medical doctor could not (of course) positively inculcate virtue by improving physiology. So the role of physiology in moral formation, like the baseline dispositions just discussed, is something more preliminary. Treating a patient's melancholy with chemicals could give the patient a better position from which to develop a positive, virtuous, cheerful disposition, but that is all that it could do.</text:p>
      <text:p text:style-name="Standard"/>
      <text:p text:style-name="Standard"><text:span text:style-name="T180">Stepping back, we can see how differently emotions are treated in </text:span><text:span text:style-name="T185">Healing: Rhetoric</text:span><text:span text:style-name="T180">, as compared to the texts on philosophical psychology. Avicenna does not contradict his </text:span><text:soft-page-break/><text:span text:style-name="T180">fundamental point that emotions are primarily acts of the motive faculty, but his focus is elsewhere in the </text:span><text:span text:style-name="T185">Rhetoric</text:span><text:span text:style-name="T180">: on emotions as pleasures or pains, and on the dispositional states, triggering causes, and objects of particular emotions. It seems most likely that this shift in focus is because he is following the programme of Aristotle’s </text:span><text:span text:style-name="T185">Rhetoric</text:span><text:span text:style-name="T180">, which in turn is attempting to provide concrete advice to the rhetorician.</text:span></text:p>
      <text:h text:style-name="P93" text:outline-level="1">Appendix 1</text:h>
      <text:h text:style-name="Heading_20_1" text:outline-level="1">Translation of<text:span text:style-name="T177"> the se</text:span><text:span text:style-name="T5">ctions on emotions in Avicenna's </text:span><text:span text:style-name="T4">Healing: Rhetoric</text:span></text:h>
      <text:p text:style-name="P84"/>
      <text:h text:style-name="P122" text:outline-level="2"><text:span text:style-name="T272">From </text:span>Avicenna's <text:span text:style-name="T168">Healing: Rhetoric,</text:span><text:span text:style-name="T6"> Book 3</text:span></text:h>
      <text:h text:style-name="P122" text:outline-level="2">3.1<text:tab/>On persuasive/manipulative rhetorical speeches</text:h>
      <text:p text:style-name="P69"><text:span text:style-name="T52">[129]</text:span><text:span text:style-name="Footnote_20_Symbol"><text:span text:style-name="T67"><text:note text:id="ftn404" text:note-class="footnote"><text:note-citation>407</text:note-citation><text:note-body><text:p text:style-name="P43">Page and line numbers in brackets accord with Avicenna, Healing: Rhetoric (1954).</text:p></text:note-body></text:note></text:span></text:span><text:span text:style-name="T25"> Let us now discuss the types of rhetorical speech by which judges and listeners are persuaded [</text:span><text:span text:style-name="T37">yastadriju bi-hā</text:span><text:span text:style-name="T25">].</text:span></text:p>
      <text:p text:style-name="P63">The [the type of rhetoric used] might differ according to the level of those judging, according to their minds and the sophistication of their beliefs, or the lack thereof, and that is especially the case in [legal] deliberations [<text:span text:style-name="T168">mashwarāt</text:span>]. As for lawsuits/trials [<text:span text:style-name="T168">khaṣūmāt</text:span>], it seems that in them there is more of a dependence on preserved laws than on distinct traits [of the speaker]. So if the rhetorician is acquainted [129.5] with the state of the judge, and the state of the opposing party [<text:span text:style-name="T168">khaṣm</text:span>], he benefits from that. For those judging are not all the same in their disposition towards those they like, and those they dislike.</text:p>
      <text:p text:style-name="P63">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68">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3"><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69"><text:span text:style-name="T25">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60"><text:note text:id="ftn405" text:note-class="footnote"><text:note-citation>408</text:note-citation><text:note-body><text:p text:style-name="P46">See section 2.4 of this same text, corresponding to 1.9 of Aristotle's <text:span text:style-name="T168">Rhetoric</text:span>.</text:p></text:note-body></text:note></text:span></text:span><text:span text:style-name="T25"> </text:span></text:p>
      <text:p text:style-name="P69"><text:span text:style-name="T25">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60"><text:note text:id="ftn406" text:note-class="footnote"><text:note-citation>409</text:note-citation><text:note-body><text:p text:style-name="Footnote"><text:span text:style-name="T233">Avicenna’s most schematic definition of emotions in this text differs from that offered by Aristotle. Aristotle says: “Emotions [</text:span><text:span text:style-name="T249">al-ʾālam</text:span><text:span text:style-name="T233">] are things that, when the one judging is changed because of them, their judgments differ; and they may be accompanied by pleasure and pain (83.10-11 in the Arabic version, cf. 1378a in the Greek).”</text:span></text:p><text:p text:style-name="P43"><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43"><text:tab/><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69"><text:span text:style-name="T25">So let's begin discussing these states with anger [</text:span><text:span text:style-name="T37">ghaḍab</text:span><text:span text:style-name="T25">], and the one who is angry, and the one toward whom anger is directed. As for [130.10] anger, it is a psychological pain [</text:span><text:span text:style-name="T37">adhā nafsāniyyah</text:span><text:span text:style-name="T25">] owing to [li] a desire [shawq] on the part of the person for bringing about a punishment that they see as appropriate because of the thought of a slight or scorn to him, from the one toward whom he is angry. On account of this, anger does not deal with universal </text:span><text:soft-page-break/><text:span text:style-name="T25">humanity, for scorn does not issue from universal humanity, and revenge is not hoped for on </text:span><text:span text:style-name="T25">account of it, but rather the object</text:span><text:span text:style-name="Footnote_20_Symbol"><text:span text:style-name="T60"><text:note text:id="ftn407" text:note-class="footnote"><text:note-citation>410</text:note-citation><text:note-body><text:p text:style-name="P43">This would correspond to the “towards whom” aspect of an emotion mentioned above, in <text:span text:style-name="T274">footnote</text:span> 3.</text:p></text:note-body></text:note></text:span></text:span><text:span text:style-name="T25"> of anger is an individual person or a group of people. And you have learned about what pertains to anger in terms of pleasure</text:span><text:span text:style-name="Footnote_20_Symbol"><text:span text:style-name="T60"><text:note text:id="ftn408" text:note-class="footnote"><text:note-citation>411</text:note-citation><text:note-body><text:p text:style-name="P43">It is worth noting that anger involves both pleasure and pain.</text:p></text:note-body></text:note></text:span></text:span><text:span text:style-name="T25"> [</text:span><text:span text:style-name="T37">al-ladhdhah</text:span><text:span text:style-name="T25">], [and you have learned that pleasure] draws out an increase in the anger.</text:span><text:span text:style-name="Footnote_20_Symbol"><text:span text:style-name="T60"><text:note text:id="ftn409" text:note-class="footnote"><text:note-citation>412</text:note-citation><text:note-body><text:p text:style-name="P46">Unclear to what prior section this is a reference, but it is illustrated in later in 131.15, where it is said that someone may get is angered when a pleasure gets taken away from them.</text:p></text:note-body></text:note></text:span></text:span></text:p>
      <text:p text:style-name="P63">And as for scorn/disregard [<text:span text:style-name="T168">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73"><text:span text:style-name="T20">And scorn/disregard can be divided into three divisions: disdain [</text:span><text:span text:style-name="T31">istihāna</text:span><text:span text:style-name="T20">], [131] abuse [</text:span><text:span text:style-name="T158">ʿ</text:span><text:span text:style-name="T31">anat</text:span><text:span text:style-name="T20">], and insult [</text:span><text:span text:style-name="T31">shatīma</text:span><text:span text:style-name="T20">].</text:span></text:p>
      <text:p text:style-name="P63">Disdain is the doing of that which indicates the worthlessness of the one disdained.</text:p>
      <text:p text:style-name="P63">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3">[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3">And mockery is a combination of abuse and belittlement, or abuse and insult, understood as will be explained in their proper place.</text:p>
      <text:p text:style-name="P69"><text:soft-page-break/><text:span text:style-name="T25">[131.10] And the person who has the least ability to to bear</text:span><text:span text:style-name="Footnote_20_Symbol"><text:span text:style-name="T60"><text:note text:id="ftn410" text:note-class="footnote"><text:note-citation>413</text:note-citation><text:note-body><text:p text:style-name="P43">This is a discussion of the sort of “states” that dispose someone towards anger.</text:p></text:note-body></text:note></text:span></text:span><text:span text:style-name="T25"> external annoyances or the sharpness of anger-inducing things, is the one who considers himself better intrinsically, or due </text:span><text:span text:style-name="T25">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3">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69"><text:span text:style-name="T25">And from the [same] genus of insult [</text:span><text:span text:style-name="T37">shatīma</text:span><text:span text:style-name="T25">] and scorn [</text:span><text:span text:style-name="T37">istihāna</text:span><text:span text:style-name="T25">] is disdain [</text:span><text:span text:style-name="T37">taḥqīr</text:span><text:span text:style-name="T25">] for that which is declared by those</text:span><text:span text:style-name="T60"> </text:span><text:span text:style-name="T25">who make official judgements about religious obligations and virtue, </text:span><text:span text:style-name="T25">or [for the] teaching [132.5] and learning of some judgement from those who make official judgments. And [disdain also applies to those who] cast someone out as a sinner.</text:span><text:span text:style-name="Footnote_20_Symbol"><text:span text:style-name="T60"><text:note text:id="ftn411" text:note-class="footnote"><text:note-citation>414</text:note-citation><text:note-body><text:p text:style-name="P43">No parallel in Aristotle’s text for this discussion of religious judgments.</text:p></text:note-body></text:note></text:span></text:span></text:p>
      <text:p text:style-name="P63">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3">[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text:soft-page-break/>justice in contracts, without which trade cannot occur. So they endear themselves to and seek the sympathy of [the noble jurists] hearts, and if they get the cold-shoulder from [a noble jurist], they see this as a great loss and a trade loss.</text:p>
      <text:p text:style-name="P69"><text:span text:style-name="T25">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60"><text:note text:id="ftn412" text:note-class="footnote"><text:note-citation>415</text:note-citation><text:note-body><text:p text:style-name="P43">No parallel in Aristotle’s text for this focus on repayment of gifts and debts.</text:p></text:note-body></text:note></text:span></text:span></text:p>
      <text:p text:style-name="P69"><text:span text:style-name="T25">And someone might get angry at his friend </text:span><text:span text:style-name="Footnote_20_Symbol"><text:span text:style-name="T60"><text:note text:id="ftn413" text:note-class="footnote"><text:note-citation>416</text:note-citation><text:note-body><text:p text:style-name="P43">cf. 1379b in Greek Aristotle (at various points where there is a clear parallel in language or focus between Avicenna and Aristotle’s text, this will be noted).</text:p></text:note-body></text:note></text:span></text:span><text:span text:style-name="T25">[133] if [the friend] considers it fine to pass over in silence the lovely gift, and especially if he is struck by some misery and it is ignored by [the </text:span><text:span text:style-name="T25">friend], and [the friend] does not get frustrated about it, and does not try to do good by sharing </text:span><text:span text:style-name="T25">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69"><text:span text:style-name="T25">[133.5] And the types of disdain [</text:span><text:span text:style-name="T37">istihāna</text:span><text:span text:style-name="T25">] leading to anger/annoyance include: disdain for a person himself, distain for someone that someone respects, disdain someone that someone marvels at,</text:span><text:span text:style-name="Footnote_20_Symbol"><text:span text:style-name="T60"><text:note text:id="ftn414" text:note-class="footnote"><text:note-citation>417</text:note-citation><text:note-body><text:p text:style-name="P43">No parallel in Aristotle’s text for these specific examples of objects of disdain.</text:p></text:note-body></text:note></text:span></text:span><text:span text:style-name="T60"> </text:span><text:span text:style-name="T25">and distain for that which brings humiliation on a friend. Examples [of things that cause distain] include: a father who gets angry at his children, and a woman who domineers over her husband.</text:span></text:p>
      <text:p text:style-name="P63">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69"><text:span text:style-name="T25">So let us move onto explaining the nature of [anger’s] opposite,</text:span><text:span text:style-name="Footnote_20_Symbol"><text:span text:style-name="T60"><text:note text:id="ftn415" text:note-class="footnote"><text:note-citation>418</text:note-citation><text:note-body><text:p text:style-name="P43">cf. 1380a in Greek Aristotle.</text:p></text:note-body></text:note></text:span></text:span><text:span text:style-name="T25"> and that is the slackening of anger [</text:span><text:span text:style-name="T37">futūr al-ghaḍab</text:span><text:span text:style-name="T25">].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60"><text:note text:id="ftn416" text:note-class="footnote"><text:note-citation>419</text:note-citation><text:note-body><text:p text:style-name="P43">No parallel in Aristotle’s text for this example of how being tortured by someone can cause anger to abate, because you are distracted by the pain of being tortured.</text:p></text:note-body></text:note></text:span></text:span><text:span text:style-name="T25">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69"><text:span text:style-name="T25">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60"><text:note text:id="ftn417" text:note-class="footnote"><text:note-citation>420</text:note-citation><text:note-body><text:p text:style-name="P43">cf. 1380a in Greek Aristotle.</text:p></text:note-body></text:note></text:span></text:span><text:span text:style-name="T25">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60"><text:note text:id="ftn418" text:note-class="footnote"><text:note-citation>421</text:note-citation><text:note-body><text:p text:style-name="P43">No parallel in Aristotle’s text for the in depth explanation of the example of quarrelsome dogs. The dogs are Aristotelian example, but Avicenna seems to take more interest in unpacking it.</text:p></text:note-body></text:note></text:span></text:span></text:p>
      <text:p text:style-name="P69"><text:span text:style-name="T25">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60"><text:note text:id="ftn419" text:note-class="footnote"><text:note-citation>422</text:note-citation><text:note-body><text:p text:style-name="P43">No parallel in Aristotle’s text for this example of how perceiving a positive trait in someone else (joyousness, in this case) can shift your emotional state positively towards them.</text:p></text:note-body></text:note></text:span></text:span></text:p>
      <text:p text:style-name="P69"><text:span text:style-name="T25">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ext:span><text:soft-page-break/><text:span text:style-name="T25">tolerated. And similarly the revered and the ones who make you feel bashful [do not make you angry], for anger does not join to reverence or embarrassment.</text:span><text:span text:style-name="Footnote_20_Symbol"><text:span text:style-name="T60"><text:note text:id="ftn420" text:note-class="footnote"><text:note-citation>423</text:note-citation><text:note-body><text:p text:style-name="P43">No parallel in Aristotle’s text for this explanation that certain emotions are incompatible with one another.</text:p></text:note-body></text:note></text:span></text:span></text:p>
      <text:p text:style-name="P63">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69"><text:span text:style-name="T25">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60"><text:note text:id="ftn421" text:note-class="footnote"><text:note-citation>424</text:note-citation><text:note-body><text:p text:style-name="P43">No parallel in Aristotle’s text for the idea that being disdained by someone might not cause any pain if we think little of the one by whom we are disdained.</text:p></text:note-body></text:note></text:span></text:span></text:p>
      <text:p text:style-name="P63">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69"><text:span text:style-name="T25">The one who is made fun of might not get angry if they are hoping for some good from the one who slights them.</text:span><text:span text:style-name="Footnote_20_Symbol"><text:span text:style-name="T60"><text:note text:id="ftn422" text:note-class="footnote"><text:note-citation>425</text:note-citation><text:note-body><text:p text:style-name="P43">No parallel in Aristotle’s text for the idea that someone could do something that would normally cause anger, but because you are hoping for some good from them, you don’t become angry.</text:p></text:note-body></text:note></text:span></text:span><text:span text:style-name="T25"> [134.15] For example, someone might do something that [would normally] cause anger, [but] mixed with meeting a need or providing an obvious service [in which case it would not cause anger].</text:span></text:p>
      <text:p text:style-name="P69"><text:span text:style-name="T25">And time elapses after the thing that caused anger, its impact abates, so that one is no longer angry, or anger lessens.</text:span><text:span text:style-name="Footnote_20_Symbol"><text:span text:style-name="T60"><text:note text:id="ftn423" text:note-class="footnote"><text:note-citation>426</text:note-citation><text:note-body><text:p text:style-name="P43">cf. 1380b in Greek Aristotle.</text:p></text:note-body></text:note></text:span></text:span></text:p>
      <text:p text:style-name="P63">[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text:soft-page-break/>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69"><text:span text:style-name="T25">And that which lessens the feeling of anger at the wrong-doer is the wrong-doer’s being ignorant of their offense, and their not being aware of the difference between good and evil.</text:span><text:span text:style-name="Footnote_20_Symbol"><text:span text:style-name="T60"><text:note text:id="ftn424" text:note-class="footnote"><text:note-citation>427</text:note-citation><text:note-body><text:p text:style-name="P43">No parallel in Aristotle’s text for the examples in this paragraph of the sort of things which can reduce anger.</text:p></text:note-body></text:note></text:span></text:span><text:span text:style-name="T25"> </text:span><text:bookmark-start text:name="31"/><text:span text:style-name="T25">And</text:span><text:bookmark-end text:name="31"/><text:span text:style-name="T25">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69"><text:span text:style-name="T20">Frie</text:span><text:span text:style-name="T25">ndliness [</text:span><text:span text:style-name="T37">al-ṣadāqa</text:span><text:span text:style-name="T25">] is the state [</text:span><text:span text:style-name="T37">ḥālah</text:span><text:span text:style-name="T25">] of a person insofar as they wish the good for another person, for the sake of that other person, and not for their own sake. For he has some disposition [</text:span><text:span text:style-name="T37">malakah</text:span><text:span text:style-name="T25">] motivating him to do the good for that other. The friend is one who both loves and is loved, and who shares in happiness and adversity, for the sake of his friend [136], not for his own sake.</text:span></text:p>
      <text:p text:style-name="P69"><text:span text:style-name="T20">The true sign of friendship is apparent when there is elation [</text:span><text:span text:style-name="T31">al-irtiyāḥ</text:span><text:span text:style-name="T20">] at what makes [</text:span><text:span text:style-name="T31">yasirr</text:span><text:span text:style-name="T20">] the friend happy, and sadness [</text:span><text:span text:style-name="T31">al-ightmām</text:span><text:span text:style-name="T20">] and what is bad for him [</text:span><text:span text:style-name="T31">yasū</text:span><text:span text:style-name="T158">ʾ</text:span><text:span text:style-name="T31">uhu</text:span><text:span text:style-name="T20">].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69"><text:span text:style-name="T20">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pan text:style-name="T20">like those who live off the plunder of their enemies. Likewise those with sincere hearts are loved </text:span><text:soft-page-break/><text:span text:style-name="T20">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20">person]. [With respect to these people, the gift-giver] is conscious of [the recipients’] bestowing on them them a great kindness when they agree to accept [the gift].</text:span><text:span text:style-name="Footnote_20_Symbol"><text:span text:style-name="T57"><text:note text:id="ftn425" text:note-class="footnote"><text:note-citation>428</text:note-citation><text:note-body><text:p text:style-name="P43">No parallel in Aristotle’s text for the examples in this paragraph. The focus on hospitality in the second part is especially noteworthy.</text:p></text:note-body></text:note></text:span></text:span></text:p>
      <text:p text:style-name="P69"><text:span text:style-name="T20">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7"><text:note text:id="ftn426" text:note-class="footnote"><text:note-citation>429</text:note-citation><text:note-body><text:p text:style-name="P43">cf. 1381b in Greek Aristotle.</text:p></text:note-body></text:note></text:span></text:span><text:span text:style-name="T20"> [or] it is believed by the friend that their scolding is light. And the opposite of this is those who are quarrelsome, hostile, and critical. And [this is true] even if each [of the above-</text:span><text:span text:style-name="T20">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1">[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69"><text:span text:style-name="T20">And similarly those who have control over their tongues,</text:span><text:span text:style-name="Footnote_20_Symbol"><text:span text:style-name="T57"><text:note text:id="ftn427" text:note-class="footnote"><text:note-citation>430</text:note-citation><text:note-body><text:p text:style-name="P43">cf. 1381b in Greek Aristotle.</text:p></text:note-body></text:note></text:span></text:span><text:span text:style-name="T20">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7"><text:note text:id="ftn428" text:note-class="footnote"><text:note-citation>431</text:note-citation><text:note-body><text:p text:style-name="P43">Still cf. 1381b in Greek Aristotle.</text:p></text:note-body></text:note></text:span></text:span></text:p>
      <text:p text:style-name="P61">And one who thinks a person to be virtuous or admirable, and who is friendly to him, he is loved by the one he is thinking about. Similarly the one giving respect and honor [is lovable].</text:p>
      <text:p text:style-name="P69"><text:soft-page-break/><text:span text:style-name="T20">And similarly someone’s jealousy of you [can cause you to feel friendly towards them], so long as they do not reach the point of lying in wait to betray you. Were you not prepared for [their </text:span><text:span text:style-name="T20">jealousy], you would not like their jealously towards you. But the one who is prepared, if he is </text:span><text:span text:style-name="T20">safe from evil befalling him, he is open to loving [the one who is jealous]. Similarly [you love someone when] you love that they love you.</text:span><text:span text:style-name="Footnote_20_Symbol"><text:span text:style-name="T57"><text:note text:id="ftn429" text:note-class="footnote"><text:note-citation>432</text:note-citation><text:note-body><text:p text:style-name="P43">Still cf. 1381b in Greek Aristotle.</text:p></text:note-body></text:note></text:span></text:span></text:p>
      <text:p text:style-name="P61">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1">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69"><text:span text:style-name="T20">And as for enmity [</text:span><text:span text:style-name="T31">al-</text:span><text:span text:style-name="T158">ʿ</text:span><text:span text:style-name="T31">adāwa</text:span><text:span text:style-name="T20">], its states [</text:span><text:span text:style-name="T31">aḥwālihā</text:span><text:span text:style-name="T20">] are known from the states [</text:span><text:span text:style-name="T31">aḥwāl</text:span><text:span text:style-name="T20">] of friendship, insofar as they are contraries. And one of the causes of enmity and hatred is anger.</text:span><text:span text:style-name="Footnote_20_Symbol"><text:span text:style-name="T57"><text:note text:id="ftn430" text:note-class="footnote"><text:note-citation>433</text:note-citation><text:note-body><text:p text:style-name="P43">Similar to what we see in Aristotle, it is noteworthy emotions in some sense causes of other emotions.</text:p></text:note-body></text:note></text:span></text:span><text:span text:style-name="T20">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31">istidrāj</text:span><text:span text:style-name="T20">] proceeds.</text:span></text:p>
      <text:p text:style-name="P61">[138.5] And as for fear [<text:span text:style-name="T168">al-khawf</text:span>], it is a pain [<text:span text:style-name="T168">ḥuzn</text:span>] and agitation [<text:span text:style-name="T168">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text:soft-page-break/>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69"><text:span text:style-name="T20">And among the things that cause fear,</text:span><text:span text:style-name="Footnote_20_Symbol"><text:span text:style-name="T57"><text:note text:id="ftn431" text:note-class="footnote"><text:note-citation>434</text:note-citation><text:note-body><text:p text:style-name="P43">cf. 1382a in Greek Aristotle.</text:p></text:note-body></text:note></text:span></text:span><text:span text:style-name="T20">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69"><text:span text:style-name="T20">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7"><text:note text:id="ftn432" text:note-class="footnote"><text:note-citation>435</text:note-citation><text:note-body><text:p text:style-name="P43">No parallel in Aristotle’s text for this whole paragraph about unanticipated things causing fear.</text:p></text:note-body></text:note></text:span></text:span></text:p>
      <text:p text:style-name="P61">And the one who is a powerful opponent in the sphere of those things that cannot be shared, such as the king, he is also feared. And the high of hand are feared, especially if one is aware of some sort of [malicious] purpose/intent from them.</text:p>
      <text:p text:style-name="P69"><text:span text:style-name="T20">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7"><text:note text:id="ftn433" text:note-class="footnote"><text:note-citation>436</text:note-citation><text:note-body><text:p text:style-name="P43">cf. 1382b in Greek Aristotle.</text:p></text:note-body></text:note></text:span></text:span></text:p>
      <text:p text:style-name="P61">And things which are feared include those which it is not easy to prevent, or to exchange with its opposite, and that for which there is no hero to defend against.</text:p>
      <text:p text:style-name="P69"><text:soft-page-break/><text:span text:style-name="T20">And as for the one who is disposed to fear,</text:span><text:span text:style-name="Footnote_20_Symbol"><text:span text:style-name="T57"><text:note text:id="ftn434" text:note-class="footnote"><text:note-citation>437</text:note-citation><text:note-body><text:p text:style-name="P43">Similar to what we see in Aristotle, it is noteworthy that (among other things) belief-states can constitute dispositions for emotions.</text:p></text:note-body></text:note></text:span></text:span><text:span text:style-name="T20"> he is the one in whom there is one of these states [aḥwāl], for he is expecting a looming evil, with no one to triumph over it, and no way of changing it.</text:span></text:p>
      <text:p text:style-name="P61">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1">Taking refuge in counsel is something that signifies fear fear.</text:p>
      <text:p text:style-name="P61">[A rhetorician] who wants to deepen fear, or fix it in [someone else’s] soul or the imagination, let him consider each thing we have said, and let him make use of it in the [proper] place.</text:p>
      <text:p text:style-name="P69"><text:span text:style-name="T20">[139.15] As for courage [</text:span><text:span text:style-name="T31">al-shajā</text:span><text:span text:style-name="T158">ʿ</text:span><text:span text:style-name="T31">a</text:span><text:span text:style-name="T20">]: it is a state [</text:span><text:span text:style-name="T37">malakah</text:span><text:span text:style-name="T25">] by</text:span><text:span text:style-name="T20"> which a person is good at hoping for deliverance,</text:span><text:span text:style-name="Footnote_20_Symbol"><text:span text:style-name="T57"><text:note text:id="ftn435" text:note-class="footnote"><text:note-citation>438</text:note-citation><text:note-body><text:p text:style-name="P43">Similar to what we see in Aristotle, courage is framed as a virtue, a disposition towards an emotion.</text:p></text:note-body></text:note></text:span></text:span><text:span text:style-name="T20"> and seeks to ward off the occurrence of that which is hateful. In the view of the courageous person, it is as if the hateful thing <text:s/>does not exist, or is far off.</text:span></text:p>
      <text:p text:style-name="P61">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61">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1"><text:soft-page-break/>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1">Then the one who is supported by means of nobility in rank, or excellence in reputation, or the two of them together, [he is] daring [and] bold, on account of the fact that he scorns those [he views as] beneath him.</text:p>
      <text:p text:style-name="P61">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1">And the experienced person is courageous towards that which is feared, if he happens to have some sort of support that supports him sufficiently, like one who is courageous about sailing the sea, [141] having confidence in the wise captain.</text:p>
      <text:p text:style-name="P61">And one might be courageous towards a fearful thing on account of their knowing that some other group that had been suffering from it was delivered, though the person did not wade through the experience himself.</text:p>
      <text:p text:style-name="P61">And when a ruler [of lesser authority] is under the rule of another [who has wider domain], thinking that he is better and higher in age and standing than the other, he is courageous towards him. And likewise [even] if he sees himself as a peer to him.</text:p>
      <text:p text:style-name="P69"><text:span text:style-name="T20">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text:span><text:soft-page-break/><text:span text:style-name="T20">is at that point a feared, awe-inspiring person.</text:span><text:span text:style-name="Footnote_20_Symbol"><text:span text:style-name="T57"><text:note text:id="ftn436" text:note-class="footnote"><text:note-citation>439</text:note-citation><text:note-body><text:p text:style-name="P43">No parallel in Aristotle’s text for the examples in the first part of this paragraph.</text:p></text:note-body></text:note></text:span></text:span><text:span text:style-name="T20"> And when the person who is ruled is of good conduct, someone who has himself well in order in terms of that which is between him and God, </text:span><text:span text:style-name="T20">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69"><text:span text:style-name="T20">Among the things that give courage is the burning of anger; </text:span><text:span text:style-name="T25">for [141.10] when one is heated, it emboldens the cowardly, strengthens the weak, and such a person is moved towards bravery.</text:span><text:span text:style-name="Footnote_20_Symbol"><text:span text:style-name="T60"><text:note text:id="ftn437" text:note-class="footnote"><text:note-citation>440</text:note-citation><text:note-body><text:p text:style-name="P43">No parallel in Aristotle’s text for the explanation of how anger leads to courage via a physiological mechanism.</text:p></text:note-body></text:note></text:span></text:span><text:span text:style-name="T25"> And among the things that bring about this sort of anger is injustice happening t</text:span><text:span text:style-name="T20">o the innocent, for [the one burning with such anger] is optimistic about God’s giving him victory.</text:span><text:span text:style-name="Footnote_20_Symbol"><text:span text:style-name="T57"><text:note text:id="ftn438" text:note-class="footnote"><text:note-citation>441</text:note-citation><text:note-body><text:p text:style-name="P43">No parallel in Aristotle’s text for the way that Avicenna brings God into the explanation in the second half of this sentence.</text:p></text:note-body></text:note></text:span></text:span></text:p>
      <text:p text:style-name="P69"><text:bookmark-start text:name="321"/><text:span text:style-name="T20">Likewise</text:span><text:bookmark-end text:name="321"/><text:span text:style-name="T20">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68">al-istiḥyāʾ</text:span>], and its opposite, and kindness [<text:span text:style-name="T168">al-minna</text:span>]</text:h>
      <text:p text:style-name="P62">Let us discuss embarrassment [<text:span text:style-name="T168">al-khajal</text:span>] and disgrace [<text:span text:style-name="T168">al-iftiḍāḥ</text:span>] and their causes.</text:p>
      <text:p text:style-name="P70"><text:span text:style-name="T20">Embarrassment and shame are a pain [</text:span><text:span text:style-name="T31">ḥuzn</text:span><text:span text:style-name="T20">]</text:span><text:span text:style-name="Footnote_20_Symbol"><text:span text:style-name="T57"><text:note text:id="ftn439" text:note-class="footnote"><text:note-citation>442</text:note-citation><text:note-body><text:p text:style-name="P43">Again, noteworthy that pain is in the definition of an emotion.</text:p></text:note-body></text:note></text:span></text:span><text:span text:style-name="T20"> and an agitation [</text:span><text:span text:style-name="T31">ikhtilāṭ</text:span><text:span text:style-name="T20">] because of some evil deed by which the person becomes blameworthy, whether [142.5] its occurrence preceded, or is </text:span><text:span text:style-name="T20">present, or is expected. And shamelessness is a trait [</text:span><text:span text:style-name="T31">khalq</text:span><text:span text:style-name="T20">] by which a person doesn’t care about a loss of honor, and makes light of the spreading of disrepute [about themselves].</text:span></text:p>
      <text:p text:style-name="P62">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text:soft-page-break/>poor [for money], borrowing when it is unacceptable, refusing someone who asks and entreats for a favor, responding to a supplicant with a demand for debt (as in making a claim when asked for a gift), and asking for a gift when one has been paid.</text:p>
      <text:p text:style-name="P62">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2">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2">And likewise [disgraceful things include] falsely praising oneself boasting, and claiming the good traits which someone else displays, for that is among the signs of vainglory.</text:p>
      <text:p text:style-name="P62">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2">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70"><text:span text:style-name="T20">As for when honor is lost in the eyes of jokers and boys, that is something that one does not feel shame about. For one feels shame before those that they admire, or before those by whom one is </text:span><text:soft-page-break/><text:span text:style-name="T20">admired, and or before those who they prefer [143.15] to be respected or revered by. For one counts on what they get from [such people] in terms of praise praise, because [144] they prefer </text:span><text:span text:style-name="T20">their praise, or they need it, or they glory in it, or [such people] are peers. Or maybe one aspires [to look good] to the peer as long as he does not strive [to impress] another [more distinguished </text:span><text:span text:style-name="T20">person]. And one is embarrassed someone known as having sound judgment, known for the strength of their belief, or an older person, or an educated person.</text:span><text:span text:style-name="Footnote_20_Symbol"><text:span text:style-name="T57"><text:note text:id="ftn440" text:note-class="footnote"><text:note-citation>443</text:note-citation><text:note-body><text:p text:style-name="Footnote">cf. 1384a in Greek Aristotle.</text:p></text:note-body></text:note></text:span></text:span></text:p>
      <text:p text:style-name="P62">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2">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62">And one might be embarrassed before one who by whom one remains honored [despite the shameful deed], and who has not despised him with scorn, just as like how one is embarrassed <text:soft-page-break/>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2">And one is not merely embarrassed by a shameful deed and the corrupt profit, but also from the evidence of it and its signs, and when it is heard about.</text:p>
      <text:p text:style-name="P70"><text:span text:style-name="T20">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7"><text:note text:id="ftn441" text:note-class="footnote"><text:note-citation>444</text:note-citation><text:note-body><text:p text:style-name="P43">No parallel in Aristotle’s text for this last line, which is interesting in that it suggests that are more or less justified versions of emotions.</text:p></text:note-body></text:note></text:span></text:span></text:p>
      <text:p text:style-name="P62">And it is not necessary to reiterate that about which one feels intense shame.</text:p>
      <text:p text:style-name="P62">And since we have spoken about proper shame and shamelessness, let us discuss being thankful for kindness, [<text:span text:style-name="T168">shukr al-minna</text:span>] and ungrateful for it [<text:span text:style-name="T168">kufrānihā</text:span>], for this is connected with [shame].</text:p>
      <text:p text:style-name="P70"><text:span text:style-name="T20">Kindness is something by which someone is called kind.</text:span><text:span text:style-name="Footnote_20_Symbol"><text:span text:style-name="T57"><text:note text:id="ftn442" text:note-class="footnote"><text:note-citation>445</text:note-citation><text:note-body><text:p text:style-name="P43">Similar to what we see in Aristotle, kindness is discussed neither as a virtue nor an emotion, but an action.</text:p></text:note-body></text:note></text:span></text:span><text:span text:style-name="T20"> And it is something beneficial which, if one person does it to another, it necessitates that other person be thankful towards him, or compliant [to him], or even more thankful, or even more obedient of spirit.</text:span></text:p>
      <text:p text:style-name="P62">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2">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text:soft-page-break/>bestowed [a kindness], [and] then he spurred others to action, so that [the initial giver] is [considered] even more giving.</text:p>
      <text:p text:style-name="P62">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2">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2">And these things [146.5] are what can be used in rhetorical arguments to emphasize kindness.</text:p>
      <text:p text:style-name="P70"><text:span text:style-name="T20">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7"><text:note text:id="ftn443" text:note-class="footnote"><text:note-citation>446</text:note-citation><text:note-body><text:p text:style-name="P43">cf. 1385b in Greek Aristotle.</text:p></text:note-body></text:note></text:span></text:span><text:span text:style-name="T20"> or since you did not meet the superior need, or you compelled acceptance [of the kindness] in view of an acquisition [of </text:span><text:span text:style-name="T20">something else], or you did not do the thing intentionally, but rather by coincidence or necessity, </text:span><text:span text:style-name="T20">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text:span><text:soft-page-break/><text:span text:style-name="T20">and the other person squanders it, and likewise that can happen with knowledge [of what is being done], or without knowledge.</text:span><text:span text:style-name="Footnote_20_Symbol"><text:span text:style-name="T57"><text:note text:id="ftn444" text:note-class="footnote"><text:note-citation>447</text:note-citation><text:note-body><text:p text:style-name="P43">No parallel in Aristotle’s text for the discussion of will, compulsion and intention in this paragraph.</text:p></text:note-body></text:note></text:span></text:span></text:p>
      <text:p text:style-name="P70"><text:span text:style-name="T20">[146.15] And these characterizations of types are beneficial for mounting a legal complaint or defense. And the things known to indicate that there is in fact good will of kindness,</text:span><text:span text:style-name="Footnote_20_Symbol"><text:span text:style-name="T57"><text:note text:id="ftn445" text:note-class="footnote"><text:note-citation>448</text:note-citation><text:note-body><text:p text:style-name="P43">No parallel in Aristotle’s text for these indicators of kindness.</text:p></text:note-body></text:note></text:span></text:span><text:span text:style-name="T20"> </text:span><text:bookmark-start text:name="33"/><text:span text:style-name="T20">or</text:span><text:bookmark-end text:name="33"/><text:span text:style-name="T20"> [known to] strengthen [the fact that it is a kindness], is when the coming forth of [the kindness/benefit] is </text:span><text:span text:style-name="T20">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2">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3.4<text:tab/>On having concern [<text:span text:style-name="T168">al-ihtimām</text:span>] and pity [<text:span text:style-name="T168">al-shafqa</text:span>] for others, and on envy, revenge, [147.10] jealousy, zeal and scorn</text:h>
      <text:p text:style-name="P62">Let us mention concern for others, which is close in meaning to pity, or heartfelt concern involving care, and [let us mention] the one who is cared about.</text:p>
      <text:p text:style-name="P70"><text:span text:style-name="T20">Pity is a pain</text:span><text:span text:style-name="Footnote_20_Symbol"><text:span text:style-name="T57"><text:note text:id="ftn446" text:note-class="footnote"><text:note-citation>449</text:note-citation><text:note-body><text:p text:style-name="P43">Again, noteworthy that pain is in the definition of an emotion.</text:p></text:note-body></text:note></text:span></text:span><text:span text:style-name="T20"> [</text:span><text:span text:style-name="T31">adhā</text:span><text:span text:style-name="T20"> ] that strikes a person on account of [</text:span><text:span text:style-name="T31">li</text:span><text:span text:style-name="T20">]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2"><text:soft-page-break/>As for those who are passing away [i.e., dying], one does not have concern/pity for what happens to them, because it is not reasonable to say that what happens to them is unexpected.</text:p>
      <text:p text:style-name="P62">Likewise those who are very lucky, one does not have concern/pity for them, because one does not associate anything bad with them, [nor does one expect them to] encounter of evil.</text:p>
      <text:p text:style-name="P62">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70"><text:span text:style-name="T20">And [others who do not feel pity include]: those famous for [their] ascension to office and advancement; the well-mannered who are of good repute; those upon whose beloved ancestors befell evils; thos</text:span><text:span text:style-name="T25">e moved by cou</text:span><text:span text:style-name="T20">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2">And one is not concerned for the unknown [and] despised, for they [merely exist] in the mass of the unknown. And the powerful ones/tyrants do not care about individuals, because they do not consider one to be different from any other.</text:p>
      <text:p text:style-name="P70"><text:span text:style-name="T20">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7"><text:note text:id="ftn447" text:note-class="footnote"><text:note-citation>450</text:note-citation><text:note-body><text:p text:style-name="P43">Expectation, and thwarted expectation, is a key part of the cognition behind some of these emotions, which shows how they are tied up with belief.</text:p></text:note-body></text:note></text:span></text:span><text:span text:style-name="T20"> [149] and when the evil [being experienced] is completely unmixed with any <text:s/>good, or if the time wherein there was some good mixed in [with the evil] has passed away.</text:span></text:p>
      <text:p text:style-name="P62">And one has concern for those who are acquaintances, partners, and fellow-workers.</text:p>
      <text:p text:style-name="P70"><text:soft-page-break/><text:span text:style-name="T20">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7"><text:note text:id="ftn448" text:note-class="footnote"><text:note-citation>451</text:note-citation><text:note-body><text:p text:style-name="P43">No parallel in Aristotle’s text for the way that pity is distinguished from fear in that you cannot have the pity towards yourself, while you can have fear towards yourself.</text:p></text:note-body></text:note></text:span></text:span><text:span text:style-name="T20"> or is preoccupied with himself, but rather great fear [is what one has for one’s self], not “care” or “pity.” It is on account of this that there is the story of the one whose eye did not shed a tear [149.5] at his son being on the </text:span><text:span text:style-name="T20">brink of destruction, whereas when he saw a friend shamed by poverty, he cried for him. The intensity [of the fear] rids the mind of pity, and causes one to forget about care for the other.</text:span><text:span text:style-name="Footnote_20_Symbol"><text:span text:style-name="T57"><text:note text:id="ftn449" text:note-class="footnote"><text:note-citation>452</text:note-citation><text:note-body><text:p text:style-name="P43">Similar to what we see in Aristotle, it is noteworthy emotions in some sense causes of other emotions.</text:p></text:note-body></text:note></text:span></text:span></text:p>
      <text:p text:style-name="P62">And among the ones that one has concern for [there are those] who are like [oneself] in age, including peers, and those who are like oneself in terms of character traits, and interests and ranks, and in the choosing of the good.</text:p>
      <text:p text:style-name="P62">And every sort of thing that might occur that is feared by a person, if it befalls his brothers, it is a cause for concern.</text:p>
      <text:p text:style-name="P62">Therefore one does not have concern for those living in opulence or old age.</text:p>
      <text:p text:style-name="P62">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70"><text:span text:style-name="T20">Also, signs of the harms can cause concern/pity, if they indicate the occurrence of harm, even if it has not happened yet. For this reason a trial/tribulation that it not deserved can cause concern. </text:span><text:span text:style-name="T20">And it seems like this pain [that we call pity] is the analog or counterpart in some way to the sort of pain [</text:span><text:span text:style-name="T31">ḥuzn</text:span><text:span text:style-name="T20">] that [149.15] strikes [a person] on account of [someone else’s] undeserved success, and this is what is called in this book indignation [</text:span><text:span text:style-name="T31">jaza</text:span><text:span text:style-name="T158">ʿ</text:span><text:span text:style-name="T20">], even though [150] it is not a true contrary. For the source of each one [pity and indignation] is an honorable disposition </text:span><text:soft-page-break/><text:span text:style-name="T20">[</text:span><text:span text:style-name="T31">khalq karīm</text:span><text:span text:style-name="T20">].</text:span><text:span text:style-name="Footnote_20_Symbol"><text:span text:style-name="T57"><text:note text:id="ftn450" text:note-class="footnote"><text:note-citation>453</text:note-citation><text:note-body><text:p text:style-name="P43">Similar to what we see in Aristotle, but stated more clearly, emotions are true contraries if they stem from opposite dispositions.</text:p></text:note-body></text:note></text:span></text:span><text:span text:style-name="T57"> </text:span><text:span text:style-name="T20">And the general idea that captures both of them [is that] something of good or evil comes in each case to one to one not deserving it.</text:span></text:p>
      <text:p text:style-name="P70"><text:span text:style-name="T20">And the occurrence of what one does not deserve causes sadness [</text:span><text:span text:style-name="T31">yaghamm</text:span><text:span text:style-name="T20">]</text:span><text:span text:style-name="Footnote_20_Symbol"><text:span text:style-name="T57"><text:note text:id="ftn451" text:note-class="footnote"><text:note-citation>454</text:note-citation><text:note-body><text:p text:style-name="P43">Unclear why Avicenna switches to a more generic verb for sadness here.</text:p></text:note-body></text:note></text:span></text:span><text:span text:style-name="T20"> justifiably. However if, if there is no known cause for the [thing that befalls], but rather it happens along the lines of of providence and divine decree, then the sadness [</text:span><text:span text:style-name="T31">ḥuzn</text:span><text:span text:style-name="T20">] towards it is less intense. For someone might reasonably say, [150.5] “that sudden good that came to him would not be </text:span><text:span text:style-name="T20">decreed for him unless he deserved it, and the sudden evil which is decreed for him likewise would only occur if he were deserving.” The sadness [</text:span><text:span text:style-name="T31">ḥuzn</text:span><text:span text:style-name="T20">]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57"><text:note text:id="ftn452" text:note-class="footnote"><text:note-citation>455</text:note-citation><text:note-body><text:p text:style-name="P43">No parallel in Aristotle’s text for the discussion of providence and decree in this paragraph.</text:p></text:note-body></text:note></text:span></text:span></text:p>
      <text:p text:style-name="P70"><text:span text:style-name="T20">And it is stated in the primary teaching:</text:span><text:span text:style-name="Footnote_20_Symbol"><text:span text:style-name="T57"><text:note text:id="ftn453" text:note-class="footnote"><text:note-citation>456</text:note-citation><text:note-body><text:p text:style-name="Footnote"><text:span text:style-name="T233">Reference unclear. Not obviously a reference to Aristotle’s </text:span><text:span text:style-name="T249">Rhetoric</text:span><text:span text:style-name="T233">.</text:span></text:p></text:note-body></text:note></text:span></text:span><text:span text:style-name="T20">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70"><text:span text:style-name="T20">And that which is opposite of concern [i.e., pity] and indignation, which have been mentioned, is envy [</text:span><text:span text:style-name="T31">al-ḥasd</text:span><text:span text:style-name="T20">]. For concern is a pain [</text:span><text:span text:style-name="T31">adhā</text:span><text:span text:style-name="T20">]</text:span><text:span text:style-name="Footnote_20_Symbol"><text:span text:style-name="T57"><text:note text:id="ftn454" text:note-class="footnote"><text:note-citation>457</text:note-citation><text:note-body><text:p text:style-name="P43">Again, noteworthy that pain is in the definition of an emotion.</text:p></text:note-body></text:note></text:span></text:span><text:span text:style-name="T20"> that strikes a person on account of an evil that befalls [some other] person, and [the pain] strikes because the [other] person is undeserving [of the pain], and is focused on [150.15] that person. Envy is a pain [</text:span><text:span text:style-name="T31">adhā</text:span><text:span text:style-name="T20">]</text:span><text:span text:style-name="Footnote_20_Symbol"><text:span text:style-name="T57"><text:note text:id="ftn455" text:note-class="footnote"><text:note-citation>458</text:note-citation><text:note-body><text:p text:style-name="P43">Again, noteworthy that pain is in the definition of an emotion.</text:p></text:note-body></text:note></text:span></text:span><text:span text:style-name="T20">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7"><text:note text:id="ftn456" text:note-class="footnote"><text:note-citation>459</text:note-citation><text:note-body><text:p text:style-name="P43">No parallel in Aristotle’s text for the technical language of “means” and “contraries” in this context.</text:p></text:note-body></text:note></text:span></text:span></text:p>
      <text:p text:style-name="P62"><text:soft-page-break/>And it is not necessary [151] to get into a [further] discussion also about contraries, seeking to elucidate those truths, not [just] opinions<text:span text:style-name="T177">. For what has been said about this already is sufficient for this section.</text:span></text:p>
      <text:p text:style-name="P62">Envy is only envy, when the sadness [<text:span text:style-name="T168">ghamm</text:span>] about something is because of a good that befell another. And if the sadness [<text:span text:style-name="T168">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68">yaghtamm</text:span>] for the gifts and blessings that pass him by which are wont to exist for another.</text:p>
      <text:p text:style-name="P62">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70"><text:span text:style-name="T20">And along these lines, there is a joy</text:span><text:span text:style-name="Footnote_20_Symbol"><text:span text:style-name="T57"><text:note text:id="ftn457" text:note-class="footnote"><text:note-citation>460</text:note-citation><text:note-body><text:p text:style-name="P43">cf. 1387b in Greek Aristotle.</text:p></text:note-body></text:note></text:span></text:span><text:span text:style-name="T20">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20">one who does well; and these two are contraries: one comes from a virtuous state, the other from vice.</text:span></text:p>
      <text:p text:style-name="P62">And here are two kinds of sadness [<text:span text:style-name="T168">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70"><text:span text:style-name="T20">And these [emotions] different compositions [</text:span><text:span text:style-name="T31">tarkībāt</text:span><text:span text:style-name="T20">] of sadness [</text:span><text:span text:style-name="T31">ḥuzn</text:span><text:span text:style-name="T20">] and joy [</text:span><text:span text:style-name="T31">faraḥ</text:span><text:span text:style-name="T20">], and good and bad, and merit and non-merit.</text:span><text:span text:style-name="Footnote_20_Symbol"><text:span text:style-name="T57"><text:note text:id="ftn458" text:note-class="footnote"><text:note-citation>461</text:note-citation><text:note-body><text:p text:style-name="P43">No parallel in Aristotle’s text that emotions are compositions of these different sort of psychological ingredients.</text:p></text:note-body></text:note></text:span></text:span></text:p>
      <text:p text:style-name="P70"><text:span text:style-name="T20">[151.15] And the envious person [can be] envious toward any good thing, even charity and beauty and suchlike. As for the wrathful [nāqim] one, he cannot be envious about virtues, </text:span><text:soft-page-break/><text:span text:style-name="T20">because there is no meaning to the idea of “one’s awareness of the existence of undeserved virtue.” [152] For it is not as though the non-virtuous person is simply gifted virtue</text:span><text:span text:style-name="Footnote_20_Symbol"><text:span text:style-name="T57"><text:note text:id="ftn459" text:note-class="footnote"><text:note-citation>462</text:note-citation><text:note-body><text:p text:style-name="P43">i.e., it would be unjust were the non-virtuous person simply gifted virtue, but since that could never occur, there is not way for someone to feel wrathful on account of undeserved virtue. Wrath is directed as that which is undeserved, but true virtue cannot be undeserved.</text:p></text:note-body></text:note></text:span></text:span><text:span text:style-name="T20"> </text:span><text:span text:style-name="T20">[undeservedly]. Rather, wrath can be directed towards external goods [received without deserving]. For the non-virtuous person does not deserve [external goods], and yet is granted them, while only the best sort of people truly do deserve them.</text:span></text:p>
      <text:p text:style-name="P62">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70"><text:span text:style-name="T20">And the amount of merit in every person is not the same,</text:span><text:span text:style-name="Footnote_20_Symbol"><text:span text:style-name="T57"><text:note text:id="ftn460" text:note-class="footnote"><text:note-citation>463</text:note-citation><text:note-body><text:p text:style-name="P43">No parallel in Aristotle’s text for this whole discussion of merit.</text:p></text:note-body></text:note></text:span></text:span><text:span text:style-name="T20">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70"><text:span text:style-name="T20">Likewise those who are base do not deserve victory over the highborn, especially if they are both involved in the same mode of life.</text:span><text:span text:style-name="Footnote_20_Symbol"><text:span text:style-name="T57"><text:note text:id="ftn461" text:note-class="footnote"><text:note-citation>464</text:note-citation><text:note-body><text:p text:style-name="P43">i.e., it is excusable if for some reason someone in another field outdoes you in your own field in an unexpected, unlikely happening, but it is more shameful if your inferior in your field does so.</text:p></text:note-body></text:note></text:span></text:span><text:span text:style-name="T20"> For this reason there are examples of these states which are reckoned among the effects of divine decree, and [there are also examples] that are not [reckoned] among the effects of divine decree. And were that not the case [i.e., that divine decree </text:span><text:soft-page-break/><text:span text:style-name="T20">acts in various ways] the impotent would not rule over [152.15] the powerful, and the rich would not despise the poor. And the issues discussed in </text:span><text:span text:style-name="T25">this section related</text:span><text:span text:style-name="T20"> [153] to divine decree are two:</text:span><text:span text:style-name="Footnote_20_Symbol"><text:span text:style-name="T57"><text:note text:id="ftn462" text:note-class="footnote"><text:note-citation>465</text:note-citation><text:note-body><text:p text:style-name="P43">No parallel in Aristotle’s text for this talk about divine decree and its relation to our emotions.</text:p></text:note-body></text:note></text:span></text:span><text:span text:style-name="T20"> one of them is when one who does not deserve victory obtains victory over a great danger, and the second is when a deserving, virtuous person fails in the thing he deserves.</text:span><text:span text:style-name="Footnote_20_Symbol"><text:span text:style-name="T57"><text:note text:id="ftn463" text:note-class="footnote"><text:note-citation>466</text:note-citation><text:note-body><text:p text:style-name="P43">Avicenna’s point seems to be that we can see that divine decree acts in unusual ways, and this impacts our emotions.</text:p></text:note-body></text:note></text:span></text:span></text:p>
      <text:p text:style-name="P62">And the wrath of the wrathful one intensifies towards examples of both cases if he himself is a lover of honor. For the lover of honor is is more attentive to merit, or lack thereof.</text:p>
      <text:p text:style-name="P62">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2">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20">Therefore jealousy proliferates among those who are</text:span><text:span text:style-name="T57"> </text:span><text:span text:style-name="T20">competent.</text:span><text:span text:style-name="Footnote_20_Symbol"><text:span text:style-name="T57"><text:note text:id="ftn464" text:note-class="footnote"><text:note-citation>467</text:note-citation><text:note-body><text:p text:style-name="P43">cf. 1387b in Greek Aristotle.</text:p></text:note-body></text:note></text:span></text:span><text:span text:style-name="T20"> For one who has knowledge is more jealous towards a fellow knower than will be one who has no knowledge.</text:span><text:span text:style-name="Footnote_20_Symbol"><text:span text:style-name="T57"><text:note text:id="ftn465" text:note-class="footnote"><text:note-citation>468</text:note-citation><text:note-body><text:p text:style-name="P43">Avicenna develops this idea that competent people more easily experience jealousy more thoroughly than what we see in Aristotle’s text.</text:p></text:note-body></text:note></text:span></text:span><text:span text:style-name="T20">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20">have said, and likewise those who dress up with finery and riches. For dressing up is a feature of those who put on airs about their respectability.</text:span></text:p>
      <text:p text:style-name="P62"><text:soft-page-break/>And likewise for everything [153.15] deemed good [there will be] an observer who is jealous, especially if the good thing is among those things that the jealous person seeks.</text:p>
      <text:p text:style-name="P62">And you can tell from this what the objects of envy are; there is no need to repeat mention of it, on account of what has been said.</text:p>
      <text:p text:style-name="P70"><text:span text:style-name="T20">[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pan text:style-name="T20">consider a rival,</text:span><text:span text:style-name="Footnote_20_Symbol"><text:span text:style-name="T57"><text:note text:id="ftn466" text:note-class="footnote"><text:note-citation>469</text:note-citation><text:note-body><text:p text:style-name="P43">cf. 1387b in Greek Aristotle.</text:p></text:note-body></text:note></text:span></text:span><text:span text:style-name="T20"> and about whom it could be said that they have some shared love or [154.5] desire.</text:span></text:p>
      <text:p text:style-name="P62">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2">[154.10] So with these characterizations, the rhetorician is able to arouse vengeance, jealousy, sadness, concern/pity, entertainment, and suchlike.</text:p>
      <text:p text:style-name="P70"><text:span text:style-name="T20">And there is something related to vengeance, and that is zeal [</text:span><text:span text:style-name="T31">ḥamīya</text:span><text:span text:style-name="T20">]. [Zeal] is also from the set of good [emotions]. And zeal is a pain [</text:span><text:span text:style-name="T31">idhā</text:span><text:span text:style-name="T20">]</text:span><text:span text:style-name="Footnote_20_Symbol"><text:span text:style-name="T57"><text:note text:id="ftn467" text:note-class="footnote"><text:note-citation>470</text:note-citation><text:note-body><text:p text:style-name="P43">Again, noteworthy that pain is in the definition of an emotion.</text:p></text:note-body></text:note></text:span></text:span><text:span text:style-name="T20"> that strikes [a person] when someone loses goods </text:span><text:span text:style-name="T20">that they deserve, while others attain them, and there is in an attainment of the others an indication of the possibility of attaining it. For the possibility of attaining it is in the manner of deserving.</text:span><text:span text:style-name="Footnote_20_Symbol"><text:span text:style-name="T57"><text:note text:id="ftn468" text:note-class="footnote"><text:note-citation>471</text:note-citation><text:note-body><text:p text:style-name="P43">i.e., someone feels like they deserve something if it is possible for them to deserve it.</text:p></text:note-body></text:note></text:span></text:span></text:p>
      <text:p text:style-name="P62"><text:soft-page-break/>[154.15] This kind of zeal only strikes one who loves the good, and is grieved at its passing, and sees that [the good] is something honored, [155] and [zeal] does not occur except to the great of soul, and to those who are concerned with higher matters.</text:p>
      <text:p text:style-name="P70"><text:span text:style-name="T20">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7"><text:note text:id="ftn469" text:note-class="footnote"><text:note-citation>472</text:note-citation><text:note-body><text:p text:style-name="Footnote"><text:span text:style-name="T249">yaghāru</text:span><text:span text:style-name="T233">: Avicenna appears to use this verb interchangeably with </text:span><text:span text:style-name="T249">ḥamīya</text:span><text:span text:style-name="T233"> and its deriv</text:span><text:span text:style-name="T229">atives in this section.</text:span></text:p></text:note-body></text:note></text:span></text:span><text:span text:style-name="T20"> of things like courage, and wisdom, [155.5] and leadership; for these are things which make possible the virtues, like generosity and the acquisition of various praiseworthy things.</text:span></text:p>
      <text:p text:style-name="P70"><text:span text:style-name="T20">So zeal</text:span><text:span text:style-name="Footnote_20_Symbol"><text:span text:style-name="T57"><text:note text:id="ftn470" text:note-class="footnote"><text:note-citation>473</text:note-citation><text:note-body><text:p text:style-name="Footnote"><text:span text:style-name="T249">ghayrah</text:span><text:span text:style-name="T233">: Avicenna appears to use this noun interchangeably with </text:span><text:span text:style-name="T249">ḥamīya</text:span><text:span text:style-name="T233"> and its derivative</text:span><text:span text:style-name="T229">s in this section.</text:span></text:p></text:note-body></text:note></text:span></text:span><text:span text:style-name="T20">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7"><text:note text:id="ftn471" text:note-class="footnote"><text:note-citation>474</text:note-citation><text:note-body><text:p text:style-name="P43">cf. 1388b in Greek Aristotle.</text:p></text:note-body></text:note></text:span></text:span></text:p>
      <text:p text:style-name="P62">And the ones who are scorned [by a zealous person] are those who are not as good as the ones they are zealous towards, and who are opposed to [the ones they are zealous towards] and who fight against them. For scorn is opposed to zeal.</text:p>
      <text:p text:style-name="P70"><text:span text:style-name="T20">So zeal [</text:span><text:span text:style-name="T31">ḥamīya</text:span><text:span text:style-name="T20">] comes from zeal [</text:span><text:span text:style-name="T31">ghayra</text:span><text:span text:style-name="T20">] [towards the one to-be-emulated],</text:span><text:span text:style-name="Footnote_20_Symbol"><text:span text:style-name="T57"><text:note text:id="ftn472" text:note-class="footnote"><text:note-citation>475</text:note-citation><text:note-body><text:p text:style-name="Footnote"><text:span text:style-name="T249">ḥamīya</text:span><text:span text:style-name="T233"> and </text:span><text:span text:style-name="T249">ghayrah</text:span><text:span text:style-name="T233"> seem to have been used interchangeably in the preceding paragraphs, so it is unclear what the difference here is supposed to be.</text:span></text:p></text:note-body></text:note></text:span></text:span><text:span text:style-name="T20"> and scorn comes from a lack of zeal [towards the underwhelming person]. And if scorn is opposed [155.10] to zeal [</text:span><text:span text:style-name="T31">ḥamīya</text:span><text:span text:style-name="T20">], then the contrary movement stirs it up and [the contrary] pain increases it. [For </text:span><text:span text:style-name="T20">example,] the one scorning the possessor of zeal stirs up zeal in the [possessor of zeal] on account of [the other’s] scorning the zealous one.</text:span></text:p>
      <text:p text:style-name="P70"><text:span text:style-name="T20">As for the one whom zeal strikes, he is the one who lacks the good that he is zealous towards. As for the one who is scorned</text:span><text:span text:style-name="Footnote_20_Symbol"><text:span text:style-name="T57"><text:note text:id="ftn473" text:note-class="footnote"><text:note-citation>476</text:note-citation><text:note-body><text:p text:style-name="P43">cf. 1388b in Greek Aristotle.</text:p></text:note-body></text:note></text:span></text:span><text:span text:style-name="T20"> </text:span><text:bookmark-start text:name="34"/><text:span text:style-name="T20">and</text:span><text:bookmark-end text:name="34"/><text:span text:style-name="T20"> whom one does not feel zealous towards, he is the one to whom good luck gives something without deserving it, and without its coming about on account of </text:span><text:soft-page-break/><text:span text:style-name="T20">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70"><text:span text:style-name="T20">It is appropriate now to discuss the states that in</text:span><text:span text:style-name="T25">cline [</text:span><text:span text:style-name="T37">al-aḥwāl al-muḥarrikah</text:span><text:span text:style-name="T25">], by way of [discussing] each disposition [</text:span><text:span text:style-name="T37">khalq khalq</text:span><text:span text:style-name="T25">] with respect to occurrences [</text:span><text:span text:style-name="T37">al-</text:span><text:span text:style-name="T159">ʿ</text:span><text:span text:style-name="T37">wāriḍ</text:span><text:span text:style-name="T25">] [of the just discussed emotions] and concerns, according to </text:span><text:span text:style-name="T20">ages, according to strengths [</text:span><text:span text:style-name="T31">ḥudūd</text:span><text:span text:style-name="T20">], and according to souls.</text:span></text:p>
      <text:p text:style-name="P62">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2">Let us begin with ages. The movement of concupiscible appetite is more prevalent among the young [<text:span text:style-name="T168">al-ghalmān</text:spa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70"><text:span text:style-name="T20">And anger comes upon [the young] quickly, and it is strong in them, especially on account of their love for honor [</text:span><text:span text:style-name="T31">al-karāma</text:span><text:span text:style-name="T20">],</text:span><text:span text:style-name="Footnote_20_Symbol"><text:span text:style-name="T57"><text:note text:id="ftn474" text:note-class="footnote"><text:note-citation>477</text:note-citation><text:note-body><text:p text:style-name="P43">No parallel in Aristotle’s text for this explicit mention of something like the object for anger. This is probably due to Avicenna’s generally more specific discussion of the irascible faculty in general.</text:p></text:note-body></text:note></text:span></text:span><text:span text:style-name="T20"> such that they do not bear injury well. And their love for honor is immoderate in them, and their love for dominance inclines them towards renown and status. And their love for [dominance] is stronger than their love for money. Indeed their desire </text:span><text:soft-page-break/><text:span text:style-name="T20">for </text:span><text:span text:style-name="T20">money is fairly moderate, for they have not [yet] suffered from need, nor have they [had to] endure [157.5] poverty.</text:span></text:p>
      <text:p text:style-name="P70"><text:span text:style-name="T20">And their natures are prone to believing quickly whatever falls at their feet on account of their optimism [</text:span><text:span text:style-name="T31">ḥasn al-ẓann</text:span><text:span text:style-name="T20">], and their lack of suspicion, and their abundance of hope. And all of that follows on account of their hot temperament,</text:span><text:span text:style-name="Footnote_20_Symbol"><text:span text:style-name="T57"><text:note text:id="ftn475" text:note-class="footnote"><text:note-citation>478</text:note-citation><text:note-body><text:p text:style-name="P43">Similar to what we see in Aristotle, but stated more clearly, emotions partially depend on physiological dispositions.</text:p></text:note-body></text:note></text:span></text:span><text:span text:style-name="T20"> which resembles the intoxicated, [and their temperament] strengthens the soul very much.</text:span><text:span text:style-name="Footnote_20_Symbol"><text:span text:style-name="T57"><text:note text:id="ftn476" text:note-class="footnote"><text:note-citation>479</text:note-citation><text:note-body><text:p text:style-name="P43">cf. 1389a in Greek Aristotle.</text:p></text:note-body></text:note></text:span></text:span></text:p>
      <text:p text:style-name="P62">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70"><text:span text:style-name="T20">[157.10] The bold [</text:span><text:span text:style-name="T31">shuj</text:span><text:span text:style-name="T158">ʿ</text:span><text:span text:style-name="T31">ān</text:span><text:span text:style-name="T20">] are like this, too. Therefore both of these types [the young and the bold] have quickness towards anger in common. So they are optimistic, and quick to anger. Optimism does away with anxiety. And intense anger emboldens natural disposition, so that a </text:span><text:span text:style-name="T20">lack of fear follows;</text:span><text:span text:style-name="Footnote_20_Symbol"><text:span text:style-name="T57"><text:note text:id="ftn477" text:note-class="footnote"><text:note-citation>480</text:note-citation><text:note-body><text:p text:style-name="P43">Similar to what we see in Aristotle, it is noteworthy emotions in some sense causes of other emotions.</text:p></text:note-body></text:note></text:span></text:span><text:span text:style-name="T20"> [so this happens] not only on account of optimism, but also because of strength of heart. So fear and anger do not coexist. And it seems that optimism is a part of [what causes] courage.</text:span></text:p>
      <text:p text:style-name="P70"><text:span text:style-name="T20">And shame is pervasive among the young, for they have not yet plunged into shameful obscenities, and they remain according to nature.</text:span><text:span text:style-name="Footnote_20_Symbol"><text:span text:style-name="T57"><text:note text:id="ftn478" text:note-class="footnote"><text:note-citation>481</text:note-citation><text:note-body><text:p text:style-name="P43">i.e., they are not hardened against shame.</text:p></text:note-body></text:note></text:span></text:span><text:span text:style-name="T20"> And they are hard on [157.15] themselves due to their lack of experience and knowledge.</text:span></text:p>
      <text:p text:style-name="P62">And their magnanimity is a consequence of their optimism. They do not think that they will be deprived, since they have not yet experienced harms. Therefore their concerns are turned [158] towards great things, and beliefs abound in their souls.</text:p>
      <text:p text:style-name="P70"><text:soft-page-break/><text:span text:style-name="T20">And their desire towards the beneficial [</text:span><text:span text:style-name="T31">al-nafi</text:span><text:span text:style-name="T158">ʿ</text:span><text:span text:style-name="T20">] thing that they know is stronger than their desire toward the lovely thing [</text:span><text:span text:style-name="T31">al-jamīl</text:span><text:span text:style-name="T20">] with which they are not yet acquainted.</text:span><text:span text:style-name="Footnote_20_Symbol"><text:span text:style-name="T57"><text:note text:id="ftn479" text:note-class="footnote"><text:note-citation>482</text:note-citation><text:note-body><text:p text:style-name="P43">cf. 1389a-b in Greek Aristotle.</text:p></text:note-body></text:note></text:span></text:span><text:span text:style-name="T20">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5">n nature [</text:span><text:span text:style-name="T37">fiṭrah</text:span><text:span text:style-name="T25">].</text:span><text:span text:style-name="T20"> And this thought [158.5] is attracted to the beneficial, which is [beneficial] in relation to the thinker and present to him. As for that which pulls towards the lovely, it is virtue, and not nature.</text:span><text:span text:style-name="Footnote_20_Symbol"><text:span text:style-name="T57"><text:note text:id="ftn480" text:note-class="footnote"><text:note-citation>483</text:note-citation><text:note-body><text:p text:style-name="P43">This is one of the clearest statements in Avicenna that pleasure/benefit is that towards which nature tends, whereas the good is only pursued by virtue.</text:p></text:note-body></text:note></text:span></text:span></text:p>
      <text:p text:style-name="P62">It is in this way that this type of character needs to be understood.</text:p>
      <text:p text:style-name="P70"><text:span text:style-name="T21">As for youth [</text:span><text:span text:style-name="T32">al-aḥdāth</text:span><text:span text:style-name="T21">],</text:span><text:span text:style-name="Footnote_20_Symbol"><text:span text:style-name="T58"><text:note text:id="ftn481" text:note-class="footnote"><text:note-citation>484</text:note-citation><text:note-body><text:p text:style-name="P43">No parallel in Aristotle’s text for this secondary discussion of the young.</text:p></text:note-body></text:note></text:span></text:span><text:span text:style-name="T21"> [again], the</text:span><text:span text:style-name="T20">y have a strong love for their family and brothers and relatives, because they are spirited, and they love gaiety. And gaiety only occurs when there is health and friendship together.</text:span></text:p>
      <text:p text:style-name="P70"><text:span text:style-name="T20">And their goal in what they choose is not true benefit, but rather benefit leading to pleasure. [158.10] Therefore they make friendships for pleasure, not for a benefit in intellectual interests.</text:span><text:span text:style-name="Footnote_20_Symbol"><text:span text:style-name="T57"><text:note text:id="ftn482" text:note-class="footnote"><text:note-citation>485</text:note-citation><text:note-body><text:p text:style-name="P43">No parallel in Aristotle’s text for the use of the term “benefit” as a genus that includes pleasurable benefit and intellectual benefit [true benefit].</text:p></text:note-body></text:note></text:span></text:span><text:span text:style-name="T20"> So they love friends, in order that they might make merry with them.</text:span></text:p>
      <text:p text:style-name="P70"><text:span text:style-name="T20">And in seeking to reach some benefit—and in everything for that matter—they make more mistakes than the old, because they are excessive and they are not moderate. For excess causes error.</text:span><text:span text:style-name="Footnote_20_Symbol"><text:span text:style-name="T57"><text:note text:id="ftn483" text:note-class="footnote"><text:note-citation>486</text:note-citation><text:note-body><text:p text:style-name="Footnote"><text:span text:style-name="T233">No parallel in Aristotle’s text for the discussion of how excess causes error, and the preference for moderation. Seems that Avicenna may be channeling the spirit of </text:span><text:span text:style-name="T248">Nicomachean Ethics</text:span><text:span text:style-name="T233">, which he otherwise does not write about.</text:span></text:p></text:note-body></text:note></text:span></text:span><text:span text:style-name="T20"> And due to the severity of their immoderation, they think of themselves as comprehending all things..</text:span></text:p>
      <text:p text:style-name="P62">And due to their natures they will commit injustice in public, even though they are given shameful disgrace in return [for such acts], because they tend by nature towards bad actions, on account of their being by nature [158.15] very angry, and low on fear.</text:p>
      <text:p text:style-name="P62"><text:soft-page-break/>Nevertheless pity abounds in them, on account of their believing the one known to be wronged to be good. And they are hostile to evil deception, on account of their own lack of guiltiness and deceptive tendencies.</text:p>
      <text:p text:style-name="P62">And they are lovers of jest and joking, on account of [their] love of joy and gaiety, and on account of the weakness of their deliberative faculty. The care [of their deliberative faculty], if it were strong, [would rather] fall upon serious matters. </text:p>
      <text:p text:style-name="P62">[159] As for the old, most of their dispositions [<text:span text:style-name="T168">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2">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70"><text:span text:style-name="T20">And their dispositions are bad,</text:span><text:span text:style-name="Footnote_20_Symbol"><text:span text:style-name="T57"><text:note text:id="ftn484" text:note-class="footnote"><text:note-citation>487</text:note-citation><text:note-body><text:p text:style-name="P43">cf. 1389b in Greek Aristotle.</text:p></text:note-body></text:note></text:span></text:span><text:span text:style-name="T20"> on account of their pessimism [</text:span><text:span text:style-name="T31">sū</text:span><text:span text:style-name="T158">ʾ</text:span><text:span text:style-name="T31"> ẓunihim</text:span><text:span text:style-name="T20">].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2">And they are not magnanimous] and they belittle [others]. They don’t act in the manner of those who are resolute and determined, [but they act] as though they might do badly.</text:p>
      <text:p text:style-name="P62"><text:soft-page-break/>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70"><text:span text:style-name="T20">And cowardice rules over them. And they are good at cautioning about what could happen, on account of all the experiences they have benefited from. <text:s/>And they are opposite of youth in terms of how they are motivated [</text:span><text:span text:style-name="T37">fi al-ma</text:span><text:span text:style-name="T159">ʿ</text:span><text:span text:style-name="T37">ānī al-muḥarrikah</text:span><text:span text:style-name="T25">], ind</text:span><text:span text:style-name="T20">eed they incline towards rest on account of the coldness of their temperament.</text:span><text:span text:style-name="Footnote_20_Symbol"><text:span text:style-name="T57"><text:note text:id="ftn485" text:note-class="footnote"><text:note-citation>488</text:note-citation><text:note-body><text:p text:style-name="P43">Similar to what we see in Aristotle, but stated more clearly, emotions partially depend on physiological dispositions.</text:p></text:note-body></text:note></text:span></text:span><text:span text:style-name="T20"> Therefore they are cowardly and fearful.</text:span></text:p>
      <text:p text:style-name="P62">And because of cowardice and fear their greed is stronger. And also [they are greedy] because they cling excessively to their love of life, realizing that it is close to vanishing.</text:p>
      <text:p text:style-name="P62">And their desire has ceased [160] for women and spectacles, on account of the fact that they no longer need them. And [this occurs] despite the fact that they do indeed [continue to] desire [other things], especially food.</text:p>
      <text:p text:style-name="P70"><text:span text:style-name="T20">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7"><text:note text:id="ftn486" text:note-class="footnote"><text:note-citation>489</text:note-citation><text:note-body><text:p text:style-name="P43">No parallel in Aristotle’s text for the examples in this paragraph.</text:p></text:note-body></text:note></text:span></text:span><text:span text:style-name="T20">. So in whoever it isn’t virtue that is impelling him towards [love of peace], there is nothing else impelling him except smallness of soul.</text:span></text:p>
      <text:p text:style-name="P70"><text:span text:style-name="T20">[The old] prefer the beneficial good, and they do not prefer the </text:span><text:span text:style-name="Footnote_20_Symbol"><text:span text:style-name="T57"><text:note text:id="ftn487" text:note-class="footnote"><text:note-citation>490</text:note-citation><text:note-body><text:p text:style-name="P43">No parallel in Aristotle’s text for the distinction between the beneficial and the noble good at this juncture. Benefit is relative to the person, whereas the good does not just concern personal interests.</text:p></text:note-body></text:note></text:span></text:span><text:span text:style-name="T20">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70"><text:soft-page-break/><text:span text:style-name="T20">[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57"><text:note text:id="ftn488" text:note-class="footnote"><text:note-citation>491</text:note-citation><text:note-body><text:p text:style-name="P43">Noteworthy that some dispositions are beliefs, or habits of mind, caused by repeated experiences.</text:p></text:note-body></text:note></text:span></text:span><text:span text:style-name="T20">.</text:span></text:p>
      <text:p text:style-name="P62">And rather than taking pleasure in hoping, they take pleasure in remembering. And on account of the paucity of their hope, their cowardice grows.</text:p>
      <text:p text:style-name="P70"><text:span text:style-name="T20">And their anger is sharp [</text:span><text:span text:style-name="T31">ḥadīd</text:span><text:span text:style-name="T20">]</text:span><text:span text:style-name="Footnote_20_Symbol"><text:span text:style-name="T57"><text:note text:id="ftn489" text:note-class="footnote"><text:note-citation>492</text:note-citation><text:note-body><text:p text:style-name="P43">This appears to be an explication of the idea of different “intensities [<text:span text:style-name="T168">ḥudūd</text:span>]” from the first paragraph of 3.5.</text:p></text:note-body></text:note></text:span></text:span><text:span text:style-name="T20"> [yet] weak.</text:span><text:span text:style-name="Footnote_20_Symbol"><text:span text:style-name="T57"><text:note text:id="ftn490" text:note-class="footnote"><text:note-citation>493</text:note-citation><text:note-body><text:p text:style-name="P43">cf. 1390a in Greek Aristotle.</text:p></text:note-body></text:note></text:span></text:span><text:span text:style-name="T20"> The sharpness is due to quickness of feeling, as if they are sick, and as for the weakness [of the anger], it is due to the weakness of their natural disposition.</text:span><text:span text:style-name="Footnote_20_Symbol"><text:span text:style-name="T57"><text:note text:id="ftn491" text:note-class="footnote"><text:note-citation>494</text:note-citation><text:note-body><text:p text:style-name="P43">No parallel in Aristotle’s text for this explication of why their anger is sharp yet weak. Aristotle asserts the same thing, but does not explain.</text:p></text:note-body></text:note></text:span></text:span></text:p>
      <text:p text:style-name="P62">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70"><text:span text:style-name="T20">And they associate [161] with people who are adherents to what they prefer, on account of their [having] settled dispositions for the sake of which they do what they do.</text:span><text:span text:style-name="Footnote_20_Symbol"><text:span text:style-name="T57"><text:note text:id="ftn492" text:note-class="footnote"><text:note-citation>495</text:note-citation><text:note-body><text:p text:style-name="P43">No parallel in Aristotle’s text at this juncture for the specific notion that dispositions [<text:span text:style-name="T168">akhlāq</text:span>] settle as you get older.</text:p></text:note-body></text:note></text:span></text:span><text:span text:style-name="T20"> They do not [associate with people] insofar as [the others] are adherents to thoughts that are in accord with what is beneficial.</text:span><text:span text:style-name="Footnote_20_Symbol"><text:span text:style-name="T57"><text:note text:id="ftn493" text:note-class="footnote"><text:note-citation>496</text:note-citation><text:note-body><text:p text:style-name="P43">i.e., even though old people only seek the beneficial, they do not seek to associate with people who might push them towards new types of benefits. Rather, in their relations they just look for people like themselves.</text:p></text:note-body></text:note></text:span></text:span></text:p>
      <text:p text:style-name="P62">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2"/>
      <text:p text:style-name="P62"><text:soft-page-break/>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2">Along with all that they are patient in the face of harms, not worried. And they are not jokers, for [161.10] joking is incompatible with seriousness, and different than patience.</text:p>
      <text:p text:style-name="P62">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62">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70"><text:span text:style-name="T20">The beginning of these years is from thirty to thirty five, and their completion is at fifty.</text:span><text:span text:style-name="Footnote_20_Symbol"><text:span text:style-name="T57"><text:note text:id="ftn494" text:note-class="footnote"><text:note-citation>497</text:note-citation><text:note-body><text:p text:style-name="P43">Aristotle distinguishes between the prime of the body and the prime of the mind. Avicenna does not.</text:p></text:note-body></text:note></text:span></text:span></text:p>
      <text:p text:style-name="P62">[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2">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2"><text:soft-page-break/>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2">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70"><text:span text:style-name="T20">Therefore some attribute to them the virtues of wisdom, since [the wise] need the wealthy, suffering poverty, such that [they consider the rich] to be wise, aware of all things,</text:span><text:span text:style-name="Footnote_20_Symbol"><text:span text:style-name="T57"><text:note text:id="ftn495" text:note-class="footnote"><text:note-citation>498</text:note-citation><text:note-body><text:p text:style-name="Footnote"><text:span text:style-name="T254"><text:s/></text:span><text:span text:style-name="T233">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20"> [162.15] not thinking badly about people, not doing badly through domineering judgement. [But this is </text:span><text:span text:style-name="T20">backwards, because] the bad deeds of the wealthy increases in them weakness of judgement, for they belittle the need for it.</text:span></text:p>
      <text:p text:style-name="P62">And the good qualities [of the rich] resemble the good qualities of women.</text:p>
      <text:p text:style-name="P62">Moreover, the one who has a history of wealth is more high minded than one who has newly acquired it, who may have suffered ignominy prior to his wealth, and in whom smallness of soul may have crept in.</text:p>
      <text:p text:style-name="P62">[163] And the wealthy resemble the young in [their] committing manifest acts of injustice without a care, as if money protects them from blemish.</text:p>
      <text:p text:style-name="P62">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ext:soft-page-break/>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2">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70"><text:span text:style-name="T20">As for the ones made recently [in terms of their wealth], their dispositions are as follows: comfort-seeking, pleasure-enjoying, presumptuous, [and] having little concern [for others], </text:span><text:span text:style-name="T20">owing to a great amount of self-sufficiency. And they are serious lovers of God, trusting in him, trusting in providence, because they are used to benefiting from luck, without hard work.</text:span><text:span text:style-name="Footnote_20_Symbol"><text:span text:style-name="T57"><text:note text:id="ftn496" text:note-class="footnote"><text:note-citation>499</text:note-citation><text:note-body><text:p text:style-name="P43">No parallel in Aristotle’s text for this somewhat scathing remark that the apparent noble religiosity of the wealthy is just due to their being lucky. In other words, in poorer circumstances, they would likely not be so virtuous, which suggests that their virtue is superficial.</text:p></text:note-body></text:note></text:span></text:span></text:p>
      <text:p text:style-name="P62">[163.15] And the states contrary to these [of the poor] can be known from the states of those [just mentioned].</text:p>
      <text:p text:style-name="P70"><text:span text:style-name="T20">Hence, the benefit [sought] in persuasive speech is the attainment of persuasion.</text:span><text:span text:style-name="Footnote_20_Symbol"><text:span text:style-name="T57"><text:note text:id="ftn497" text:note-class="footnote"><text:note-citation>500</text:note-citation><text:note-body><text:p text:style-name="P43">cf. 1391b in Greek Aristotle.</text:p></text:note-body></text:note></text:span></text:span><text:span text:style-name="T20">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20">rhetorician] having total self-control over his speech, not being hindered or proceeding on to idle prattle. And it is necessary that [164.5] [the judge] restrain the audience from participating in the </text:span><text:soft-page-break/><text:span text:style-name="T20">prattling of the speaker. </text:span><text:span text:style-name="T20">And [it is important for the judge to also restrain] the testimony of the listeners from the outset so that [one] does not bring a particular slant [to the table].</text:span><text:span text:style-name="Footnote_20_Symbol"><text:span text:style-name="T57"><text:note text:id="ftn498" text:note-class="footnote"><text:note-citation>501</text:note-citation><text:note-body><text:p text:style-name="P43">No parallel in Aristotle’s text for this for this way of describing what conditions are needed for persuasion.</text:p></text:note-body></text:note></text:span></text:span></text:p>
      <text:p text:style-name="P62">So it is necessary that there is there a speaker, and a judge, and an audience. And if that is the case, then it is necessary that the rhetorician knows about these characterizations that are distinct in terms of emotions and dispositions.</text:p>
      <text:h text:style-name="P97" text:outline-level="1">Appendix 2</text:h>
      <text:h text:style-name="Heading_20_1" text:outline-level="1"><text:span text:style-name="T1">Emotions in Avicenna's </text:span><text:span text:style-name="T3">Categories</text:span></text:h>
      <text:p text:style-name="Standard"><text:span text:style-name="T209">Avicenna’s </text:span><text:span text:style-name="T212">Healing: Categories</text:span><text:span text:style-name="T210"> [a</text:span><text:span text:style-name="T212">l-Maqūlāt</text:span><text:span text:style-name="T210">] addresses the same issues as Aristotle’s </text:span><text:span text:style-name="T212">Categories</text:span><text:span text:style-name="T210">, with a key difference between the two texts being Avicenna’s extra attention to the category of quality [</text:span><text:span text:style-name="T212">kayfiyya</text:span><text:span text:style-name="T210">]. A full two books of Avicenna’s seven-book </text:span><text:span text:style-name="T212">Categories</text:span><text:span text:style-name="T210"> are dedicated to quality, taking up about a quarter of the total page count. Another difference is that Avicenna takes more care to clearly define the boundaries between each of the four species of quality. </text:span><text:span text:style-name="T212">Healing: Categories</text:span><text:span text:style-name="T210"> is relevant to our purposes here because Avicenna uses emotions as an illustration of conditions [</text:span><text:span text:style-name="T212">aḥwāl</text:span><text:span text:style-name="T210">], which are one of the two sub-types of the first species of quality. The four species of quality will be discussed shortly, but here is the quote that places emotions squarely in this conceptual territory:</text:span></text:p>
      <text:p text:style-name="P56">As for "condition," that which is named by this type [of quality] is that which easily passes away […] As for health and sickness, if they come and go quickly, they are of this type. And other types of conditions include: anger [<text:span text:style-name="T168">al-ḥarad</text:span>], shyness [<text:span text:style-name="T168">al-ḥajal</text:span>], sadness [<text:span text:style-name="T168">al-ghamm</text:span>], pity [<text:span text:style-name="T168">al-hamm</text:span>], opinion, and belief that is not fixed.<text:span text:style-name="Footnote_20_Symbol"><text:note text:id="ftn499" text:note-class="footnote"><text:note-citation>502</text:note-citation><text:note-body><text:p text:style-name="Footnote"><text:span text:style-name="T230">Avicenna, </text:span><text:span text:style-name="T246">Healing: Categories</text:span><text:span text:style-name="T230"> (1959), 5.3, 182.</text:span></text:p></text:note-body></text:note></text:span></text:p>
      <text:p text:style-name="Standard"><text:span text:style-name="T180">As can be seen, emotions are not the only things that can be conditions, so what we learn about <text:s/>conditions is meant to apply to more phenomena than just emotions. Nevertheless, the discussions of emotions as states in </text:span><text:span text:style-name="T185">Categories</text:span><text:span text:style-name="T180"> 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80">Fundamentally, the category “quality” (of which “conditions” are a species) is meant to answer the question “how,” but it is possible to mistakenly answer this question about something in ways that pick out features that properly belong to another category.</text:span><text:span text:style-name="Footnote_20_Symbol"><text:span text:style-name="T180"><text:note text:id="ftn500" text:note-class="footnote"><text:note-citation>503</text:note-citation><text:note-body><text:p text:style-name="Footnote"><text:span text:style-name="T230">Avicenna, </text:span><text:span text:style-name="T246">Healing: Categories</text:span><text:span text:style-name="T230"> (1959), 5.1, 167.</text:span></text:p></text:note-body></text:note></text:span></text:span><text:span text:style-name="T180"> For example, in response to a question about “how” something exists, we might say “six feet tall,” but this would actually be a way of quantifying it.</text:span></text:p>
      <text:p text:style-name="Standard"><text:span text:style-name="T180">After dealing with this and similar confusions, Avicenna defines quality as an answer to “how” in a more restricted sense, saying “Let us determine now that quality is any</text:span><text:span text:style-name="T182"> trait [</text:span><text:span text:style-name="T186">hay</text:span><text:span text:style-name="T183">ʾ</text:span><text:span text:style-name="T186">ah</text:span><text:span text:style-name="T182">] fixed </text:span><text:soft-page-break/><text:span text:style-name="T182">[</text:span><text:span text:style-name="T186">qārrah</text:span><text:span text:style-name="T182">] in its subject which does not necessitate or demand [the subject's] being measured [</text:span><text:span text:style-name="T186">taqdīrihi</text:span><text:span text:style-name="T182">].”</text:span><text:span text:style-name="Footnote_20_Symbol"><text:span text:style-name="T182"><text:note text:id="ftn501" text:note-class="footnote"><text:note-citation>504</text:note-citation><text:note-body><text:p text:style-name="Footnote"><text:span text:style-name="T230">Avicenna, </text:span><text:span text:style-name="T246">Healing: Categories</text:span><text:span text:style-name="T230"> (1959), 5.1, 171.</text:span></text:p></text:note-body></text:note></text:span></text:span><text:span text:style-name="T182"> One part of this definition tells us what a quality </text:span><text:span text:style-name="T186">is</text:span><text:span text:style-name="T182">, the other part tells us what it is </text:span><text:span text:style-name="T186">not</text:span><text:span text:style-name="T182">. On the affirmative side, </text:span><text:span text:style-name="T186">hay</text:span><text:span text:style-name="T183">ʾ</text:span><text:span text:style-name="T186">ah</text:span><text:span text:style-name="T182"> is a very general term for accidental form, so by saying that a quality is a “fixed” </text:span><text:span text:style-name="T186">hay</text:span><text:span text:style-name="T183">ʾ</text:span><text:span text:style-name="T186">ah</text:span><text:span text:style-name="T182">, this means that qua</text:span><text:span text:style-name="T180">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80">Of the four species of quality, emotions fall under the first, which encompasses those qualities that exist “because of the soul,” and these are divided into states [</text:span><text:span text:style-name="T185">malakāt</text:span><text:span text:style-name="T180">] and conditions [</text:span><text:span text:style-name="T185">aḥwāl</text:span><text:span text:style-name="T180">].</text:span><text:span text:style-name="Footnote_20_Symbol"><text:span text:style-name="T180"><text:note text:id="ftn502" text:note-class="footnote"><text:note-citation>505</text:note-citation><text:note-body><text:p text:style-name="Footnote"><text:span text:style-name="T230">Avicenna, </text:span><text:span text:style-name="T246">Healing: Categories</text:span><text:span text:style-name="T230"> (1959), 5.3, 181.</text:span></text:p></text:note-body></text:note></text:span></text:span><text:span text:style-name="T180"> Avicenna argues that there is not actually a generic name for these two types of the first species of quality, since they are only distinguished in an accidental way—with respect to their stability—as we will see.</text:span></text:p>
      <text:p text:style-name="Standard"><text:span text:style-name="T180">The second species of quality circumscribes psychological faculties, includ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80"><text:note text:id="ftn503" text:note-class="footnote"><text:note-citation>506</text:note-citation><text:note-body><text:p text:style-name="Footnote"><text:span text:style-name="T230">Avicenna, </text:span><text:span text:style-name="T246">Healing: Categories</text:span><text:span text:style-name="T230"> (1959), 5.3, 185.</text:span></text:p></text:note-body></text:note></text:span></text:span><text:span text:style-name="T180"> For example, you have to have the irascible appetite (second species of quality) in order to have an instance of anger (first species of quality).</text:span></text:p>
      <text:p text:style-name="Standard"><text:span text:style-name="T180">The third species of quality encompasses passive qualities and passions [</text:span><text:span text:style-name="T185">al-kayfiyyāt al-infi</text:span><text:span text:style-name="T181">ʿ</text:span><text:span text:style-name="T185">āliyya wal-infi</text:span><text:span text:style-name="T181">ʿ</text:span><text:span text:style-name="T185">ālāt</text:span><text:span text:style-name="T180">], which are qualities like colors and textures. The terminology for the third species might seem surprising, since Avicenna elsewhere refers to emotions as </text:span><text:span text:style-name="T185">infi</text:span><text:span text:style-name="T181">ʿ</text:span><text:span text:style-name="T185">ālāt</text:span><text:span text:style-name="T180">, and now this is the term being used for a distinct species of quality that does </text:span><text:span text:style-name="T185">not</text:span><text:span text:style-name="T180"> include emotion. But, as Avicenna points out lat</text:span><text:span text:style-name="T182">er in this chapter of th</text:span><text:span text:style-name="T180">e </text:span><text:span text:style-name="T185">Categories</text:span><text:span text:style-name="T180">, </text:span><text:span text:style-name="T185">infi</text:span><text:span text:style-name="T181">ʿ</text:span><text:span text:style-name="T185">ālāt</text:span><text:span text:style-name="T180"> is used </text:span><text:soft-page-break/><text:span text:style-name="T180">equivocally sometimes between emotions and non-emotional passions, and this is okay, as long as we know what we are talking about.</text:span><text:span text:style-name="Footnote_20_Symbol"><text:span text:style-name="T180"><text:note text:id="ftn504" text:note-class="footnote"><text:note-citation>507</text:note-citation><text:note-body><text:p text:style-name="Footnote"><text:span text:style-name="T230">Avicenna, </text:span><text:span text:style-name="T246">Healing: Categories</text:span><text:span text:style-name="T230"> (1959), 5.6, 200.</text:span></text:p></text:note-body></text:note></text:span></text:span><text:span text:style-name="T180">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80"><text:note text:id="ftn505" text:note-class="footnote"><text:note-citation>508</text:note-citation><text:note-body><text:p text:style-name="Footnote"><text:span text:style-name="T231">Avicenna, </text:span><text:span text:style-name="T247">Healing: Categories</text:span><text:span text:style-name="T231"> (1959), 5.5, 191-192.</text:span></text:p></text:note-body></text:note></text:span></text:span><text:span text:style-name="T180">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80">The fourth species of quality is “figure [</text:span><text:span text:style-name="T185">shakl</text:span><text:span text:style-name="T180">].” Avicenna reserves discussion of figure for a separate book of the </text:span><text:span text:style-name="T185">Categories</text:span><text:span text:style-name="T180">, book 6, since he views it as less intertwined with the prior three.</text:span></text:p>
      <text:p text:style-name="Standard"><text:span text:style-name="T180">Emotions being placed in the first species of quality shows us that emotions are transitory, as </text:span><text:span text:style-name="T180">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80">which is liable to cease, which easily goes away […].”</text:span><text:span text:style-name="Footnote_20_Symbol"><text:span text:style-name="T180"><text:note text:id="ftn506" text:note-class="footnote"><text:note-citation>509</text:note-citation><text:note-body><text:p text:style-name="Footnote"><text:span text:style-name="T230">Avicenna, </text:span><text:span text:style-name="T246">Healing: Categories</text:span><text:span text:style-name="T230"> (1959), 5.3, 181.</text:span></text:p></text:note-body></text:note></text:span></text:span><text:span text:style-name="T180"> Avicenna’s examples for states and dispositions are as follows:</text:span><text:span text:style-name="Footnote_20_Symbol"><text:span text:style-name="T180"><text:note text:id="ftn507" text:note-class="footnote"><text:note-citation>510</text:note-citation><text:note-body><text:p text:style-name="Footnote"><text:span text:style-name="T231">Avicenna, </text:span><text:span text:style-name="T247">Healing: Categories</text:span><text:span text:style-name="T231"> (1959), 5.3, 182.</text:span></text:p></text:note-body></text:note></text:span></text:span></text:p>
      <text:p text:style-name="P67"/>
      <table:table table:name="Table5" table:style-name="Table5">
        <table:table-column table:style-name="Table5.A"/>
        <table:table-column table:style-name="Table5.B"/>
        <table:table-row table:style-name="Table5.1">
          <table:table-cell table:style-name="Table5.A1" office:value-type="string">
            <text:p text:style-name="P30">Examples of States</text:p>
          </table:table-cell>
          <table:table-cell table:style-name="Table5.B1" office:value-type="string">
            <text:p text:style-name="P30">Examples of Conditions</text:p>
          </table:table-cell>
        </table:table-row>
        <table:table-row table:style-name="Table5.1">
          <table:table-cell table:style-name="Table5.A2" office:value-type="string">
            <text:p text:style-name="P31">Virtues and vices</text:p>
          </table:table-cell>
          <table:table-cell table:style-name="Table5.B2" office:value-type="string">
            <text:p text:style-name="P31">Emotions</text:p>
          </table:table-cell>
        </table:table-row>
        <table:table-row table:style-name="Table5.1">
          <table:table-cell table:style-name="Table5.A3" office:value-type="string">
            <text:p text:style-name="P31">Firm grasp of a scientific truth</text:p>
          </table:table-cell>
          <table:table-cell table:style-name="Table5.B3" office:value-type="string">
            <text:p text:style-name="P31">Unfixed belief</text:p>
          </table:table-cell>
        </table:table-row>
        <table:table-row table:style-name="Table5.1">
          <table:table-cell table:style-name="Table5.A3" office:value-type="string">
            <text:p text:style-name="P31">Healthy or sick body</text:p>
          </table:table-cell>
          <table:table-cell table:style-name="Table5.B3" office:value-type="string">
            <text:p text:style-name="P31">Passing sickness</text:p>
          </table:table-cell>
        </table:table-row>
      </table:table>
      <text:p text:style-name="P60"/>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text:soft-page-break/>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Standard"><text:span text:style-name="T180">Having the same sort of emotions over and over can eventually lead to the cultivation of a virtue (which, in turn, makes it easier to have the corresponding emotion)</text:span><text:span text:style-name="Footnote_20_Symbol"><text:span text:style-name="T180"><text:note text:id="ftn508" text:note-class="footnote"><text:note-citation>511</text:note-citation><text:note-body><text:p text:style-name="Footnote"><text:span text:style-name="T231">Avicenna, </text:span><text:span text:style-name="T245">Healing: Categories</text:span><text:span text:style-name="T231"> (1959), 5.3, 182: </text:span><text:span text:style-name="T227">“</text:span><text:span text:style-name="T228">And we mean by virtues <text:s/>[</text:span><text:span text:style-name="T242">al-faḍā</text:span><text:span text:style-name="T243">ʾ</text:span><text:span text:style-name="T242">il</text:span><text:span text:style-name="T228">] not the determinate actions, but rather the psychological traits [</text:span><text:span text:style-name="T242">al-hay</text:span><text:span text:style-name="T243">ʿ</text:span><text:span text:style-name="T242">āt al-nafsāniyyah</text:span><text:span text:style-name="T228">] from which come the determinate actions in an easy manner, as if by nature, without the need for deliberation [</text:span><text:span text:style-name="T242">ru</text:span><text:span text:style-name="T243">ʾ</text:span><text:span text:style-name="T242">yah</text:span><text:span text:style-name="T228">] or renewed choice [</text:span><text:span text:style-name="T242">ikhtiyār musta</text:span><text:span text:style-name="T243">ʾ</text:span><text:span text:style-name="T242">nif</text:span><text:span text:style-name="T228">]. And they are such that if the contrary of those actions were desired, it would be burdensome for the ones trying to do that, and it was be difficult for them, and they would need to exert ef</text:span><text:span text:style-name="T234">fort. And this [sort of thing] is like the character trait [</text:span><text:span text:style-name="T250">khulq</text:span><text:span text:style-name="T234">] of justice, or modesty. </text:span><text:span text:style-name="T200">And the vices [</text:span><text:span text:style-name="T194">al-radhā</text:span><text:span text:style-name="T195">ʾ</text:span><text:span text:style-name="T194">il</text:span><text:span text:style-name="T200">]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80">. Avicenna makes the general point as follows:</text:span></text:p>
      <text:p text:style-name="P56"><text:span text:style-name="T204">Everything that is an acquired state [</text:span><text:span text:style-name="T207">malaka muktasabah</text:span><text:span text:style-name="T204">] was previously a condition. That is, that trait [</text:span><text:span text:style-name="T207">al-hay</text:span><text:span text:style-name="T208">ʾ</text:span><text:span text:style-name="T207">ah</text:span><text:span text:style-name="T204">] was previously a state, and then it solidified. [On the other hand] it is not the case that every condition was previously state, eventually becoming undone into a condition.</text:span><text:span text:style-name="Footnote_20_Symbol"><text:span text:style-name="T204"><text:note text:id="ftn509" text:note-class="footnote"><text:note-citation>512</text:note-citation><text:note-body><text:p text:style-name="Footnote"><text:s/><text:span text:style-name="T230">Avicenna, </text:span><text:span text:style-name="T246">Healing: Categories</text:span><text:span text:style-name="T230"> (1959), 5.3, 182.</text:span></text:p></text:note-body></text:note></text:span></text:span></text:p>
      <text:p text:style-name="Standard"><text:span text:style-name="T180">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85">tamarrana </text:span><text:span text:style-name="T181">ʿ</text:span><text:span text:style-name="T185">alāhi</text:span><text:span text:style-name="T180">]”;</text:span><text:span text:style-name="Footnote_20_Symbol"><text:span text:style-name="T180"><text:note text:id="ftn510" text:note-class="footnote"><text:note-citation>513</text:note-citation><text:note-body><text:p text:style-name="Footnote"><text:s/><text:span text:style-name="T230">Avicenna, </text:span><text:span text:style-name="T246">Healing: Categories</text:span><text:span text:style-name="T230"> (1959), 5.3, 181.</text:span></text:p></text:note-body></text:note></text:span></text:span><text:span text:style-name="T180"> the state of being an angry person is acquired “through the doing [</text:span><text:span text:style-name="T185">isti</text:span><text:span text:style-name="T181">ʿ</text:span><text:span text:style-name="T185">māl</text:span><text:span text:style-name="T180">] of many acts [</text:span><text:span text:style-name="T185">afa</text:span><text:span text:style-name="T181">ʿ</text:span><text:span text:style-name="T185">āl</text:span><text:span text:style-name="T180">] of anger”.</text:span><text:span text:style-name="Footnote_20_Symbol"><text:span text:style-name="T180"><text:note text:id="ftn511" text:note-class="footnote"><text:note-citation>514</text:note-citation><text:note-body><text:p text:style-name="Footnote"><text:s/><text:span text:style-name="T230">Avicenna, </text:span><text:span text:style-name="T246">Healing: Categories</text:span><text:span text:style-name="T230"> (1959), 5.6, 200.</text:span></text:p></text:note-body></text:note></text:span></text:span><text:span text:style-name="T180"> How exactly instances of sadness lead to a person becoming depressed is a specific question about </text:span><text:span text:style-name="T180">which Avicenna has little to say, even in his physiological works. But we know that one way of </text:span><text:span text:style-name="T180">developing virtues and vices is by allowing yourself to experience certain emotions over and over again.</text:span></text:p>
      <text:p text:style-name="Standard"><text:span text:style-name="T180">The only distinction between a state and a condition—at least from the point of view of the </text:span><text:span text:style-name="T185">Categories—</text:span><text:span text:style-name="T180">is their fixedness. When he first distinguishes the two varieties of the first species of quality, Avicenna emphasizes that the distinction between them is only accidental:</text:span></text:p>
      <text:p text:style-name="P56"><text:soft-page-break/><text:span text:style-name="T202">The distinction [</text:span><text:span text:style-name="T205">iftirāq</text:span><text:span text:style-name="T202">] between condition and state is not a difference of two species under a genus, for the division [</text:span><text:span text:style-name="T205">al-infiṣāl</text:span><text:span text:style-name="T202">] between them is merely through the state of the relationship to change and the time of </text:span><text:span text:style-name="T202">change, and this is an accidental difference [</text:span><text:span text:style-name="T205">infiṣāl bi-a</text:span><text:span text:style-name="T203">ʿ</text:span><text:span text:style-name="T205">arād</text:span><text:span text:style-name="T202">], not through a division internal to the nature of the thing.</text:span><text:span text:style-name="Footnote_20_Symbol"><text:span text:style-name="T202"><text:note text:id="ftn512" text:note-class="footnote"><text:note-citation>515</text:note-citation><text:note-body><text:p text:style-name="Footnote"><text:s/><text:span text:style-name="T230">Avicenna, </text:span><text:span text:style-name="T246">Healing: Categories</text:span><text:span text:style-name="T230"> (1959), 5.3, 181.</text:span></text:p></text:note-body></text:note></text:span></text:span></text:p>
      <text:p text:style-name="Standard"><text:span text:style-name="T180">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pan text:style-name="T180">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85">Categories</text:span><text:span text:style-name="T180">, the only metaphysical difference between emotions and virtues is their fixedness. They are both qualities that inhere in subjects, on account of psychological faculties, distinguished with respect to their fixedness. Surely other </text:span><text:span text:style-name="T180">differences exist, but none that are relevant to the project of categorizing substances and accidents.</text:span></text:p>
      <text:p text:style-name="Standard"><text:span text:style-name="T211">Looking at the </text:span><text:span text:style-name="T213">Categories</text:span><text:span text:style-name="T211">,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93"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13" text:note-class="footnote"><text:note-citation>516</text:note-citation><text:note-body><text:p text:style-name="Footnote">This inventory is not exhaustive, but it covers all the significant discussions/mentions of emotions in Avicenna's writings.</text:p></text:note-body></text:note></text:h>
      <text:p text:style-name="P71"/>
      <text:h text:style-name="Heading_20_1" text:outline-level="1"/>
      <text:h text:style-name="P93" text:outline-level="1">Bibliography</text:h>
      <text:p text:style-name="P79"><text:span text:style-name="T40">Al-Balkhi, Abu Zayd (2013). </text:span><text:span text:style-name="T47">Abu Zayd al-Balkhi’s Sustenance of the Soul: The Cognitive Behaviour Therapy of a Ninth Century Physician</text:span><text:span text:style-name="T40">. Translated by Malik Badri. London: IIIT.</text:span></text:p>
      <text:p text:style-name="P79"><text:span text:style-name="T160">——— (2005). </text:span><text:span text:style-name="T162">Maṣāliḥ al-Abdān Wal-Anfus (Sustenance of the Body and Soul)</text:span><text:span text:style-name="T160">. Edited by Maḥmud Miṣrī. Cairo: Maʻhad al-Makhtūtāt al-ʻArabīyah.</text:span></text:p>
      <text:p text:style-name="P79"><text:span text:style-name="T160">Alexander of Aphrodisias (2012). </text:span><text:span text:style-name="T162">On the Soul: Part I: Soul as Form of the Body, Parts of the Soul, Nourishment, and Perception</text:span><text:span text:style-name="T160">. Translated by Victor Caston. New York: Bloomsbury.</text:span></text:p>
      <text:p text:style-name="P79"><text:span text:style-name="T160">——— (1980). </text:span><text:span text:style-name="T162">The </text:span><text:span text:style-name="T166">De Anima</text:span><text:span text:style-name="T162"> of Alexander of Aphrodiasias: A Translation and Commentary</text:span><text:span text:style-name="T160">. Translated by Athanasios P. Fotinis. Washington: University Press of America.</text:span></text:p>
      <text:p text:style-name="P79"><text:span text:style-name="T160">Al-Fārābī (1985). </text:span><text:span text:style-name="T162">Al-Farabi on the Perfect State [Virtuous City]</text:span><text:span text:style-name="T160">. Edited and translated by Richard Walzer. Oxford: Clarendon Press.</text:span></text:p>
      <text:p text:style-name="P79"><text:span text:style-name="T160">——— (1971). </text:span><text:span text:style-name="T162">Al-Siyāsa al-Madaniyya [Political Regime/Principles of Beings]</text:span><text:span text:style-name="T160">. Edited by Fauzi M. Najjar. Beirut: Dar el-Mashreq Publishers.</text:span></text:p>
      <text:p text:style-name="P79"><text:span text:style-name="T160">——— (1992). “At-Tanbīh ʿalā Sabīl as-Saʿāda [Directing Attention to the Way of Happiness].” In </text:span><text:span text:style-name="T162">The Philosophical Works</text:span><text:span text:style-name="T160">, edited by Jaʿfar al-Yāsīn, 227 ff. Dar al-Manahel.</text:span></text:p>
      <text:p text:style-name="P79"><text:span text:style-name="T160">Al-Kindī (2012). “On Dispelling Sorrows.” In </text:span><text:span text:style-name="T162">The Philosphical Works of al-Kindī</text:span><text:span text:style-name="T160">, translated by Peter. Adamson, 245–66. Oxford: Oxford University Press.</text:span></text:p>
      <text:p text:style-name="P79"><text:span text:style-name="T160">Alpina, Tommaso (2017). “Al-Ǧūzğānī’s Insertion of On ‘Cardiac Remedies’ in Avicenna’s ‘Book of the Soul’: The Latin Translation as a Clue to His Editorial Activity on the ‘Cure’?” </text:span><text:span text:style-name="T162">Documenti e studi sulla tradizione filosofica medievale</text:span><text:span text:style-name="T160">, no. 28: 365–400.</text:span></text:p>
      <text:p text:style-name="P79"><text:span text:style-name="T160">Al-Rāzī, Abu Bakr (1950). </text:span><text:span text:style-name="T162">The Spiritual Physick of Rhazes</text:span><text:span text:style-name="T160">. Translated by Arthur John Arberry. London: J. Murray.</text:span></text:p>
      <text:p text:style-name="P79"><text:span text:style-name="T160">Aristotle (2002). </text:span><text:span text:style-name="T162">Aristotle: On the Parts of Animals I-IV</text:span><text:span text:style-name="T160">. Translated by James Lennox. Clarendon Aristotle Series. New York: Oxford University Press.</text:span></text:p>
      <text:p text:style-name="P79"><text:span text:style-name="T269">———</text:span><text:span text:style-name="T270"> (1954). </text:span><text:span text:style-name="Emphasis"><text:span text:style-name="T271">Aristutalis fi al-nafs </text:span></text:span><text:span text:style-name="Emphasis"><text:span text:style-name="T270">[Arabic</text:span></text:span><text:span text:style-name="Emphasis"><text:span text:style-name="T271"> De Anima</text:span></text:span><text:span text:style-name="Emphasis"><text:span text:style-name="T270">]. Ed. </text:span></text:span><text:span text:style-name="T270">Badawi, A. Cairo: Maktabāt al-Nahḍa al-Miṣriyya.</text:span></text:p>
      <text:p text:style-name="P79"><text:span text:style-name="T160">——— (1982). </text:span><text:span text:style-name="T162">Aristotle’s Ars Rhetorica : The Arabic Version, a New Edition, with Commentary and Glossary</text:span><text:span text:style-name="T160">. Edited by M. C. Lyons. Cambridge: Pembroke Arabic Texts.</text:span></text:p>
      <text:p text:style-name="P79"><text:span text:style-name="T160">——— (1943). </text:span><text:span text:style-name="T162">Generation of Animals</text:span><text:span text:style-name="T160">. Translated by A.L. Peck. Loeb Classical Library. Cambridge University Press.</text:span></text:p>
      <text:p text:style-name="P79"><text:span text:style-name="T160">——— (1984). </text:span><text:span text:style-name="T163">Nicomachean Ethics</text:span><text:span text:style-name="T160">. In </text:span><text:span text:style-name="T162">The Complete Works of Aristotle: The Revised Oxford Translation</text:span><text:span text:style-name="T160">, translated by Jonathan Barnes. Princeton, N.J: Princeton University Press.</text:span></text:p>
      <text:p text:style-name="P79"><text:soft-page-break/><text:span text:style-name="T160">——— (1986). </text:span><text:span text:style-name="T162">On Sense and Sensible Objects</text:span><text:span text:style-name="T160">. Translated by W. S. Hett. Vol. Aristotle VIII. Loeb Classical Library. Cambridge: Harvard University Press.</text:span></text:p>
      <text:p text:style-name="P79"><text:span text:style-name="T160">——— (1986). </text:span><text:span text:style-name="T162">On the Soul</text:span><text:span text:style-name="T160">. Translated by W. S. Hett. Loeb Classical Library. Cambridge: Harvard University Press.</text:span></text:p>
      <text:p text:style-name="P79"><text:span text:style-name="T160">——— (2006). </text:span><text:span text:style-name="T163">Metaphysics Theta</text:span><text:span text:style-name="T160">, translated with an introduction and commentary by Stephen Makin. New York: Clarendon Press.</text:span><text:span text:style-name="T267"> Aristotle (1982).</text:span></text:p>
      <text:p text:style-name="P79"><text:span text:style-name="T268">——— </text:span><text:span text:style-name="T267">(1982). Aristotle’s </text:span><text:span text:style-name="T266">Ars Rhetorica</text:span><text:span text:style-name="T267">: The Arabic Version. Ed. M. C. Lyons. 2 vols. Cambridge: Pembroke Arabic Texts. </text:span></text:p>
      <text:p text:style-name="P79"><text:span text:style-name="T267">——— (1962). </text:span><text:span text:style-name="T266">Kitab al-nafs li-Aristutalis</text:span><text:span text:style-name="T267"> [</text:span><text:span text:style-name="T266">Arabic version of</text:span><text:span text:style-name="T267"> De Anima]. Ed. Al-Ahwani. Cairo: Dar Ihyaʾ al-Kutub al-ʿArabiyya.</text:span></text:p>
      <text:p text:style-name="P79"><text:span text:style-name="T160">Averroes (2009). </text:span><text:span text:style-name="T162">Epitome of </text:span><text:span text:style-name="T166">Parva Naturalia</text:span><text:span text:style-name="T162">.</text:span><text:span text:style-name="T160"> Cambridge: Mediaeval Academy of America, 1961.</text:span></text:p>
      <text:p text:style-name="P79"><text:span text:style-name="T160">———. </text:span><text:span text:style-name="T162">Long Commentary on the </text:span><text:span text:style-name="T166">De Anima</text:span><text:span text:style-name="T162"> of Aristotle</text:span><text:span text:style-name="T160">. Translated and edited by Richard C. Taylor. London: Yale University Press.</text:span></text:p>
      <text:p text:style-name="P79"><text:span text:style-name="T160">——— (1950). </text:span><text:span text:style-name="T162">Talkhīṣ Kitāb al-Nafs [Epitome of the </text:span><text:span text:style-name="T166">De Anima</text:span><text:span text:style-name="T162">]</text:span><text:span text:style-name="T160">. Edited by F. Al-Ahwani. Cairo: Maktab</text:span><text:span text:style-name="T161">at al-Naḥdah al-Miṣrīyah.</text:span></text:p>
      <text:p text:style-name="P79"><text:span text:style-name="T161">——— (1973). </text:span><text:span text:style-name="T165">Grand commentaire de la Métaphysique d'Aristote</text:span><text:span text:style-name="T161"> [</text:span><text:span text:style-name="T165">Long Commentary on Aristotle's Metaphysics; Tafsīr mā ba'd aṭ-ṭabī'at</text:span><text:span text:style-name="T161">]. Edited by Maurice Bouyges. Beirut: Dar el-Machreq editeurs.</text:span></text:p>
      <text:p text:style-name="P81"><text:span text:style-name="T160">Avicenna (1973). </text:span><text:span text:style-name="T162">A Treatise on the Canon of Medicine of Avicenna, Incorporating a Translation of the First Book</text:span><text:span text:style-name="T160">. Translated by O. Gruner. AMS Press.</text:span></text:p>
      <text:p text:style-name="P81"><text:span text:style-name="T160">——— (1984). </text:span><text:span text:style-name="T163">Al-Adwiyya al-Qalbiyya [Cardiac Drugs].</text:span><text:span text:style-name="T160"> In </text:span><text:span text:style-name="T162">Min Muʾallafāt Ibn Sīnā al-Ṭibbiyyah</text:span><text:span text:style-name="T160">, edited by Muḥammad Zuhayr al-Bābā, 221–94. Tunisia: al-Munaẓẓamah al-ʿArabīyah lil-Tarbiyah wa-al-Thaqāfah wa-al-ʿUlūm.</text:span></text:p>
      <text:p text:style-name="P81"><text:span text:style-name="T160">——— (1954). “</text:span><text:span text:style-name="T163">Al-akhlāq wa-l-infiʿālāt an-nafsāniyya</text:span><text:span text:style-name="T160"> [</text:span><text:span text:style-name="T163">Compilation: Rhetoric</text:span><text:span text:style-name="T160">, section on emotions],” in </text:span><text:span text:style-name="T163">Miscellanea</text:span><text:span text:style-name="T160"> [Memorial Avicenne IV], ed. Denise Remondon with French translation. Cairo: Institut Frangals d'Archeologle Orientale, 1954, 19-29.</text:span></text:p>
      <text:p text:style-name="P78"/>
      <text:p text:style-name="P79"><text:span text:style-name="T160">——— (1960). </text:span><text:span text:style-name="T162">Al-Ishārāt Wa-al-Tanbīhāt [Remarks and Admonitions]</text:span><text:span text:style-name="T160">. Edited by Sulaymān Dunyā. Vol. 1, Al-Manṭiq [Logic]. Cairo: Dār al-Maʿārif bi-Miṣr.</text:span></text:p>
      <text:p text:style-name="P79"><text:span text:style-name="T160">——— (1960). </text:span><text:span text:style-name="T162">Al-Ishārāt Wa-al-Tanbīhāt [Remarks and Admonitions]</text:span><text:span text:style-name="T160">. Edited by Sulaymān Dunyā. Vol. 2, al-Ṭabīʿāt [Physics]. Cairo: Dār al-Maʿārif bi-Miṣr.</text:span></text:p>
      <text:p text:style-name="P79"><text:soft-page-break/><text:span text:style-name="T160">——— (1960). </text:span><text:span text:style-name="T162">Al-Ishārāt Wa-al-Tanbīhāt [Remarks and Admonitions]</text:span><text:span text:style-name="T160">. Edited by Sulaymān Dunyā. Vol. 3, Al-Ilāhiyāt [Metaphysics]. Cairo: Dār al-Maʿārif bi-Miṣr.</text:span></text:p>
      <text:p text:style-name="P79"><text:span text:style-name="T160">——— (1960). </text:span><text:span text:style-name="T162">Al-Ishārāt Wa-al-Tanbīhāt [Remarks and Admonitions]</text:span><text:span text:style-name="T160">. Edited by Sulaymān Dunyā. Vol. 4, al-Taṣawwuf [Mysticism]. Cairo: Dār al-Maʿārif bi-Miṣr.</text:span></text:p>
      <text:p text:style-name="P79"><text:span text:style-name="T160">——— (1985). </text:span><text:span text:style-name="T162">Al-Najāh [Deliverance]</text:span><text:span text:style-name="T160">. Edited by Muḥammad Taqī Dānishpazhuh. Tehran: Intishārāt-i Dānishgāh-i Tihrān.</text:span></text:p>
      <text:p text:style-name="P79"><text:span text:style-name="T160">——— (1982). </text:span><text:span text:style-name="T162">Al-Qānūn Fī al-Ṭibb [Canon of Medicine]</text:span><text:span text:style-name="T160">. Edited by Institute of History of Medicine and Medical Research. Vol. 1. New Delhi: Vikas.</text:span></text:p>
      <text:p text:style-name="P79"><text:span text:style-name="T160">——— (1987). </text:span><text:span text:style-name="T162">Al-Qānūn Fī al-Ṭibb [Canon of Medicine]</text:span><text:span text:style-name="T160">. Edited by I. Al-Qashsh (Ed., Comm., Index). 5 vols. Beirut: M. ’az aI-din.</text:span></text:p>
      <text:p text:style-name="P79"><text:span text:style-name="T160">——— (1954). </text:span><text:span text:style-name="T162">Al-Shifaʾ, al-Khaṭāba [Healing: Rhetoric]</text:span><text:span text:style-name="T160">. Edited by M. Salīm Sālim. Cairo: Al-Maṭbaʿa al-amīriyya.</text:span></text:p>
      <text:p text:style-name="P79"><text:span text:style-name="T160">——— (1959). </text:span><text:span text:style-name="T162">Al-Shifaʾ, al-Maqūlāt [Categories]</text:span><text:span text:style-name="T160">. Edited by Qanawatī al-Ḥuḍayrī and Zāyid al-Ahwānī. Cairo: Al-Maṭbaʿa al-amīriyya.</text:span></text:p>
      <text:p text:style-name="P79"><text:span text:style-name="T160">——— (1959). </text:span><text:span text:style-name="T162">Al-Shifāʾ, Kitāb al-Nafs [Healing: Psychology]</text:span><text:span text:style-name="T160">. Edited by Fazlur Rahman. London: Oxford University Press.</text:span></text:p>
      <text:p text:style-name="P79"><text:span text:style-name="T160">——— (1973). “Al-Shifāʾ, </text:span><text:span text:style-name="T161">Kitāb al-Shiʿr [Healing: Poetics].” In </text:span><text:span text:style-name="T164">Arisṭūṭālīs Fann Al-Shiʿr</text:span><text:span text:style-name="T161">, edited by A Badawī, 2nd ed., 159–98. Cairo: Dār al-Thaqāfah.</text:span></text:p>
      <text:p text:style-name="P81"><text:span text:style-name="T160">——— (1973). </text:span><text:span text:style-name="T162">Al-Taʻlīqāt [Notes]</text:span><text:span text:style-name="T160">. Edited by ʻAbd al-Raḥmān Badawī. Al-Maktabah al-ʻArabīyah. Cairo: al-Hayʼah al-Miṣrīyah al-ʻĀmmah lil-Kitāb.</text:span></text:p>
      <text:p text:style-name="P81"><text:span text:style-name="T160">——— (1947). “Al-Taʿalīqāt ʿalā Ḥawāsh Kitāb al-Nafs Li-Arisṭāṭālīs [Marginal Glosses on Aristotle’s </text:span><text:span text:style-name="T163">De Anima</text:span><text:span text:style-name="T160">].” In </text:span><text:span text:style-name="T162">Aristu ʿinda al-ʿArab</text:span><text:span text:style-name="T160">, edited by A Badawī, 75–116. Cairo: al-Qāhirah maktabat al-nahḍah al-miṣrīyah.</text:span></text:p>
      <text:p text:style-name="P79"><text:span text:style-name="T160">——— (1875). “Fī N-Nafs ʿalā Sunnat al-Ikhtiṣār (Compendium on the Soul).” In “</text:span><text:span text:style-name="T162">Die Psychologie Des Ibn Sīnā,” in ZDMG (Zeitschrift Der Deutschen Morgenländischen Gesellschaft)</text:span><text:span text:style-name="T160">, edited by Samuel Landauer, 29:335–418.</text:span></text:p>
      <text:p text:style-name="P79"><text:span text:style-name="T160">——— (1968). </text:span><text:span text:style-name="T162">Liber De Anima Seu Sextus de Naturalibus</text:span><text:span text:style-name="T160">. Edited by S Van Riet. Leiden: Brill.</text:span></text:p>
      <text:p text:style-name="P79"><text:span text:style-name="T160">——— (2005). </text:span><text:span text:style-name="T162">Metaphysics of the Healing [Al-Ilahīyyat Min al-Shifāʼ, with Facing English-Arabic]</text:span><text:span text:style-name="T160">. Edited and translated by Michael E. Marmura. Provo: Brigham Young University Press.</text:span></text:p>
      <text:p text:style-name="P79"><text:span text:style-name="T160">——— (2007). “On Governance.” In </text:span><text:span text:style-name="T162">Classical Arabic Philosophy: An Anthology of Sources</text:span><text:span text:style-name="T160">, translated by Jon McGinnis and David C. Reisman, 224–37. Indianapolis: Hackett.</text:span></text:p>
      <text:p text:style-name="P79"><text:soft-page-break/><text:span text:style-name="T160">——— (1984). </text:span><text:span text:style-name="T162">Remarks and Admonitions: Part One: Logic</text:span><text:span text:style-name="T160">. Translated by Shams Constantine Inati. Mediaeval Sources in Translation 28. Toronto: Pontifical Institute of Mediaeval Studies.</text:span></text:p>
      <text:p text:style-name="P79"><text:span text:style-name="T160">——— (1983). </text:span><text:span text:style-name="T163">Risāla Fi-al-ʿishq [Treatise on Love].</text:span><text:span text:style-name="T160"> In </text:span><text:span text:style-name="T162">Al-Tafsīr Al-Qurānī</text:span><text:span text:style-name="T160">, edited by Ḥasan ʿĀṣī. Beirut: al-Muʾassasa al-jāmiʿiyyah.</text:span></text:p>
      <text:p text:style-name="P79"><text:span text:style-name="T160">——— (1999). </text:span><text:span text:style-name="T162">The Canon of Medicine [al-Qānūn Fī al-Ṭibb]</text:span><text:span text:style-name="T160">. Edited by L. Bakhtiar. Translated by O. Gruner and M. Shah. Great Books of the Islamic World. Chicago: KAZI Publications.</text:span></text:p>
      <text:p text:style-name="P79"><text:span text:style-name="T160">——— (2009). </text:span><text:span text:style-name="T162">The Physics of The Healing: A Parallel English-Arabic Text</text:span><text:span text:style-name="T160">. Translated by Jon McGinnis. Islamic Translation Series. Provo, Utah: Brigham Young University Press.</text:span></text:p>
      <text:p text:style-name="P52"><text:span text:style-name="T130">——— (1995). </text:span><text:span text:style-name="T133">Discussions [al-Mubāḥathāt].</text:span><text:span text:style-name="T214"> Edited by M. Bidārfar. Qum: Intisharat Baydar.</text:span></text:p>
      <text:p text:style-name="P79"><text:span text:style-name="T160">Bernand, M (2012). “Id̲jm̲āʿ.” In </text:span><text:span text:style-name="T162">Encyclopaedia of Islam, Second Edition &lt;https://referenceworks.brillonline.com/browse/encyclopaedia-of-islam-2&gt;.</text:span></text:p>
      <text:p text:style-name="P79"><text:span text:style-name="T160">Bertolacci, Amos (2006). </text:span><text:span text:style-name="T162">The Reception of Aristotle’s Metaphysics in Avicenna’s Kitāb al-Shifāʾ: A Milestone of Western Metaphysical Thought</text:span><text:span text:style-name="T160">. Islamic Philosophy, Theology, and Science, v. 63. Leiden ; Boston: Brill.</text:span></text:p>
      <text:p text:style-name="P79"><text:span text:style-name="T160">Black, Deb</text:span><text:span text:style-name="T161">orah (1</text:span><text:span text:style-name="T160">990). </text:span><text:span text:style-name="T162">Logic and Aristotle’s </text:span><text:span text:style-name="T166">Rhetoric</text:span><text:span text:style-name="T162"> and </text:span><text:span text:style-name="T166">Poetics</text:span><text:span text:style-name="T162"> in Medieval Arabic Philosophy</text:span><text:span text:style-name="T160">. Leiden: Brill.</text:span></text:p>
      <text:p text:style-name="P78">——— (1993), “Estimation in Avicenna: The Logical and Psychological Dimensions,” Dialogue 32, 219-58.</text:p>
      <text:p text:style-name="P78">——— (2000). “Estimation and Imagination: Western Divergences from an Arabic Paradigm,” Topoi 19: 59–75.</text:p>
      <text:p text:style-name="P79"><text:span text:style-name="T160">——— (2013). “Rational Imagination: Avicenna on the Cogitative Power.” In </text:span><text:span text:style-name="T162">Philosophical Psychology in Arabic Thought and the Latin Aristotelianism of the 13th Century</text:span><text:span text:style-name="T160">, edited by Luis Xavier López Farjeat and Jörg Alejandro Tellkamp, 59–82. Paris: Sic et Non.</text:span></text:p>
      <text:p text:style-name="P53"/>
      <text:p text:style-name="P78">———<text:span text:style-name="T160"> (2014). “The nature of intellect,” The Cambridge History of Medieval Philosophy, ed. Pasnau and van Dyke. Cambridge: Cambridge University Press.</text:span></text:p>
      <text:p text:style-name="P79"><text:span text:style-name="T160">Burnett, Charles (2014). “Appendix B.4: Arabic Philosophical Works Translated into Latin.” In </text:span><text:span text:style-name="T162">The Cambridge History of Medieval Philosophy</text:span><text:span text:style-name="T160">, edited by Robert Pasnau and Christina van Dyke, 814–22. Cambridge: Cambridge University Press.</text:span></text:p>
      <text:p text:style-name="P79">D'Ancona, Cristina, "Greek Sources in Arabic and Islamic Philosophy", <text:span text:style-name="T168">The Stanford Encyclopedia of Philosophy</text:span> (Fall 2019 Edition), Edward N. Zalta (ed.), URL = &lt;https://plato.stanford.edu/archives/fall2019/entries/arabic-islamic-greek/&gt;.</text:p>
      <text:p text:style-name="P79"><text:soft-page-break/><text:span text:style-name="T160">Davidson, Herbert A (1992). </text:span><text:span text:style-name="T162">Alfarabi, Avicenna, and Averroes on Intellect: Their Cosmologies, Theories of the Active Intellect, and Theories of Human Intellect</text:span><text:span text:style-name="T160">. New York, NY: Oxford University Press.</text:span></text:p>
      <text:p text:style-name="P79"><text:span text:style-name="T160">Deonna, Julien A., and Fabrice Teroni (2012). </text:span><text:span text:style-name="T162">The Emotions: A Philosophical Introduction</text:span><text:span text:style-name="T160">. New York, NY: Routledge.</text:span></text:p>
      <text:p text:style-name="P79"><text:span text:style-name="T160">Fakhry, Majid (1994). </text:span><text:span text:style-name="T162">Ethical Theories in Islam</text:span><text:span text:style-name="T160">. Leiden: Brill.</text:span></text:p>
      <text:p text:style-name="P79"><text:span text:style-name="T160">Fodor, Jerry A (1983). </text:span><text:span text:style-name="T162">The Modularity of Mind: An Essay on Faculty Psychology</text:span><text:span text:style-name="T160">. Cambridge: MIT Press.</text:span></text:p>
      <text:p text:style-name="P79"><text:span text:style-name="T160">Galen (2013). </text:span><text:span text:style-name="T163">The Capacities of the Soul Depend on the Mixture of the Body</text:span><text:span text:style-name="T160">. In </text:span><text:span text:style-name="T162">Galen: Psychological Writings</text:span><text:span text:style-name="T160">, edited and translated by P. N. Singer, 333–426. New York: Cambridge University Press.</text:span></text:p>
      <text:p text:style-name="P79"><text:span text:style-name="T160">——— (1978). </text:span><text:span text:style-name="T162">De Placitis Hippocratis et Platonis</text:span><text:span text:style-name="T160">. Edited and translated by P. De Lacy. Corpus Medicorum Graecorum, 5.4.2. Berlin: De Gruyter.</text:span></text:p>
      <text:p text:style-name="P79"><text:span text:style-name="T160">—— (1968). </text:span><text:span text:style-name="T162">Galen on the Usefulness of the Parts of the Body</text:span><text:span text:style-name="T160">. Translated by Margaret Tallmadge May. Ithaca, N.Y: Cornell University Press.</text:span></text:p>
      <text:p text:style-name="P79"><text:span text:style-name="T160">——— (1916). </text:span><text:span text:style-name="T162">On the Natural Faculties</text:span><text:span text:style-name="T160">. Translated by Arthur Brock. Vol. 71. The Loeb Classical Library. Cambridge: Harvard University Press.</text:span></text:p>
      <text:p text:style-name="P79"><text:span text:style-name="T160">Gätje, Helmut (1975). “Zur Psychologie der Willenshandlungen in der islamischen Philosophie.” </text:span><text:span text:style-name="T162">Saeculum</text:span><text:span text:style-name="T160"> 26, no. 4: 347–363.</text:span></text:p>
      <text:p text:style-name="P79"><text:span text:style-name="T160">Griffiths, Paul (2013). “Current Emotion Research in Philosophy.” </text:span><text:span text:style-name="T162">Emotion Review</text:span><text:span text:style-name="T160"> 5, no. 2 (): 215–222.</text:span></text:p>
      <text:p text:style-name="P79"><text:span text:style-name="T160">——— (2004). “Is Emotion a Natural Kind?” In </text:span><text:span text:style-name="T162">Thinking About Emotion: Contemporary Philosophers on Emotion</text:span><text:span text:style-name="T160">, edited by R. Solomon, 233–49. Oxford: Oxford University Press.</text:span></text:p>
      <text:p text:style-name="P79"><text:span text:style-name="T160">Gutas, Dimitri (2010). “Appendix B : Medieval Translations: Greek Philosophical Works Translated into Arabic.” In </text:span><text:span text:style-name="T162">The Cambridge History of Medieval Philosophy</text:span><text:span text:style-name="T160">, edited by Robert Pasnau and Christina van Dyke, 802–14. Cambridge: Cambridge University Press.</text:span></text:p>
      <text:p text:style-name="P79"><text:span text:style-name="T160">——— (2014). </text:span><text:span text:style-name="T162">Avicenna and the Aristotelian Tradition: Introduction to Reading Avicenna’s Philosophical Works</text:span><text:span text:style-name="T160">. Leiden: Brill.</text:span></text:p>
      <text:p text:style-name="P79"><text:span text:style-name="T160">——— (1994). “Pre-Plotinian Philosophy in Arabic (other than Platonism and Aristotelianism) A Review of the Sources,” in W. Haase and H. Temporini (eds.), </text:span><text:span text:style-name="T163">Aufstieg und Niedergang der Römischen Welt</text:span><text:span text:style-name="T160">, II 36.7, 4939–73. Berlin: de Gruyter.</text:span></text:p>
      <text:p text:style-name="P79"><text:soft-page-break/><text:span text:style-name="T160">Hansberger, Rotraud (2010). “</text:span><text:span text:style-name="T163">Kitāb al-Ḥiss Wa-l-Maḥsūs</text:span><text:span text:style-name="T160">: Aristotle’s </text:span><text:span text:style-name="T163">Parva Naturalia</text:span><text:span text:style-name="T160"> in Arabic Guise.” In </text:span><text:span text:style-name="T162">Les Parva Naturalia d’Aristote: Fortune Antique et Médiévale</text:span><text:span text:style-name="T160">, edited by Pierre Marie Morel and Christophe Grellard, 143–62. Paris: Publications de la Sorbonne.</text:span></text:p>
      <text:p text:style-name="P78">Harb, Lara (2013). “Poetic Marvels: Wonder and Aesthetic Experience in Medieval Arabic Literary Theory.” Dissertation, New York University.</text:p>
      <text:p text:style-name="P79"><text:span text:style-name="T160">Hasse, Dag Nikolaus (2000). </text:span><text:span text:style-name="T163">Avicenna's “De anima” in the Latin West: The Formation of a Peripatetic Philosophy of the Soul, 1160–1300</text:span><text:span text:style-name="T160">. London: Warburg Institute.</text:span></text:p>
      <text:p text:style-name="P80"><text:span text:style-name="T211">Hugonnard-Roche, Henri (2017). “Les Livres sur les animaux d'Aristote dans la tradition syriaque: quelques apercus,” </text:span><text:span text:style-name="T213">La zoologia di Aristotele e la sua ricezione dall'età ellenistica e romana</text:span><text:span text:style-name="T211">, ed. Coda and Feola. Pisa: Pisa University Press, p. 171-204.</text:span></text:p>
      <text:p text:style-name="P79"><text:span text:style-name="T160">John Philoponus (2005). </text:span><text:span text:style-name="T162">On Aristotle on the Soul (</text:span><text:span text:style-name="T166">De Anima</text:span><text:span text:style-name="T162"> I-II, 4 Volumes)</text:span><text:span text:style-name="T160">. Translated by Philip J. Van der Eijk and William Charlton. London: Duckworth.</text:span></text:p>
      <text:p text:style-name="P79"><text:span text:style-name="T160">——— (2005). </text:span><text:span text:style-name="T162">PHILOPONUS On Aristotle On the Soul 2.1-6</text:span><text:span text:style-name="T160">. Translated by William Charlton. New York: Bloomsbury.</text:span></text:p>
      <text:p text:style-name="P79"><text:span text:style-name="T160">(Pseudo) John Philoponus (2013). ‘</text:span><text:span text:style-name="T162">PHILOPONUS’ On Aristotle On the Soul 3.9-13 with STEPHANUS On Aristotle On Interpretation</text:span><text:span text:style-name="T160">. Translated by William Charlton. New York: Bloomsbury.</text:span></text:p>
      <text:p text:style-name="P79"><text:span text:style-name="T160">Johnston, Elizabeth, and </text:span><text:span text:style-name="T161">Leah Olson (2015). </text:span><text:span text:style-name="T164">The Feeling Brain: The Biology And Psychology Of Emotions</text:span><text:span text:style-name="T161">. New York: WW Norton.</text:span></text:p>
      <text:p text:style-name="P79"><text:span text:style-name="T160">Khodaei, Mostafa, and et. al (2017). “Avicenna (980-1032CE): The Pioneer in Treatment of Depression.” </text:span><text:span text:style-name="T162">Transylvanian Review</text:span><text:span text:style-name="T160"> 25, no. 17: 4377–89.</text:span></text:p>
      <text:p text:style-name="P79"><text:span text:style-name="T160">King, Peter (1999). “Aquinas on the Passions.” In </text:span><text:span text:style-name="T162">Aquinas’s Moral Theory: Essays in Honor of Norman Kretzmann</text:span><text:span text:style-name="T160">, edited by Scott MacDonald and Eleonore Stump, 101–32. Cornell University Press.</text:span></text:p>
      <text:p text:style-name="P79"><text:span text:style-name="T160">——— (2012). “Dispassionate Passions.” In </text:span><text:span text:style-name="T162">Emotion and Cognitive Life in Medieval and Early Modern Philosophy</text:span><text:span text:style-name="T160">, edited by Martin Pickavé and Lisa Shapiro, 9–31. Oxford University Press.</text:span></text:p>
      <text:p text:style-name="P79"><text:span text:style-name="T160">——— (2012). “Emotions.” In </text:span><text:span text:style-name="T162">The Oxford Handbook of Aquinas</text:span><text:span text:style-name="T160">, 209–26. Oxford, UK: Oxford University Press.</text:span></text:p>
      <text:p text:style-name="P79"><text:span text:style-name="T160">Knuuttila, Simo (2004). </text:span><text:span text:style-name="T162">Emotions in Ancient and Medieval Philosophy</text:span><text:span text:style-name="T160">. Oxford: Oxford University Press.</text:span></text:p>
      <text:p text:style-name="P78">Kukkonen, Taneli. (2016). “Al-Ghazali on the Emotions,” in <text:span text:style-name="T168">Islam and rationality. The impact of al-Ghazali</text:span>, vol 1., ed Griffel and Tamer. Leiden: Brill, p. 138-164.</text:p>
      <text:p text:style-name="P79"><text:soft-page-break/><text:span text:style-name="T160">López Farjeat, Luis Xavier (2013). “Avicenna on Musical Perception.” In </text:span><text:span text:style-name="T162">Philosophical Psychology in Arabic Thought and the Latin Aristotelianism of the 13th Century</text:span><text:span text:style-name="T160">, edited by Luis Xavier López Farjeat and Jörg Alejandro Tellkamp, 83–110. Paris: Vrin.</text:span></text:p>
      <text:p text:style-name="P79"><text:span text:style-name="T160">Matthen, Mohan (2015). “Play, Skill, and the Origins of Perceptual Art.” </text:span><text:span text:style-name="T162">The British Journal of Aesthetics</text:span><text:span text:style-name="T160"> 55, no. 2: 173–97.</text:span></text:p>
      <text:p text:style-name="P78">McGinnis, Jon (2010). <text:span text:style-name="T168">Avicenna. Great Medieval Thinkers.</text:span> New York: Oxford University Press, 2010</text:p>
      <text:p text:style-name="P79"><text:span text:style-name="T160">McGinnis, Jon, and Anthony Ruffus (2015). “Willful Understanding: Avicenna’s Philosophy of Action and Theory of the Will.” </text:span><text:span text:style-name="T162">Archiv für Geschichte der Philosophie</text:span><text:span text:style-name="T160">, 160–95.</text:span></text:p>
      <text:p text:style-name="P79"><text:span text:style-name="T160">Musallam, Basim. “Avicenna: §X, Biology and Medicine.” In </text:span><text:span text:style-name="T162">Encyclopaedia Iranica</text:span><text:span text:style-name="T160">,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60">http://www.iranicaonline.org/articles/avicenna-x</text:span></text:span></text:a><text:span text:style-name="T160">.</text:span></text:p>
      <text:p text:style-name="P79"><text:span text:style-name="T160">Nussbaum, Martha (1983). “The Common Explanation of Animal Motion.” In </text:span><text:span text:style-name="T162">Zweifelhaftes Im Corpus Aristotelicum</text:span><text:span text:style-name="T160">, edited by Paul Moraux and Jürgen Wiesner, 116–56. Berlin: de Gruyter.</text:span></text:p>
      <text:p text:style-name="P79"><text:span text:style-name="T160">——— (2001). </text:span><text:span text:style-name="T162">Upheavals of Thought: The Intelligence of Emotions</text:span><text:span text:style-name="T160">. Cambridge: Cambridge University Press.</text:span></text:p>
      <text:p text:style-name="P79"><text:span text:style-name="T160">Pickavé, Martin (2008). “Thomas von Aquin: Emotionen als Leidenschaften der Seele.” In </text:span><text:span text:style-name="T162">Klassische Emotionstheorien: von Platon bis Wittgenstein</text:span><text:span text:style-name="T160">, edited by Hilge. Landweer and Ursula. Renz, 187–204. Berlin, Germany: De Gruyter.</text:span></text:p>
      <text:p text:style-name="P79"><text:span text:style-name="T160">Tawara, Akihiro (2014). “Avicenna’s Denial of Life in Plants.” </text:span><text:span text:style-name="T162">Arabic Sciences and Philosophy</text:span><text:span text:style-name="T160"> 24, no. 1: 127–38.</text:span></text:p>
      <text:p text:style-name="P79"><text:span text:style-name="T160">Themistius (1973). </text:span><text:span text:style-name="T162">An Arabic Translation of Themistius’s Commentary on Aristotle’s </text:span><text:span text:style-name="T166">De Anima</text:span><text:span text:style-name="T160">. Edited by M. C. Lyons. Vol. 2. Oriental Studies. Columbia, SC: University of South Carolina Press.</text:span></text:p>
      <text:p text:style-name="P79"><text:span text:style-name="T160">——— (1996). </text:span><text:span text:style-name="T162">On Aristotle On the Soul</text:span><text:span text:style-name="T160">. Translated by Robert B. Todd. London: Duckworth.</text:span></text:p>
      <text:p text:style-name="P79"><text:span text:style-name="T160">Van Riet, Simone (1967). “Recherches concernant la traduction du ‘Kitab an-Nafs’ d’Ibn Sina, la notion d’idjmâ`-voluntas.” In </text:span><text:span text:style-name="T162">Atti del III congresso di studi Arabi e Islamici (Ravello 1-6 Settembre 1966)</text:span><text:span text:style-name="T160">, 641–48.</text:span></text:p>
      <text:p text:style-name="P78">Wolfsdorf, David (2015). "Plato on Pain," in <text:span text:style-name="T168">Antiquorum Philosophiae</text:span>, ed. G. Cambiano, special volume on pain, 9: 11-26.</text:p>
      <text:p text:style-name="P78">Yaḥyā ibn ʿadī (2002). <text:span text:style-name="T168">The Reformation of Morals: A parallel English-Arabic text</text:span>, trans. Sidney H. Griffith. Provo, Utah: Brigham Young University Press.</text:p>
      <text:p text:style-name="P79"><text:soft-page-break/><text:span text:style-name="T160">Zonta, Mauro (1999). “The Zoological Writings in the Hebrew Tradition.” In </text:span><text:span text:style-name="T162">Aristotle’s Animals in the Middle Ages and Renaissance</text:span><text:span text:style-name="T160">,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ver" style:family="paragraph" style:parent-style-name="Heading_20_1" style:default-outline-level="" style:list-style-name="" style:class="text">
      <style:paragraph-properties fo:text-align="center" style:justify-single-word="false"/>
      <style:text-properties style:font-name="Arial1"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fo:line-height="100%" fo:text-align="end" style:justify-single-word="false"/>
    </style:style>
    <style:style style:name="MP2" style:family="paragraph" style:parent-style-name="Footer" style:master-page-name="">
      <style:paragraph-properties fo:margin-top="0in" fo:margin-bottom="0in" fo:text-align="center" style:justify-single-word="false" style:page-number="auto"/>
    </style:style>
    <style:page-layout style:name="Mpm1">
      <style:page-layout-properties fo:page-width="8.5in" fo:page-height="11in" style:num-format="1"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i"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i"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3in" fo:margin-left="0in" fo:margin-right="0in" fo:margin-top="0.1in" style:dynamic-spacing="false"/>
      </style:footer-style>
    </style:page-layout>
    <style:page-layout style:name="Mpm9">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p>
      </style:header>
    </style:master-page>
    <style:master-page style:name="First_20_Page" style:display-name="First Page" style:page-layout-name="Mpm2" style:next-style-name="Standard"/>
    <style:master-page style:name="Convert_20_1" style:display-name="Convert 1" style:page-layout-name="Mpm3"/>
    <style:master-page style:name="Convert_20_2" style:display-name="Convert 2" style:page-layout-name="Mpm3"/>
    <style:master-page style:name="Convert_20_3" style:display-name="Convert 3" style:page-layout-name="Mpm3"/>
    <style:master-page style:name="Convert_20_4" style:display-name="Convert 4" style:page-layout-name="Mpm3"/>
    <style:master-page style:name="Convert_20_5" style:display-name="Convert 5" style:page-layout-name="Mpm3"/>
    <style:master-page style:name="Convert_20_6" style:display-name="Convert 6" style:page-layout-name="Mpm4">
      <style:header>
        <text:p text:style-name="Standard"/>
      </style:header>
      <style:footer>
        <text:p text:style-name="Standard"/>
      </style:footer>
    </style:master-page>
    <style:master-page style:name="Convert_20_7" style:display-name="Convert 7" style:page-layout-name="Mpm5">
      <style:header>
        <text:p text:style-name="Standard"/>
      </style:header>
      <style:footer>
        <text:p text:style-name="Standard"/>
      </style:footer>
    </style:master-page>
    <style:master-page style:name="Convert_20_8" style:display-name="Convert 8" style:page-layout-name="Mpm5">
      <style:header>
        <text:p text:style-name="Standard"/>
      </style:header>
      <style:footer>
        <text:p text:style-name="Standard"/>
      </style:footer>
    </style:master-page>
    <style:master-page style:name="Convert_20_9" style:display-name="Convert 9" style:page-layout-name="Mpm5">
      <style:header>
        <text:p text:style-name="Standard"/>
      </style:header>
      <style:footer>
        <text:p text:style-name="Standard"/>
      </style:footer>
    </style:master-page>
    <style:master-page style:name="Endnote" style:page-layout-name="Mpm6"/>
    <style:master-page style:name="Footnote" style:page-layout-name="Mpm6"/>
    <style:master-page style:name="HTML" style:page-layout-name="Mpm7"/>
    <style:master-page style:name="Preliminary" style:page-layout-name="Mpm8">
      <style:header>
        <text:p text:style-name="MP1"/>
      </style:header>
      <style:footer>
        <text:p text:style-name="MP2"><text:page-number text:select-page="current">vi</text:page-number></text:p>
      </style:footer>
    </style:master-page>
    <style:master-page style:name="Envelo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5DT53M54S</meta:editing-duration>
    <meta:generator>OpenOffice/4.1.7$Unix OpenOffice.org_project/417m1$Build-9800</meta:generator>
    <dc:date>2020-12-14T11:26:11</dc:date>
    <dc:creator>M F</dc:creator>
    <meta:editing-cycles>305</meta:editing-cycles>
    <meta:document-statistic meta:table-count="9" meta:image-count="0" meta:object-count="1" meta:page-count="229" meta:paragraph-count="1751" meta:word-count="94333" meta:character-count="5775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